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86cm"/>
    </style:style>
    <style:style style:name="co6" style:family="table-column">
      <style:table-column-properties fo:break-before="auto" style:column-width="4.6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70,95)" style:apply-style-name="Neutral" style:base-cell-address="datos_ang_20220509_100419.B2"/>
      <style:map style:condition="cell-content-is-between(165,185)" style:apply-style-name="Good" style:base-cell-address="datos_ang_20220509_100419.B2"/>
    </style:style>
    <style:style style:name="ce2" style:family="table-cell" style:parent-style-name="Default">
      <style:map style:condition="cell-content-is-between(-0.5,0.5)" style:apply-style-name="Good" style:base-cell-address="datos_ang_20220509_100419.C2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860d"/>
    </style:style>
    <style:style style:name="ce8" style:family="table-cell" style:parent-style-name="Default">
      <style:table-cell-properties fo:background-color="#ffb66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2pt" style:font-size-asian="42pt" style:font-size-complex="42pt"/>
    </style:style>
    <style:style style:name="ce13" style:family="table-cell" style:parent-style-name="Default">
      <style:text-properties fo:font-size="40pt" style:font-size-asian="40pt" style:font-size-complex="4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ang_20220509_100419" table:style-name="ta1">
        <table:shapes>
          <draw:frame draw:z-index="0" draw:style-name="gr1" draw:text-style-name="P1" svg:width="47.863cm" svg:height="26.922cm" svg:x="7.473cm" svg:y="0.1cm">
            <draw:object draw:notify-on-update-of-ranges="datos_ang_20220509_100419.A1:datos_ang_20220509_100419.A1 datos_ang_20220509_100419.A2:datos_ang_20220509_100419.A1025 datos_ang_20220509_100419.B1:datos_ang_20220509_100419.B1 datos_ang_20220509_100419.B2:datos_ang_20220509_100419.B1025 datos_ang_20220509_100419.A1:datos_ang_20220509_100419.A1 datos_ang_20220509_100419.A2:datos_ang_20220509_100419.A1025 datos_ang_20220509_100419.C1:datos_ang_20220509_100419.C1 datos_ang_20220509_100419.C2:datos_ang_20220509_100419.C10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# Time (s)</text:p>
          </table:table-cell>
          <table:table-cell table:style-name="Default" office:value-type="string" calcext:value-type="string">
            <text:p>Ang (°)</text:p>
          </table:table-cell>
          <table:table-cell table:style-name="Default" office:value-type="string" calcext:value-type="string">
            <text:p>Vel (°/s)</text:p>
          </table:table-cell>
          <table:table-cell table:number-columns-repeated="2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float" office:value="172.771" calcext:value-type="float">
            <text:p>172,771</text:p>
          </table:table-cell>
          <table:table-cell office:value-type="float" office:value="-0.511" calcext:value-type="float">
            <text:p>-0,51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17" calcext:value-type="float">
            <text:p>0,017</text:p>
          </table:table-cell>
          <table:table-cell office:value-type="float" office:value="172.741" calcext:value-type="float">
            <text:p>172,741</text:p>
          </table:table-cell>
          <table:table-cell office:value-type="float" office:value="-0.466" calcext:value-type="float">
            <text:p>-0,46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33" calcext:value-type="float">
            <text:p>0,033</text:p>
          </table:table-cell>
          <table:table-cell office:value-type="float" office:value="172.768" calcext:value-type="float">
            <text:p>172,768</text:p>
          </table:table-cell>
          <table:table-cell office:value-type="float" office:value="-0.647" calcext:value-type="float">
            <text:p>-0,64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5" calcext:value-type="float">
            <text:p>0,05</text:p>
          </table:table-cell>
          <table:table-cell office:value-type="float" office:value="172.738" calcext:value-type="float">
            <text:p>172,738</text:p>
          </table:table-cell>
          <table:table-cell office:value-type="float" office:value="-0.606" calcext:value-type="float">
            <text:p>-0,60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67" calcext:value-type="float">
            <text:p>0,067</text:p>
          </table:table-cell>
          <table:table-cell office:value-type="float" office:value="172.758" calcext:value-type="float">
            <text:p>172,758</text:p>
          </table:table-cell>
          <table:table-cell office:value-type="float" office:value="-0.769" calcext:value-type="float">
            <text:p>-0,76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083" calcext:value-type="float">
            <text:p>0,083</text:p>
          </table:table-cell>
          <table:table-cell office:value-type="float" office:value="172.677" calcext:value-type="float">
            <text:p>172,677</text:p>
          </table:table-cell>
          <table:table-cell office:value-type="float" office:value="-0.732" calcext:value-type="float">
            <text:p>-0,73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" calcext:value-type="float">
            <text:p>0,1</text:p>
          </table:table-cell>
          <table:table-cell office:value-type="float" office:value="172.695" calcext:value-type="float">
            <text:p>172,695</text:p>
          </table:table-cell>
          <table:table-cell office:value-type="float" office:value="-0.879" calcext:value-type="float">
            <text:p>-0,87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17" calcext:value-type="float">
            <text:p>0,117</text:p>
          </table:table-cell>
          <table:table-cell office:value-type="float" office:value="172.621" calcext:value-type="float">
            <text:p>172,621</text:p>
          </table:table-cell>
          <table:table-cell office:value-type="float" office:value="-0.846" calcext:value-type="float">
            <text:p>-0,84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33" calcext:value-type="float">
            <text:p>0,133</text:p>
          </table:table-cell>
          <table:table-cell office:value-type="float" office:value="172.638" calcext:value-type="float">
            <text:p>172,638</text:p>
          </table:table-cell>
          <table:table-cell office:value-type="float" office:value="-0.978" calcext:value-type="float">
            <text:p>-0,97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5" calcext:value-type="float">
            <text:p>0,15</text:p>
          </table:table-cell>
          <table:table-cell office:value-type="float" office:value="172.571" calcext:value-type="float">
            <text:p>172,571</text:p>
          </table:table-cell>
          <table:table-cell office:value-type="float" office:value="-0.948" calcext:value-type="float">
            <text:p>-0,94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67" calcext:value-type="float">
            <text:p>0,167</text:p>
          </table:table-cell>
          <table:table-cell office:value-type="float" office:value="172.586" calcext:value-type="float">
            <text:p>172,586</text:p>
          </table:table-cell>
          <table:table-cell office:value-type="float" office:value="-1.067" calcext:value-type="float">
            <text:p>-1,06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183" calcext:value-type="float">
            <text:p>0,183</text:p>
          </table:table-cell>
          <table:table-cell office:value-type="float" office:value="172.525" calcext:value-type="float">
            <text:p>172,525</text:p>
          </table:table-cell>
          <table:table-cell office:value-type="float" office:value="-1.04" calcext:value-type="float">
            <text:p>-1,0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" calcext:value-type="float">
            <text:p>0,2</text:p>
          </table:table-cell>
          <table:table-cell office:value-type="float" office:value="172.539" calcext:value-type="float">
            <text:p>172,539</text:p>
          </table:table-cell>
          <table:table-cell office:value-type="float" office:value="-1.144" calcext:value-type="float">
            <text:p>-1,14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17" calcext:value-type="float">
            <text:p>0,217</text:p>
          </table:table-cell>
          <table:table-cell office:value-type="float" office:value="172.485" calcext:value-type="float">
            <text:p>172,485</text:p>
          </table:table-cell>
          <table:table-cell office:value-type="float" office:value="-1.351" calcext:value-type="float">
            <text:p>-1,35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33" calcext:value-type="float">
            <text:p>0,233</text:p>
          </table:table-cell>
          <table:table-cell office:value-type="float" office:value="172.497" calcext:value-type="float">
            <text:p>172,497</text:p>
          </table:table-cell>
          <table:table-cell office:value-type="float" office:value="-1.353" calcext:value-type="float">
            <text:p>-1,35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5" calcext:value-type="float">
            <text:p>0,25</text:p>
          </table:table-cell>
          <table:table-cell office:value-type="float" office:value="172.448" calcext:value-type="float">
            <text:p>172,448</text:p>
          </table:table-cell>
          <table:table-cell office:value-type="float" office:value="-1.529" calcext:value-type="float">
            <text:p>-1,52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67" calcext:value-type="float">
            <text:p>0,267</text:p>
          </table:table-cell>
          <table:table-cell office:value-type="float" office:value="172.459" calcext:value-type="float">
            <text:p>172,459</text:p>
          </table:table-cell>
          <table:table-cell office:value-type="float" office:value="-1.368" calcext:value-type="float">
            <text:p>-1,36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283" calcext:value-type="float">
            <text:p>0,283</text:p>
          </table:table-cell>
          <table:table-cell office:value-type="float" office:value="172.415" calcext:value-type="float">
            <text:p>172,415</text:p>
          </table:table-cell>
          <table:table-cell office:value-type="float" office:value="-1.526" calcext:value-type="float">
            <text:p>-1,52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" calcext:value-type="float">
            <text:p>0,3</text:p>
          </table:table-cell>
          <table:table-cell office:value-type="float" office:value="172.425" calcext:value-type="float">
            <text:p>172,425</text:p>
          </table:table-cell>
          <table:table-cell office:value-type="float" office:value="-1.366" calcext:value-type="float">
            <text:p>-1,36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17" calcext:value-type="float">
            <text:p>0,317</text:p>
          </table:table-cell>
          <table:table-cell office:value-type="float" office:value="172.385" calcext:value-type="float">
            <text:p>172,385</text:p>
          </table:table-cell>
          <table:table-cell office:value-type="float" office:value="-1.508" calcext:value-type="float">
            <text:p>-1,50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33" calcext:value-type="float">
            <text:p>0,333</text:p>
          </table:table-cell>
          <table:table-cell office:value-type="float" office:value="172.394" calcext:value-type="float">
            <text:p>172,394</text:p>
          </table:table-cell>
          <table:table-cell office:value-type="float" office:value="-1.364" calcext:value-type="float">
            <text:p>-1,36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5" calcext:value-type="float">
            <text:p>0,35</text:p>
          </table:table-cell>
          <table:table-cell office:value-type="float" office:value="172.36" calcext:value-type="float">
            <text:p>172,36</text:p>
          </table:table-cell>
          <table:table-cell office:value-type="float" office:value="-1.491" calcext:value-type="float">
            <text:p>-1,49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67" calcext:value-type="float">
            <text:p>0,367</text:p>
          </table:table-cell>
          <table:table-cell office:value-type="float" office:value="172.318" calcext:value-type="float">
            <text:p>172,318</text:p>
          </table:table-cell>
          <table:table-cell office:value-type="float" office:value="-1.362" calcext:value-type="float">
            <text:p>-1,36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383" calcext:value-type="float">
            <text:p>0,383</text:p>
          </table:table-cell>
          <table:table-cell office:value-type="float" office:value="172.287" calcext:value-type="float">
            <text:p>172,287</text:p>
          </table:table-cell>
          <table:table-cell office:value-type="float" office:value="-1.477" calcext:value-type="float">
            <text:p>-1,47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" calcext:value-type="float">
            <text:p>0,4</text:p>
          </table:table-cell>
          <table:table-cell office:value-type="float" office:value="172.249" calcext:value-type="float">
            <text:p>172,249</text:p>
          </table:table-cell>
          <table:table-cell office:value-type="float" office:value="-1.36" calcext:value-type="float">
            <text:p>-1,3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17" calcext:value-type="float">
            <text:p>0,417</text:p>
          </table:table-cell>
          <table:table-cell office:value-type="float" office:value="172.221" calcext:value-type="float">
            <text:p>172,221</text:p>
          </table:table-cell>
          <table:table-cell office:value-type="float" office:value="-1.464" calcext:value-type="float">
            <text:p>-1,46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33" calcext:value-type="float">
            <text:p>0,433</text:p>
          </table:table-cell>
          <table:table-cell office:value-type="float" office:value="172.187" calcext:value-type="float">
            <text:p>172,187</text:p>
          </table:table-cell>
          <table:table-cell office:value-type="float" office:value="-1.358" calcext:value-type="float">
            <text:p>-1,35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5" calcext:value-type="float">
            <text:p>0,45</text:p>
          </table:table-cell>
          <table:table-cell office:value-type="float" office:value="172.166" calcext:value-type="float">
            <text:p>172,166</text:p>
          </table:table-cell>
          <table:table-cell office:value-type="float" office:value="-1.452" calcext:value-type="float">
            <text:p>-1,45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67" calcext:value-type="float">
            <text:p>0,467</text:p>
          </table:table-cell>
          <table:table-cell office:value-type="float" office:value="172.135" calcext:value-type="float">
            <text:p>172,135</text:p>
          </table:table-cell>
          <table:table-cell office:value-type="float" office:value="-1.357" calcext:value-type="float">
            <text:p>-1,35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483" calcext:value-type="float">
            <text:p>0,483</text:p>
          </table:table-cell>
          <table:table-cell office:value-type="float" office:value="172.116" calcext:value-type="float">
            <text:p>172,116</text:p>
          </table:table-cell>
          <table:table-cell office:value-type="float" office:value="-1.441" calcext:value-type="float">
            <text:p>-1,44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" calcext:value-type="float">
            <text:p>0,5</text:p>
          </table:table-cell>
          <table:table-cell office:value-type="float" office:value="172.089" calcext:value-type="float">
            <text:p>172,089</text:p>
          </table:table-cell>
          <table:table-cell office:value-type="float" office:value="-1.356" calcext:value-type="float">
            <text:p>-1,35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17" calcext:value-type="float">
            <text:p>0,517</text:p>
          </table:table-cell>
          <table:table-cell office:value-type="float" office:value="172.071" calcext:value-type="float">
            <text:p>172,071</text:p>
          </table:table-cell>
          <table:table-cell office:value-type="float" office:value="-1.431" calcext:value-type="float">
            <text:p>-1,43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33" calcext:value-type="float">
            <text:p>0,533</text:p>
          </table:table-cell>
          <table:table-cell office:value-type="float" office:value="172.047" calcext:value-type="float">
            <text:p>172,047</text:p>
          </table:table-cell>
          <table:table-cell office:value-type="float" office:value="-1.358" calcext:value-type="float">
            <text:p>-1,35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5" calcext:value-type="float">
            <text:p>0,55</text:p>
          </table:table-cell>
          <table:table-cell office:value-type="float" office:value="172.031" calcext:value-type="float">
            <text:p>172,031</text:p>
          </table:table-cell>
          <table:table-cell office:value-type="float" office:value="-1.276" calcext:value-type="float">
            <text:p>-1,27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67" calcext:value-type="float">
            <text:p>0,567</text:p>
          </table:table-cell>
          <table:table-cell office:value-type="float" office:value="172.009" calcext:value-type="float">
            <text:p>172,009</text:p>
          </table:table-cell>
          <table:table-cell office:value-type="float" office:value="-1.21" calcext:value-type="float">
            <text:p>-1,2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583" calcext:value-type="float">
            <text:p>0,583</text:p>
          </table:table-cell>
          <table:table-cell office:value-type="float" office:value="171.995" calcext:value-type="float">
            <text:p>171,995</text:p>
          </table:table-cell>
          <table:table-cell office:value-type="float" office:value="-1.136" calcext:value-type="float">
            <text:p>-1,13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" calcext:value-type="float">
            <text:p>0,6</text:p>
          </table:table-cell>
          <table:table-cell office:value-type="float" office:value="171.975" calcext:value-type="float">
            <text:p>171,975</text:p>
          </table:table-cell>
          <table:table-cell office:value-type="float" office:value="-1.077" calcext:value-type="float">
            <text:p>-1,07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17" calcext:value-type="float">
            <text:p>0,617</text:p>
          </table:table-cell>
          <table:table-cell office:value-type="float" office:value="171.963" calcext:value-type="float">
            <text:p>171,963</text:p>
          </table:table-cell>
          <table:table-cell office:value-type="float" office:value="-1.01" calcext:value-type="float">
            <text:p>-1,0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33" calcext:value-type="float">
            <text:p>0,633</text:p>
          </table:table-cell>
          <table:table-cell office:value-type="float" office:value="171.945" calcext:value-type="float">
            <text:p>171,945</text:p>
          </table:table-cell>
          <table:table-cell office:value-type="float" office:value="-0.969" calcext:value-type="float">
            <text:p>-0,96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5" calcext:value-type="float">
            <text:p>0,65</text:p>
          </table:table-cell>
          <table:table-cell office:value-type="float" office:value="171.933" calcext:value-type="float">
            <text:p>171,933</text:p>
          </table:table-cell>
          <table:table-cell office:value-type="float" office:value="-1.234" calcext:value-type="float">
            <text:p>-1,23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67" calcext:value-type="float">
            <text:p>0,667</text:p>
          </table:table-cell>
          <table:table-cell office:value-type="float" office:value="171.917" calcext:value-type="float">
            <text:p>171,917</text:p>
          </table:table-cell>
          <table:table-cell office:value-type="float" office:value="-1.197" calcext:value-type="float">
            <text:p>-1,19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683" calcext:value-type="float">
            <text:p>0,683</text:p>
          </table:table-cell>
          <table:table-cell office:value-type="float" office:value="171.907" calcext:value-type="float">
            <text:p>171,907</text:p>
          </table:table-cell>
          <table:table-cell office:value-type="float" office:value="-1.286" calcext:value-type="float">
            <text:p>-1,286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" calcext:value-type="float">
            <text:p>0,7</text:p>
          </table:table-cell>
          <table:table-cell office:value-type="float" office:value="171.892" calcext:value-type="float">
            <text:p>171,892</text:p>
          </table:table-cell>
          <table:table-cell office:value-type="float" office:value="-1.242" calcext:value-type="float">
            <text:p>-1,24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17" calcext:value-type="float">
            <text:p>0,717</text:p>
          </table:table-cell>
          <table:table-cell office:value-type="float" office:value="171.883" calcext:value-type="float">
            <text:p>171,883</text:p>
          </table:table-cell>
          <table:table-cell office:value-type="float" office:value="-1.644" calcext:value-type="float">
            <text:p>-1,644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33" calcext:value-type="float">
            <text:p>0,733</text:p>
          </table:table-cell>
          <table:table-cell office:value-type="float" office:value="171.87" calcext:value-type="float">
            <text:p>171,87</text:p>
          </table:table-cell>
          <table:table-cell office:value-type="float" office:value="-1.605" calcext:value-type="float">
            <text:p>-1,605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5" calcext:value-type="float">
            <text:p>0,75</text:p>
          </table:table-cell>
          <table:table-cell office:value-type="float" office:value="171.862" calcext:value-type="float">
            <text:p>171,862</text:p>
          </table:table-cell>
          <table:table-cell office:value-type="float" office:value="-1.967" calcext:value-type="float">
            <text:p>-1,96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67" calcext:value-type="float">
            <text:p>0,767</text:p>
          </table:table-cell>
          <table:table-cell office:value-type="float" office:value="171.85" calcext:value-type="float">
            <text:p>171,85</text:p>
          </table:table-cell>
          <table:table-cell office:value-type="float" office:value="-1.932" calcext:value-type="float">
            <text:p>-1,93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783" calcext:value-type="float">
            <text:p>0,783</text:p>
          </table:table-cell>
          <table:table-cell office:value-type="float" office:value="171.843" calcext:value-type="float">
            <text:p>171,843</text:p>
          </table:table-cell>
          <table:table-cell office:value-type="float" office:value="-2.273" calcext:value-type="float">
            <text:p>-2,27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" calcext:value-type="float">
            <text:p>0,8</text:p>
          </table:table-cell>
          <table:table-cell office:value-type="float" office:value="171.724" calcext:value-type="float">
            <text:p>171,724</text:p>
          </table:table-cell>
          <table:table-cell office:value-type="float" office:value="-2.241" calcext:value-type="float">
            <text:p>-2,24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17" calcext:value-type="float">
            <text:p>0,817</text:p>
          </table:table-cell>
          <table:table-cell office:value-type="float" office:value="171.717" calcext:value-type="float">
            <text:p>171,717</text:p>
          </table:table-cell>
          <table:table-cell office:value-type="float" office:value="-2.549" calcext:value-type="float">
            <text:p>-2,54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33" calcext:value-type="float">
            <text:p>0,833</text:p>
          </table:table-cell>
          <table:table-cell office:value-type="float" office:value="171.66" calcext:value-type="float">
            <text:p>171,66</text:p>
          </table:table-cell>
          <table:table-cell office:value-type="float" office:value="-2.52" calcext:value-type="float">
            <text:p>-2,5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5" calcext:value-type="float">
            <text:p>0,85</text:p>
          </table:table-cell>
          <table:table-cell office:value-type="float" office:value="171.658" calcext:value-type="float">
            <text:p>171,658</text:p>
          </table:table-cell>
          <table:table-cell office:value-type="float" office:value="-2.631" calcext:value-type="float">
            <text:p>-2,63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67" calcext:value-type="float">
            <text:p>0,867</text:p>
          </table:table-cell>
          <table:table-cell office:value-type="float" office:value="171.499" calcext:value-type="float">
            <text:p>171,499</text:p>
          </table:table-cell>
          <table:table-cell office:value-type="float" office:value="-2.621" calcext:value-type="float">
            <text:p>-2,621</text:p>
          </table:table-cell>
          <table:table-cell table:number-columns-repeated="23"/>
        </table:table-row>
        <table:table-row table:style-name="ro1" table:visibility="collapse">
          <table:table-cell office:value-type="float" office:value="0.883" calcext:value-type="float">
            <text:p>0,883</text:p>
          </table:table-cell>
          <table:table-cell office:value-type="float" office:value="171.496" calcext:value-type="float">
            <text:p>171,496</text:p>
          </table:table-cell>
          <table:table-cell office:value-type="float" office:value="-2.557" calcext:value-type="float">
            <text:p>-2,557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" calcext:value-type="float">
            <text:p>0,9</text:p>
          </table:table-cell>
          <table:table-cell office:value-type="float" office:value="171.353" calcext:value-type="float">
            <text:p>171,353</text:p>
          </table:table-cell>
          <table:table-cell office:value-type="float" office:value="-2.548" calcext:value-type="float">
            <text:p>-2,548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17" calcext:value-type="float">
            <text:p>0,917</text:p>
          </table:table-cell>
          <table:table-cell office:value-type="float" office:value="171.351" calcext:value-type="float">
            <text:p>171,351</text:p>
          </table:table-cell>
          <table:table-cell office:value-type="float" office:value="-2.49" calcext:value-type="float">
            <text:p>-2,49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33" calcext:value-type="float">
            <text:p>0,933</text:p>
          </table:table-cell>
          <table:table-cell office:value-type="float" office:value="171.217" calcext:value-type="float">
            <text:p>171,217</text:p>
          </table:table-cell>
          <table:table-cell office:value-type="float" office:value="-2.482" calcext:value-type="float">
            <text:p>-2,482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5" calcext:value-type="float">
            <text:p>0,95</text:p>
          </table:table-cell>
          <table:table-cell office:value-type="float" office:value="171.216" calcext:value-type="float">
            <text:p>171,216</text:p>
          </table:table-cell>
          <table:table-cell office:value-type="float" office:value="-2.43" calcext:value-type="float">
            <text:p>-2,4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67" calcext:value-type="float">
            <text:p>0,967</text:p>
          </table:table-cell>
          <table:table-cell office:value-type="float" office:value="171.095" calcext:value-type="float">
            <text:p>171,095</text:p>
          </table:table-cell>
          <table:table-cell office:value-type="float" office:value="-2.423" calcext:value-type="float">
            <text:p>-2,423</text:p>
          </table:table-cell>
          <table:table-cell table:number-columns-repeated="23"/>
        </table:table-row>
        <table:table-row table:style-name="ro1" table:visibility="collapse">
          <table:table-cell office:value-type="float" office:value="0.983" calcext:value-type="float">
            <text:p>0,983</text:p>
          </table:table-cell>
          <table:table-cell office:value-type="float" office:value="171.093" calcext:value-type="float">
            <text:p>171,093</text:p>
          </table:table-cell>
          <table:table-cell office:value-type="float" office:value="-2.051" calcext:value-type="float">
            <text:p>-2,051</text:p>
          </table:table-cell>
          <table:table-cell table:number-columns-repeated="2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71.04" calcext:value-type="float">
            <text:p>171,04</text:p>
          </table:table-cell>
          <table:table-cell office:value-type="float" office:value="-2.031" calcext:value-type="float">
            <text:p>-2,03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17" calcext:value-type="float">
            <text:p>1,017</text:p>
          </table:table-cell>
          <table:table-cell office:value-type="float" office:value="171.033" calcext:value-type="float">
            <text:p>171,033</text:p>
          </table:table-cell>
          <table:table-cell office:value-type="float" office:value="-1.846" calcext:value-type="float">
            <text:p>-1,84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33" calcext:value-type="float">
            <text:p>1,033</text:p>
          </table:table-cell>
          <table:table-cell office:value-type="float" office:value="171.04" calcext:value-type="float">
            <text:p>171,04</text:p>
          </table:table-cell>
          <table:table-cell office:value-type="float" office:value="-1.838" calcext:value-type="float">
            <text:p>-1,83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5" calcext:value-type="float">
            <text:p>1,05</text:p>
          </table:table-cell>
          <table:table-cell office:value-type="float" office:value="171.034" calcext:value-type="float">
            <text:p>171,034</text:p>
          </table:table-cell>
          <table:table-cell office:value-type="float" office:value="-1.349" calcext:value-type="float">
            <text:p>-1,349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67" calcext:value-type="float">
            <text:p>1,067</text:p>
          </table:table-cell>
          <table:table-cell office:value-type="float" office:value="171.04" calcext:value-type="float">
            <text:p>171,04</text:p>
          </table:table-cell>
          <table:table-cell office:value-type="float" office:value="-1.342" calcext:value-type="float">
            <text:p>-1,34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083" calcext:value-type="float">
            <text:p>1,083</text:p>
          </table:table-cell>
          <table:table-cell office:value-type="float" office:value="171.035" calcext:value-type="float">
            <text:p>171,035</text:p>
          </table:table-cell>
          <table:table-cell office:value-type="float" office:value="-0.888" calcext:value-type="float">
            <text:p>-0,88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1" calcext:value-type="float">
            <text:p>1,1</text:p>
          </table:table-cell>
          <table:table-cell office:value-type="float" office:value="171.04" calcext:value-type="float">
            <text:p>171,04</text:p>
          </table:table-cell>
          <table:table-cell office:value-type="float" office:value="-0.882" calcext:value-type="float">
            <text:p>-0,88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117" calcext:value-type="float">
            <text:p>1,117</text:p>
          </table:table-cell>
          <table:table-cell office:value-type="float" office:value="171.035" calcext:value-type="float">
            <text:p>171,035</text:p>
          </table:table-cell>
          <table:table-cell office:value-type="float" office:value="-0.297" calcext:value-type="float">
            <text:p>-0,29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33" calcext:value-type="float">
            <text:p>1,133</text:p>
          </table:table-cell>
          <table:table-cell office:value-type="float" office:value="171.04" calcext:value-type="float">
            <text:p>171,04</text:p>
          </table:table-cell>
          <table:table-cell office:value-type="float" office:value="-0.292" calcext:value-type="float">
            <text:p>-0,292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5" calcext:value-type="float">
            <text:p>1,15</text:p>
          </table:table-cell>
          <table:table-cell office:value-type="float" office:value="171.04" calcext:value-type="float">
            <text:p>171,04</text:p>
          </table:table-cell>
          <table:table-cell office:value-type="float" office:value="0.234" calcext:value-type="float">
            <text:p>0,234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67" calcext:value-type="float">
            <text:p>1,167</text:p>
          </table:table-cell>
          <table:table-cell office:value-type="float" office:value="171.045" calcext:value-type="float">
            <text:p>171,045</text:p>
          </table:table-cell>
          <table:table-cell office:value-type="float" office:value="0.238" calcext:value-type="float">
            <text:p>0,238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183" calcext:value-type="float">
            <text:p>1,183</text:p>
          </table:table-cell>
          <table:table-cell office:value-type="float" office:value="171.045" calcext:value-type="float">
            <text:p>171,045</text:p>
          </table:table-cell>
          <table:table-cell office:value-type="float" office:value="0.546" calcext:value-type="float">
            <text:p>0,54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" calcext:value-type="float">
            <text:p>1,2</text:p>
          </table:table-cell>
          <table:table-cell office:value-type="float" office:value="171.049" calcext:value-type="float">
            <text:p>171,049</text:p>
          </table:table-cell>
          <table:table-cell office:value-type="float" office:value="0.416" calcext:value-type="float">
            <text:p>0,41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17" calcext:value-type="float">
            <text:p>1,217</text:p>
          </table:table-cell>
          <table:table-cell office:value-type="float" office:value="171.049" calcext:value-type="float">
            <text:p>171,049</text:p>
          </table:table-cell>
          <table:table-cell office:value-type="float" office:value="0.53" calcext:value-type="float">
            <text:p>0,5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33" calcext:value-type="float">
            <text:p>1,233</text:p>
          </table:table-cell>
          <table:table-cell office:value-type="float" office:value="171.057" calcext:value-type="float">
            <text:p>171,057</text:p>
          </table:table-cell>
          <table:table-cell office:value-type="float" office:value="0.414" calcext:value-type="float">
            <text:p>0,414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5" calcext:value-type="float">
            <text:p>1,25</text:p>
          </table:table-cell>
          <table:table-cell office:value-type="float" office:value="171.057" calcext:value-type="float">
            <text:p>171,057</text:p>
          </table:table-cell>
          <table:table-cell office:value-type="float" office:value="0.354" calcext:value-type="float">
            <text:p>0,354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67" calcext:value-type="float">
            <text:p>1,267</text:p>
          </table:table-cell>
          <table:table-cell office:value-type="float" office:value="171.118" calcext:value-type="float">
            <text:p>171,118</text:p>
          </table:table-cell>
          <table:table-cell office:value-type="float" office:value="-0.063" calcext:value-type="float">
            <text:p>-0,06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283" calcext:value-type="float">
            <text:p>1,283</text:p>
          </table:table-cell>
          <table:table-cell office:value-type="float" office:value="171.118" calcext:value-type="float">
            <text:p>171,118</text:p>
          </table:table-cell>
          <table:table-cell office:value-type="float" office:value="-0.117" calcext:value-type="float">
            <text:p>-0,11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" calcext:value-type="float">
            <text:p>1,3</text:p>
          </table:table-cell>
          <table:table-cell office:value-type="float" office:value="171.173" calcext:value-type="float">
            <text:p>171,173</text:p>
          </table:table-cell>
          <table:table-cell office:value-type="float" office:value="-0.356" calcext:value-type="float">
            <text:p>-0,35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17" calcext:value-type="float">
            <text:p>1,317</text:p>
          </table:table-cell>
          <table:table-cell office:value-type="float" office:value="171.173" calcext:value-type="float">
            <text:p>171,173</text:p>
          </table:table-cell>
          <table:table-cell office:value-type="float" office:value="-0.567" calcext:value-type="float">
            <text:p>-0,56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33" calcext:value-type="float">
            <text:p>1,333</text:p>
          </table:table-cell>
          <table:table-cell office:value-type="float" office:value="171.222" calcext:value-type="float">
            <text:p>171,222</text:p>
          </table:table-cell>
          <table:table-cell office:value-type="float" office:value="-0.633" calcext:value-type="float">
            <text:p>-0,63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5" calcext:value-type="float">
            <text:p>1,35</text:p>
          </table:table-cell>
          <table:table-cell office:value-type="float" office:value="171.172" calcext:value-type="float">
            <text:p>171,172</text:p>
          </table:table-cell>
          <table:table-cell office:value-type="float" office:value="-0.36" calcext:value-type="float">
            <text:p>-0,3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67" calcext:value-type="float">
            <text:p>1,367</text:p>
          </table:table-cell>
          <table:table-cell office:value-type="float" office:value="171.217" calcext:value-type="float">
            <text:p>171,217</text:p>
          </table:table-cell>
          <table:table-cell office:value-type="float" office:value="-0.257" calcext:value-type="float">
            <text:p>-0,25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383" calcext:value-type="float">
            <text:p>1,383</text:p>
          </table:table-cell>
          <table:table-cell office:value-type="float" office:value="171.172" calcext:value-type="float">
            <text:p>171,172</text:p>
          </table:table-cell>
          <table:table-cell office:value-type="float" office:value="0.001" calcext:value-type="float">
            <text:p>0,00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4" calcext:value-type="float">
            <text:p>1,4</text:p>
          </table:table-cell>
          <table:table-cell office:value-type="float" office:value="171.158" calcext:value-type="float">
            <text:p>171,158</text:p>
          </table:table-cell>
          <table:table-cell office:value-type="float" office:value="0.082" calcext:value-type="float">
            <text:p>0,082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417" calcext:value-type="float">
            <text:p>1,417</text:p>
          </table:table-cell>
          <table:table-cell office:value-type="float" office:value="171.013" calcext:value-type="float">
            <text:p>171,013</text:p>
          </table:table-cell>
          <table:table-cell office:value-type="float" office:value="0.458" calcext:value-type="float">
            <text:p>0,458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433" calcext:value-type="float">
            <text:p>1,433</text:p>
          </table:table-cell>
          <table:table-cell office:value-type="float" office:value="171.001" calcext:value-type="float">
            <text:p>171,001</text:p>
          </table:table-cell>
          <table:table-cell office:value-type="float" office:value="0.523" calcext:value-type="float">
            <text:p>0,52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45" calcext:value-type="float">
            <text:p>1,45</text:p>
          </table:table-cell>
          <table:table-cell office:value-type="float" office:value="170.916" calcext:value-type="float">
            <text:p>170,916</text:p>
          </table:table-cell>
          <table:table-cell office:value-type="float" office:value="0.7" calcext:value-type="float">
            <text:p>0,7</text:p>
          </table:table-cell>
          <table:table-cell table:number-columns-repeated="23"/>
        </table:table-row>
        <table:table-row table:style-name="ro1" table:visibility="collapse">
          <table:table-cell office:value-type="float" office:value="1.467" calcext:value-type="float">
            <text:p>1,467</text:p>
          </table:table-cell>
          <table:table-cell office:value-type="float" office:value="170.851" calcext:value-type="float">
            <text:p>170,851</text:p>
          </table:table-cell>
          <table:table-cell office:value-type="float" office:value="0.761" calcext:value-type="float">
            <text:p>0,76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483" calcext:value-type="float">
            <text:p>1,483</text:p>
          </table:table-cell>
          <table:table-cell office:value-type="float" office:value="170.829" calcext:value-type="float">
            <text:p>170,829</text:p>
          </table:table-cell>
          <table:table-cell office:value-type="float" office:value="0.933" calcext:value-type="float">
            <text:p>0,93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" calcext:value-type="float">
            <text:p>1,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0.675" calcext:value-type="float">
            <text:p>0,675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17" calcext:value-type="float">
            <text:p>1,517</text:p>
          </table:table-cell>
          <table:table-cell office:value-type="float" office:value="170.959" calcext:value-type="float">
            <text:p>170,959</text:p>
          </table:table-cell>
          <table:table-cell office:value-type="float" office:value="0.839" calcext:value-type="float">
            <text:p>0,839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33" calcext:value-type="float">
            <text:p>1,533</text:p>
          </table:table-cell>
          <table:table-cell office:value-type="float" office:value="171.049" calcext:value-type="float">
            <text:p>171,049</text:p>
          </table:table-cell>
          <table:table-cell office:value-type="float" office:value="0.756" calcext:value-type="float">
            <text:p>0,75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5" calcext:value-type="float">
            <text:p>1,55</text:p>
          </table:table-cell>
          <table:table-cell office:value-type="float" office:value="171.076" calcext:value-type="float">
            <text:p>171,076</text:p>
          </table:table-cell>
          <table:table-cell office:value-type="float" office:value="0.904" calcext:value-type="float">
            <text:p>0,904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67" calcext:value-type="float">
            <text:p>1,567</text:p>
          </table:table-cell>
          <table:table-cell office:value-type="float" office:value="171.21" calcext:value-type="float">
            <text:p>171,21</text:p>
          </table:table-cell>
          <table:table-cell office:value-type="float" office:value="0.978" calcext:value-type="float">
            <text:p>0,97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583" calcext:value-type="float">
            <text:p>1,583</text:p>
          </table:table-cell>
          <table:table-cell office:value-type="float" office:value="171.232" calcext:value-type="float">
            <text:p>171,232</text:p>
          </table:table-cell>
          <table:table-cell office:value-type="float" office:value="1.273" calcext:value-type="float">
            <text:p>1,27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" calcext:value-type="float">
            <text:p>1,6</text:p>
          </table:table-cell>
          <table:table-cell office:value-type="float" office:value="171.352" calcext:value-type="float">
            <text:p>171,352</text:p>
          </table:table-cell>
          <table:table-cell office:value-type="float" office:value="1.652" calcext:value-type="float">
            <text:p>1,65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17" calcext:value-type="float">
            <text:p>1,617</text:p>
          </table:table-cell>
          <table:table-cell office:value-type="float" office:value="171.372" calcext:value-type="float">
            <text:p>171,372</text:p>
          </table:table-cell>
          <table:table-cell office:value-type="float" office:value="1.925" calcext:value-type="float">
            <text:p>1,925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33" calcext:value-type="float">
            <text:p>1,633</text:p>
          </table:table-cell>
          <table:table-cell office:value-type="float" office:value="171.484" calcext:value-type="float">
            <text:p>171,484</text:p>
          </table:table-cell>
          <table:table-cell office:value-type="float" office:value="2.13" calcext:value-type="float">
            <text:p>2,13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5" calcext:value-type="float">
            <text:p>1,65</text:p>
          </table:table-cell>
          <table:table-cell office:value-type="float" office:value="171.398" calcext:value-type="float">
            <text:p>171,398</text:p>
          </table:table-cell>
          <table:table-cell office:value-type="float" office:value="2.538" calcext:value-type="float">
            <text:p>2,53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67" calcext:value-type="float">
            <text:p>1,667</text:p>
          </table:table-cell>
          <table:table-cell office:value-type="float" office:value="171.502" calcext:value-type="float">
            <text:p>171,502</text:p>
          </table:table-cell>
          <table:table-cell office:value-type="float" office:value="2.559" calcext:value-type="float">
            <text:p>2,559</text:p>
          </table:table-cell>
          <table:table-cell table:number-columns-repeated="23"/>
        </table:table-row>
        <table:table-row table:style-name="ro1" table:visibility="collapse">
          <table:table-cell office:value-type="float" office:value="1.683" calcext:value-type="float">
            <text:p>1,683</text:p>
          </table:table-cell>
          <table:table-cell office:value-type="float" office:value="171.424" calcext:value-type="float">
            <text:p>171,424</text:p>
          </table:table-cell>
          <table:table-cell office:value-type="float" office:value="2.14" calcext:value-type="float">
            <text:p>2,14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" calcext:value-type="float">
            <text:p>1,7</text:p>
          </table:table-cell>
          <table:table-cell office:value-type="float" office:value="171.518" calcext:value-type="float">
            <text:p>171,518</text:p>
          </table:table-cell>
          <table:table-cell office:value-type="float" office:value="1.996" calcext:value-type="float">
            <text:p>1,99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17" calcext:value-type="float">
            <text:p>1,717</text:p>
          </table:table-cell>
          <table:table-cell office:value-type="float" office:value="171.498" calcext:value-type="float">
            <text:p>171,498</text:p>
          </table:table-cell>
          <table:table-cell office:value-type="float" office:value="1.607" calcext:value-type="float">
            <text:p>1,607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33" calcext:value-type="float">
            <text:p>1,733</text:p>
          </table:table-cell>
          <table:table-cell office:value-type="float" office:value="171.582" calcext:value-type="float">
            <text:p>171,582</text:p>
          </table:table-cell>
          <table:table-cell office:value-type="float" office:value="1.481" calcext:value-type="float">
            <text:p>1,48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5" calcext:value-type="float">
            <text:p>1,75</text:p>
          </table:table-cell>
          <table:table-cell office:value-type="float" office:value="171.564" calcext:value-type="float">
            <text:p>171,564</text:p>
          </table:table-cell>
          <table:table-cell office:value-type="float" office:value="0.956" calcext:value-type="float">
            <text:p>0,95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67" calcext:value-type="float">
            <text:p>1,767</text:p>
          </table:table-cell>
          <table:table-cell office:value-type="float" office:value="171.643" calcext:value-type="float">
            <text:p>171,643</text:p>
          </table:table-cell>
          <table:table-cell office:value-type="float" office:value="0.702" calcext:value-type="float">
            <text:p>0,70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783" calcext:value-type="float">
            <text:p>1,783</text:p>
          </table:table-cell>
          <table:table-cell office:value-type="float" office:value="171.626" calcext:value-type="float">
            <text:p>171,626</text:p>
          </table:table-cell>
          <table:table-cell office:value-type="float" office:value="0.23" calcext:value-type="float">
            <text:p>0,23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" calcext:value-type="float">
            <text:p>1,8</text:p>
          </table:table-cell>
          <table:table-cell office:value-type="float" office:value="171.697" calcext:value-type="float">
            <text:p>171,697</text:p>
          </table:table-cell>
          <table:table-cell office:value-type="float" office:value="0.006" calcext:value-type="float">
            <text:p>0,00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17" calcext:value-type="float">
            <text:p>1,817</text:p>
          </table:table-cell>
          <table:table-cell office:value-type="float" office:value="171.682" calcext:value-type="float">
            <text:p>171,682</text:p>
          </table:table-cell>
          <table:table-cell office:value-type="float" office:value="-0.436" calcext:value-type="float">
            <text:p>-0,43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33" calcext:value-type="float">
            <text:p>1,833</text:p>
          </table:table-cell>
          <table:table-cell office:value-type="float" office:value="171.638" calcext:value-type="float">
            <text:p>171,638</text:p>
          </table:table-cell>
          <table:table-cell office:value-type="float" office:value="-0.321" calcext:value-type="float">
            <text:p>-0,32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1.85" calcext:value-type="float">
            <text:p>1,85</text:p>
          </table:table-cell>
          <table:table-cell office:value-type="float" office:value="171.625" calcext:value-type="float">
            <text:p>171,625</text:p>
          </table:table-cell>
          <table:table-cell office:value-type="float" office:value="-0.878" calcext:value-type="float">
            <text:p>-0,87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867" calcext:value-type="float">
            <text:p>1,867</text:p>
          </table:table-cell>
          <table:table-cell office:value-type="float" office:value="171.585" calcext:value-type="float">
            <text:p>171,585</text:p>
          </table:table-cell>
          <table:table-cell office:value-type="float" office:value="-0.774" calcext:value-type="float">
            <text:p>-0,774</text:p>
          </table:table-cell>
          <table:table-cell table:number-columns-repeated="23"/>
        </table:table-row>
        <table:table-row table:style-name="ro1" table:visibility="collapse">
          <table:table-cell office:value-type="float" office:value="1.883" calcext:value-type="float">
            <text:p>1,883</text:p>
          </table:table-cell>
          <table:table-cell office:value-type="float" office:value="171.57" calcext:value-type="float">
            <text:p>171,57</text:p>
          </table:table-cell>
          <table:table-cell office:value-type="float" office:value="-1.272" calcext:value-type="float">
            <text:p>-1,272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" calcext:value-type="float">
            <text:p>1,9</text:p>
          </table:table-cell>
          <table:table-cell office:value-type="float" office:value="171.529" calcext:value-type="float">
            <text:p>171,529</text:p>
          </table:table-cell>
          <table:table-cell office:value-type="float" office:value="-1.316" calcext:value-type="float">
            <text:p>-1,316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17" calcext:value-type="float">
            <text:p>1,917</text:p>
          </table:table-cell>
          <table:table-cell office:value-type="float" office:value="171.466" calcext:value-type="float">
            <text:p>171,466</text:p>
          </table:table-cell>
          <table:table-cell office:value-type="float" office:value="-1.898" calcext:value-type="float">
            <text:p>-1,89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33" calcext:value-type="float">
            <text:p>1,933</text:p>
          </table:table-cell>
          <table:table-cell office:value-type="float" office:value="171.429" calcext:value-type="float">
            <text:p>171,429</text:p>
          </table:table-cell>
          <table:table-cell office:value-type="float" office:value="-1.938" calcext:value-type="float">
            <text:p>-1,938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5" calcext:value-type="float">
            <text:p>1,95</text:p>
          </table:table-cell>
          <table:table-cell office:value-type="float" office:value="171.374" calcext:value-type="float">
            <text:p>171,374</text:p>
          </table:table-cell>
          <table:table-cell office:value-type="float" office:value="-2.457" calcext:value-type="float">
            <text:p>-2,457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67" calcext:value-type="float">
            <text:p>1,967</text:p>
          </table:table-cell>
          <table:table-cell office:value-type="float" office:value="171.339" calcext:value-type="float">
            <text:p>171,339</text:p>
          </table:table-cell>
          <table:table-cell office:value-type="float" office:value="-2.491" calcext:value-type="float">
            <text:p>-2,491</text:p>
          </table:table-cell>
          <table:table-cell table:number-columns-repeated="23"/>
        </table:table-row>
        <table:table-row table:style-name="ro1" table:visibility="collapse">
          <table:table-cell office:value-type="float" office:value="1.983" calcext:value-type="float">
            <text:p>1,983</text:p>
          </table:table-cell>
          <table:table-cell office:value-type="float" office:value="171.291" calcext:value-type="float">
            <text:p>171,291</text:p>
          </table:table-cell>
          <table:table-cell office:value-type="float" office:value="-2.958" calcext:value-type="float">
            <text:p>-2,958</text:p>
          </table:table-cell>
          <table:table-cell table:number-columns-repeated="2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float" office:value="171.209" calcext:value-type="float">
            <text:p>171,209</text:p>
          </table:table-cell>
          <table:table-cell office:value-type="float" office:value="-2.988" calcext:value-type="float">
            <text:p>-2,988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17" calcext:value-type="float">
            <text:p>2,017</text:p>
          </table:table-cell>
          <table:table-cell office:value-type="float" office:value="171.166" calcext:value-type="float">
            <text:p>171,166</text:p>
          </table:table-cell>
          <table:table-cell office:value-type="float" office:value="-3.087" calcext:value-type="float">
            <text:p>-3,08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33" calcext:value-type="float">
            <text:p>2,033</text:p>
          </table:table-cell>
          <table:table-cell office:value-type="float" office:value="171.094" calcext:value-type="float">
            <text:p>171,094</text:p>
          </table:table-cell>
          <table:table-cell office:value-type="float" office:value="-3.101" calcext:value-type="float">
            <text:p>-3,10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5" calcext:value-type="float">
            <text:p>2,05</text:p>
          </table:table-cell>
          <table:table-cell office:value-type="float" office:value="171.059" calcext:value-type="float">
            <text:p>171,059</text:p>
          </table:table-cell>
          <table:table-cell office:value-type="float" office:value="-3.19" calcext:value-type="float">
            <text:p>-3,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67" calcext:value-type="float">
            <text:p>2,067</text:p>
          </table:table-cell>
          <table:table-cell office:value-type="float" office:value="170.949" calcext:value-type="float">
            <text:p>170,949</text:p>
          </table:table-cell>
          <table:table-cell office:value-type="float" office:value="-3.194" calcext:value-type="float">
            <text:p>-3,19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083" calcext:value-type="float">
            <text:p>2,083</text:p>
          </table:table-cell>
          <table:table-cell office:value-type="float" office:value="170.918" calcext:value-type="float">
            <text:p>170,918</text:p>
          </table:table-cell>
          <table:table-cell office:value-type="float" office:value="-3.246" calcext:value-type="float">
            <text:p>-3,24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" calcext:value-type="float">
            <text:p>2,1</text:p>
          </table:table-cell>
          <table:table-cell office:value-type="float" office:value="170.824" calcext:value-type="float">
            <text:p>170,824</text:p>
          </table:table-cell>
          <table:table-cell office:value-type="float" office:value="-2.955" calcext:value-type="float">
            <text:p>-2,95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17" calcext:value-type="float">
            <text:p>2,117</text:p>
          </table:table-cell>
          <table:table-cell office:value-type="float" office:value="170.796" calcext:value-type="float">
            <text:p>170,796</text:p>
          </table:table-cell>
          <table:table-cell office:value-type="float" office:value="-3.001" calcext:value-type="float">
            <text:p>-3,00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33" calcext:value-type="float">
            <text:p>2,133</text:p>
          </table:table-cell>
          <table:table-cell office:value-type="float" office:value="170.711" calcext:value-type="float">
            <text:p>170,711</text:p>
          </table:table-cell>
          <table:table-cell office:value-type="float" office:value="-2.439" calcext:value-type="float">
            <text:p>-2,4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5" calcext:value-type="float">
            <text:p>2,15</text:p>
          </table:table-cell>
          <table:table-cell office:value-type="float" office:value="170.686" calcext:value-type="float">
            <text:p>170,686</text:p>
          </table:table-cell>
          <table:table-cell office:value-type="float" office:value="-2.475" calcext:value-type="float">
            <text:p>-2,47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67" calcext:value-type="float">
            <text:p>2,167</text:p>
          </table:table-cell>
          <table:table-cell office:value-type="float" office:value="170.609" calcext:value-type="float">
            <text:p>170,609</text:p>
          </table:table-cell>
          <table:table-cell office:value-type="float" office:value="-1.974" calcext:value-type="float">
            <text:p>-1,97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183" calcext:value-type="float">
            <text:p>2,183</text:p>
          </table:table-cell>
          <table:table-cell office:value-type="float" office:value="170.591" calcext:value-type="float">
            <text:p>170,591</text:p>
          </table:table-cell>
          <table:table-cell office:value-type="float" office:value="-1.857" calcext:value-type="float">
            <text:p>-1,85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2" calcext:value-type="float">
            <text:p>2,2</text:p>
          </table:table-cell>
          <table:table-cell office:value-type="float" office:value="170.521" calcext:value-type="float">
            <text:p>170,521</text:p>
          </table:table-cell>
          <table:table-cell office:value-type="float" office:value="-1.26" calcext:value-type="float">
            <text:p>-1,2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217" calcext:value-type="float">
            <text:p>2,217</text:p>
          </table:table-cell>
          <table:table-cell office:value-type="float" office:value="170.505" calcext:value-type="float">
            <text:p>170,505</text:p>
          </table:table-cell>
          <table:table-cell office:value-type="float" office:value="-1.158" calcext:value-type="float">
            <text:p>-1,158</text:p>
          </table:table-cell>
          <table:table-cell table:number-columns-repeated="23"/>
        </table:table-row>
        <table:table-row table:style-name="ro1" table:visibility="collapse">
          <table:table-cell office:value-type="float" office:value="2.233" calcext:value-type="float">
            <text:p>2,233</text:p>
          </table:table-cell>
          <table:table-cell office:value-type="float" office:value="170.447" calcext:value-type="float">
            <text:p>170,447</text:p>
          </table:table-cell>
          <table:table-cell office:value-type="float" office:value="-0.486" calcext:value-type="float">
            <text:p>-0,48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25" calcext:value-type="float">
            <text:p>2,25</text:p>
          </table:table-cell>
          <table:table-cell office:value-type="float" office:value="170.481" calcext:value-type="float">
            <text:p>170,481</text:p>
          </table:table-cell>
          <table:table-cell office:value-type="float" office:value="-0.566" calcext:value-type="float">
            <text:p>-0,566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267" calcext:value-type="float">
            <text:p>2,267</text:p>
          </table:table-cell>
          <table:table-cell office:value-type="float" office:value="170.428" calcext:value-type="float">
            <text:p>170,428</text:p>
          </table:table-cell>
          <table:table-cell office:value-type="float" office:value="0.039" calcext:value-type="float">
            <text:p>0,039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283" calcext:value-type="float">
            <text:p>2,283</text:p>
          </table:table-cell>
          <table:table-cell office:value-type="float" office:value="170.561" calcext:value-type="float">
            <text:p>170,561</text:p>
          </table:table-cell>
          <table:table-cell office:value-type="float" office:value="-0.052" calcext:value-type="float">
            <text:p>-0,052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3" calcext:value-type="float">
            <text:p>2,3</text:p>
          </table:table-cell>
          <table:table-cell office:value-type="float" office:value="170.514" calcext:value-type="float">
            <text:p>170,514</text:p>
          </table:table-cell>
          <table:table-cell office:value-type="float" office:value="0.491" calcext:value-type="float">
            <text:p>0,49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317" calcext:value-type="float">
            <text:p>2,317</text:p>
          </table:table-cell>
          <table:table-cell office:value-type="float" office:value="170.633" calcext:value-type="float">
            <text:p>170,633</text:p>
          </table:table-cell>
          <table:table-cell office:value-type="float" office:value="0.409" calcext:value-type="float">
            <text:p>0,409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333" calcext:value-type="float">
            <text:p>2,333</text:p>
          </table:table-cell>
          <table:table-cell office:value-type="float" office:value="170.59" calcext:value-type="float">
            <text:p>170,59</text:p>
          </table:table-cell>
          <table:table-cell office:value-type="float" office:value="0.898" calcext:value-type="float">
            <text:p>0,898</text:p>
          </table:table-cell>
          <table:table-cell table:number-columns-repeated="23"/>
        </table:table-row>
        <table:table-row table:style-name="ro1" table:visibility="collapse">
          <table:table-cell office:value-type="float" office:value="2.35" calcext:value-type="float">
            <text:p>2,35</text:p>
          </table:table-cell>
          <table:table-cell office:value-type="float" office:value="170.746" calcext:value-type="float">
            <text:p>170,746</text:p>
          </table:table-cell>
          <table:table-cell office:value-type="float" office:value="0.834" calcext:value-type="float">
            <text:p>0,83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367" calcext:value-type="float">
            <text:p>2,367</text:p>
          </table:table-cell>
          <table:table-cell office:value-type="float" office:value="170.708" calcext:value-type="float">
            <text:p>170,708</text:p>
          </table:table-cell>
          <table:table-cell office:value-type="float" office:value="1.276" calcext:value-type="float">
            <text:p>1,27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383" calcext:value-type="float">
            <text:p>2,383</text:p>
          </table:table-cell>
          <table:table-cell office:value-type="float" office:value="170.897" calcext:value-type="float">
            <text:p>170,897</text:p>
          </table:table-cell>
          <table:table-cell office:value-type="float" office:value="1.219" calcext:value-type="float">
            <text:p>1,2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" calcext:value-type="float">
            <text:p>2,4</text:p>
          </table:table-cell>
          <table:table-cell office:value-type="float" office:value="170.761" calcext:value-type="float">
            <text:p>170,761</text:p>
          </table:table-cell>
          <table:table-cell office:value-type="float" office:value="1.463" calcext:value-type="float">
            <text:p>1,46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17" calcext:value-type="float">
            <text:p>2,417</text:p>
          </table:table-cell>
          <table:table-cell office:value-type="float" office:value="170.931" calcext:value-type="float">
            <text:p>170,931</text:p>
          </table:table-cell>
          <table:table-cell office:value-type="float" office:value="1.559" calcext:value-type="float">
            <text:p>1,55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33" calcext:value-type="float">
            <text:p>2,433</text:p>
          </table:table-cell>
          <table:table-cell office:value-type="float" office:value="170.806" calcext:value-type="float">
            <text:p>170,806</text:p>
          </table:table-cell>
          <table:table-cell office:value-type="float" office:value="1.339" calcext:value-type="float">
            <text:p>1,3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5" calcext:value-type="float">
            <text:p>2,45</text:p>
          </table:table-cell>
          <table:table-cell office:value-type="float" office:value="170.96" calcext:value-type="float">
            <text:p>170,96</text:p>
          </table:table-cell>
          <table:table-cell office:value-type="float" office:value="1.571" calcext:value-type="float">
            <text:p>1,57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67" calcext:value-type="float">
            <text:p>2,467</text:p>
          </table:table-cell>
          <table:table-cell office:value-type="float" office:value="170.847" calcext:value-type="float">
            <text:p>170,847</text:p>
          </table:table-cell>
          <table:table-cell office:value-type="float" office:value="0.735" calcext:value-type="float">
            <text:p>0,73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483" calcext:value-type="float">
            <text:p>2,483</text:p>
          </table:table-cell>
          <table:table-cell office:value-type="float" office:value="170.985" calcext:value-type="float">
            <text:p>170,985</text:p>
          </table:table-cell>
          <table:table-cell office:value-type="float" office:value="0.944" calcext:value-type="float">
            <text:p>0,94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" calcext:value-type="float">
            <text:p>2,5</text:p>
          </table:table-cell>
          <table:table-cell office:value-type="float" office:value="170.887" calcext:value-type="float">
            <text:p>170,887</text:p>
          </table:table-cell>
          <table:table-cell office:value-type="float" office:value="-0.111" calcext:value-type="float">
            <text:p>-0,111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517" calcext:value-type="float">
            <text:p>2,517</text:p>
          </table:table-cell>
          <table:table-cell office:value-type="float" office:value="171.016" calcext:value-type="float">
            <text:p>171,016</text:p>
          </table:table-cell>
          <table:table-cell office:value-type="float" office:value="-0.247" calcext:value-type="float">
            <text:p>-0,247</text:p>
          </table:table-cell>
          <table:table-cell table:style-name="ce3"/>
          <table:table-cell table:number-columns-repeated="22"/>
        </table:table-row>
        <table:table-row table:style-name="ro1" table:visibility="collapse">
          <table:table-cell office:value-type="float" office:value="2.533" calcext:value-type="float">
            <text:p>2,533</text:p>
          </table:table-cell>
          <table:table-cell office:value-type="float" office:value="170.928" calcext:value-type="float">
            <text:p>170,928</text:p>
          </table:table-cell>
          <table:table-cell office:value-type="float" office:value="-1.505" calcext:value-type="float">
            <text:p>-1,50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5" calcext:value-type="float">
            <text:p>2,55</text:p>
          </table:table-cell>
          <table:table-cell office:value-type="float" office:value="170.993" calcext:value-type="float">
            <text:p>170,993</text:p>
          </table:table-cell>
          <table:table-cell office:value-type="float" office:value="-2.206" calcext:value-type="float">
            <text:p>-2,20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67" calcext:value-type="float">
            <text:p>2,567</text:p>
          </table:table-cell>
          <table:table-cell office:value-type="float" office:value="170.966" calcext:value-type="float">
            <text:p>170,966</text:p>
          </table:table-cell>
          <table:table-cell office:value-type="float" office:value="-4.202" calcext:value-type="float">
            <text:p>-4,20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583" calcext:value-type="float">
            <text:p>2,583</text:p>
          </table:table-cell>
          <table:table-cell office:value-type="float" office:value="170.927" calcext:value-type="float">
            <text:p>170,927</text:p>
          </table:table-cell>
          <table:table-cell office:value-type="float" office:value="-5.433" calcext:value-type="float">
            <text:p>-5,43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" calcext:value-type="float">
            <text:p>2,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-7.572" calcext:value-type="float">
            <text:p>-7,57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17" calcext:value-type="float">
            <text:p>2,617</text:p>
          </table:table-cell>
          <table:table-cell office:value-type="float" office:value="170.806" calcext:value-type="float">
            <text:p>170,806</text:p>
          </table:table-cell>
          <table:table-cell office:value-type="float" office:value="-9.295" calcext:value-type="float">
            <text:p>-9,29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33" calcext:value-type="float">
            <text:p>2,633</text:p>
          </table:table-cell>
          <table:table-cell office:value-type="float" office:value="170.828" calcext:value-type="float">
            <text:p>170,828</text:p>
          </table:table-cell>
          <table:table-cell office:value-type="float" office:value="-11.997" calcext:value-type="float">
            <text:p>-11,99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5" calcext:value-type="float">
            <text:p>2,65</text:p>
          </table:table-cell>
          <table:table-cell office:value-type="float" office:value="170.596" calcext:value-type="float">
            <text:p>170,596</text:p>
          </table:table-cell>
          <table:table-cell office:value-type="float" office:value="-13.772" calcext:value-type="float">
            <text:p>-13,77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67" calcext:value-type="float">
            <text:p>2,667</text:p>
          </table:table-cell>
          <table:table-cell office:value-type="float" office:value="170.508" calcext:value-type="float">
            <text:p>170,508</text:p>
          </table:table-cell>
          <table:table-cell office:value-type="float" office:value="-16.69" calcext:value-type="float">
            <text:p>-16,6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683" calcext:value-type="float">
            <text:p>2,683</text:p>
          </table:table-cell>
          <table:table-cell office:value-type="float" office:value="170.245" calcext:value-type="float">
            <text:p>170,245</text:p>
          </table:table-cell>
          <table:table-cell office:value-type="float" office:value="-18.35" calcext:value-type="float">
            <text:p>-18,3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" calcext:value-type="float">
            <text:p>2,7</text:p>
          </table:table-cell>
          <table:table-cell office:value-type="float" office:value="169.973" calcext:value-type="float">
            <text:p>169,973</text:p>
          </table:table-cell>
          <table:table-cell office:value-type="float" office:value="-21.301" calcext:value-type="float">
            <text:p>-21,301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17" calcext:value-type="float">
            <text:p>2,717</text:p>
          </table:table-cell>
          <table:table-cell office:value-type="float" office:value="169.497" calcext:value-type="float">
            <text:p>169,497</text:p>
          </table:table-cell>
          <table:table-cell office:value-type="float" office:value="-22.939" calcext:value-type="float">
            <text:p>-22,9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33" calcext:value-type="float">
            <text:p>2,733</text:p>
          </table:table-cell>
          <table:table-cell office:value-type="float" office:value="168.95" calcext:value-type="float">
            <text:p>168,95</text:p>
          </table:table-cell>
          <table:table-cell office:value-type="float" office:value="-26.219" calcext:value-type="float">
            <text:p>-26,2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5" calcext:value-type="float">
            <text:p>2,75</text:p>
          </table:table-cell>
          <table:table-cell office:value-type="float" office:value="168.407" calcext:value-type="float">
            <text:p>168,407</text:p>
          </table:table-cell>
          <table:table-cell office:value-type="float" office:value="-28.084" calcext:value-type="float">
            <text:p>-28,08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67" calcext:value-type="float">
            <text:p>2,767</text:p>
          </table:table-cell>
          <table:table-cell office:value-type="float" office:value="167.708" calcext:value-type="float">
            <text:p>167,708</text:p>
          </table:table-cell>
          <table:table-cell office:value-type="float" office:value="-31.823" calcext:value-type="float">
            <text:p>-31,82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783" calcext:value-type="float">
            <text:p>2,783</text:p>
          </table:table-cell>
          <table:table-cell office:value-type="float" office:value="166.961" calcext:value-type="float">
            <text:p>166,961</text:p>
          </table:table-cell>
          <table:table-cell office:value-type="float" office:value="-34.542" calcext:value-type="float">
            <text:p>-34,54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" calcext:value-type="float">
            <text:p>2,8</text:p>
          </table:table-cell>
          <table:table-cell office:value-type="float" office:value="166.257" calcext:value-type="float">
            <text:p>166,257</text:p>
          </table:table-cell>
          <table:table-cell office:value-type="float" office:value="-38.223" calcext:value-type="float">
            <text:p>-38,22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17" calcext:value-type="float">
            <text:p>2,817</text:p>
          </table:table-cell>
          <table:table-cell office:value-type="float" office:value="165.422" calcext:value-type="float">
            <text:p>165,422</text:p>
          </table:table-cell>
          <table:table-cell office:value-type="float" office:value="-41.196" calcext:value-type="float">
            <text:p>-41,196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33" calcext:value-type="float">
            <text:p>2,833</text:p>
          </table:table-cell>
          <table:table-cell office:value-type="float" office:value="164.77" calcext:value-type="float">
            <text:p>164,77</text:p>
          </table:table-cell>
          <table:table-cell office:value-type="float" office:value="-44.644" calcext:value-type="float">
            <text:p>-44,644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5" calcext:value-type="float">
            <text:p>2,85</text:p>
          </table:table-cell>
          <table:table-cell office:value-type="float" office:value="163.916" calcext:value-type="float">
            <text:p>163,916</text:p>
          </table:table-cell>
          <table:table-cell office:value-type="float" office:value="-47.339" calcext:value-type="float">
            <text:p>-47,33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67" calcext:value-type="float">
            <text:p>2,867</text:p>
          </table:table-cell>
          <table:table-cell office:value-type="float" office:value="163.281" calcext:value-type="float">
            <text:p>163,281</text:p>
          </table:table-cell>
          <table:table-cell office:value-type="float" office:value="-50.495" calcext:value-type="float">
            <text:p>-50,49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883" calcext:value-type="float">
            <text:p>2,883</text:p>
          </table:table-cell>
          <table:table-cell office:value-type="float" office:value="162.253" calcext:value-type="float">
            <text:p>162,253</text:p>
          </table:table-cell>
          <table:table-cell office:value-type="float" office:value="-52.733" calcext:value-type="float">
            <text:p>-52,733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" calcext:value-type="float">
            <text:p>2,9</text:p>
          </table:table-cell>
          <table:table-cell office:value-type="float" office:value="161.605" calcext:value-type="float">
            <text:p>161,605</text:p>
          </table:table-cell>
          <table:table-cell office:value-type="float" office:value="-55.352" calcext:value-type="float">
            <text:p>-55,352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17" calcext:value-type="float">
            <text:p>2,917</text:p>
          </table:table-cell>
          <table:table-cell office:value-type="float" office:value="160.319" calcext:value-type="float">
            <text:p>160,319</text:p>
          </table:table-cell>
          <table:table-cell office:value-type="float" office:value="-56.677" calcext:value-type="float">
            <text:p>-56,677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33" calcext:value-type="float">
            <text:p>2,933</text:p>
          </table:table-cell>
          <table:table-cell office:value-type="float" office:value="159.438" calcext:value-type="float">
            <text:p>159,438</text:p>
          </table:table-cell>
          <table:table-cell office:value-type="float" office:value="-59.145" calcext:value-type="float">
            <text:p>-59,14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5" calcext:value-type="float">
            <text:p>2,95</text:p>
          </table:table-cell>
          <table:table-cell office:value-type="float" office:value="158.065" calcext:value-type="float">
            <text:p>158,065</text:p>
          </table:table-cell>
          <table:table-cell office:value-type="float" office:value="-60.085" calcext:value-type="float">
            <text:p>-60,085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67" calcext:value-type="float">
            <text:p>2,967</text:p>
          </table:table-cell>
          <table:table-cell office:value-type="float" office:value="157.096" calcext:value-type="float">
            <text:p>157,096</text:p>
          </table:table-cell>
          <table:table-cell office:value-type="float" office:value="-61.919" calcext:value-type="float">
            <text:p>-61,919</text:p>
          </table:table-cell>
          <table:table-cell table:number-columns-repeated="23"/>
        </table:table-row>
        <table:table-row table:style-name="ro1" table:visibility="collapse">
          <table:table-cell office:value-type="float" office:value="2.983" calcext:value-type="float">
            <text:p>2,983</text:p>
          </table:table-cell>
          <table:table-cell office:value-type="float" office:value="155.714" calcext:value-type="float">
            <text:p>155,714</text:p>
          </table:table-cell>
          <table:table-cell office:value-type="float" office:value="-62.681" calcext:value-type="float">
            <text:p>-62,6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float" office:value="154.728" calcext:value-type="float">
            <text:p>154,728</text:p>
          </table:table-cell>
          <table:table-cell office:value-type="float" office:value="-64.213" calcext:value-type="float">
            <text:p>-64,21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17" calcext:value-type="float">
            <text:p>3,017</text:p>
          </table:table-cell>
          <table:table-cell office:value-type="float" office:value="153.413" calcext:value-type="float">
            <text:p>153,413</text:p>
          </table:table-cell>
          <table:table-cell office:value-type="float" office:value="-65.063" calcext:value-type="float">
            <text:p>-65,06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33" calcext:value-type="float">
            <text:p>3,033</text:p>
          </table:table-cell>
          <table:table-cell office:value-type="float" office:value="152.395" calcext:value-type="float">
            <text:p>152,395</text:p>
          </table:table-cell>
          <table:table-cell office:value-type="float" office:value="-66.615" calcext:value-type="float">
            <text:p>-66,615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5" calcext:value-type="float">
            <text:p>3,05</text:p>
          </table:table-cell>
          <table:table-cell office:value-type="float" office:value="151.046" calcext:value-type="float">
            <text:p>151,046</text:p>
          </table:table-cell>
          <table:table-cell office:value-type="float" office:value="-67.476" calcext:value-type="float">
            <text:p>-67,47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67" calcext:value-type="float">
            <text:p>3,067</text:p>
          </table:table-cell>
          <table:table-cell office:value-type="float" office:value="150.057" calcext:value-type="float">
            <text:p>150,057</text:p>
          </table:table-cell>
          <table:table-cell office:value-type="float" office:value="-68.312" calcext:value-type="float">
            <text:p>-68,31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083" calcext:value-type="float">
            <text:p>3,083</text:p>
          </table:table-cell>
          <table:table-cell office:value-type="float" office:value="148.692" calcext:value-type="float">
            <text:p>148,692</text:p>
          </table:table-cell>
          <table:table-cell office:value-type="float" office:value="-69.426" calcext:value-type="float">
            <text:p>-69,42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" calcext:value-type="float">
            <text:p>3,1</text:p>
          </table:table-cell>
          <table:table-cell office:value-type="float" office:value="147.68" calcext:value-type="float">
            <text:p>147,68</text:p>
          </table:table-cell>
          <table:table-cell office:value-type="float" office:value="-68.952" calcext:value-type="float">
            <text:p>-68,95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17" calcext:value-type="float">
            <text:p>3,117</text:p>
          </table:table-cell>
          <table:table-cell office:value-type="float" office:value="146.321" calcext:value-type="float">
            <text:p>146,321</text:p>
          </table:table-cell>
          <table:table-cell office:value-type="float" office:value="-69.501" calcext:value-type="float">
            <text:p>-69,50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33" calcext:value-type="float">
            <text:p>3,133</text:p>
          </table:table-cell>
          <table:table-cell office:value-type="float" office:value="145.363" calcext:value-type="float">
            <text:p>145,363</text:p>
          </table:table-cell>
          <table:table-cell office:value-type="float" office:value="-69.319" calcext:value-type="float">
            <text:p>-69,31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5" calcext:value-type="float">
            <text:p>3,15</text:p>
          </table:table-cell>
          <table:table-cell office:value-type="float" office:value="144.017" calcext:value-type="float">
            <text:p>144,017</text:p>
          </table:table-cell>
          <table:table-cell office:value-type="float" office:value="-69.69" calcext:value-type="float">
            <text:p>-69,6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67" calcext:value-type="float">
            <text:p>3,167</text:p>
          </table:table-cell>
          <table:table-cell office:value-type="float" office:value="143.083" calcext:value-type="float">
            <text:p>143,083</text:p>
          </table:table-cell>
          <table:table-cell office:value-type="float" office:value="-69.397" calcext:value-type="float">
            <text:p>-69,39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183" calcext:value-type="float">
            <text:p>3,183</text:p>
          </table:table-cell>
          <table:table-cell office:value-type="float" office:value="141.711" calcext:value-type="float">
            <text:p>141,711</text:p>
          </table:table-cell>
          <table:table-cell office:value-type="float" office:value="-69.926" calcext:value-type="float">
            <text:p>-69,92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" calcext:value-type="float">
            <text:p>3,2</text:p>
          </table:table-cell>
          <table:table-cell office:value-type="float" office:value="140.79" calcext:value-type="float">
            <text:p>140,79</text:p>
          </table:table-cell>
          <table:table-cell office:value-type="float" office:value="-69.734" calcext:value-type="float">
            <text:p>-69,73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17" calcext:value-type="float">
            <text:p>3,217</text:p>
          </table:table-cell>
          <table:table-cell office:value-type="float" office:value="139.483" calcext:value-type="float">
            <text:p>139,483</text:p>
          </table:table-cell>
          <table:table-cell office:value-type="float" office:value="-70.556" calcext:value-type="float">
            <text:p>-70,55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33" calcext:value-type="float">
            <text:p>3,233</text:p>
          </table:table-cell>
          <table:table-cell office:value-type="float" office:value="138.463" calcext:value-type="float">
            <text:p>138,463</text:p>
          </table:table-cell>
          <table:table-cell office:value-type="float" office:value="-70.446" calcext:value-type="float">
            <text:p>-70,44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5" calcext:value-type="float">
            <text:p>3,25</text:p>
          </table:table-cell>
          <table:table-cell office:value-type="float" office:value="137.335" calcext:value-type="float">
            <text:p>137,335</text:p>
          </table:table-cell>
          <table:table-cell office:value-type="float" office:value="-71.52" calcext:value-type="float">
            <text:p>-71,5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67" calcext:value-type="float">
            <text:p>3,267</text:p>
          </table:table-cell>
          <table:table-cell office:value-type="float" office:value="136.271" calcext:value-type="float">
            <text:p>136,271</text:p>
          </table:table-cell>
          <table:table-cell office:value-type="float" office:value="-71.287" calcext:value-type="float">
            <text:p>-71,28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283" calcext:value-type="float">
            <text:p>3,283</text:p>
          </table:table-cell>
          <table:table-cell office:value-type="float" office:value="134.959" calcext:value-type="float">
            <text:p>134,959</text:p>
          </table:table-cell>
          <table:table-cell office:value-type="float" office:value="-72.42" calcext:value-type="float">
            <text:p>-72,4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" calcext:value-type="float">
            <text:p>3,3</text:p>
          </table:table-cell>
          <table:table-cell office:value-type="float" office:value="133.866" calcext:value-type="float">
            <text:p>133,866</text:p>
          </table:table-cell>
          <table:table-cell office:value-type="float" office:value="-71.891" calcext:value-type="float">
            <text:p>-71,89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17" calcext:value-type="float">
            <text:p>3,317</text:p>
          </table:table-cell>
          <table:table-cell office:value-type="float" office:value="132.582" calcext:value-type="float">
            <text:p>132,582</text:p>
          </table:table-cell>
          <table:table-cell office:value-type="float" office:value="-72.753" calcext:value-type="float">
            <text:p>-72,75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33" calcext:value-type="float">
            <text:p>3,333</text:p>
          </table:table-cell>
          <table:table-cell office:value-type="float" office:value="131.419" calcext:value-type="float">
            <text:p>131,419</text:p>
          </table:table-cell>
          <table:table-cell office:value-type="float" office:value="-72.224" calcext:value-type="float">
            <text:p>-72,22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5" calcext:value-type="float">
            <text:p>3,35</text:p>
          </table:table-cell>
          <table:table-cell office:value-type="float" office:value="130.169" calcext:value-type="float">
            <text:p>130,169</text:p>
          </table:table-cell>
          <table:table-cell office:value-type="float" office:value="-73.163" calcext:value-type="float">
            <text:p>-73,16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67" calcext:value-type="float">
            <text:p>3,367</text:p>
          </table:table-cell>
          <table:table-cell office:value-type="float" office:value="128.876" calcext:value-type="float">
            <text:p>128,876</text:p>
          </table:table-cell>
          <table:table-cell office:value-type="float" office:value="-72.644" calcext:value-type="float">
            <text:p>-72,64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383" calcext:value-type="float">
            <text:p>3,383</text:p>
          </table:table-cell>
          <table:table-cell office:value-type="float" office:value="127.564" calcext:value-type="float">
            <text:p>127,564</text:p>
          </table:table-cell>
          <table:table-cell office:value-type="float" office:value="-73.603" calcext:value-type="float">
            <text:p>-73,60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" calcext:value-type="float">
            <text:p>3,4</text:p>
          </table:table-cell>
          <table:table-cell office:value-type="float" office:value="126.218" calcext:value-type="float">
            <text:p>126,218</text:p>
          </table:table-cell>
          <table:table-cell office:value-type="float" office:value="-72.931" calcext:value-type="float">
            <text:p>-72,93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17" calcext:value-type="float">
            <text:p>3,417</text:p>
          </table:table-cell>
          <table:table-cell office:value-type="float" office:value="124.93" calcext:value-type="float">
            <text:p>124,93</text:p>
          </table:table-cell>
          <table:table-cell office:value-type="float" office:value="-73.352" calcext:value-type="float">
            <text:p>-73,35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33" calcext:value-type="float">
            <text:p>3,433</text:p>
          </table:table-cell>
          <table:table-cell office:value-type="float" office:value="123.54" calcext:value-type="float">
            <text:p>123,54</text:p>
          </table:table-cell>
          <table:table-cell office:value-type="float" office:value="-73.168" calcext:value-type="float">
            <text:p>-73,168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5" calcext:value-type="float">
            <text:p>3,45</text:p>
          </table:table-cell>
          <table:table-cell office:value-type="float" office:value="122.357" calcext:value-type="float">
            <text:p>122,357</text:p>
          </table:table-cell>
          <table:table-cell office:value-type="float" office:value="-73.241" calcext:value-type="float">
            <text:p>-73,24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67" calcext:value-type="float">
            <text:p>3,467</text:p>
          </table:table-cell>
          <table:table-cell office:value-type="float" office:value="121.112" calcext:value-type="float">
            <text:p>121,112</text:p>
          </table:table-cell>
          <table:table-cell office:value-type="float" office:value="-72.455" calcext:value-type="float">
            <text:p>-72,455</text:p>
          </table:table-cell>
          <table:table-cell table:number-columns-repeated="23"/>
        </table:table-row>
        <table:table-row table:style-name="ro1" table:visibility="collapse">
          <table:table-cell office:value-type="float" office:value="3.483" calcext:value-type="float">
            <text:p>3,483</text:p>
          </table:table-cell>
          <table:table-cell office:value-type="float" office:value="119.943" calcext:value-type="float">
            <text:p>119,943</text:p>
          </table:table-cell>
          <table:table-cell office:value-type="float" office:value="-72.181" calcext:value-type="float">
            <text:p>-72,1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" calcext:value-type="float">
            <text:p>3,5</text:p>
          </table:table-cell>
          <table:table-cell office:value-type="float" office:value="118.695" calcext:value-type="float">
            <text:p>118,695</text:p>
          </table:table-cell>
          <table:table-cell office:value-type="float" office:value="-71.433" calcext:value-type="float">
            <text:p>-71,43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17" calcext:value-type="float">
            <text:p>3,517</text:p>
          </table:table-cell>
          <table:table-cell office:value-type="float" office:value="117.496" calcext:value-type="float">
            <text:p>117,496</text:p>
          </table:table-cell>
          <table:table-cell office:value-type="float" office:value="-70.238" calcext:value-type="float">
            <text:p>-70,238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33" calcext:value-type="float">
            <text:p>3,533</text:p>
          </table:table-cell>
          <table:table-cell office:value-type="float" office:value="116.255" calcext:value-type="float">
            <text:p>116,255</text:p>
          </table:table-cell>
          <table:table-cell office:value-type="float" office:value="-69.596" calcext:value-type="float">
            <text:p>-69,59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5" calcext:value-type="float">
            <text:p>3,55</text:p>
          </table:table-cell>
          <table:table-cell office:value-type="float" office:value="115.172" calcext:value-type="float">
            <text:p>115,172</text:p>
          </table:table-cell>
          <table:table-cell office:value-type="float" office:value="-67.92" calcext:value-type="float">
            <text:p>-67,9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67" calcext:value-type="float">
            <text:p>3,567</text:p>
          </table:table-cell>
          <table:table-cell office:value-type="float" office:value="114.012" calcext:value-type="float">
            <text:p>114,012</text:p>
          </table:table-cell>
          <table:table-cell office:value-type="float" office:value="-66.763" calcext:value-type="float">
            <text:p>-66,76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583" calcext:value-type="float">
            <text:p>3,583</text:p>
          </table:table-cell>
          <table:table-cell office:value-type="float" office:value="112.946" calcext:value-type="float">
            <text:p>112,946</text:p>
          </table:table-cell>
          <table:table-cell office:value-type="float" office:value="-64.837" calcext:value-type="float">
            <text:p>-64,83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" calcext:value-type="float">
            <text:p>3,6</text:p>
          </table:table-cell>
          <table:table-cell office:value-type="float" office:value="111.857" calcext:value-type="float">
            <text:p>111,857</text:p>
          </table:table-cell>
          <table:table-cell office:value-type="float" office:value="-63.516" calcext:value-type="float">
            <text:p>-63,51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17" calcext:value-type="float">
            <text:p>3,617</text:p>
          </table:table-cell>
          <table:table-cell office:value-type="float" office:value="110.807" calcext:value-type="float">
            <text:p>110,807</text:p>
          </table:table-cell>
          <table:table-cell office:value-type="float" office:value="-61.09" calcext:value-type="float">
            <text:p>-61,0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33" calcext:value-type="float">
            <text:p>3,633</text:p>
          </table:table-cell>
          <table:table-cell office:value-type="float" office:value="109.806" calcext:value-type="float">
            <text:p>109,806</text:p>
          </table:table-cell>
          <table:table-cell office:value-type="float" office:value="-59.633" calcext:value-type="float">
            <text:p>-59,63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5" calcext:value-type="float">
            <text:p>3,65</text:p>
          </table:table-cell>
          <table:table-cell office:value-type="float" office:value="108.771" calcext:value-type="float">
            <text:p>108,771</text:p>
          </table:table-cell>
          <table:table-cell office:value-type="float" office:value="-57.561" calcext:value-type="float">
            <text:p>-57,56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67" calcext:value-type="float">
            <text:p>3,667</text:p>
          </table:table-cell>
          <table:table-cell office:value-type="float" office:value="108.007" calcext:value-type="float">
            <text:p>108,007</text:p>
          </table:table-cell>
          <table:table-cell office:value-type="float" office:value="-56.017" calcext:value-type="float">
            <text:p>-56,01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683" calcext:value-type="float">
            <text:p>3,683</text:p>
          </table:table-cell>
          <table:table-cell office:value-type="float" office:value="106.97" calcext:value-type="float">
            <text:p>106,97</text:p>
          </table:table-cell>
          <table:table-cell office:value-type="float" office:value="-53.871" calcext:value-type="float">
            <text:p>-53,87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" calcext:value-type="float">
            <text:p>3,7</text:p>
          </table:table-cell>
          <table:table-cell office:value-type="float" office:value="106.236" calcext:value-type="float">
            <text:p>106,236</text:p>
          </table:table-cell>
          <table:table-cell office:value-type="float" office:value="-52.041" calcext:value-type="float">
            <text:p>-52,04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17" calcext:value-type="float">
            <text:p>3,717</text:p>
          </table:table-cell>
          <table:table-cell office:value-type="float" office:value="105.31" calcext:value-type="float">
            <text:p>105,31</text:p>
          </table:table-cell>
          <table:table-cell office:value-type="float" office:value="-49.902" calcext:value-type="float">
            <text:p>-49,90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33" calcext:value-type="float">
            <text:p>3,733</text:p>
          </table:table-cell>
          <table:table-cell office:value-type="float" office:value="104.605" calcext:value-type="float">
            <text:p>104,605</text:p>
          </table:table-cell>
          <table:table-cell office:value-type="float" office:value="-48.403" calcext:value-type="float">
            <text:p>-48,40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5" calcext:value-type="float">
            <text:p>3,75</text:p>
          </table:table-cell>
          <table:table-cell office:value-type="float" office:value="103.758" calcext:value-type="float">
            <text:p>103,758</text:p>
          </table:table-cell>
          <table:table-cell office:value-type="float" office:value="-46.224" calcext:value-type="float">
            <text:p>-46,22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67" calcext:value-type="float">
            <text:p>3,767</text:p>
          </table:table-cell>
          <table:table-cell office:value-type="float" office:value="103.176" calcext:value-type="float">
            <text:p>103,176</text:p>
          </table:table-cell>
          <table:table-cell office:value-type="float" office:value="-44.6" calcext:value-type="float">
            <text:p>-44,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783" calcext:value-type="float">
            <text:p>3,783</text:p>
          </table:table-cell>
          <table:table-cell office:value-type="float" office:value="102.48" calcext:value-type="float">
            <text:p>102,48</text:p>
          </table:table-cell>
          <table:table-cell office:value-type="float" office:value="-42.505" calcext:value-type="float">
            <text:p>-42,505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" calcext:value-type="float">
            <text:p>3,8</text:p>
          </table:table-cell>
          <table:table-cell office:value-type="float" office:value="101.925" calcext:value-type="float">
            <text:p>101,925</text:p>
          </table:table-cell>
          <table:table-cell office:value-type="float" office:value="-40.856" calcext:value-type="float">
            <text:p>-40,85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17" calcext:value-type="float">
            <text:p>3,817</text:p>
          </table:table-cell>
          <table:table-cell office:value-type="float" office:value="101.27" calcext:value-type="float">
            <text:p>101,27</text:p>
          </table:table-cell>
          <table:table-cell office:value-type="float" office:value="-38.946" calcext:value-type="float">
            <text:p>-38,946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33" calcext:value-type="float">
            <text:p>3,833</text:p>
          </table:table-cell>
          <table:table-cell office:value-type="float" office:value="100.738" calcext:value-type="float">
            <text:p>100,738</text:p>
          </table:table-cell>
          <table:table-cell office:value-type="float" office:value="-36.981" calcext:value-type="float">
            <text:p>-36,9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5" calcext:value-type="float">
            <text:p>3,85</text:p>
          </table:table-cell>
          <table:table-cell office:value-type="float" office:value="100.149" calcext:value-type="float">
            <text:p>100,149</text:p>
          </table:table-cell>
          <table:table-cell office:value-type="float" office:value="-35.74" calcext:value-type="float">
            <text:p>-35,7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67" calcext:value-type="float">
            <text:p>3,867</text:p>
          </table:table-cell>
          <table:table-cell office:value-type="float" office:value="99.621" calcext:value-type="float">
            <text:p>99,621</text:p>
          </table:table-cell>
          <table:table-cell office:value-type="float" office:value="-33.743" calcext:value-type="float">
            <text:p>-33,74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883" calcext:value-type="float">
            <text:p>3,883</text:p>
          </table:table-cell>
          <table:table-cell office:value-type="float" office:value="99.038" calcext:value-type="float">
            <text:p>99,038</text:p>
          </table:table-cell>
          <table:table-cell office:value-type="float" office:value="-32.632" calcext:value-type="float">
            <text:p>-32,632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" calcext:value-type="float">
            <text:p>3,9</text:p>
          </table:table-cell>
          <table:table-cell office:value-type="float" office:value="98.604" calcext:value-type="float">
            <text:p>98,604</text:p>
          </table:table-cell>
          <table:table-cell office:value-type="float" office:value="-30.729" calcext:value-type="float">
            <text:p>-30,729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17" calcext:value-type="float">
            <text:p>3,917</text:p>
          </table:table-cell>
          <table:table-cell office:value-type="float" office:value="98.079" calcext:value-type="float">
            <text:p>98,079</text:p>
          </table:table-cell>
          <table:table-cell office:value-type="float" office:value="-29.581" calcext:value-type="float">
            <text:p>-29,581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33" calcext:value-type="float">
            <text:p>3,933</text:p>
          </table:table-cell>
          <table:table-cell office:value-type="float" office:value="97.689" calcext:value-type="float">
            <text:p>97,689</text:p>
          </table:table-cell>
          <table:table-cell office:value-type="float" office:value="-27.864" calcext:value-type="float">
            <text:p>-27,864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5" calcext:value-type="float">
            <text:p>3,95</text:p>
          </table:table-cell>
          <table:table-cell office:value-type="float" office:value="97.188" calcext:value-type="float">
            <text:p>97,188</text:p>
          </table:table-cell>
          <table:table-cell office:value-type="float" office:value="-26.97" calcext:value-type="float">
            <text:p>-26,97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67" calcext:value-type="float">
            <text:p>3,967</text:p>
          </table:table-cell>
          <table:table-cell office:value-type="float" office:value="96.824" calcext:value-type="float">
            <text:p>96,824</text:p>
          </table:table-cell>
          <table:table-cell office:value-type="float" office:value="-25.623" calcext:value-type="float">
            <text:p>-25,623</text:p>
          </table:table-cell>
          <table:table-cell table:number-columns-repeated="23"/>
        </table:table-row>
        <table:table-row table:style-name="ro1" table:visibility="collapse">
          <table:table-cell office:value-type="float" office:value="3.983" calcext:value-type="float">
            <text:p>3,983</text:p>
          </table:table-cell>
          <table:table-cell office:value-type="float" office:value="96.444" calcext:value-type="float">
            <text:p>96,444</text:p>
          </table:table-cell>
          <table:table-cell office:value-type="float" office:value="-24.564" calcext:value-type="float">
            <text:p>-24,564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.094" calcext:value-type="float">
            <text:p>96,094</text:p>
          </table:table-cell>
          <table:table-cell office:value-type="float" office:value="-23.297" calcext:value-type="float">
            <text:p>-23,297</text:p>
          </table:table-cell>
          <table:table-cell table:number-columns-repeated="23"/>
        </table:table-row>
        <table:table-row table:style-name="ro1">
          <table:table-cell office:value-type="float" office:value="4.017" calcext:value-type="float">
            <text:p>4,017</text:p>
          </table:table-cell>
          <table:table-cell office:value-type="float" office:value="95.722" calcext:value-type="float">
            <text:p>95,722</text:p>
          </table:table-cell>
          <table:table-cell office:value-type="float" office:value="-22.056" calcext:value-type="float">
            <text:p>-22,056</text:p>
          </table:table-cell>
          <table:table-cell table:number-columns-repeated="23"/>
        </table:table-row>
        <table:table-row table:style-name="ro1">
          <table:table-cell office:value-type="float" office:value="4.033" calcext:value-type="float">
            <text:p>4,033</text:p>
          </table:table-cell>
          <table:table-cell office:value-type="float" office:value="95.359" calcext:value-type="float">
            <text:p>95,359</text:p>
          </table:table-cell>
          <table:table-cell office:value-type="float" office:value="-20.944" calcext:value-type="float">
            <text:p>-20,944</text:p>
          </table:table-cell>
          <table:table-cell table:number-columns-repeated="23"/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95.067" calcext:value-type="float">
            <text:p>95,067</text:p>
          </table:table-cell>
          <table:table-cell office:value-type="float" office:value="-19.71" calcext:value-type="float">
            <text:p>-19,71</text:p>
          </table:table-cell>
          <table:table-cell table:number-columns-repeated="23"/>
        </table:table-row>
        <table:table-row table:style-name="ro1">
          <table:table-cell office:value-type="float" office:value="4.067" calcext:value-type="float">
            <text:p>4,067</text:p>
          </table:table-cell>
          <table:table-cell office:value-type="float" office:value="94.745" calcext:value-type="float">
            <text:p>94,745</text:p>
          </table:table-cell>
          <table:table-cell office:value-type="float" office:value="-18.549" calcext:value-type="float">
            <text:p>-18,549</text:p>
          </table:table-cell>
          <table:table-cell table:number-columns-repeated="23"/>
        </table:table-row>
        <table:table-row table:style-name="ro1">
          <table:table-cell office:value-type="float" office:value="4.083" calcext:value-type="float">
            <text:p>4,083</text:p>
          </table:table-cell>
          <table:table-cell office:value-type="float" office:value="94.47" calcext:value-type="float">
            <text:p>94,47</text:p>
          </table:table-cell>
          <table:table-cell office:value-type="float" office:value="-17.531" calcext:value-type="float">
            <text:p>-17,531</text:p>
          </table:table-cell>
          <table:table-cell table:number-columns-repeated="23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94.186" calcext:value-type="float">
            <text:p>94,186</text:p>
          </table:table-cell>
          <table:table-cell office:value-type="float" office:value="-16.486" calcext:value-type="float">
            <text:p>-16,486</text:p>
          </table:table-cell>
          <table:table-cell table:number-columns-repeated="23"/>
        </table:table-row>
        <table:table-row table:style-name="ro1">
          <table:table-cell office:value-type="float" office:value="4.117" calcext:value-type="float">
            <text:p>4,117</text:p>
          </table:table-cell>
          <table:table-cell office:value-type="float" office:value="93.939" calcext:value-type="float">
            <text:p>93,939</text:p>
          </table:table-cell>
          <table:table-cell office:value-type="float" office:value="-15.57" calcext:value-type="float">
            <text:p>-15,57</text:p>
          </table:table-cell>
          <table:table-cell table:number-columns-repeated="23"/>
        </table:table-row>
        <table:table-row table:style-name="ro1">
          <table:table-cell office:value-type="float" office:value="4.133" calcext:value-type="float">
            <text:p>4,133</text:p>
          </table:table-cell>
          <table:table-cell office:value-type="float" office:value="93.737" calcext:value-type="float">
            <text:p>93,737</text:p>
          </table:table-cell>
          <table:table-cell office:value-type="float" office:value="-14.704" calcext:value-type="float">
            <text:p>-14,704</text:p>
          </table:table-cell>
          <table:table-cell table:number-columns-repeated="23"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93.505" calcext:value-type="float">
            <text:p>93,505</text:p>
          </table:table-cell>
          <table:table-cell office:value-type="float" office:value="-13.81" calcext:value-type="float">
            <text:p>-13,81</text:p>
          </table:table-cell>
          <table:table-cell table:number-columns-repeated="23"/>
        </table:table-row>
        <table:table-row table:style-name="ro1">
          <table:table-cell office:value-type="float" office:value="4.167" calcext:value-type="float">
            <text:p>4,167</text:p>
          </table:table-cell>
          <table:table-cell office:value-type="float" office:value="93.386" calcext:value-type="float">
            <text:p>93,386</text:p>
          </table:table-cell>
          <table:table-cell office:value-type="float" office:value="-13.352" calcext:value-type="float">
            <text:p>-13,352</text:p>
          </table:table-cell>
          <table:table-cell table:number-columns-repeated="23"/>
        </table:table-row>
        <table:table-row table:style-name="ro1">
          <table:table-cell office:value-type="float" office:value="4.183" calcext:value-type="float">
            <text:p>4,183</text:p>
          </table:table-cell>
          <table:table-cell office:value-type="float" office:value="93.168" calcext:value-type="float">
            <text:p>93,168</text:p>
          </table:table-cell>
          <table:table-cell office:value-type="float" office:value="-12.619" calcext:value-type="float">
            <text:p>-12,619</text:p>
          </table:table-cell>
          <table:table-cell table:number-columns-repeated="2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93.051" calcext:value-type="float">
            <text:p>93,051</text:p>
          </table:table-cell>
          <table:table-cell office:value-type="float" office:value="-12.118" calcext:value-type="float">
            <text:p>-12,118</text:p>
          </table:table-cell>
          <table:table-cell table:number-columns-repeated="23"/>
        </table:table-row>
        <table:table-row table:style-name="ro1">
          <table:table-cell office:value-type="float" office:value="4.217" calcext:value-type="float">
            <text:p>4,217</text:p>
          </table:table-cell>
          <table:table-cell office:value-type="float" office:value="92.855" calcext:value-type="float">
            <text:p>92,855</text:p>
          </table:table-cell>
          <table:table-cell office:value-type="float" office:value="-11.316" calcext:value-type="float">
            <text:p>-11,316</text:p>
          </table:table-cell>
          <table:table-cell table:number-columns-repeated="23"/>
        </table:table-row>
        <table:table-row table:style-name="ro1">
          <table:table-cell office:value-type="float" office:value="4.233" calcext:value-type="float">
            <text:p>4,233</text:p>
          </table:table-cell>
          <table:table-cell office:value-type="float" office:value="92.761" calcext:value-type="float">
            <text:p>92,761</text:p>
          </table:table-cell>
          <table:table-cell office:value-type="float" office:value="-10.991" calcext:value-type="float">
            <text:p>-10,991</text:p>
          </table:table-cell>
          <table:table-cell table:number-columns-repeated="23"/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92.584" calcext:value-type="float">
            <text:p>92,584</text:p>
          </table:table-cell>
          <table:table-cell office:value-type="float" office:value="-10.254" calcext:value-type="float">
            <text:p>-10,254</text:p>
          </table:table-cell>
          <table:table-cell table:number-columns-repeated="23"/>
        </table:table-row>
        <table:table-row table:style-name="ro1">
          <table:table-cell office:value-type="float" office:value="4.267" calcext:value-type="float">
            <text:p>4,267</text:p>
          </table:table-cell>
          <table:table-cell office:value-type="float" office:value="92.499" calcext:value-type="float">
            <text:p>92,499</text:p>
          </table:table-cell>
          <table:table-cell office:value-type="float" office:value="-9.717" calcext:value-type="float">
            <text:p>-9,717</text:p>
          </table:table-cell>
          <table:table-cell table:number-columns-repeated="23"/>
        </table:table-row>
        <table:table-row table:style-name="ro1">
          <table:table-cell office:value-type="float" office:value="4.283" calcext:value-type="float">
            <text:p>4,283</text:p>
          </table:table-cell>
          <table:table-cell office:value-type="float" office:value="92.287" calcext:value-type="float">
            <text:p>92,287</text:p>
          </table:table-cell>
          <table:table-cell office:value-type="float" office:value="-9.045" calcext:value-type="float">
            <text:p>-9,045</text:p>
          </table:table-cell>
          <table:table-cell table:number-columns-repeated="23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92.221" calcext:value-type="float">
            <text:p>92,221</text:p>
          </table:table-cell>
          <table:table-cell office:value-type="float" office:value="-8.712" calcext:value-type="float">
            <text:p>-8,712</text:p>
          </table:table-cell>
          <table:table-cell table:number-columns-repeated="23"/>
        </table:table-row>
        <table:table-row table:style-name="ro1">
          <table:table-cell office:value-type="float" office:value="4.317" calcext:value-type="float">
            <text:p>4,317</text:p>
          </table:table-cell>
          <table:table-cell office:value-type="float" office:value="91.994" calcext:value-type="float">
            <text:p>91,994</text:p>
          </table:table-cell>
          <table:table-cell office:value-type="float" office:value="-8.266" calcext:value-type="float">
            <text:p>-8,266</text:p>
          </table:table-cell>
          <table:table-cell table:number-columns-repeated="23"/>
        </table:table-row>
        <table:table-row table:style-name="ro1">
          <table:table-cell office:value-type="float" office:value="4.333" calcext:value-type="float">
            <text:p>4,333</text:p>
          </table:table-cell>
          <table:table-cell office:value-type="float" office:value="91.887" calcext:value-type="float">
            <text:p>91,887</text:p>
          </table:table-cell>
          <table:table-cell office:value-type="float" office:value="-7.939" calcext:value-type="float">
            <text:p>-7,939</text:p>
          </table:table-cell>
          <table:table-cell table:number-columns-repeated="23"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91.683" calcext:value-type="float">
            <text:p>91,683</text:p>
          </table:table-cell>
          <table:table-cell office:value-type="float" office:value="-7.727" calcext:value-type="float">
            <text:p>-7,727</text:p>
          </table:table-cell>
          <table:table-cell table:number-columns-repeated="23"/>
        </table:table-row>
        <table:table-row table:style-name="ro1">
          <table:table-cell office:value-type="float" office:value="4.367" calcext:value-type="float">
            <text:p>4,367</text:p>
          </table:table-cell>
          <table:table-cell office:value-type="float" office:value="91.587" calcext:value-type="float">
            <text:p>91,587</text:p>
          </table:table-cell>
          <table:table-cell office:value-type="float" office:value="-7.403" calcext:value-type="float">
            <text:p>-7,403</text:p>
          </table:table-cell>
          <table:table-cell table:number-columns-repeated="23"/>
        </table:table-row>
        <table:table-row table:style-name="ro1">
          <table:table-cell office:value-type="float" office:value="4.383" calcext:value-type="float">
            <text:p>4,383</text:p>
          </table:table-cell>
          <table:table-cell office:value-type="float" office:value="91.403" calcext:value-type="float">
            <text:p>91,403</text:p>
          </table:table-cell>
          <table:table-cell office:value-type="float" office:value="-7.185" calcext:value-type="float">
            <text:p>-7,185</text:p>
          </table:table-cell>
          <table:table-cell table:number-columns-repeated="23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91.327" calcext:value-type="float">
            <text:p>91,327</text:p>
          </table:table-cell>
          <table:table-cell office:value-type="float" office:value="-7.037" calcext:value-type="float">
            <text:p>-7,037</text:p>
          </table:table-cell>
          <table:table-cell table:number-columns-repeated="23"/>
        </table:table-row>
        <table:table-row table:style-name="ro1">
          <table:table-cell office:value-type="float" office:value="4.417" calcext:value-type="float">
            <text:p>4,417</text:p>
          </table:table-cell>
          <table:table-cell office:value-type="float" office:value="91.231" calcext:value-type="float">
            <text:p>91,231</text:p>
          </table:table-cell>
          <table:table-cell office:value-type="float" office:value="-6.901" calcext:value-type="float">
            <text:p>-6,901</text:p>
          </table:table-cell>
          <table:table-cell table:number-columns-repeated="23"/>
        </table:table-row>
        <table:table-row table:style-name="ro1">
          <table:table-cell office:value-type="float" office:value="4.433" calcext:value-type="float">
            <text:p>4,433</text:p>
          </table:table-cell>
          <table:table-cell office:value-type="float" office:value="91.171" calcext:value-type="float">
            <text:p>91,171</text:p>
          </table:table-cell>
          <table:table-cell office:value-type="float" office:value="-6.743" calcext:value-type="float">
            <text:p>-6,743</text:p>
          </table:table-cell>
          <table:table-cell table:number-columns-repeated="23"/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91.035" calcext:value-type="float">
            <text:p>91,035</text:p>
          </table:table-cell>
          <table:table-cell office:value-type="float" office:value="-6.798" calcext:value-type="float">
            <text:p>-6,798</text:p>
          </table:table-cell>
          <table:table-cell table:number-columns-repeated="23"/>
        </table:table-row>
        <table:table-row table:style-name="ro1">
          <table:table-cell office:value-type="float" office:value="4.467" calcext:value-type="float">
            <text:p>4,467</text:p>
          </table:table-cell>
          <table:table-cell office:value-type="float" office:value="90.981" calcext:value-type="float">
            <text:p>90,981</text:p>
          </table:table-cell>
          <table:table-cell office:value-type="float" office:value="-6.649" calcext:value-type="float">
            <text:p>-6,649</text:p>
          </table:table-cell>
          <table:table-cell table:number-columns-repeated="23"/>
        </table:table-row>
        <table:table-row table:style-name="ro1">
          <table:table-cell office:value-type="float" office:value="4.483" calcext:value-type="float">
            <text:p>4,483</text:p>
          </table:table-cell>
          <table:table-cell office:value-type="float" office:value="90.859" calcext:value-type="float">
            <text:p>90,859</text:p>
          </table:table-cell>
          <table:table-cell office:value-type="float" office:value="-6.706" calcext:value-type="float">
            <text:p>-6,706</text:p>
          </table:table-cell>
          <table:table-cell table:number-columns-repeated="2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90.81" calcext:value-type="float">
            <text:p>90,81</text:p>
          </table:table-cell>
          <table:table-cell office:value-type="float" office:value="-6.43" calcext:value-type="float">
            <text:p>-6,43</text:p>
          </table:table-cell>
          <table:table-cell table:number-columns-repeated="23"/>
        </table:table-row>
        <table:table-row table:style-name="ro1">
          <table:table-cell office:value-type="float" office:value="4.517" calcext:value-type="float">
            <text:p>4,517</text:p>
          </table:table-cell>
          <table:table-cell office:value-type="float" office:value="90.7" calcext:value-type="float">
            <text:p>90,7</text:p>
          </table:table-cell>
          <table:table-cell office:value-type="float" office:value="-6.341" calcext:value-type="float">
            <text:p>-6,341</text:p>
          </table:table-cell>
          <table:table-cell table:number-columns-repeated="23"/>
        </table:table-row>
        <table:table-row table:style-name="ro1">
          <table:table-cell office:value-type="float" office:value="4.533" calcext:value-type="float">
            <text:p>4,533</text:p>
          </table:table-cell>
          <table:table-cell office:value-type="float" office:value="90.656" calcext:value-type="float">
            <text:p>90,656</text:p>
          </table:table-cell>
          <table:table-cell office:value-type="float" office:value="-6.243" calcext:value-type="float">
            <text:p>-6,243</text:p>
          </table:table-cell>
          <table:table-cell table:number-columns-repeated="23"/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90.509" calcext:value-type="float">
            <text:p>90,509</text:p>
          </table:table-cell>
          <table:table-cell office:value-type="float" office:value="-6.163" calcext:value-type="float">
            <text:p>-6,163</text:p>
          </table:table-cell>
          <table:table-cell table:number-columns-repeated="23"/>
        </table:table-row>
        <table:table-row table:style-name="ro1">
          <table:table-cell office:value-type="float" office:value="4.567" calcext:value-type="float">
            <text:p>4,567</text:p>
          </table:table-cell>
          <table:table-cell office:value-type="float" office:value="90.46" calcext:value-type="float">
            <text:p>90,46</text:p>
          </table:table-cell>
          <table:table-cell office:value-type="float" office:value="-6.075" calcext:value-type="float">
            <text:p>-6,075</text:p>
          </table:table-cell>
          <table:table-cell table:number-columns-repeated="23"/>
        </table:table-row>
        <table:table-row table:style-name="ro1">
          <table:table-cell office:value-type="float" office:value="4.583" calcext:value-type="float">
            <text:p>4,583</text:p>
          </table:table-cell>
          <table:table-cell office:value-type="float" office:value="90.336" calcext:value-type="float">
            <text:p>90,336</text:p>
          </table:table-cell>
          <table:table-cell office:value-type="float" office:value="-6.033" calcext:value-type="float">
            <text:p>-6,033</text:p>
          </table:table-cell>
          <table:table-cell table:number-columns-repeated="23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90.233" calcext:value-type="float">
            <text:p>90,233</text:p>
          </table:table-cell>
          <table:table-cell office:value-type="float" office:value="-6.163" calcext:value-type="float">
            <text:p>-6,163</text:p>
          </table:table-cell>
          <table:table-cell table:number-columns-repeated="23"/>
        </table:table-row>
        <table:table-row table:style-name="ro1">
          <table:table-cell office:value-type="float" office:value="4.617" calcext:value-type="float">
            <text:p>4,617</text:p>
          </table:table-cell>
          <table:table-cell office:value-type="float" office:value="90.07" calcext:value-type="float">
            <text:p>90,07</text:p>
          </table:table-cell>
          <table:table-cell office:value-type="float" office:value="-6.151" calcext:value-type="float">
            <text:p>-6,151</text:p>
          </table:table-cell>
          <table:table-cell table:number-columns-repeated="23"/>
        </table:table-row>
        <table:table-row table:style-name="ro1">
          <table:table-cell office:value-type="float" office:value="4.633" calcext:value-type="float">
            <text:p>4,633</text:p>
          </table:table-cell>
          <table:table-cell office:value-type="float" office:value="89.986" calcext:value-type="float">
            <text:p>89,986</text:p>
          </table:table-cell>
          <table:table-cell office:value-type="float" office:value="-6.119" calcext:value-type="float">
            <text:p>-6,119</text:p>
          </table:table-cell>
          <table:table-cell table:number-columns-repeated="23"/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89.85" calcext:value-type="float">
            <text:p>89,85</text:p>
          </table:table-cell>
          <table:table-cell office:value-type="float" office:value="-6.108" calcext:value-type="float">
            <text:p>-6,108</text:p>
          </table:table-cell>
          <table:table-cell table:number-columns-repeated="23"/>
        </table:table-row>
        <table:table-row table:style-name="ro1">
          <table:table-cell office:value-type="float" office:value="4.667" calcext:value-type="float">
            <text:p>4,667</text:p>
          </table:table-cell>
          <table:table-cell office:value-type="float" office:value="89.774" calcext:value-type="float">
            <text:p>89,774</text:p>
          </table:table-cell>
          <table:table-cell office:value-type="float" office:value="-6.078" calcext:value-type="float">
            <text:p>-6,078</text:p>
          </table:table-cell>
          <table:table-cell table:number-columns-repeated="23"/>
        </table:table-row>
        <table:table-row table:style-name="ro1">
          <table:table-cell office:value-type="float" office:value="4.683" calcext:value-type="float">
            <text:p>4,683</text:p>
          </table:table-cell>
          <table:table-cell office:value-type="float" office:value="89.602" calcext:value-type="float">
            <text:p>89,602</text:p>
          </table:table-cell>
          <table:table-cell office:value-type="float" office:value="-6.069" calcext:value-type="float">
            <text:p>-6,069</text:p>
          </table:table-cell>
          <table:table-cell table:number-columns-repeated="2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89.533" calcext:value-type="float">
            <text:p>89,533</text:p>
          </table:table-cell>
          <table:table-cell office:value-type="float" office:value="-6.042" calcext:value-type="float">
            <text:p>-6,042</text:p>
          </table:table-cell>
          <table:table-cell table:number-columns-repeated="23"/>
        </table:table-row>
        <table:table-row table:style-name="ro1">
          <table:table-cell office:value-type="float" office:value="4.717" calcext:value-type="float">
            <text:p>4,717</text:p>
          </table:table-cell>
          <table:table-cell office:value-type="float" office:value="89.378" calcext:value-type="float">
            <text:p>89,378</text:p>
          </table:table-cell>
          <table:table-cell office:value-type="float" office:value="-6.033" calcext:value-type="float">
            <text:p>-6,033</text:p>
          </table:table-cell>
          <table:table-cell table:number-columns-repeated="23"/>
        </table:table-row>
        <table:table-row table:style-name="ro1">
          <table:table-cell office:value-type="float" office:value="4.733" calcext:value-type="float">
            <text:p>4,733</text:p>
          </table:table-cell>
          <table:table-cell office:value-type="float" office:value="89.316" calcext:value-type="float">
            <text:p>89,316</text:p>
          </table:table-cell>
          <table:table-cell office:value-type="float" office:value="-5.867" calcext:value-type="float">
            <text:p>-5,867</text:p>
          </table:table-cell>
          <table:table-cell table:number-columns-repeated="23"/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9.177" calcext:value-type="float">
            <text:p>89,177</text:p>
          </table:table-cell>
          <table:table-cell office:value-type="float" office:value="-5.83" calcext:value-type="float">
            <text:p>-5,83</text:p>
          </table:table-cell>
          <table:table-cell table:number-columns-repeated="23"/>
        </table:table-row>
        <table:table-row table:style-name="ro1">
          <table:table-cell office:value-type="float" office:value="4.767" calcext:value-type="float">
            <text:p>4,767</text:p>
          </table:table-cell>
          <table:table-cell office:value-type="float" office:value="89.121" calcext:value-type="float">
            <text:p>89,121</text:p>
          </table:table-cell>
          <table:table-cell office:value-type="float" office:value="-5.705" calcext:value-type="float">
            <text:p>-5,705</text:p>
          </table:table-cell>
          <table:table-cell table:number-columns-repeated="23"/>
        </table:table-row>
        <table:table-row table:style-name="ro1">
          <table:table-cell office:value-type="float" office:value="4.783" calcext:value-type="float">
            <text:p>4,783</text:p>
          </table:table-cell>
          <table:table-cell office:value-type="float" office:value="88.996" calcext:value-type="float">
            <text:p>88,996</text:p>
          </table:table-cell>
          <table:table-cell office:value-type="float" office:value="-5.493" calcext:value-type="float">
            <text:p>-5,493</text:p>
          </table:table-cell>
          <table:table-cell table:number-columns-repeated="23"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88.945" calcext:value-type="float">
            <text:p>88,945</text:p>
          </table:table-cell>
          <table:table-cell office:value-type="float" office:value="-5.403" calcext:value-type="float">
            <text:p>-5,403</text:p>
          </table:table-cell>
          <table:table-cell table:number-columns-repeated="23"/>
        </table:table-row>
        <table:table-row table:style-name="ro1">
          <table:table-cell office:value-type="float" office:value="4.817" calcext:value-type="float">
            <text:p>4,817</text:p>
          </table:table-cell>
          <table:table-cell office:value-type="float" office:value="88.832" calcext:value-type="float">
            <text:p>88,832</text:p>
          </table:table-cell>
          <table:table-cell office:value-type="float" office:value="-5.237" calcext:value-type="float">
            <text:p>-5,237</text:p>
          </table:table-cell>
          <table:table-cell table:number-columns-repeated="23"/>
        </table:table-row>
        <table:table-row table:style-name="ro1">
          <table:table-cell office:value-type="float" office:value="4.833" calcext:value-type="float">
            <text:p>4,833</text:p>
          </table:table-cell>
          <table:table-cell office:value-type="float" office:value="88.787" calcext:value-type="float">
            <text:p>88,787</text:p>
          </table:table-cell>
          <table:table-cell office:value-type="float" office:value="-5.154" calcext:value-type="float">
            <text:p>-5,154</text:p>
          </table:table-cell>
          <table:table-cell table:number-columns-repeated="23"/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88.686" calcext:value-type="float">
            <text:p>88,686</text:p>
          </table:table-cell>
          <table:table-cell office:value-type="float" office:value="-4.975" calcext:value-type="float">
            <text:p>-4,975</text:p>
          </table:table-cell>
          <table:table-cell table:number-columns-repeated="23"/>
        </table:table-row>
        <table:table-row table:style-name="ro1">
          <table:table-cell office:value-type="float" office:value="4.867" calcext:value-type="float">
            <text:p>4,867</text:p>
          </table:table-cell>
          <table:table-cell office:value-type="float" office:value="88.645" calcext:value-type="float">
            <text:p>88,645</text:p>
          </table:table-cell>
          <table:table-cell office:value-type="float" office:value="-4.75" calcext:value-type="float">
            <text:p>-4,75</text:p>
          </table:table-cell>
          <table:table-cell table:number-columns-repeated="23"/>
        </table:table-row>
        <table:table-row table:style-name="ro1">
          <table:table-cell office:value-type="float" office:value="4.883" calcext:value-type="float">
            <text:p>4,883</text:p>
          </table:table-cell>
          <table:table-cell office:value-type="float" office:value="88.554" calcext:value-type="float">
            <text:p>88,554</text:p>
          </table:table-cell>
          <table:table-cell office:value-type="float" office:value="-4.414" calcext:value-type="float">
            <text:p>-4,414</text:p>
          </table:table-cell>
          <table:table-cell table:number-columns-repeated="23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88.517" calcext:value-type="float">
            <text:p>88,517</text:p>
          </table:table-cell>
          <table:table-cell office:value-type="float" office:value="-4.035" calcext:value-type="float">
            <text:p>-4,035</text:p>
          </table:table-cell>
          <table:table-cell table:number-columns-repeated="23"/>
        </table:table-row>
        <table:table-row table:style-name="ro1">
          <table:table-cell office:value-type="float" office:value="4.917" calcext:value-type="float">
            <text:p>4,917</text:p>
          </table:table-cell>
          <table:table-cell office:value-type="float" office:value="88.435" calcext:value-type="float">
            <text:p>88,435</text:p>
          </table:table-cell>
          <table:table-cell office:value-type="float" office:value="-3.702" calcext:value-type="float">
            <text:p>-3,702</text:p>
          </table:table-cell>
          <table:table-cell table:number-columns-repeated="23"/>
        </table:table-row>
        <table:table-row table:style-name="ro1">
          <table:table-cell office:value-type="float" office:value="4.933" calcext:value-type="float">
            <text:p>4,933</text:p>
          </table:table-cell>
          <table:table-cell office:value-type="float" office:value="88.402" calcext:value-type="float">
            <text:p>88,402</text:p>
          </table:table-cell>
          <table:table-cell office:value-type="float" office:value="-3.361" calcext:value-type="float">
            <text:p>-3,361</text:p>
          </table:table-cell>
          <table:table-cell table:number-columns-repeated="23"/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88.27" calcext:value-type="float">
            <text:p>88,27</text:p>
          </table:table-cell>
          <table:table-cell office:value-type="float" office:value="-3.005" calcext:value-type="float">
            <text:p>-3,005</text:p>
          </table:table-cell>
          <table:table-cell table:number-columns-repeated="23"/>
        </table:table-row>
        <table:table-row table:style-name="ro1">
          <table:table-cell office:value-type="float" office:value="4.967" calcext:value-type="float">
            <text:p>4,967</text:p>
          </table:table-cell>
          <table:table-cell office:value-type="float" office:value="88.24" calcext:value-type="float">
            <text:p>88,24</text:p>
          </table:table-cell>
          <table:table-cell office:value-type="float" office:value="-2.667" calcext:value-type="float">
            <text:p>-2,667</text:p>
          </table:table-cell>
          <table:table-cell table:number-columns-repeated="23"/>
        </table:table-row>
        <table:table-row table:style-name="ro1">
          <table:table-cell office:value-type="float" office:value="4.983" calcext:value-type="float">
            <text:p>4,983</text:p>
          </table:table-cell>
          <table:table-cell office:value-type="float" office:value="88.132" calcext:value-type="float">
            <text:p>88,132</text:p>
          </table:table-cell>
          <table:table-cell office:value-type="float" office:value="-2.411" calcext:value-type="float">
            <text:p>-2,41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.115" calcext:value-type="float">
            <text:p>88,115</text:p>
          </table:table-cell>
          <table:table-cell office:value-type="float" office:value="-2.107" calcext:value-type="float">
            <text:p>-2,107</text:p>
          </table:table-cell>
          <table:table-cell table:number-columns-repeated="2"/>
          <table:table-cell table:style-name="ce9" office:value-type="string" calcext:value-type="string" table:number-columns-spanned="3" table:number-rows-spanned="5">
            <text:p>Tsit</text:p>
          </table:table-cell>
          <table:covered-table-cell table:style-name="ce10"/>
          <table:covered-table-cell/>
          <table:table-cell table:style-name="ce9" office:value-type="float" office:value="5.9" calcext:value-type="float" table:number-columns-spanned="1" table:number-rows-spanned="5">
            <text:p>5,9</text:p>
          </table:table-cell>
          <table:table-cell table:style-name="ce9" office:value-type="float" office:value="10.983" calcext:value-type="float" table:number-columns-spanned="1" table:number-rows-spanned="5">
            <text:p>10,983</text:p>
          </table:table-cell>
          <table:table-cell table:style-name="ce9" office:value-type="float" office:value="15.867" calcext:value-type="float" table:number-columns-spanned="1" table:number-rows-spanned="5">
            <text:p>15,867</text:p>
          </table:table-cell>
          <table:table-cell table:style-name="ce9" office:value-type="string" calcext:value-type="string" table:number-columns-spanned="1" table:number-rows-spanned="5">
            <text:p>[s]</text:p>
          </table:table-cell>
          <table:table-cell table:number-columns-repeated="14"/>
        </table:table-row>
        <table:table-row table:style-name="ro1">
          <table:table-cell office:value-type="float" office:value="5.017" calcext:value-type="float">
            <text:p>5,017</text:p>
          </table:table-cell>
          <table:table-cell office:value-type="float" office:value="88.018" calcext:value-type="float">
            <text:p>88,018</text:p>
          </table:table-cell>
          <table:table-cell office:value-type="float" office:value="-2.086" calcext:value-type="float">
            <text:p>-2,086</text:p>
          </table:table-cell>
          <table:table-cell table:number-columns-repeated="2"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33" calcext:value-type="float">
            <text:p>5,033</text:p>
          </table:table-cell>
          <table:table-cell office:value-type="float" office:value="88.062" calcext:value-type="float">
            <text:p>88,062</text:p>
          </table:table-cell>
          <table:table-cell office:value-type="float" office:value="-1.813" calcext:value-type="float">
            <text:p>-1,813</text:p>
          </table:table-cell>
          <table:table-cell table:number-columns-repeated="2"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88.033" calcext:value-type="float">
            <text:p>88,033</text:p>
          </table:table-cell>
          <table:table-cell office:value-type="float" office:value="-1.794" calcext:value-type="float">
            <text:p>-1,794</text:p>
          </table:table-cell>
          <table:table-cell table:number-columns-repeated="2"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67" calcext:value-type="float">
            <text:p>5,067</text:p>
          </table:table-cell>
          <table:table-cell office:value-type="float" office:value="88.082" calcext:value-type="float">
            <text:p>88,082</text:p>
          </table:table-cell>
          <table:table-cell office:value-type="float" office:value="-1.417" calcext:value-type="float">
            <text:p>-1,417</text:p>
          </table:table-cell>
          <table:table-cell table:number-columns-repeated="2"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083" calcext:value-type="float">
            <text:p>5,083</text:p>
          </table:table-cell>
          <table:table-cell office:value-type="float" office:value="88.056" calcext:value-type="float">
            <text:p>88,056</text:p>
          </table:table-cell>
          <table:table-cell office:value-type="float" office:value="-1.368" calcext:value-type="float">
            <text:p>-1,368</text:p>
          </table:table-cell>
          <table:table-cell table:number-columns-repeated="23"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88.119" calcext:value-type="float">
            <text:p>88,119</text:p>
          </table:table-cell>
          <table:table-cell office:value-type="float" office:value="-0.998" calcext:value-type="float">
            <text:p>-0,998</text:p>
          </table:table-cell>
          <table:table-cell table:number-columns-repeated="23"/>
        </table:table-row>
        <table:table-row table:style-name="ro1">
          <table:table-cell office:value-type="float" office:value="5.117" calcext:value-type="float">
            <text:p>5,117</text:p>
          </table:table-cell>
          <table:table-cell office:value-type="float" office:value="88.106" calcext:value-type="float">
            <text:p>88,106</text:p>
          </table:table-cell>
          <table:table-cell office:value-type="float" office:value="-0.954" calcext:value-type="float">
            <text:p>-0,954</text:p>
          </table:table-cell>
          <table:table-cell table:number-columns-repeated="23"/>
        </table:table-row>
        <table:table-row table:style-name="ro1">
          <table:table-cell office:value-type="float" office:value="5.133" calcext:value-type="float">
            <text:p>5,133</text:p>
          </table:table-cell>
          <table:table-cell office:value-type="float" office:value="88.142" calcext:value-type="float">
            <text:p>88,142</text:p>
          </table:table-cell>
          <table:table-cell office:value-type="float" office:value="-0.446" calcext:value-type="float">
            <text:p>-0,44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88.13" calcext:value-type="float">
            <text:p>88,13</text:p>
          </table:table-cell>
          <table:table-cell office:value-type="float" office:value="-0.407" calcext:value-type="float">
            <text:p>-0,407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167" calcext:value-type="float">
            <text:p>5,167</text:p>
          </table:table-cell>
          <table:table-cell office:value-type="float" office:value="88.092" calcext:value-type="float">
            <text:p>88,092</text:p>
          </table:table-cell>
          <table:table-cell office:value-type="float" office:value="0.159" calcext:value-type="float">
            <text:p>0,15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183" calcext:value-type="float">
            <text:p>5,183</text:p>
          </table:table-cell>
          <table:table-cell office:value-type="float" office:value="88.081" calcext:value-type="float">
            <text:p>88,081</text:p>
          </table:table-cell>
          <table:table-cell office:value-type="float" office:value="0.014" calcext:value-type="float">
            <text:p>0,01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88.047" calcext:value-type="float">
            <text:p>88,047</text:p>
          </table:table-cell>
          <table:table-cell office:value-type="float" office:value="0.523" calcext:value-type="float">
            <text:p>0,523</text:p>
          </table:table-cell>
          <table:table-cell table:style-name="ce3"/>
          <table:table-cell/>
          <table:table-cell table:style-name="ce9" office:value-type="string" calcext:value-type="string" table:number-columns-spanned="3" table:number-rows-spanned="5">
            <text:p>Tstand</text:p>
          </table:table-cell>
          <table:covered-table-cell table:style-name="ce10"/>
          <table:covered-table-cell/>
          <table:table-cell table:style-name="ce9" office:value-type="float" office:value="7.967" calcext:value-type="float" table:number-columns-spanned="1" table:number-rows-spanned="5">
            <text:p>7,967</text:p>
          </table:table-cell>
          <table:table-cell table:style-name="ce9" office:value-type="float" office:value="12.75" calcext:value-type="float" table:number-columns-spanned="1" table:number-rows-spanned="5">
            <text:p>12,75</text:p>
          </table:table-cell>
          <table:table-cell table:style-name="ce9" office:value-type="float" office:value="17.05" calcext:value-type="float" table:number-columns-spanned="1" table:number-rows-spanned="5">
            <text:p>17,05</text:p>
          </table:table-cell>
          <table:table-cell table:style-name="ce9" office:value-type="string" calcext:value-type="string" table:number-columns-spanned="1" table:number-rows-spanned="5">
            <text:p>[s]</text:p>
          </table:table-cell>
          <table:table-cell table:number-columns-repeated="14"/>
        </table:table-row>
        <table:table-row table:style-name="ro1">
          <table:table-cell office:value-type="float" office:value="5.217" calcext:value-type="float">
            <text:p>5,217</text:p>
          </table:table-cell>
          <table:table-cell office:value-type="float" office:value="88.081" calcext:value-type="float">
            <text:p>88,081</text:p>
          </table:table-cell>
          <table:table-cell office:value-type="float" office:value="0.249" calcext:value-type="float">
            <text:p>0,249</text:p>
          </table:table-cell>
          <table:table-cell table:style-name="ce3"/>
          <table:table-cell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33" calcext:value-type="float">
            <text:p>5,233</text:p>
          </table:table-cell>
          <table:table-cell office:value-type="float" office:value="88.061" calcext:value-type="float">
            <text:p>88,061</text:p>
          </table:table-cell>
          <table:table-cell office:value-type="float" office:value="0.445" calcext:value-type="float">
            <text:p>0,445</text:p>
          </table:table-cell>
          <table:table-cell table:style-name="ce3"/>
          <table:table-cell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8.102" calcext:value-type="float">
            <text:p>88,102</text:p>
          </table:table-cell>
          <table:table-cell office:value-type="float" office:value="0.015" calcext:value-type="float">
            <text:p>0,015</text:p>
          </table:table-cell>
          <table:table-cell table:style-name="ce3"/>
          <table:table-cell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67" calcext:value-type="float">
            <text:p>5,267</text:p>
          </table:table-cell>
          <table:table-cell office:value-type="float" office:value="88.084" calcext:value-type="float">
            <text:p>88,084</text:p>
          </table:table-cell>
          <table:table-cell office:value-type="float" office:value="0.159" calcext:value-type="float">
            <text:p>0,159</text:p>
          </table:table-cell>
          <table:table-cell table:style-name="ce3"/>
          <table:table-cell/>
          <table:covered-table-cell table:number-columns-repeated="2" table:style-name="ce10"/>
          <table:covered-table-cell table:number-columns-repeated="5"/>
          <table:table-cell table:number-columns-repeated="14"/>
        </table:table-row>
        <table:table-row table:style-name="ro1">
          <table:table-cell office:value-type="float" office:value="5.283" calcext:value-type="float">
            <text:p>5,283</text:p>
          </table:table-cell>
          <table:table-cell office:value-type="float" office:value="88.121" calcext:value-type="float">
            <text:p>88,121</text:p>
          </table:table-cell>
          <table:table-cell office:value-type="float" office:value="-0.461" calcext:value-type="float">
            <text:p>-0,46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88.104" calcext:value-type="float">
            <text:p>88,104</text:p>
          </table:table-cell>
          <table:table-cell office:value-type="float" office:value="-0.396" calcext:value-type="float">
            <text:p>-0,396</text:p>
          </table:table-cell>
          <table:table-cell table:style-name="ce3"/>
          <table:table-cell/>
          <table:table-cell table:style-name="ce9" office:value-type="string" calcext:value-type="string" table:number-columns-spanned="3" table:number-rows-spanned="5">
            <text:p>Tdif</text:p>
          </table:table-cell>
          <table:covered-table-cell table:number-columns-repeated="2"/>
          <table:table-cell table:style-name="ce9" table:formula="of:=[.I314]-[.I302]" office:value-type="float" office:value="2.067" calcext:value-type="float" table:number-columns-spanned="1" table:number-rows-spanned="5">
            <text:p>2,067</text:p>
          </table:table-cell>
          <table:table-cell table:style-name="ce9" table:formula="of:=[.J314]-[.J302]" office:value-type="float" office:value="1.767" calcext:value-type="float" table:number-columns-spanned="1" table:number-rows-spanned="5">
            <text:p>1,767</text:p>
          </table:table-cell>
          <table:table-cell table:style-name="ce9" table:formula="of:=[.K314]-[.K302]" office:value-type="float" office:value="1.183" calcext:value-type="float" table:number-columns-spanned="1" table:number-rows-spanned="5">
            <text:p>1,183</text:p>
          </table:table-cell>
          <table:table-cell table:style-name="ce9" office:value-type="string" calcext:value-type="string" table:number-columns-spanned="1" table:number-rows-spanned="5">
            <text:p>[s]</text:p>
          </table:table-cell>
          <table:table-cell/>
          <table:table-cell table:style-name="ce9" office:value-type="string" calcext:value-type="string" table:number-columns-spanned="3" table:number-rows-spanned="5">
            <text:p>Tdif Prom</text:p>
          </table:table-cell>
          <table:covered-table-cell table:number-columns-repeated="2"/>
          <table:table-cell table:style-name="ce9" office:value-type="float" office:value="1.9" calcext:value-type="float" table:number-columns-spanned="3" table:number-rows-spanned="5">
            <text:p>1,9</text:p>
          </table:table-cell>
          <table:covered-table-cell table:number-columns-repeated="2"/>
          <table:table-cell table:style-name="ce9" office:value-type="string" calcext:value-type="string" table:number-columns-spanned="1" table:number-rows-spanned="5">
            <text:p>[s]</text:p>
          </table:table-cell>
          <table:table-cell table:number-columns-repeated="6"/>
        </table:table-row>
        <table:table-row table:style-name="ro1">
          <table:table-cell office:value-type="float" office:value="5.317" calcext:value-type="float">
            <text:p>5,317</text:p>
          </table:table-cell>
          <table:table-cell office:value-type="float" office:value="88.185" calcext:value-type="float">
            <text:p>88,185</text:p>
          </table:table-cell>
          <table:table-cell office:value-type="float" office:value="-0.975" calcext:value-type="float">
            <text:p>-0,975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33" calcext:value-type="float">
            <text:p>5,333</text:p>
          </table:table-cell>
          <table:table-cell office:value-type="float" office:value="88.12" calcext:value-type="float">
            <text:p>88,12</text:p>
          </table:table-cell>
          <table:table-cell office:value-type="float" office:value="-0.594" calcext:value-type="float">
            <text:p>-0,594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88.193" calcext:value-type="float">
            <text:p>88,193</text:p>
          </table:table-cell>
          <table:table-cell office:value-type="float" office:value="-0.905" calcext:value-type="float">
            <text:p>-0,905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67" calcext:value-type="float">
            <text:p>5,367</text:p>
          </table:table-cell>
          <table:table-cell office:value-type="float" office:value="88.145" calcext:value-type="float">
            <text:p>88,145</text:p>
          </table:table-cell>
          <table:table-cell office:value-type="float" office:value="-0.562" calcext:value-type="float">
            <text:p>-0,562</text:p>
          </table:table-cell>
          <table:table-cell table:style-name="ce3"/>
          <table:table-cell/>
          <table:covered-table-cell table:number-columns-repeated="7"/>
          <table:table-cell/>
          <table:covered-table-cell table:number-columns-repeated="7"/>
          <table:table-cell table:number-columns-repeated="6"/>
        </table:table-row>
        <table:table-row table:style-name="ro1">
          <table:table-cell office:value-type="float" office:value="5.383" calcext:value-type="float">
            <text:p>5,383</text:p>
          </table:table-cell>
          <table:table-cell office:value-type="float" office:value="88.181" calcext:value-type="float">
            <text:p>88,181</text:p>
          </table:table-cell>
          <table:table-cell office:value-type="float" office:value="-0.699" calcext:value-type="float">
            <text:p>-0,6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88.087" calcext:value-type="float">
            <text:p>88,087</text:p>
          </table:table-cell>
          <table:table-cell office:value-type="float" office:value="-0.044" calcext:value-type="float">
            <text:p>-0,04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417" calcext:value-type="float">
            <text:p>5,417</text:p>
          </table:table-cell>
          <table:table-cell office:value-type="float" office:value="88.11" calcext:value-type="float">
            <text:p>88,11</text:p>
          </table:table-cell>
          <table:table-cell office:value-type="float" office:value="-0.049" calcext:value-type="float">
            <text:p>-0,049</text:p>
          </table:table-cell>
          <table:table-cell table:style-name="ce3"/>
          <table:table-cell table:number-columns-repeated="22"/>
        </table:table-row>
        <table:table-row table:style-name="ro2">
          <table:table-cell office:value-type="float" office:value="5.433" calcext:value-type="float">
            <text:p>5,433</text:p>
          </table:table-cell>
          <table:table-cell office:value-type="float" office:value="87.966" calcext:value-type="float">
            <text:p>87,966</text:p>
          </table:table-cell>
          <table:table-cell office:value-type="float" office:value="0.655" calcext:value-type="float">
            <text:p>0,655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Pmean</text:p>
          </table:table-cell>
          <table:covered-table-cell/>
          <table:covered-table-cell table:style-name="ce11"/>
          <table:table-cell table:style-name="ce12" table:formula="of:=2.733 - 6.228 * [.Q320] + 18.224 * [.N328]" office:value-type="float" office:value="-0.899399999999998" calcext:value-type="float" table:number-columns-spanned="2" table:number-rows-spanned="1">
            <text:p>-0,899399999999998</text:p>
          </table:table-cell>
          <table:covered-table-cell/>
          <table:table-cell table:style-name="ce13" office:value-type="string" calcext:value-type="string">
            <text:p>[W/Kg]</text:p>
          </table:table-cell>
          <table:table-cell/>
          <table:table-cell table:style-name="ce13" office:value-type="string" calcext:value-type="string">
            <text:p>Fl</text:p>
          </table:table-cell>
          <table:table-cell table:style-name="ce9" office:value-type="float" office:value="0.45" calcext:value-type="float" table:number-columns-spanned="3" table:number-rows-spanned="1">
            <text:p>0,45</text:p>
          </table:table-cell>
          <table:covered-table-cell table:number-columns-repeated="2" table:style-name="ce13"/>
          <table:table-cell table:style-name="ce13" office:value-type="string" calcext:value-type="string">
            <text:p>[m]</text:p>
          </table:table-cell>
          <table:table-cell table:number-columns-repeated="9"/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87.974" calcext:value-type="float">
            <text:p>87,974</text:p>
          </table:table-cell>
          <table:table-cell office:value-type="float" office:value="0.8" calcext:value-type="float">
            <text:p>0,8</text:p>
          </table:table-cell>
          <table:table-cell table:number-columns-repeated="23"/>
        </table:table-row>
        <table:table-row table:style-name="ro1">
          <table:table-cell office:value-type="float" office:value="5.467" calcext:value-type="float">
            <text:p>5,467</text:p>
          </table:table-cell>
          <table:table-cell office:value-type="float" office:value="87.817" calcext:value-type="float">
            <text:p>87,817</text:p>
          </table:table-cell>
          <table:table-cell office:value-type="float" office:value="1.245" calcext:value-type="float">
            <text:p>1,245</text:p>
          </table:table-cell>
          <table:table-cell table:number-columns-repeated="23"/>
        </table:table-row>
        <table:table-row table:style-name="ro1">
          <table:table-cell office:value-type="float" office:value="5.483" calcext:value-type="float">
            <text:p>5,483</text:p>
          </table:table-cell>
          <table:table-cell office:value-type="float" office:value="87.932" calcext:value-type="float">
            <text:p>87,932</text:p>
          </table:table-cell>
          <table:table-cell office:value-type="float" office:value="1.301" calcext:value-type="float">
            <text:p>1,301</text:p>
          </table:table-cell>
          <table:table-cell table:number-columns-repeated="2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7.79" calcext:value-type="float">
            <text:p>87,79</text:p>
          </table:table-cell>
          <table:table-cell office:value-type="float" office:value="1.739" calcext:value-type="float">
            <text:p>1,739</text:p>
          </table:table-cell>
          <table:table-cell table:number-columns-repeated="23"/>
        </table:table-row>
        <table:table-row table:style-name="ro1">
          <table:table-cell office:value-type="float" office:value="5.517" calcext:value-type="float">
            <text:p>5,517</text:p>
          </table:table-cell>
          <table:table-cell office:value-type="float" office:value="87.894" calcext:value-type="float">
            <text:p>87,894</text:p>
          </table:table-cell>
          <table:table-cell office:value-type="float" office:value="1.785" calcext:value-type="float">
            <text:p>1,785</text:p>
          </table:table-cell>
          <table:table-cell table:number-columns-repeated="23"/>
        </table:table-row>
        <table:table-row table:style-name="ro1">
          <table:table-cell office:value-type="float" office:value="5.533" calcext:value-type="float">
            <text:p>5,533</text:p>
          </table:table-cell>
          <table:table-cell office:value-type="float" office:value="87.814" calcext:value-type="float">
            <text:p>87,814</text:p>
          </table:table-cell>
          <table:table-cell office:value-type="float" office:value="1.99" calcext:value-type="float">
            <text:p>1,99</text:p>
          </table:table-cell>
          <table:table-cell table:number-columns-repeated="23"/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88.067" calcext:value-type="float">
            <text:p>88,067</text:p>
          </table:table-cell>
          <table:table-cell office:value-type="float" office:value="1.812" calcext:value-type="float">
            <text:p>1,812</text:p>
          </table:table-cell>
          <table:table-cell table:number-columns-repeated="23"/>
        </table:table-row>
        <table:table-row table:style-name="ro1">
          <table:table-cell office:value-type="float" office:value="5.567" calcext:value-type="float">
            <text:p>5,567</text:p>
          </table:table-cell>
          <table:table-cell office:value-type="float" office:value="88.045" calcext:value-type="float">
            <text:p>88,045</text:p>
          </table:table-cell>
          <table:table-cell office:value-type="float" office:value="1.711" calcext:value-type="float">
            <text:p>1,711</text:p>
          </table:table-cell>
          <table:table-cell table:number-columns-repeated="23"/>
        </table:table-row>
        <table:table-row table:style-name="ro1">
          <table:table-cell office:value-type="float" office:value="5.583" calcext:value-type="float">
            <text:p>5,583</text:p>
          </table:table-cell>
          <table:table-cell office:value-type="float" office:value="88.32" calcext:value-type="float">
            <text:p>88,32</text:p>
          </table:table-cell>
          <table:table-cell office:value-type="float" office:value="1.6" calcext:value-type="float">
            <text:p>1,6</text:p>
          </table:table-cell>
          <table:table-cell table:number-columns-repeated="23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88.35" calcext:value-type="float">
            <text:p>88,35</text:p>
          </table:table-cell>
          <table:table-cell office:value-type="float" office:value="1.549" calcext:value-type="float">
            <text:p>1,549</text:p>
          </table:table-cell>
          <table:table-cell table:number-columns-repeated="23"/>
        </table:table-row>
        <table:table-row table:style-name="ro1">
          <table:table-cell office:value-type="float" office:value="5.617" calcext:value-type="float">
            <text:p>5,617</text:p>
          </table:table-cell>
          <table:table-cell office:value-type="float" office:value="88.536" calcext:value-type="float">
            <text:p>88,536</text:p>
          </table:table-cell>
          <table:table-cell office:value-type="float" office:value="1.436" calcext:value-type="float">
            <text:p>1,436</text:p>
          </table:table-cell>
          <table:table-cell table:number-columns-repeated="23"/>
        </table:table-row>
        <table:table-row table:style-name="ro1">
          <table:table-cell office:value-type="float" office:value="5.633" calcext:value-type="float">
            <text:p>5,633</text:p>
          </table:table-cell>
          <table:table-cell office:value-type="float" office:value="88.538" calcext:value-type="float">
            <text:p>88,538</text:p>
          </table:table-cell>
          <table:table-cell office:value-type="float" office:value="1.325" calcext:value-type="float">
            <text:p>1,325</text:p>
          </table:table-cell>
          <table:table-cell table:number-columns-repeated="23"/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88.765" calcext:value-type="float">
            <text:p>88,765</text:p>
          </table:table-cell>
          <table:table-cell office:value-type="float" office:value="1.234" calcext:value-type="float">
            <text:p>1,234</text:p>
          </table:table-cell>
          <table:table-cell table:number-columns-repeated="23"/>
        </table:table-row>
        <table:table-row table:style-name="ro1">
          <table:table-cell office:value-type="float" office:value="5.667" calcext:value-type="float">
            <text:p>5,667</text:p>
          </table:table-cell>
          <table:table-cell office:value-type="float" office:value="88.715" calcext:value-type="float">
            <text:p>88,715</text:p>
          </table:table-cell>
          <table:table-cell office:value-type="float" office:value="0.988" calcext:value-type="float">
            <text:p>0,988</text:p>
          </table:table-cell>
          <table:table-cell table:number-columns-repeated="23"/>
        </table:table-row>
        <table:table-row table:style-name="ro1">
          <table:table-cell office:value-type="float" office:value="5.683" calcext:value-type="float">
            <text:p>5,683</text:p>
          </table:table-cell>
          <table:table-cell office:value-type="float" office:value="88.856" calcext:value-type="float">
            <text:p>88,856</text:p>
          </table:table-cell>
          <table:table-cell office:value-type="float" office:value="0.877" calcext:value-type="float">
            <text:p>0,877</text:p>
          </table:table-cell>
          <table:table-cell table:number-columns-repeated="23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88.749" calcext:value-type="float">
            <text:p>88,749</text:p>
          </table:table-cell>
          <table:table-cell office:value-type="float" office:value="0.551" calcext:value-type="float">
            <text:p>0,551</text:p>
          </table:table-cell>
          <table:table-cell table:number-columns-repeated="23"/>
        </table:table-row>
        <table:table-row table:style-name="ro1">
          <table:table-cell office:value-type="float" office:value="5.717" calcext:value-type="float">
            <text:p>5,717</text:p>
          </table:table-cell>
          <table:table-cell office:value-type="float" office:value="88.751" calcext:value-type="float">
            <text:p>88,751</text:p>
          </table:table-cell>
          <table:table-cell office:value-type="float" office:value="0.374" calcext:value-type="float">
            <text:p>0,37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33" calcext:value-type="float">
            <text:p>5,733</text:p>
          </table:table-cell>
          <table:table-cell office:value-type="float" office:value="88.621" calcext:value-type="float">
            <text:p>88,621</text:p>
          </table:table-cell>
          <table:table-cell office:value-type="float" office:value="-0.398" calcext:value-type="float">
            <text:p>-0,39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8.626" calcext:value-type="float">
            <text:p>88,626</text:p>
          </table:table-cell>
          <table:table-cell office:value-type="float" office:value="-0.355" calcext:value-type="float">
            <text:p>-0,355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67" calcext:value-type="float">
            <text:p>5,767</text:p>
          </table:table-cell>
          <table:table-cell office:value-type="float" office:value="88.445" calcext:value-type="float">
            <text:p>88,445</text:p>
          </table:table-cell>
          <table:table-cell office:value-type="float" office:value="-1.227" calcext:value-type="float">
            <text:p>-1,227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783" calcext:value-type="float">
            <text:p>5,783</text:p>
          </table:table-cell>
          <table:table-cell office:value-type="float" office:value="88.416" calcext:value-type="float">
            <text:p>88,416</text:p>
          </table:table-cell>
          <table:table-cell office:value-type="float" office:value="-1.306" calcext:value-type="float">
            <text:p>-1,30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88.228" calcext:value-type="float">
            <text:p>88,228</text:p>
          </table:table-cell>
          <table:table-cell office:value-type="float" office:value="-1.903" calcext:value-type="float">
            <text:p>-1,90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17" calcext:value-type="float">
            <text:p>5,817</text:p>
          </table:table-cell>
          <table:table-cell office:value-type="float" office:value="88.262" calcext:value-type="float">
            <text:p>88,262</text:p>
          </table:table-cell>
          <table:table-cell office:value-type="float" office:value="-1.899" calcext:value-type="float">
            <text:p>-1,8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33" calcext:value-type="float">
            <text:p>5,833</text:p>
          </table:table-cell>
          <table:table-cell office:value-type="float" office:value="88.083" calcext:value-type="float">
            <text:p>88,083</text:p>
          </table:table-cell>
          <table:table-cell office:value-type="float" office:value="-2.249" calcext:value-type="float">
            <text:p>-2,24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88.078" calcext:value-type="float">
            <text:p>88,078</text:p>
          </table:table-cell>
          <table:table-cell office:value-type="float" office:value="-1.944" calcext:value-type="float">
            <text:p>-1,944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67" calcext:value-type="float">
            <text:p>5,867</text:p>
          </table:table-cell>
          <table:table-cell office:value-type="float" office:value="87.939" calcext:value-type="float">
            <text:p>87,939</text:p>
          </table:table-cell>
          <table:table-cell office:value-type="float" office:value="-1.739" calcext:value-type="float">
            <text:p>-1,73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883" calcext:value-type="float">
            <text:p>5,883</text:p>
          </table:table-cell>
          <table:table-cell office:value-type="float" office:value="87.934" calcext:value-type="float">
            <text:p>87,934</text:p>
          </table:table-cell>
          <table:table-cell office:value-type="float" office:value="-0.899" calcext:value-type="float">
            <text:p>-0,8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87.926" calcext:value-type="float">
            <text:p>87,926</text:p>
          </table:table-cell>
          <table:table-cell office:value-type="float" office:value="0.127" calcext:value-type="float">
            <text:p>0,127</text:p>
          </table:table-cell>
          <table:table-cell table:style-name="ce3"/>
          <table:table-cell table:style-name="ce5" table:number-columns-repeated="11"/>
          <table:table-cell table:number-columns-repeated="11"/>
        </table:table-row>
        <table:table-row table:style-name="ro1">
          <table:table-cell office:value-type="float" office:value="5.917" calcext:value-type="float">
            <text:p>5,917</text:p>
          </table:table-cell>
          <table:table-cell office:value-type="float" office:value="87.911" calcext:value-type="float">
            <text:p>87,911</text:p>
          </table:table-cell>
          <table:table-cell office:value-type="float" office:value="1.206" calcext:value-type="float">
            <text:p>1,206</text:p>
          </table:table-cell>
          <table:table-cell table:number-columns-repeated="23"/>
        </table:table-row>
        <table:table-row table:style-name="ro1">
          <table:table-cell office:value-type="float" office:value="5.933" calcext:value-type="float">
            <text:p>5,933</text:p>
          </table:table-cell>
          <table:table-cell office:value-type="float" office:value="87.915" calcext:value-type="float">
            <text:p>87,915</text:p>
          </table:table-cell>
          <table:table-cell office:value-type="float" office:value="2.322" calcext:value-type="float">
            <text:p>2,322</text:p>
          </table:table-cell>
          <table:table-cell table:number-columns-repeated="23"/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87.902" calcext:value-type="float">
            <text:p>87,902</text:p>
          </table:table-cell>
          <table:table-cell office:value-type="float" office:value="3.533" calcext:value-type="float">
            <text:p>3,533</text:p>
          </table:table-cell>
          <table:table-cell table:number-columns-repeated="23"/>
        </table:table-row>
        <table:table-row table:style-name="ro1">
          <table:table-cell office:value-type="float" office:value="5.967" calcext:value-type="float">
            <text:p>5,967</text:p>
          </table:table-cell>
          <table:table-cell office:value-type="float" office:value="87.905" calcext:value-type="float">
            <text:p>87,905</text:p>
          </table:table-cell>
          <table:table-cell office:value-type="float" office:value="4.686" calcext:value-type="float">
            <text:p>4,686</text:p>
          </table:table-cell>
          <table:table-cell table:number-columns-repeated="23"/>
        </table:table-row>
        <table:table-row table:style-name="ro1">
          <table:table-cell office:value-type="float" office:value="5.983" calcext:value-type="float">
            <text:p>5,983</text:p>
          </table:table-cell>
          <table:table-cell office:value-type="float" office:value="88.015" calcext:value-type="float">
            <text:p>88,015</text:p>
          </table:table-cell>
          <table:table-cell office:value-type="float" office:value="6.413" calcext:value-type="float">
            <text:p>6,413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.067" calcext:value-type="float">
            <text:p>88,067</text:p>
          </table:table-cell>
          <table:table-cell office:value-type="float" office:value="7.79" calcext:value-type="float">
            <text:p>7,79</text:p>
          </table:table-cell>
          <table:table-cell table:number-columns-repeated="23"/>
        </table:table-row>
        <table:table-row table:style-name="ro1">
          <table:table-cell office:value-type="float" office:value="6.017" calcext:value-type="float">
            <text:p>6,017</text:p>
          </table:table-cell>
          <table:table-cell office:value-type="float" office:value="88.277" calcext:value-type="float">
            <text:p>88,277</text:p>
          </table:table-cell>
          <table:table-cell office:value-type="float" office:value="10.047" calcext:value-type="float">
            <text:p>10,047</text:p>
          </table:table-cell>
          <table:table-cell table:number-columns-repeated="23"/>
        </table:table-row>
        <table:table-row table:style-name="ro1">
          <table:table-cell office:value-type="float" office:value="6.033" calcext:value-type="float">
            <text:p>6,033</text:p>
          </table:table-cell>
          <table:table-cell office:value-type="float" office:value="88.449" calcext:value-type="float">
            <text:p>88,449</text:p>
          </table:table-cell>
          <table:table-cell office:value-type="float" office:value="12.05" calcext:value-type="float">
            <text:p>12,05</text:p>
          </table:table-cell>
          <table:table-cell table:number-columns-repeated="23"/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88.794" calcext:value-type="float">
            <text:p>88,794</text:p>
          </table:table-cell>
          <table:table-cell office:value-type="float" office:value="14.481" calcext:value-type="float">
            <text:p>14,481</text:p>
          </table:table-cell>
          <table:table-cell table:number-columns-repeated="23"/>
        </table:table-row>
        <table:table-row table:style-name="ro1">
          <table:table-cell office:value-type="float" office:value="6.067" calcext:value-type="float">
            <text:p>6,067</text:p>
          </table:table-cell>
          <table:table-cell office:value-type="float" office:value="89.022" calcext:value-type="float">
            <text:p>89,022</text:p>
          </table:table-cell>
          <table:table-cell office:value-type="float" office:value="17.013" calcext:value-type="float">
            <text:p>17,013</text:p>
          </table:table-cell>
          <table:table-cell table:number-columns-repeated="23"/>
        </table:table-row>
        <table:table-row table:style-name="ro1">
          <table:table-cell office:value-type="float" office:value="6.083" calcext:value-type="float">
            <text:p>6,083</text:p>
          </table:table-cell>
          <table:table-cell office:value-type="float" office:value="89.4" calcext:value-type="float">
            <text:p>89,4</text:p>
          </table:table-cell>
          <table:table-cell office:value-type="float" office:value="19.351" calcext:value-type="float">
            <text:p>19,351</text:p>
          </table:table-cell>
          <table:table-cell table:number-columns-repeated="23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89.622" calcext:value-type="float">
            <text:p>89,622</text:p>
          </table:table-cell>
          <table:table-cell office:value-type="float" office:value="22.036" calcext:value-type="float">
            <text:p>22,036</text:p>
          </table:table-cell>
          <table:table-cell table:number-columns-repeated="23"/>
        </table:table-row>
        <table:table-row table:style-name="ro1">
          <table:table-cell office:value-type="float" office:value="6.117" calcext:value-type="float">
            <text:p>6,117</text:p>
          </table:table-cell>
          <table:table-cell office:value-type="float" office:value="89.978" calcext:value-type="float">
            <text:p>89,978</text:p>
          </table:table-cell>
          <table:table-cell office:value-type="float" office:value="24.476" calcext:value-type="float">
            <text:p>24,476</text:p>
          </table:table-cell>
          <table:table-cell table:number-columns-repeated="23"/>
        </table:table-row>
        <table:table-row table:style-name="ro1">
          <table:table-cell office:value-type="float" office:value="6.133" calcext:value-type="float">
            <text:p>6,133</text:p>
          </table:table-cell>
          <table:table-cell office:value-type="float" office:value="90.366" calcext:value-type="float">
            <text:p>90,366</text:p>
          </table:table-cell>
          <table:table-cell office:value-type="float" office:value="27.257" calcext:value-type="float">
            <text:p>27,257</text:p>
          </table:table-cell>
          <table:table-cell table:number-columns-repeated="23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90.858" calcext:value-type="float">
            <text:p>90,858</text:p>
          </table:table-cell>
          <table:table-cell office:value-type="float" office:value="30.153" calcext:value-type="float">
            <text:p>30,153</text:p>
          </table:table-cell>
          <table:table-cell table:number-columns-repeated="23"/>
        </table:table-row>
        <table:table-row table:style-name="ro1">
          <table:table-cell office:value-type="float" office:value="6.167" calcext:value-type="float">
            <text:p>6,167</text:p>
          </table:table-cell>
          <table:table-cell office:value-type="float" office:value="91.432" calcext:value-type="float">
            <text:p>91,432</text:p>
          </table:table-cell>
          <table:table-cell office:value-type="float" office:value="32.496" calcext:value-type="float">
            <text:p>32,496</text:p>
          </table:table-cell>
          <table:table-cell table:number-columns-repeated="23"/>
        </table:table-row>
        <table:table-row table:style-name="ro1">
          <table:table-cell office:value-type="float" office:value="6.183" calcext:value-type="float">
            <text:p>6,183</text:p>
          </table:table-cell>
          <table:table-cell office:value-type="float" office:value="92.094" calcext:value-type="float">
            <text:p>92,094</text:p>
          </table:table-cell>
          <table:table-cell office:value-type="float" office:value="35.659" calcext:value-type="float">
            <text:p>35,659</text:p>
          </table:table-cell>
          <table:table-cell table:number-columns-repeated="23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92.766" calcext:value-type="float">
            <text:p>92,766</text:p>
          </table:table-cell>
          <table:table-cell office:value-type="float" office:value="37.845" calcext:value-type="float">
            <text:p>37,845</text:p>
          </table:table-cell>
          <table:table-cell table:number-columns-repeated="23"/>
        </table:table-row>
        <table:table-row table:style-name="ro1">
          <table:table-cell office:value-type="float" office:value="6.217" calcext:value-type="float">
            <text:p>6,217</text:p>
          </table:table-cell>
          <table:table-cell office:value-type="float" office:value="93.605" calcext:value-type="float">
            <text:p>93,605</text:p>
          </table:table-cell>
          <table:table-cell office:value-type="float" office:value="40.52" calcext:value-type="float">
            <text:p>40,52</text:p>
          </table:table-cell>
          <table:table-cell table:number-columns-repeated="23"/>
        </table:table-row>
        <table:table-row table:style-name="ro1">
          <table:table-cell office:value-type="float" office:value="6.233" calcext:value-type="float">
            <text:p>6,233</text:p>
          </table:table-cell>
          <table:table-cell office:value-type="float" office:value="94.376" calcext:value-type="float">
            <text:p>94,376</text:p>
          </table:table-cell>
          <table:table-cell office:value-type="float" office:value="42.542" calcext:value-type="float">
            <text:p>42,542</text:p>
          </table:table-cell>
          <table:table-cell table:number-columns-repeated="23"/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5.257" calcext:value-type="float">
            <text:p>95,257</text:p>
          </table:table-cell>
          <table:table-cell office:value-type="float" office:value="45.256" calcext:value-type="float">
            <text:p>45,256</text:p>
          </table:table-cell>
          <table:table-cell table:number-columns-repeated="23"/>
        </table:table-row>
        <table:table-row table:style-name="ro1">
          <table:table-cell office:value-type="float" office:value="6.267" calcext:value-type="float">
            <text:p>6,267</text:p>
          </table:table-cell>
          <table:table-cell office:value-type="float" office:value="96.074" calcext:value-type="float">
            <text:p>96,074</text:p>
          </table:table-cell>
          <table:table-cell office:value-type="float" office:value="47.553" calcext:value-type="float">
            <text:p>47,553</text:p>
          </table:table-cell>
          <table:table-cell table:number-columns-repeated="23"/>
        </table:table-row>
        <table:table-row table:style-name="ro1">
          <table:table-cell office:value-type="float" office:value="6.283" calcext:value-type="float">
            <text:p>6,283</text:p>
          </table:table-cell>
          <table:table-cell office:value-type="float" office:value="96.988" calcext:value-type="float">
            <text:p>96,988</text:p>
          </table:table-cell>
          <table:table-cell office:value-type="float" office:value="50.712" calcext:value-type="float">
            <text:p>50,712</text:p>
          </table:table-cell>
          <table:table-cell table:number-columns-repeated="23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97.956" calcext:value-type="float">
            <text:p>97,956</text:p>
          </table:table-cell>
          <table:table-cell office:value-type="float" office:value="53.932" calcext:value-type="float">
            <text:p>53,932</text:p>
          </table:table-cell>
          <table:table-cell table:number-columns-repeated="23"/>
        </table:table-row>
        <table:table-row table:style-name="ro1">
          <table:table-cell office:value-type="float" office:value="6.317" calcext:value-type="float">
            <text:p>6,317</text:p>
          </table:table-cell>
          <table:table-cell office:value-type="float" office:value="98.848" calcext:value-type="float">
            <text:p>98,848</text:p>
          </table:table-cell>
          <table:table-cell office:value-type="float" office:value="57.144" calcext:value-type="float">
            <text:p>57,144</text:p>
          </table:table-cell>
          <table:table-cell table:number-columns-repeated="23"/>
        </table:table-row>
        <table:table-row table:style-name="ro1">
          <table:table-cell office:value-type="float" office:value="6.333" calcext:value-type="float">
            <text:p>6,333</text:p>
          </table:table-cell>
          <table:table-cell office:value-type="float" office:value="99.953" calcext:value-type="float">
            <text:p>99,953</text:p>
          </table:table-cell>
          <table:table-cell office:value-type="float" office:value="60.382" calcext:value-type="float">
            <text:p>60,382</text:p>
          </table:table-cell>
          <table:table-cell table:number-columns-repeated="23"/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100.891" calcext:value-type="float">
            <text:p>100,891</text:p>
          </table:table-cell>
          <table:table-cell office:value-type="float" office:value="62.978" calcext:value-type="float">
            <text:p>62,978</text:p>
          </table:table-cell>
          <table:table-cell table:number-columns-repeated="23"/>
        </table:table-row>
        <table:table-row table:style-name="ro1">
          <table:table-cell office:value-type="float" office:value="6.367" calcext:value-type="float">
            <text:p>6,367</text:p>
          </table:table-cell>
          <table:table-cell office:value-type="float" office:value="101.956" calcext:value-type="float">
            <text:p>101,956</text:p>
          </table:table-cell>
          <table:table-cell office:value-type="float" office:value="66.44" calcext:value-type="float">
            <text:p>66,44</text:p>
          </table:table-cell>
          <table:table-cell table:number-columns-repeated="23"/>
        </table:table-row>
        <table:table-row table:style-name="ro1">
          <table:table-cell office:value-type="float" office:value="6.383" calcext:value-type="float">
            <text:p>6,383</text:p>
          </table:table-cell>
          <table:table-cell office:value-type="float" office:value="102.974" calcext:value-type="float">
            <text:p>102,974</text:p>
          </table:table-cell>
          <table:table-cell office:value-type="float" office:value="68.746" calcext:value-type="float">
            <text:p>68,746</text:p>
          </table:table-cell>
          <table:table-cell table:number-columns-repeated="23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104.108" calcext:value-type="float">
            <text:p>104,108</text:p>
          </table:table-cell>
          <table:table-cell office:value-type="float" office:value="71.985" calcext:value-type="float">
            <text:p>71,985</text:p>
          </table:table-cell>
          <table:table-cell table:number-columns-repeated="23"/>
        </table:table-row>
        <table:table-row table:style-name="ro1">
          <table:table-cell office:value-type="float" office:value="6.417" calcext:value-type="float">
            <text:p>6,417</text:p>
          </table:table-cell>
          <table:table-cell office:value-type="float" office:value="105.251" calcext:value-type="float">
            <text:p>105,251</text:p>
          </table:table-cell>
          <table:table-cell office:value-type="float" office:value="74.358" calcext:value-type="float">
            <text:p>74,358</text:p>
          </table:table-cell>
          <table:table-cell table:number-columns-repeated="23"/>
        </table:table-row>
        <table:table-row table:style-name="ro1">
          <table:table-cell office:value-type="float" office:value="6.433" calcext:value-type="float">
            <text:p>6,433</text:p>
          </table:table-cell>
          <table:table-cell office:value-type="float" office:value="106.526" calcext:value-type="float">
            <text:p>106,526</text:p>
          </table:table-cell>
          <table:table-cell office:value-type="float" office:value="77.426" calcext:value-type="float">
            <text:p>77,426</text:p>
          </table:table-cell>
          <table:table-cell table:number-columns-repeated="23"/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07.956" calcext:value-type="float">
            <text:p>107,956</text:p>
          </table:table-cell>
          <table:table-cell office:value-type="float" office:value="79.687" calcext:value-type="float">
            <text:p>79,687</text:p>
          </table:table-cell>
          <table:table-cell table:number-columns-repeated="23"/>
        </table:table-row>
        <table:table-row table:style-name="ro1">
          <table:table-cell office:value-type="float" office:value="6.467" calcext:value-type="float">
            <text:p>6,467</text:p>
          </table:table-cell>
          <table:table-cell office:value-type="float" office:value="109.414" calcext:value-type="float">
            <text:p>109,414</text:p>
          </table:table-cell>
          <table:table-cell office:value-type="float" office:value="82.854" calcext:value-type="float">
            <text:p>82,854</text:p>
          </table:table-cell>
          <table:table-cell table:number-columns-repeated="23"/>
        </table:table-row>
        <table:table-row table:style-name="ro1">
          <table:table-cell office:value-type="float" office:value="6.483" calcext:value-type="float">
            <text:p>6,483</text:p>
          </table:table-cell>
          <table:table-cell office:value-type="float" office:value="110.985" calcext:value-type="float">
            <text:p>110,985</text:p>
          </table:table-cell>
          <table:table-cell office:value-type="float" office:value="84.683" calcext:value-type="float">
            <text:p>84,683</text:p>
          </table:table-cell>
          <table:table-cell table:number-columns-repeated="2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12.425" calcext:value-type="float">
            <text:p>112,425</text:p>
          </table:table-cell>
          <table:table-cell office:value-type="float" office:value="87.817" calcext:value-type="float">
            <text:p>87,817</text:p>
          </table:table-cell>
          <table:table-cell table:number-columns-repeated="23"/>
        </table:table-row>
        <table:table-row table:style-name="ro1">
          <table:table-cell office:value-type="float" office:value="6.517" calcext:value-type="float">
            <text:p>6,517</text:p>
          </table:table-cell>
          <table:table-cell office:value-type="float" office:value="114.241" calcext:value-type="float">
            <text:p>114,241</text:p>
          </table:table-cell>
          <table:table-cell office:value-type="float" office:value="88.911" calcext:value-type="float">
            <text:p>88,911</text:p>
          </table:table-cell>
          <table:table-cell table:number-columns-repeated="23"/>
        </table:table-row>
        <table:table-row table:style-name="ro1">
          <table:table-cell office:value-type="float" office:value="6.533" calcext:value-type="float">
            <text:p>6,533</text:p>
          </table:table-cell>
          <table:table-cell office:value-type="float" office:value="115.681" calcext:value-type="float">
            <text:p>115,681</text:p>
          </table:table-cell>
          <table:table-cell office:value-type="float" office:value="91.201" calcext:value-type="float">
            <text:p>91,201</text:p>
          </table:table-cell>
          <table:table-cell table:number-columns-repeated="23"/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17.6" calcext:value-type="float">
            <text:p>117,6</text:p>
          </table:table-cell>
          <table:table-cell office:value-type="float" office:value="92.305" calcext:value-type="float">
            <text:p>92,305</text:p>
          </table:table-cell>
          <table:table-cell table:number-columns-repeated="23"/>
        </table:table-row>
        <table:table-row table:style-name="ro1">
          <table:table-cell office:value-type="float" office:value="6.567" calcext:value-type="float">
            <text:p>6,567</text:p>
          </table:table-cell>
          <table:table-cell office:value-type="float" office:value="119.162" calcext:value-type="float">
            <text:p>119,162</text:p>
          </table:table-cell>
          <table:table-cell office:value-type="float" office:value="94.146" calcext:value-type="float">
            <text:p>94,146</text:p>
          </table:table-cell>
          <table:table-cell table:number-columns-repeated="23"/>
        </table:table-row>
        <table:table-row table:style-name="ro1">
          <table:table-cell office:value-type="float" office:value="6.583" calcext:value-type="float">
            <text:p>6,583</text:p>
          </table:table-cell>
          <table:table-cell office:value-type="float" office:value="121.065" calcext:value-type="float">
            <text:p>121,065</text:p>
          </table:table-cell>
          <table:table-cell office:value-type="float" office:value="94.79" calcext:value-type="float">
            <text:p>94,79</text:p>
          </table:table-cell>
          <table:table-cell table:number-columns-repeated="23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22.636" calcext:value-type="float">
            <text:p>122,636</text:p>
          </table:table-cell>
          <table:table-cell office:value-type="float" office:value="95.766" calcext:value-type="float">
            <text:p>95,766</text:p>
          </table:table-cell>
          <table:table-cell table:number-columns-repeated="23"/>
        </table:table-row>
        <table:table-row table:style-name="ro1">
          <table:table-cell office:value-type="float" office:value="6.617" calcext:value-type="float">
            <text:p>6,617</text:p>
          </table:table-cell>
          <table:table-cell office:value-type="float" office:value="124.606" calcext:value-type="float">
            <text:p>124,606</text:p>
          </table:table-cell>
          <table:table-cell office:value-type="float" office:value="95.713" calcext:value-type="float">
            <text:p>95,713</text:p>
          </table:table-cell>
          <table:table-cell table:number-columns-repeated="23"/>
        </table:table-row>
        <table:table-row table:style-name="ro1">
          <table:table-cell office:value-type="float" office:value="6.633" calcext:value-type="float">
            <text:p>6,633</text:p>
          </table:table-cell>
          <table:table-cell office:value-type="float" office:value="126.184" calcext:value-type="float">
            <text:p>126,184</text:p>
          </table:table-cell>
          <table:table-cell office:value-type="float" office:value="95.803" calcext:value-type="float">
            <text:p>95,803</text:p>
          </table:table-cell>
          <table:table-cell table:number-columns-repeated="23"/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128.12" calcext:value-type="float">
            <text:p>128,12</text:p>
          </table:table-cell>
          <table:table-cell office:value-type="float" office:value="94.955" calcext:value-type="float">
            <text:p>94,955</text:p>
          </table:table-cell>
          <table:table-cell table:number-columns-repeated="23"/>
        </table:table-row>
        <table:table-row table:style-name="ro1">
          <table:table-cell office:value-type="float" office:value="6.667" calcext:value-type="float">
            <text:p>6,667</text:p>
          </table:table-cell>
          <table:table-cell office:value-type="float" office:value="129.59" calcext:value-type="float">
            <text:p>129,59</text:p>
          </table:table-cell>
          <table:table-cell office:value-type="float" office:value="94.663" calcext:value-type="float">
            <text:p>94,663</text:p>
          </table:table-cell>
          <table:table-cell table:number-columns-repeated="23"/>
        </table:table-row>
        <table:table-row table:style-name="ro1">
          <table:table-cell office:value-type="float" office:value="6.683" calcext:value-type="float">
            <text:p>6,683</text:p>
          </table:table-cell>
          <table:table-cell office:value-type="float" office:value="131.292" calcext:value-type="float">
            <text:p>131,292</text:p>
          </table:table-cell>
          <table:table-cell office:value-type="float" office:value="93.841" calcext:value-type="float">
            <text:p>93,841</text:p>
          </table:table-cell>
          <table:table-cell table:number-columns-repeated="23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32.724" calcext:value-type="float">
            <text:p>132,724</text:p>
          </table:table-cell>
          <table:table-cell office:value-type="float" office:value="92.408" calcext:value-type="float">
            <text:p>92,408</text:p>
          </table:table-cell>
          <table:table-cell table:number-columns-repeated="23"/>
        </table:table-row>
        <table:table-row table:style-name="ro1">
          <table:table-cell office:value-type="float" office:value="6.717" calcext:value-type="float">
            <text:p>6,717</text:p>
          </table:table-cell>
          <table:table-cell office:value-type="float" office:value="134.356" calcext:value-type="float">
            <text:p>134,356</text:p>
          </table:table-cell>
          <table:table-cell office:value-type="float" office:value="91.379" calcext:value-type="float">
            <text:p>91,379</text:p>
          </table:table-cell>
          <table:table-cell table:number-columns-repeated="23"/>
        </table:table-row>
        <table:table-row table:style-name="ro1">
          <table:table-cell office:value-type="float" office:value="6.733" calcext:value-type="float">
            <text:p>6,733</text:p>
          </table:table-cell>
          <table:table-cell office:value-type="float" office:value="135.705" calcext:value-type="float">
            <text:p>135,705</text:p>
          </table:table-cell>
          <table:table-cell office:value-type="float" office:value="89.694" calcext:value-type="float">
            <text:p>89,694</text:p>
          </table:table-cell>
          <table:table-cell table:number-columns-repeated="23"/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37.173" calcext:value-type="float">
            <text:p>137,173</text:p>
          </table:table-cell>
          <table:table-cell office:value-type="float" office:value="87.951" calcext:value-type="float">
            <text:p>87,951</text:p>
          </table:table-cell>
          <table:table-cell table:number-columns-repeated="23"/>
        </table:table-row>
        <table:table-row table:style-name="ro1">
          <table:table-cell office:value-type="float" office:value="6.767" calcext:value-type="float">
            <text:p>6,767</text:p>
          </table:table-cell>
          <table:table-cell office:value-type="float" office:value="138.431" calcext:value-type="float">
            <text:p>138,431</text:p>
          </table:table-cell>
          <table:table-cell office:value-type="float" office:value="85.919" calcext:value-type="float">
            <text:p>85,919</text:p>
          </table:table-cell>
          <table:table-cell table:number-columns-repeated="23"/>
        </table:table-row>
        <table:table-row table:style-name="ro1">
          <table:table-cell office:value-type="float" office:value="6.783" calcext:value-type="float">
            <text:p>6,783</text:p>
          </table:table-cell>
          <table:table-cell office:value-type="float" office:value="139.89" calcext:value-type="float">
            <text:p>139,89</text:p>
          </table:table-cell>
          <table:table-cell office:value-type="float" office:value="83.854" calcext:value-type="float">
            <text:p>83,854</text:p>
          </table:table-cell>
          <table:table-cell table:number-columns-repeated="23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41.065" calcext:value-type="float">
            <text:p>141,065</text:p>
          </table:table-cell>
          <table:table-cell office:value-type="float" office:value="81.253" calcext:value-type="float">
            <text:p>81,253</text:p>
          </table:table-cell>
          <table:table-cell table:number-columns-repeated="23"/>
        </table:table-row>
        <table:table-row table:style-name="ro1">
          <table:table-cell office:value-type="float" office:value="6.817" calcext:value-type="float">
            <text:p>6,817</text:p>
          </table:table-cell>
          <table:table-cell office:value-type="float" office:value="142.54" calcext:value-type="float">
            <text:p>142,54</text:p>
          </table:table-cell>
          <table:table-cell office:value-type="float" office:value="79.23" calcext:value-type="float">
            <text:p>79,23</text:p>
          </table:table-cell>
          <table:table-cell table:number-columns-repeated="23"/>
        </table:table-row>
        <table:table-row table:style-name="ro1">
          <table:table-cell office:value-type="float" office:value="6.833" calcext:value-type="float">
            <text:p>6,833</text:p>
          </table:table-cell>
          <table:table-cell office:value-type="float" office:value="143.705" calcext:value-type="float">
            <text:p>143,705</text:p>
          </table:table-cell>
          <table:table-cell office:value-type="float" office:value="76.877" calcext:value-type="float">
            <text:p>76,877</text:p>
          </table:table-cell>
          <table:table-cell table:number-columns-repeated="23"/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145.044" calcext:value-type="float">
            <text:p>145,044</text:p>
          </table:table-cell>
          <table:table-cell office:value-type="float" office:value="74.906" calcext:value-type="float">
            <text:p>74,906</text:p>
          </table:table-cell>
          <table:table-cell table:number-columns-repeated="23"/>
        </table:table-row>
        <table:table-row table:style-name="ro1">
          <table:table-cell office:value-type="float" office:value="6.867" calcext:value-type="float">
            <text:p>6,867</text:p>
          </table:table-cell>
          <table:table-cell office:value-type="float" office:value="146.141" calcext:value-type="float">
            <text:p>146,141</text:p>
          </table:table-cell>
          <table:table-cell office:value-type="float" office:value="72.758" calcext:value-type="float">
            <text:p>72,758</text:p>
          </table:table-cell>
          <table:table-cell table:number-columns-repeated="23"/>
        </table:table-row>
        <table:table-row table:style-name="ro1">
          <table:table-cell office:value-type="float" office:value="6.883" calcext:value-type="float">
            <text:p>6,883</text:p>
          </table:table-cell>
          <table:table-cell office:value-type="float" office:value="147.498" calcext:value-type="float">
            <text:p>147,498</text:p>
          </table:table-cell>
          <table:table-cell office:value-type="float" office:value="70.658" calcext:value-type="float">
            <text:p>70,658</text:p>
          </table:table-cell>
          <table:table-cell table:number-columns-repeated="23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48.479" calcext:value-type="float">
            <text:p>148,479</text:p>
          </table:table-cell>
          <table:table-cell office:value-type="float" office:value="68.573" calcext:value-type="float">
            <text:p>68,573</text:p>
          </table:table-cell>
          <table:table-cell table:number-columns-repeated="23"/>
        </table:table-row>
        <table:table-row table:style-name="ro1">
          <table:table-cell office:value-type="float" office:value="6.917" calcext:value-type="float">
            <text:p>6,917</text:p>
          </table:table-cell>
          <table:table-cell office:value-type="float" office:value="149.705" calcext:value-type="float">
            <text:p>149,705</text:p>
          </table:table-cell>
          <table:table-cell office:value-type="float" office:value="66.479" calcext:value-type="float">
            <text:p>66,479</text:p>
          </table:table-cell>
          <table:table-cell table:number-columns-repeated="23"/>
        </table:table-row>
        <table:table-row table:style-name="ro1">
          <table:table-cell office:value-type="float" office:value="6.933" calcext:value-type="float">
            <text:p>6,933</text:p>
          </table:table-cell>
          <table:table-cell office:value-type="float" office:value="150.588" calcext:value-type="float">
            <text:p>150,588</text:p>
          </table:table-cell>
          <table:table-cell office:value-type="float" office:value="64.607" calcext:value-type="float">
            <text:p>64,607</text:p>
          </table:table-cell>
          <table:table-cell table:number-columns-repeated="23"/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151.69" calcext:value-type="float">
            <text:p>151,69</text:p>
          </table:table-cell>
          <table:table-cell office:value-type="float" office:value="62.437" calcext:value-type="float">
            <text:p>62,437</text:p>
          </table:table-cell>
          <table:table-cell table:number-columns-repeated="23"/>
        </table:table-row>
        <table:table-row table:style-name="ro1">
          <table:table-cell office:value-type="float" office:value="6.967" calcext:value-type="float">
            <text:p>6,967</text:p>
          </table:table-cell>
          <table:table-cell office:value-type="float" office:value="152.594" calcext:value-type="float">
            <text:p>152,594</text:p>
          </table:table-cell>
          <table:table-cell office:value-type="float" office:value="60.338" calcext:value-type="float">
            <text:p>60,338</text:p>
          </table:table-cell>
          <table:table-cell table:number-columns-repeated="23"/>
        </table:table-row>
        <table:table-row table:style-name="ro1">
          <table:table-cell office:value-type="float" office:value="6.983" calcext:value-type="float">
            <text:p>6,983</text:p>
          </table:table-cell>
          <table:table-cell office:value-type="float" office:value="153.746" calcext:value-type="float">
            <text:p>153,746</text:p>
          </table:table-cell>
          <table:table-cell office:value-type="float" office:value="58.405" calcext:value-type="float">
            <text:p>58,405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.559" calcext:value-type="float">
            <text:p>154,559</text:p>
          </table:table-cell>
          <table:table-cell office:value-type="float" office:value="56.034" calcext:value-type="float">
            <text:p>56,034</text:p>
          </table:table-cell>
          <table:table-cell table:number-columns-repeated="23"/>
        </table:table-row>
        <table:table-row table:style-name="ro1">
          <table:table-cell office:value-type="float" office:value="7.017" calcext:value-type="float">
            <text:p>7,017</text:p>
          </table:table-cell>
          <table:table-cell office:value-type="float" office:value="155.544" calcext:value-type="float">
            <text:p>155,544</text:p>
          </table:table-cell>
          <table:table-cell office:value-type="float" office:value="53.971" calcext:value-type="float">
            <text:p>53,971</text:p>
          </table:table-cell>
          <table:table-cell table:number-columns-repeated="23"/>
        </table:table-row>
        <table:table-row table:style-name="ro1">
          <table:table-cell office:value-type="float" office:value="7.033" calcext:value-type="float">
            <text:p>7,033</text:p>
          </table:table-cell>
          <table:table-cell office:value-type="float" office:value="156.276" calcext:value-type="float">
            <text:p>156,276</text:p>
          </table:table-cell>
          <table:table-cell office:value-type="float" office:value="51.495" calcext:value-type="float">
            <text:p>51,495</text:p>
          </table:table-cell>
          <table:table-cell table:number-columns-repeated="23"/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157.214" calcext:value-type="float">
            <text:p>157,214</text:p>
          </table:table-cell>
          <table:table-cell office:value-type="float" office:value="49.494" calcext:value-type="float">
            <text:p>49,494</text:p>
          </table:table-cell>
          <table:table-cell table:number-columns-repeated="23"/>
        </table:table-row>
        <table:table-row table:style-name="ro1">
          <table:table-cell office:value-type="float" office:value="7.067" calcext:value-type="float">
            <text:p>7,067</text:p>
          </table:table-cell>
          <table:table-cell office:value-type="float" office:value="157.864" calcext:value-type="float">
            <text:p>157,864</text:p>
          </table:table-cell>
          <table:table-cell office:value-type="float" office:value="46.963" calcext:value-type="float">
            <text:p>46,963</text:p>
          </table:table-cell>
          <table:table-cell table:number-columns-repeated="23"/>
        </table:table-row>
        <table:table-row table:style-name="ro1">
          <table:table-cell office:value-type="float" office:value="7.083" calcext:value-type="float">
            <text:p>7,083</text:p>
          </table:table-cell>
          <table:table-cell office:value-type="float" office:value="158.709" calcext:value-type="float">
            <text:p>158,709</text:p>
          </table:table-cell>
          <table:table-cell office:value-type="float" office:value="45.199" calcext:value-type="float">
            <text:p>45,199</text:p>
          </table:table-cell>
          <table:table-cell table:number-columns-repeated="23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59.243" calcext:value-type="float">
            <text:p>159,243</text:p>
          </table:table-cell>
          <table:table-cell office:value-type="float" office:value="42.911" calcext:value-type="float">
            <text:p>42,911</text:p>
          </table:table-cell>
          <table:table-cell table:number-columns-repeated="23"/>
        </table:table-row>
        <table:table-row table:style-name="ro1">
          <table:table-cell office:value-type="float" office:value="7.117" calcext:value-type="float">
            <text:p>7,117</text:p>
          </table:table-cell>
          <table:table-cell office:value-type="float" office:value="160.003" calcext:value-type="float">
            <text:p>160,003</text:p>
          </table:table-cell>
          <table:table-cell office:value-type="float" office:value="41.323" calcext:value-type="float">
            <text:p>41,323</text:p>
          </table:table-cell>
          <table:table-cell table:number-columns-repeated="23"/>
        </table:table-row>
        <table:table-row table:style-name="ro1">
          <table:table-cell office:value-type="float" office:value="7.133" calcext:value-type="float">
            <text:p>7,133</text:p>
          </table:table-cell>
          <table:table-cell office:value-type="float" office:value="160.534" calcext:value-type="float">
            <text:p>160,534</text:p>
          </table:table-cell>
          <table:table-cell office:value-type="float" office:value="39.276" calcext:value-type="float">
            <text:p>39,276</text:p>
          </table:table-cell>
          <table:table-cell table:number-columns-repeated="23"/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161.218" calcext:value-type="float">
            <text:p>161,218</text:p>
          </table:table-cell>
          <table:table-cell office:value-type="float" office:value="37.52" calcext:value-type="float">
            <text:p>37,52</text:p>
          </table:table-cell>
          <table:table-cell table:number-columns-repeated="23"/>
        </table:table-row>
        <table:table-row table:style-name="ro1">
          <table:table-cell office:value-type="float" office:value="7.167" calcext:value-type="float">
            <text:p>7,167</text:p>
          </table:table-cell>
          <table:table-cell office:value-type="float" office:value="161.696" calcext:value-type="float">
            <text:p>161,696</text:p>
          </table:table-cell>
          <table:table-cell office:value-type="float" office:value="35.199" calcext:value-type="float">
            <text:p>35,199</text:p>
          </table:table-cell>
          <table:table-cell table:number-columns-repeated="23"/>
        </table:table-row>
        <table:table-row table:style-name="ro1">
          <table:table-cell office:value-type="float" office:value="7.183" calcext:value-type="float">
            <text:p>7,183</text:p>
          </table:table-cell>
          <table:table-cell office:value-type="float" office:value="162.209" calcext:value-type="float">
            <text:p>162,209</text:p>
          </table:table-cell>
          <table:table-cell office:value-type="float" office:value="33.773" calcext:value-type="float">
            <text:p>33,773</text:p>
          </table:table-cell>
          <table:table-cell table:number-columns-repeated="23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62.639" calcext:value-type="float">
            <text:p>162,639</text:p>
          </table:table-cell>
          <table:table-cell office:value-type="float" office:value="31.838" calcext:value-type="float">
            <text:p>31,838</text:p>
          </table:table-cell>
          <table:table-cell table:number-columns-repeated="23"/>
        </table:table-row>
        <table:table-row table:style-name="ro1">
          <table:table-cell office:value-type="float" office:value="7.217" calcext:value-type="float">
            <text:p>7,217</text:p>
          </table:table-cell>
          <table:table-cell office:value-type="float" office:value="163.153" calcext:value-type="float">
            <text:p>163,153</text:p>
          </table:table-cell>
          <table:table-cell office:value-type="float" office:value="30.57" calcext:value-type="float">
            <text:p>30,57</text:p>
          </table:table-cell>
          <table:table-cell table:number-columns-repeated="23"/>
        </table:table-row>
        <table:table-row table:style-name="ro1">
          <table:table-cell office:value-type="float" office:value="7.233" calcext:value-type="float">
            <text:p>7,233</text:p>
          </table:table-cell>
          <table:table-cell office:value-type="float" office:value="163.546" calcext:value-type="float">
            <text:p>163,546</text:p>
          </table:table-cell>
          <table:table-cell office:value-type="float" office:value="28.675" calcext:value-type="float">
            <text:p>28,675</text:p>
          </table:table-cell>
          <table:table-cell table:number-columns-repeated="23"/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164.008" calcext:value-type="float">
            <text:p>164,008</text:p>
          </table:table-cell>
          <table:table-cell office:value-type="float" office:value="27.56" calcext:value-type="float">
            <text:p>27,56</text:p>
          </table:table-cell>
          <table:table-cell table:number-columns-repeated="23"/>
        </table:table-row>
        <table:table-row table:style-name="ro1">
          <table:table-cell office:value-type="float" office:value="7.267" calcext:value-type="float">
            <text:p>7,267</text:p>
          </table:table-cell>
          <table:table-cell office:value-type="float" office:value="164.362" calcext:value-type="float">
            <text:p>164,362</text:p>
          </table:table-cell>
          <table:table-cell office:value-type="float" office:value="26.16" calcext:value-type="float">
            <text:p>26,16</text:p>
          </table:table-cell>
          <table:table-cell table:number-columns-repeated="23"/>
        </table:table-row>
        <table:table-row table:style-name="ro1">
          <table:table-cell office:value-type="float" office:value="7.283" calcext:value-type="float">
            <text:p>7,283</text:p>
          </table:table-cell>
          <table:table-cell office:value-type="float" office:value="164.782" calcext:value-type="float">
            <text:p>164,782</text:p>
          </table:table-cell>
          <table:table-cell office:value-type="float" office:value="25.308" calcext:value-type="float">
            <text:p>25,308</text:p>
          </table:table-cell>
          <table:table-cell table:number-columns-repeated="23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65.1" calcext:value-type="float">
            <text:p>165,1</text:p>
          </table:table-cell>
          <table:table-cell office:value-type="float" office:value="24.048" calcext:value-type="float">
            <text:p>24,048</text:p>
          </table:table-cell>
          <table:table-cell table:number-columns-repeated="23"/>
        </table:table-row>
        <table:table-row table:style-name="ro1">
          <table:table-cell office:value-type="float" office:value="7.317" calcext:value-type="float">
            <text:p>7,317</text:p>
          </table:table-cell>
          <table:table-cell office:value-type="float" office:value="165.479" calcext:value-type="float">
            <text:p>165,479</text:p>
          </table:table-cell>
          <table:table-cell office:value-type="float" office:value="23.131" calcext:value-type="float">
            <text:p>23,131</text:p>
          </table:table-cell>
          <table:table-cell table:number-columns-repeated="23"/>
        </table:table-row>
        <table:table-row table:style-name="ro1">
          <table:table-cell office:value-type="float" office:value="7.333" calcext:value-type="float">
            <text:p>7,333</text:p>
          </table:table-cell>
          <table:table-cell office:value-type="float" office:value="165.817" calcext:value-type="float">
            <text:p>165,817</text:p>
          </table:table-cell>
          <table:table-cell office:value-type="float" office:value="21.692" calcext:value-type="float">
            <text:p>21,692</text:p>
          </table:table-cell>
          <table:table-cell table:number-columns-repeated="23"/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166.157" calcext:value-type="float">
            <text:p>166,157</text:p>
          </table:table-cell>
          <table:table-cell office:value-type="float" office:value="20.866" calcext:value-type="float">
            <text:p>20,866</text:p>
          </table:table-cell>
          <table:table-cell table:number-columns-repeated="23"/>
        </table:table-row>
        <table:table-row table:style-name="ro1">
          <table:table-cell office:value-type="float" office:value="7.367" calcext:value-type="float">
            <text:p>7,367</text:p>
          </table:table-cell>
          <table:table-cell office:value-type="float" office:value="166.466" calcext:value-type="float">
            <text:p>166,466</text:p>
          </table:table-cell>
          <table:table-cell office:value-type="float" office:value="19.878" calcext:value-type="float">
            <text:p>19,878</text:p>
          </table:table-cell>
          <table:table-cell table:number-columns-repeated="23"/>
        </table:table-row>
        <table:table-row table:style-name="ro1">
          <table:table-cell office:value-type="float" office:value="7.383" calcext:value-type="float">
            <text:p>7,383</text:p>
          </table:table-cell>
          <table:table-cell office:value-type="float" office:value="166.773" calcext:value-type="float">
            <text:p>166,773</text:p>
          </table:table-cell>
          <table:table-cell office:value-type="float" office:value="19.135" calcext:value-type="float">
            <text:p>19,135</text:p>
          </table:table-cell>
          <table:table-cell table:number-columns-repeated="23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67.051" calcext:value-type="float">
            <text:p>167,051</text:p>
          </table:table-cell>
          <table:table-cell office:value-type="float" office:value="17.938" calcext:value-type="float">
            <text:p>17,938</text:p>
          </table:table-cell>
          <table:table-cell table:number-columns-repeated="23"/>
        </table:table-row>
        <table:table-row table:style-name="ro1">
          <table:table-cell office:value-type="float" office:value="7.417" calcext:value-type="float">
            <text:p>7,417</text:p>
          </table:table-cell>
          <table:table-cell office:value-type="float" office:value="167.428" calcext:value-type="float">
            <text:p>167,428</text:p>
          </table:table-cell>
          <table:table-cell office:value-type="float" office:value="17.252" calcext:value-type="float">
            <text:p>17,252</text:p>
          </table:table-cell>
          <table:table-cell table:number-columns-repeated="23"/>
        </table:table-row>
        <table:table-row table:style-name="ro1">
          <table:table-cell office:value-type="float" office:value="7.433" calcext:value-type="float">
            <text:p>7,433</text:p>
          </table:table-cell>
          <table:table-cell office:value-type="float" office:value="167.679" calcext:value-type="float">
            <text:p>167,679</text:p>
          </table:table-cell>
          <table:table-cell office:value-type="float" office:value="16.173" calcext:value-type="float">
            <text:p>16,173</text:p>
          </table:table-cell>
          <table:table-cell table:number-columns-repeated="23"/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168.019" calcext:value-type="float">
            <text:p>168,019</text:p>
          </table:table-cell>
          <table:table-cell office:value-type="float" office:value="15.549" calcext:value-type="float">
            <text:p>15,549</text:p>
          </table:table-cell>
          <table:table-cell table:number-columns-repeated="23"/>
        </table:table-row>
        <table:table-row table:style-name="ro1">
          <table:table-cell office:value-type="float" office:value="7.467" calcext:value-type="float">
            <text:p>7,467</text:p>
          </table:table-cell>
          <table:table-cell office:value-type="float" office:value="168.244" calcext:value-type="float">
            <text:p>168,244</text:p>
          </table:table-cell>
          <table:table-cell office:value-type="float" office:value="14.567" calcext:value-type="float">
            <text:p>14,567</text:p>
          </table:table-cell>
          <table:table-cell table:number-columns-repeated="23"/>
        </table:table-row>
        <table:table-row table:style-name="ro1">
          <table:table-cell office:value-type="float" office:value="7.483" calcext:value-type="float">
            <text:p>7,483</text:p>
          </table:table-cell>
          <table:table-cell office:value-type="float" office:value="168.448" calcext:value-type="float">
            <text:p>168,448</text:p>
          </table:table-cell>
          <table:table-cell office:value-type="float" office:value="14.006" calcext:value-type="float">
            <text:p>14,006</text:p>
          </table:table-cell>
          <table:table-cell table:number-columns-repeated="23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68.651" calcext:value-type="float">
            <text:p>168,651</text:p>
          </table:table-cell>
          <table:table-cell office:value-type="float" office:value="13.122" calcext:value-type="float">
            <text:p>13,122</text:p>
          </table:table-cell>
          <table:table-cell table:number-columns-repeated="23"/>
        </table:table-row>
        <table:table-row table:style-name="ro1">
          <table:table-cell office:value-type="float" office:value="7.517" calcext:value-type="float">
            <text:p>7,517</text:p>
          </table:table-cell>
          <table:table-cell office:value-type="float" office:value="168.835" calcext:value-type="float">
            <text:p>168,835</text:p>
          </table:table-cell>
          <table:table-cell office:value-type="float" office:value="12.446" calcext:value-type="float">
            <text:p>12,446</text:p>
          </table:table-cell>
          <table:table-cell table:number-columns-repeated="23"/>
        </table:table-row>
        <table:table-row table:style-name="ro1">
          <table:table-cell office:value-type="float" office:value="7.533" calcext:value-type="float">
            <text:p>7,533</text:p>
          </table:table-cell>
          <table:table-cell office:value-type="float" office:value="169.017" calcext:value-type="float">
            <text:p>169,017</text:p>
          </table:table-cell>
          <table:table-cell office:value-type="float" office:value="11.651" calcext:value-type="float">
            <text:p>11,651</text:p>
          </table:table-cell>
          <table:table-cell table:number-columns-repeated="23"/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169.132" calcext:value-type="float">
            <text:p>169,132</text:p>
          </table:table-cell>
          <table:table-cell office:value-type="float" office:value="11.028" calcext:value-type="float">
            <text:p>11,028</text:p>
          </table:table-cell>
          <table:table-cell table:number-columns-repeated="23"/>
        </table:table-row>
        <table:table-row table:style-name="ro1">
          <table:table-cell office:value-type="float" office:value="7.567" calcext:value-type="float">
            <text:p>7,567</text:p>
          </table:table-cell>
          <table:table-cell office:value-type="float" office:value="169.296" calcext:value-type="float">
            <text:p>169,296</text:p>
          </table:table-cell>
          <table:table-cell office:value-type="float" office:value="10.159" calcext:value-type="float">
            <text:p>10,159</text:p>
          </table:table-cell>
          <table:table-cell table:number-columns-repeated="23"/>
        </table:table-row>
        <table:table-row table:style-name="ro1">
          <table:table-cell office:value-type="float" office:value="7.583" calcext:value-type="float">
            <text:p>7,583</text:p>
          </table:table-cell>
          <table:table-cell office:value-type="float" office:value="169.399" calcext:value-type="float">
            <text:p>169,399</text:p>
          </table:table-cell>
          <table:table-cell office:value-type="float" office:value="9.906" calcext:value-type="float">
            <text:p>9,906</text:p>
          </table:table-cell>
          <table:table-cell table:number-columns-repeated="23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69.545" calcext:value-type="float">
            <text:p>169,545</text:p>
          </table:table-cell>
          <table:table-cell office:value-type="float" office:value="8.665" calcext:value-type="float">
            <text:p>8,665</text:p>
          </table:table-cell>
          <table:table-cell table:number-columns-repeated="23"/>
        </table:table-row>
        <table:table-row table:style-name="ro1">
          <table:table-cell office:value-type="float" office:value="7.617" calcext:value-type="float">
            <text:p>7,617</text:p>
          </table:table-cell>
          <table:table-cell office:value-type="float" office:value="169.638" calcext:value-type="float">
            <text:p>169,638</text:p>
          </table:table-cell>
          <table:table-cell office:value-type="float" office:value="8.438" calcext:value-type="float">
            <text:p>8,438</text:p>
          </table:table-cell>
          <table:table-cell table:number-columns-repeated="23"/>
        </table:table-row>
        <table:table-row table:style-name="ro1">
          <table:table-cell office:value-type="float" office:value="7.633" calcext:value-type="float">
            <text:p>7,633</text:p>
          </table:table-cell>
          <table:table-cell office:value-type="float" office:value="169.769" calcext:value-type="float">
            <text:p>169,769</text:p>
          </table:table-cell>
          <table:table-cell office:value-type="float" office:value="7.013" calcext:value-type="float">
            <text:p>7,013</text:p>
          </table:table-cell>
          <table:table-cell table:number-columns-repeated="23"/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169.853" calcext:value-type="float">
            <text:p>169,853</text:p>
          </table:table-cell>
          <table:table-cell office:value-type="float" office:value="6.808" calcext:value-type="float">
            <text:p>6,808</text:p>
          </table:table-cell>
          <table:table-cell table:number-columns-repeated="23"/>
        </table:table-row>
        <table:table-row table:style-name="ro1">
          <table:table-cell office:value-type="float" office:value="7.667" calcext:value-type="float">
            <text:p>7,667</text:p>
          </table:table-cell>
          <table:table-cell office:value-type="float" office:value="169.965" calcext:value-type="float">
            <text:p>169,965</text:p>
          </table:table-cell>
          <table:table-cell office:value-type="float" office:value="5.832" calcext:value-type="float">
            <text:p>5,832</text:p>
          </table:table-cell>
          <table:table-cell table:number-columns-repeated="23"/>
        </table:table-row>
        <table:table-row table:style-name="ro1">
          <table:table-cell office:value-type="float" office:value="7.683" calcext:value-type="float">
            <text:p>7,683</text:p>
          </table:table-cell>
          <table:table-cell office:value-type="float" office:value="170.041" calcext:value-type="float">
            <text:p>170,041</text:p>
          </table:table-cell>
          <table:table-cell office:value-type="float" office:value="5.798" calcext:value-type="float">
            <text:p>5,798</text:p>
          </table:table-cell>
          <table:table-cell table:number-columns-repeated="23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70.142" calcext:value-type="float">
            <text:p>170,142</text:p>
          </table:table-cell>
          <table:table-cell office:value-type="float" office:value="4.919" calcext:value-type="float">
            <text:p>4,919</text:p>
          </table:table-cell>
          <table:table-cell table:number-columns-repeated="23"/>
        </table:table-row>
        <table:table-row table:style-name="ro1">
          <table:table-cell office:value-type="float" office:value="7.717" calcext:value-type="float">
            <text:p>7,717</text:p>
          </table:table-cell>
          <table:table-cell office:value-type="float" office:value="170.159" calcext:value-type="float">
            <text:p>170,159</text:p>
          </table:table-cell>
          <table:table-cell office:value-type="float" office:value="4.888" calcext:value-type="float">
            <text:p>4,888</text:p>
          </table:table-cell>
          <table:table-cell table:number-columns-repeated="23"/>
        </table:table-row>
        <table:table-row table:style-name="ro1">
          <table:table-cell office:value-type="float" office:value="7.733" calcext:value-type="float">
            <text:p>7,733</text:p>
          </table:table-cell>
          <table:table-cell office:value-type="float" office:value="170.353" calcext:value-type="float">
            <text:p>170,353</text:p>
          </table:table-cell>
          <table:table-cell office:value-type="float" office:value="4.244" calcext:value-type="float">
            <text:p>4,244</text:p>
          </table:table-cell>
          <table:table-cell table:number-columns-repeated="23"/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170.317" calcext:value-type="float">
            <text:p>170,317</text:p>
          </table:table-cell>
          <table:table-cell office:value-type="float" office:value="4.216" calcext:value-type="float">
            <text:p>4,216</text:p>
          </table:table-cell>
          <table:table-cell table:number-columns-repeated="23"/>
        </table:table-row>
        <table:table-row table:style-name="ro1">
          <table:table-cell office:value-type="float" office:value="7.767" calcext:value-type="float">
            <text:p>7,767</text:p>
          </table:table-cell>
          <table:table-cell office:value-type="float" office:value="170.492" calcext:value-type="float">
            <text:p>170,492</text:p>
          </table:table-cell>
          <table:table-cell office:value-type="float" office:value="3.636" calcext:value-type="float">
            <text:p>3,636</text:p>
          </table:table-cell>
          <table:table-cell table:number-columns-repeated="23"/>
        </table:table-row>
        <table:table-row table:style-name="ro1">
          <table:table-cell office:value-type="float" office:value="7.783" calcext:value-type="float">
            <text:p>7,783</text:p>
          </table:table-cell>
          <table:table-cell office:value-type="float" office:value="170.356" calcext:value-type="float">
            <text:p>170,356</text:p>
          </table:table-cell>
          <table:table-cell office:value-type="float" office:value="3.603" calcext:value-type="float">
            <text:p>3,603</text:p>
          </table:table-cell>
          <table:table-cell table:number-columns-repeated="23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70.514" calcext:value-type="float">
            <text:p>170,514</text:p>
          </table:table-cell>
          <table:table-cell office:value-type="float" office:value="3.081" calcext:value-type="float">
            <text:p>3,081</text:p>
          </table:table-cell>
          <table:table-cell table:number-columns-repeated="23"/>
        </table:table-row>
        <table:table-row table:style-name="ro1">
          <table:table-cell office:value-type="float" office:value="7.817" calcext:value-type="float">
            <text:p>7,817</text:p>
          </table:table-cell>
          <table:table-cell office:value-type="float" office:value="170.392" calcext:value-type="float">
            <text:p>170,392</text:p>
          </table:table-cell>
          <table:table-cell office:value-type="float" office:value="3.057" calcext:value-type="float">
            <text:p>3,057</text:p>
          </table:table-cell>
          <table:table-cell table:number-columns-repeated="23"/>
        </table:table-row>
        <table:table-row table:style-name="ro1">
          <table:table-cell office:value-type="float" office:value="7.833" calcext:value-type="float">
            <text:p>7,833</text:p>
          </table:table-cell>
          <table:table-cell office:value-type="float" office:value="170.584" calcext:value-type="float">
            <text:p>170,584</text:p>
          </table:table-cell>
          <table:table-cell office:value-type="float" office:value="2.436" calcext:value-type="float">
            <text:p>2,436</text:p>
          </table:table-cell>
          <table:table-cell table:number-columns-repeated="23"/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170.474" calcext:value-type="float">
            <text:p>170,474</text:p>
          </table:table-cell>
          <table:table-cell office:value-type="float" office:value="2.44" calcext:value-type="float">
            <text:p>2,44</text:p>
          </table:table-cell>
          <table:table-cell table:number-columns-repeated="23"/>
        </table:table-row>
        <table:table-row table:style-name="ro1">
          <table:table-cell office:value-type="float" office:value="7.867" calcext:value-type="float">
            <text:p>7,867</text:p>
          </table:table-cell>
          <table:table-cell office:value-type="float" office:value="170.647" calcext:value-type="float">
            <text:p>170,647</text:p>
          </table:table-cell>
          <table:table-cell office:value-type="float" office:value="1.881" calcext:value-type="float">
            <text:p>1,881</text:p>
          </table:table-cell>
          <table:table-cell table:number-columns-repeated="23"/>
        </table:table-row>
        <table:table-row table:style-name="ro1">
          <table:table-cell office:value-type="float" office:value="7.883" calcext:value-type="float">
            <text:p>7,883</text:p>
          </table:table-cell>
          <table:table-cell office:value-type="float" office:value="170.546" calcext:value-type="float">
            <text:p>170,546</text:p>
          </table:table-cell>
          <table:table-cell office:value-type="float" office:value="1.735" calcext:value-type="float">
            <text:p>1,735</text:p>
          </table:table-cell>
          <table:table-cell table:number-columns-repeated="23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70.702" calcext:value-type="float">
            <text:p>170,702</text:p>
          </table:table-cell>
          <table:table-cell office:value-type="float" office:value="1.235" calcext:value-type="float">
            <text:p>1,235</text:p>
          </table:table-cell>
          <table:table-cell table:number-columns-repeated="23"/>
        </table:table-row>
        <table:table-row table:style-name="ro1">
          <table:table-cell office:value-type="float" office:value="7.917" calcext:value-type="float">
            <text:p>7,917</text:p>
          </table:table-cell>
          <table:table-cell office:value-type="float" office:value="170.611" calcext:value-type="float">
            <text:p>170,611</text:p>
          </table:table-cell>
          <table:table-cell office:value-type="float" office:value="0.638" calcext:value-type="float">
            <text:p>0,638</text:p>
          </table:table-cell>
          <table:table-cell table:number-columns-repeated="23"/>
        </table:table-row>
        <table:table-row table:style-name="ro1">
          <table:table-cell office:value-type="float" office:value="7.933" calcext:value-type="float">
            <text:p>7,933</text:p>
          </table:table-cell>
          <table:table-cell office:value-type="float" office:value="170.746" calcext:value-type="float">
            <text:p>170,746</text:p>
          </table:table-cell>
          <table:table-cell office:value-type="float" office:value="0.357" calcext:value-type="float">
            <text:p>0,357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70.665" calcext:value-type="float">
            <text:p>170,665</text:p>
          </table:table-cell>
          <table:table-cell office:value-type="float" office:value="-0.33" calcext:value-type="float">
            <text:p>-0,3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7.967" calcext:value-type="float">
            <text:p>7,967</text:p>
          </table:table-cell>
          <table:table-cell office:value-type="float" office:value="170.788" calcext:value-type="float">
            <text:p>170,788</text:p>
          </table:table-cell>
          <table:table-cell office:value-type="float" office:value="-0.275" calcext:value-type="float">
            <text:p>-0,275</text:p>
          </table:table-cell>
          <table:table-cell table:style-name="ce3"/>
          <table:table-cell table:style-name="ce4" table:number-columns-repeated="11"/>
          <table:table-cell table:number-columns-repeated="11"/>
        </table:table-row>
        <table:table-row table:style-name="ro1">
          <table:table-cell office:value-type="float" office:value="7.983" calcext:value-type="float">
            <text:p>7,983</text:p>
          </table:table-cell>
          <table:table-cell office:value-type="float" office:value="170.665" calcext:value-type="float">
            <text:p>170,665</text:p>
          </table:table-cell>
          <table:table-cell office:value-type="float" office:value="-0.893" calcext:value-type="float">
            <text:p>-0,893</text:p>
          </table:table-cell>
          <table:table-cell/>
          <table:table-cell table:style-name="ce6" table:number-columns-repeated="11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0.779" calcext:value-type="float">
            <text:p>170,779</text:p>
          </table:table-cell>
          <table:table-cell office:value-type="float" office:value="-0.993" calcext:value-type="float">
            <text:p>-0,993</text:p>
          </table:table-cell>
          <table:table-cell table:number-columns-repeated="23"/>
        </table:table-row>
        <table:table-row table:style-name="ro1">
          <table:table-cell office:value-type="float" office:value="8.017" calcext:value-type="float">
            <text:p>8,017</text:p>
          </table:table-cell>
          <table:table-cell office:value-type="float" office:value="170.668" calcext:value-type="float">
            <text:p>170,668</text:p>
          </table:table-cell>
          <table:table-cell office:value-type="float" office:value="-1.699" calcext:value-type="float">
            <text:p>-1,699</text:p>
          </table:table-cell>
          <table:table-cell table:number-columns-repeated="23"/>
        </table:table-row>
        <table:table-row table:style-name="ro1">
          <table:table-cell office:value-type="float" office:value="8.033" calcext:value-type="float">
            <text:p>8,033</text:p>
          </table:table-cell>
          <table:table-cell office:value-type="float" office:value="170.721" calcext:value-type="float">
            <text:p>170,721</text:p>
          </table:table-cell>
          <table:table-cell office:value-type="float" office:value="-1.954" calcext:value-type="float">
            <text:p>-1,954</text:p>
          </table:table-cell>
          <table:table-cell table:number-columns-repeated="23"/>
        </table:table-row>
        <table:table-row table:style-name="ro1">
          <table:table-cell office:value-type="float" office:value="8.05" calcext:value-type="float">
            <text:p>8,05</text:p>
          </table:table-cell>
          <table:table-cell office:value-type="float" office:value="170.571" calcext:value-type="float">
            <text:p>170,571</text:p>
          </table:table-cell>
          <table:table-cell office:value-type="float" office:value="-2.59" calcext:value-type="float">
            <text:p>-2,59</text:p>
          </table:table-cell>
          <table:table-cell table:number-columns-repeated="23"/>
        </table:table-row>
        <table:table-row table:style-name="ro1">
          <table:table-cell office:value-type="float" office:value="8.067" calcext:value-type="float">
            <text:p>8,067</text:p>
          </table:table-cell>
          <table:table-cell office:value-type="float" office:value="170.566" calcext:value-type="float">
            <text:p>170,566</text:p>
          </table:table-cell>
          <table:table-cell office:value-type="float" office:value="-3.266" calcext:value-type="float">
            <text:p>-3,266</text:p>
          </table:table-cell>
          <table:table-cell table:number-columns-repeated="23"/>
        </table:table-row>
        <table:table-row table:style-name="ro1">
          <table:table-cell office:value-type="float" office:value="8.083" calcext:value-type="float">
            <text:p>8,083</text:p>
          </table:table-cell>
          <table:table-cell office:value-type="float" office:value="170.436" calcext:value-type="float">
            <text:p>170,436</text:p>
          </table:table-cell>
          <table:table-cell office:value-type="float" office:value="-3.968" calcext:value-type="float">
            <text:p>-3,968</text:p>
          </table:table-cell>
          <table:table-cell table:number-columns-repeated="23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70.382" calcext:value-type="float">
            <text:p>170,382</text:p>
          </table:table-cell>
          <table:table-cell office:value-type="float" office:value="-4.723" calcext:value-type="float">
            <text:p>-4,723</text:p>
          </table:table-cell>
          <table:table-cell table:number-columns-repeated="23"/>
        </table:table-row>
        <table:table-row table:style-name="ro1">
          <table:table-cell office:value-type="float" office:value="8.117" calcext:value-type="float">
            <text:p>8,117</text:p>
          </table:table-cell>
          <table:table-cell office:value-type="float" office:value="170.265" calcext:value-type="float">
            <text:p>170,265</text:p>
          </table:table-cell>
          <table:table-cell office:value-type="float" office:value="-5.666" calcext:value-type="float">
            <text:p>-5,666</text:p>
          </table:table-cell>
          <table:table-cell table:number-columns-repeated="23"/>
        </table:table-row>
        <table:table-row table:style-name="ro1">
          <table:table-cell office:value-type="float" office:value="8.133" calcext:value-type="float">
            <text:p>8,133</text:p>
          </table:table-cell>
          <table:table-cell office:value-type="float" office:value="170.216" calcext:value-type="float">
            <text:p>170,216</text:p>
          </table:table-cell>
          <table:table-cell office:value-type="float" office:value="-6.512" calcext:value-type="float">
            <text:p>-6,512</text:p>
          </table:table-cell>
          <table:table-cell table:number-columns-repeated="23"/>
        </table:table-row>
        <table:table-row table:style-name="ro1">
          <table:table-cell office:value-type="float" office:value="8.15" calcext:value-type="float">
            <text:p>8,15</text:p>
          </table:table-cell>
          <table:table-cell office:value-type="float" office:value="170.061" calcext:value-type="float">
            <text:p>170,061</text:p>
          </table:table-cell>
          <table:table-cell office:value-type="float" office:value="-7.538" calcext:value-type="float">
            <text:p>-7,538</text:p>
          </table:table-cell>
          <table:table-cell table:number-columns-repeated="23"/>
        </table:table-row>
        <table:table-row table:style-name="ro1">
          <table:table-cell office:value-type="float" office:value="8.167" calcext:value-type="float">
            <text:p>8,167</text:p>
          </table:table-cell>
          <table:table-cell office:value-type="float" office:value="170.017" calcext:value-type="float">
            <text:p>170,017</text:p>
          </table:table-cell>
          <table:table-cell office:value-type="float" office:value="-8.276" calcext:value-type="float">
            <text:p>-8,276</text:p>
          </table:table-cell>
          <table:table-cell table:number-columns-repeated="23"/>
        </table:table-row>
        <table:table-row table:style-name="ro1">
          <table:table-cell office:value-type="float" office:value="8.183" calcext:value-type="float">
            <text:p>8,183</text:p>
          </table:table-cell>
          <table:table-cell office:value-type="float" office:value="169.823" calcext:value-type="float">
            <text:p>169,823</text:p>
          </table:table-cell>
          <table:table-cell office:value-type="float" office:value="-9.651" calcext:value-type="float">
            <text:p>-9,651</text:p>
          </table:table-cell>
          <table:table-cell table:number-columns-repeated="23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69.783" calcext:value-type="float">
            <text:p>169,783</text:p>
          </table:table-cell>
          <table:table-cell office:value-type="float" office:value="-10.315" calcext:value-type="float">
            <text:p>-10,315</text:p>
          </table:table-cell>
          <table:table-cell table:number-columns-repeated="23"/>
        </table:table-row>
        <table:table-row table:style-name="ro1">
          <table:table-cell office:value-type="float" office:value="8.217" calcext:value-type="float">
            <text:p>8,217</text:p>
          </table:table-cell>
          <table:table-cell office:value-type="float" office:value="169.458" calcext:value-type="float">
            <text:p>169,458</text:p>
          </table:table-cell>
          <table:table-cell office:value-type="float" office:value="-11.58" calcext:value-type="float">
            <text:p>-11,58</text:p>
          </table:table-cell>
          <table:table-cell table:number-columns-repeated="23"/>
        </table:table-row>
        <table:table-row table:style-name="ro1">
          <table:table-cell office:value-type="float" office:value="8.233" calcext:value-type="float">
            <text:p>8,233</text:p>
          </table:table-cell>
          <table:table-cell office:value-type="float" office:value="169.379" calcext:value-type="float">
            <text:p>169,379</text:p>
          </table:table-cell>
          <table:table-cell office:value-type="float" office:value="-12.489" calcext:value-type="float">
            <text:p>-12,489</text:p>
          </table:table-cell>
          <table:table-cell table:number-columns-repeated="23"/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69.037" calcext:value-type="float">
            <text:p>169,037</text:p>
          </table:table-cell>
          <table:table-cell office:value-type="float" office:value="-13.712" calcext:value-type="float">
            <text:p>-13,712</text:p>
          </table:table-cell>
          <table:table-cell table:number-columns-repeated="23"/>
        </table:table-row>
        <table:table-row table:style-name="ro1">
          <table:table-cell office:value-type="float" office:value="8.267" calcext:value-type="float">
            <text:p>8,267</text:p>
          </table:table-cell>
          <table:table-cell office:value-type="float" office:value="168.857" calcext:value-type="float">
            <text:p>168,857</text:p>
          </table:table-cell>
          <table:table-cell office:value-type="float" office:value="-15.193" calcext:value-type="float">
            <text:p>-15,193</text:p>
          </table:table-cell>
          <table:table-cell table:number-columns-repeated="23"/>
        </table:table-row>
        <table:table-row table:style-name="ro1">
          <table:table-cell office:value-type="float" office:value="8.283" calcext:value-type="float">
            <text:p>8,283</text:p>
          </table:table-cell>
          <table:table-cell office:value-type="float" office:value="168.494" calcext:value-type="float">
            <text:p>168,494</text:p>
          </table:table-cell>
          <table:table-cell office:value-type="float" office:value="-16.607" calcext:value-type="float">
            <text:p>-16,607</text:p>
          </table:table-cell>
          <table:table-cell table:number-columns-repeated="23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68.275" calcext:value-type="float">
            <text:p>168,275</text:p>
          </table:table-cell>
          <table:table-cell office:value-type="float" office:value="-18.155" calcext:value-type="float">
            <text:p>-18,155</text:p>
          </table:table-cell>
          <table:table-cell table:number-columns-repeated="23"/>
        </table:table-row>
        <table:table-row table:style-name="ro1">
          <table:table-cell office:value-type="float" office:value="8.317" calcext:value-type="float">
            <text:p>8,317</text:p>
          </table:table-cell>
          <table:table-cell office:value-type="float" office:value="167.906" calcext:value-type="float">
            <text:p>167,906</text:p>
          </table:table-cell>
          <table:table-cell office:value-type="float" office:value="-19.72" calcext:value-type="float">
            <text:p>-19,72</text:p>
          </table:table-cell>
          <table:table-cell table:number-columns-repeated="23"/>
        </table:table-row>
        <table:table-row table:style-name="ro1">
          <table:table-cell office:value-type="float" office:value="8.333" calcext:value-type="float">
            <text:p>8,333</text:p>
          </table:table-cell>
          <table:table-cell office:value-type="float" office:value="167.562" calcext:value-type="float">
            <text:p>167,562</text:p>
          </table:table-cell>
          <table:table-cell office:value-type="float" office:value="-21.305" calcext:value-type="float">
            <text:p>-21,305</text:p>
          </table:table-cell>
          <table:table-cell table:number-columns-repeated="23"/>
        </table:table-row>
        <table:table-row table:style-name="ro1">
          <table:table-cell office:value-type="float" office:value="8.35" calcext:value-type="float">
            <text:p>8,35</text:p>
          </table:table-cell>
          <table:table-cell office:value-type="float" office:value="167.229" calcext:value-type="float">
            <text:p>167,229</text:p>
          </table:table-cell>
          <table:table-cell office:value-type="float" office:value="-23.199" calcext:value-type="float">
            <text:p>-23,199</text:p>
          </table:table-cell>
          <table:table-cell table:number-columns-repeated="23"/>
        </table:table-row>
        <table:table-row table:style-name="ro1">
          <table:table-cell office:value-type="float" office:value="8.367" calcext:value-type="float">
            <text:p>8,367</text:p>
          </table:table-cell>
          <table:table-cell office:value-type="float" office:value="166.86" calcext:value-type="float">
            <text:p>166,86</text:p>
          </table:table-cell>
          <table:table-cell office:value-type="float" office:value="-24.505" calcext:value-type="float">
            <text:p>-24,505</text:p>
          </table:table-cell>
          <table:table-cell table:number-columns-repeated="23"/>
        </table:table-row>
        <table:table-row table:style-name="ro1">
          <table:table-cell office:value-type="float" office:value="8.383" calcext:value-type="float">
            <text:p>8,383</text:p>
          </table:table-cell>
          <table:table-cell office:value-type="float" office:value="166.407" calcext:value-type="float">
            <text:p>166,407</text:p>
          </table:table-cell>
          <table:table-cell office:value-type="float" office:value="-26.516" calcext:value-type="float">
            <text:p>-26,516</text:p>
          </table:table-cell>
          <table:table-cell table:number-columns-repeated="23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65.995" calcext:value-type="float">
            <text:p>165,995</text:p>
          </table:table-cell>
          <table:table-cell office:value-type="float" office:value="-27.264" calcext:value-type="float">
            <text:p>-27,264</text:p>
          </table:table-cell>
          <table:table-cell table:number-columns-repeated="23"/>
        </table:table-row>
        <table:table-row table:style-name="ro1">
          <table:table-cell office:value-type="float" office:value="8.417" calcext:value-type="float">
            <text:p>8,417</text:p>
          </table:table-cell>
          <table:table-cell office:value-type="float" office:value="165.372" calcext:value-type="float">
            <text:p>165,372</text:p>
          </table:table-cell>
          <table:table-cell office:value-type="float" office:value="-29.147" calcext:value-type="float">
            <text:p>-29,147</text:p>
          </table:table-cell>
          <table:table-cell table:number-columns-repeated="23"/>
        </table:table-row>
        <table:table-row table:style-name="ro1">
          <table:table-cell office:value-type="float" office:value="8.433" calcext:value-type="float">
            <text:p>8,433</text:p>
          </table:table-cell>
          <table:table-cell office:value-type="float" office:value="164.846" calcext:value-type="float">
            <text:p>164,846</text:p>
          </table:table-cell>
          <table:table-cell office:value-type="float" office:value="-30.706" calcext:value-type="float">
            <text:p>-30,706</text:p>
          </table:table-cell>
          <table:table-cell table:number-columns-repeated="23"/>
        </table:table-row>
        <table:table-row table:style-name="ro1">
          <table:table-cell office:value-type="float" office:value="8.45" calcext:value-type="float">
            <text:p>8,45</text:p>
          </table:table-cell>
          <table:table-cell office:value-type="float" office:value="164.213" calcext:value-type="float">
            <text:p>164,213</text:p>
          </table:table-cell>
          <table:table-cell office:value-type="float" office:value="-32.253" calcext:value-type="float">
            <text:p>-32,253</text:p>
          </table:table-cell>
          <table:table-cell table:number-columns-repeated="23"/>
        </table:table-row>
        <table:table-row table:style-name="ro1">
          <table:table-cell office:value-type="float" office:value="8.467" calcext:value-type="float">
            <text:p>8,467</text:p>
          </table:table-cell>
          <table:table-cell office:value-type="float" office:value="163.643" calcext:value-type="float">
            <text:p>163,643</text:p>
          </table:table-cell>
          <table:table-cell office:value-type="float" office:value="-33.853" calcext:value-type="float">
            <text:p>-33,853</text:p>
          </table:table-cell>
          <table:table-cell table:number-columns-repeated="23"/>
        </table:table-row>
        <table:table-row table:style-name="ro1">
          <table:table-cell office:value-type="float" office:value="8.483" calcext:value-type="float">
            <text:p>8,483</text:p>
          </table:table-cell>
          <table:table-cell office:value-type="float" office:value="162.96" calcext:value-type="float">
            <text:p>162,96</text:p>
          </table:table-cell>
          <table:table-cell office:value-type="float" office:value="-35.672" calcext:value-type="float">
            <text:p>-35,672</text:p>
          </table:table-cell>
          <table:table-cell table:number-columns-repeated="2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62.284" calcext:value-type="float">
            <text:p>162,284</text:p>
          </table:table-cell>
          <table:table-cell office:value-type="float" office:value="-37.505" calcext:value-type="float">
            <text:p>-37,505</text:p>
          </table:table-cell>
          <table:table-cell table:number-columns-repeated="23"/>
        </table:table-row>
        <table:table-row table:style-name="ro1">
          <table:table-cell office:value-type="float" office:value="8.517" calcext:value-type="float">
            <text:p>8,517</text:p>
          </table:table-cell>
          <table:table-cell office:value-type="float" office:value="161.655" calcext:value-type="float">
            <text:p>161,655</text:p>
          </table:table-cell>
          <table:table-cell office:value-type="float" office:value="-38.745" calcext:value-type="float">
            <text:p>-38,745</text:p>
          </table:table-cell>
          <table:table-cell table:number-columns-repeated="23"/>
        </table:table-row>
        <table:table-row table:style-name="ro1">
          <table:table-cell office:value-type="float" office:value="8.533" calcext:value-type="float">
            <text:p>8,533</text:p>
          </table:table-cell>
          <table:table-cell office:value-type="float" office:value="160.945" calcext:value-type="float">
            <text:p>160,945</text:p>
          </table:table-cell>
          <table:table-cell office:value-type="float" office:value="-40.974" calcext:value-type="float">
            <text:p>-40,974</text:p>
          </table:table-cell>
          <table:table-cell table:number-columns-repeated="23"/>
        </table:table-row>
        <table:table-row table:style-name="ro1">
          <table:table-cell office:value-type="float" office:value="8.55" calcext:value-type="float">
            <text:p>8,55</text:p>
          </table:table-cell>
          <table:table-cell office:value-type="float" office:value="160.37" calcext:value-type="float">
            <text:p>160,37</text:p>
          </table:table-cell>
          <table:table-cell office:value-type="float" office:value="-42.144" calcext:value-type="float">
            <text:p>-42,144</text:p>
          </table:table-cell>
          <table:table-cell table:number-columns-repeated="23"/>
        </table:table-row>
        <table:table-row table:style-name="ro1">
          <table:table-cell office:value-type="float" office:value="8.567" calcext:value-type="float">
            <text:p>8,567</text:p>
          </table:table-cell>
          <table:table-cell office:value-type="float" office:value="159.663" calcext:value-type="float">
            <text:p>159,663</text:p>
          </table:table-cell>
          <table:table-cell office:value-type="float" office:value="-44.434" calcext:value-type="float">
            <text:p>-44,434</text:p>
          </table:table-cell>
          <table:table-cell table:number-columns-repeated="23"/>
        </table:table-row>
        <table:table-row table:style-name="ro1">
          <table:table-cell office:value-type="float" office:value="8.583" calcext:value-type="float">
            <text:p>8,583</text:p>
          </table:table-cell>
          <table:table-cell office:value-type="float" office:value="158.802" calcext:value-type="float">
            <text:p>158,802</text:p>
          </table:table-cell>
          <table:table-cell office:value-type="float" office:value="-45.497" calcext:value-type="float">
            <text:p>-45,497</text:p>
          </table:table-cell>
          <table:table-cell table:number-columns-repeated="23"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158.106" calcext:value-type="float">
            <text:p>158,106</text:p>
          </table:table-cell>
          <table:table-cell office:value-type="float" office:value="-47.256" calcext:value-type="float">
            <text:p>-47,256</text:p>
          </table:table-cell>
          <table:table-cell table:number-columns-repeated="23"/>
        </table:table-row>
        <table:table-row table:style-name="ro1">
          <table:table-cell office:value-type="float" office:value="8.617" calcext:value-type="float">
            <text:p>8,617</text:p>
          </table:table-cell>
          <table:table-cell office:value-type="float" office:value="157.21" calcext:value-type="float">
            <text:p>157,21</text:p>
          </table:table-cell>
          <table:table-cell office:value-type="float" office:value="-48.33" calcext:value-type="float">
            <text:p>-48,33</text:p>
          </table:table-cell>
          <table:table-cell table:number-columns-repeated="23"/>
        </table:table-row>
        <table:table-row table:style-name="ro1">
          <table:table-cell office:value-type="float" office:value="8.633" calcext:value-type="float">
            <text:p>8,633</text:p>
          </table:table-cell>
          <table:table-cell office:value-type="float" office:value="156.385" calcext:value-type="float">
            <text:p>156,385</text:p>
          </table:table-cell>
          <table:table-cell office:value-type="float" office:value="-50.197" calcext:value-type="float">
            <text:p>-50,197</text:p>
          </table:table-cell>
          <table:table-cell table:number-columns-repeated="23"/>
        </table:table-row>
        <table:table-row table:style-name="ro1">
          <table:table-cell office:value-type="float" office:value="8.65" calcext:value-type="float">
            <text:p>8,65</text:p>
          </table:table-cell>
          <table:table-cell office:value-type="float" office:value="155.404" calcext:value-type="float">
            <text:p>155,404</text:p>
          </table:table-cell>
          <table:table-cell office:value-type="float" office:value="-51.484" calcext:value-type="float">
            <text:p>-51,484</text:p>
          </table:table-cell>
          <table:table-cell table:number-columns-repeated="23"/>
        </table:table-row>
        <table:table-row table:style-name="ro1">
          <table:table-cell office:value-type="float" office:value="8.667" calcext:value-type="float">
            <text:p>8,667</text:p>
          </table:table-cell>
          <table:table-cell office:value-type="float" office:value="154.647" calcext:value-type="float">
            <text:p>154,647</text:p>
          </table:table-cell>
          <table:table-cell office:value-type="float" office:value="-53.292" calcext:value-type="float">
            <text:p>-53,292</text:p>
          </table:table-cell>
          <table:table-cell table:number-columns-repeated="23"/>
        </table:table-row>
        <table:table-row table:style-name="ro1">
          <table:table-cell office:value-type="float" office:value="8.683" calcext:value-type="float">
            <text:p>8,683</text:p>
          </table:table-cell>
          <table:table-cell office:value-type="float" office:value="153.571" calcext:value-type="float">
            <text:p>153,571</text:p>
          </table:table-cell>
          <table:table-cell office:value-type="float" office:value="-54.531" calcext:value-type="float">
            <text:p>-54,531</text:p>
          </table:table-cell>
          <table:table-cell table:number-columns-repeated="23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152.812" calcext:value-type="float">
            <text:p>152,812</text:p>
          </table:table-cell>
          <table:table-cell office:value-type="float" office:value="-56.789" calcext:value-type="float">
            <text:p>-56,789</text:p>
          </table:table-cell>
          <table:table-cell table:number-columns-repeated="23"/>
        </table:table-row>
        <table:table-row table:style-name="ro1">
          <table:table-cell office:value-type="float" office:value="8.717" calcext:value-type="float">
            <text:p>8,717</text:p>
          </table:table-cell>
          <table:table-cell office:value-type="float" office:value="151.596" calcext:value-type="float">
            <text:p>151,596</text:p>
          </table:table-cell>
          <table:table-cell office:value-type="float" office:value="-58.23" calcext:value-type="float">
            <text:p>-58,23</text:p>
          </table:table-cell>
          <table:table-cell table:number-columns-repeated="23"/>
        </table:table-row>
        <table:table-row table:style-name="ro1">
          <table:table-cell office:value-type="float" office:value="8.733" calcext:value-type="float">
            <text:p>8,733</text:p>
          </table:table-cell>
          <table:table-cell office:value-type="float" office:value="150.829" calcext:value-type="float">
            <text:p>150,829</text:p>
          </table:table-cell>
          <table:table-cell office:value-type="float" office:value="-61.188" calcext:value-type="float">
            <text:p>-61,188</text:p>
          </table:table-cell>
          <table:table-cell table:number-columns-repeated="23"/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49.62" calcext:value-type="float">
            <text:p>149,62</text:p>
          </table:table-cell>
          <table:table-cell office:value-type="float" office:value="-62.598" calcext:value-type="float">
            <text:p>-62,598</text:p>
          </table:table-cell>
          <table:table-cell table:number-columns-repeated="23"/>
        </table:table-row>
        <table:table-row table:style-name="ro1">
          <table:table-cell office:value-type="float" office:value="8.767" calcext:value-type="float">
            <text:p>8,767</text:p>
          </table:table-cell>
          <table:table-cell office:value-type="float" office:value="148.736" calcext:value-type="float">
            <text:p>148,736</text:p>
          </table:table-cell>
          <table:table-cell office:value-type="float" office:value="-65.119" calcext:value-type="float">
            <text:p>-65,119</text:p>
          </table:table-cell>
          <table:table-cell table:number-columns-repeated="23"/>
        </table:table-row>
        <table:table-row table:style-name="ro1">
          <table:table-cell office:value-type="float" office:value="8.783" calcext:value-type="float">
            <text:p>8,783</text:p>
          </table:table-cell>
          <table:table-cell office:value-type="float" office:value="147.481" calcext:value-type="float">
            <text:p>147,481</text:p>
          </table:table-cell>
          <table:table-cell office:value-type="float" office:value="-66.675" calcext:value-type="float">
            <text:p>-66,675</text:p>
          </table:table-cell>
          <table:table-cell table:number-columns-repeated="23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146.482" calcext:value-type="float">
            <text:p>146,482</text:p>
          </table:table-cell>
          <table:table-cell office:value-type="float" office:value="-69.169" calcext:value-type="float">
            <text:p>-69,169</text:p>
          </table:table-cell>
          <table:table-cell table:number-columns-repeated="23"/>
        </table:table-row>
        <table:table-row table:style-name="ro1">
          <table:table-cell office:value-type="float" office:value="8.817" calcext:value-type="float">
            <text:p>8,817</text:p>
          </table:table-cell>
          <table:table-cell office:value-type="float" office:value="145.196" calcext:value-type="float">
            <text:p>145,196</text:p>
          </table:table-cell>
          <table:table-cell office:value-type="float" office:value="-70.473" calcext:value-type="float">
            <text:p>-70,473</text:p>
          </table:table-cell>
          <table:table-cell table:number-columns-repeated="23"/>
        </table:table-row>
        <table:table-row table:style-name="ro1">
          <table:table-cell office:value-type="float" office:value="8.833" calcext:value-type="float">
            <text:p>8,833</text:p>
          </table:table-cell>
          <table:table-cell office:value-type="float" office:value="144.107" calcext:value-type="float">
            <text:p>144,107</text:p>
          </table:table-cell>
          <table:table-cell office:value-type="float" office:value="-72.409" calcext:value-type="float">
            <text:p>-72,409</text:p>
          </table:table-cell>
          <table:table-cell table:number-columns-repeated="23"/>
        </table:table-row>
        <table:table-row table:style-name="ro1">
          <table:table-cell office:value-type="float" office:value="8.85" calcext:value-type="float">
            <text:p>8,85</text:p>
          </table:table-cell>
          <table:table-cell office:value-type="float" office:value="142.725" calcext:value-type="float">
            <text:p>142,725</text:p>
          </table:table-cell>
          <table:table-cell office:value-type="float" office:value="-74.125" calcext:value-type="float">
            <text:p>-74,125</text:p>
          </table:table-cell>
          <table:table-cell table:number-columns-repeated="23"/>
        </table:table-row>
        <table:table-row table:style-name="ro1">
          <table:table-cell office:value-type="float" office:value="8.867" calcext:value-type="float">
            <text:p>8,867</text:p>
          </table:table-cell>
          <table:table-cell office:value-type="float" office:value="141.535" calcext:value-type="float">
            <text:p>141,535</text:p>
          </table:table-cell>
          <table:table-cell office:value-type="float" office:value="-75.886" calcext:value-type="float">
            <text:p>-75,886</text:p>
          </table:table-cell>
          <table:table-cell table:number-columns-repeated="23"/>
        </table:table-row>
        <table:table-row table:style-name="ro1">
          <table:table-cell office:value-type="float" office:value="8.883" calcext:value-type="float">
            <text:p>8,883</text:p>
          </table:table-cell>
          <table:table-cell office:value-type="float" office:value="139.974" calcext:value-type="float">
            <text:p>139,974</text:p>
          </table:table-cell>
          <table:table-cell office:value-type="float" office:value="-77.463" calcext:value-type="float">
            <text:p>-77,463</text:p>
          </table:table-cell>
          <table:table-cell table:number-columns-repeated="23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138.797" calcext:value-type="float">
            <text:p>138,797</text:p>
          </table:table-cell>
          <table:table-cell office:value-type="float" office:value="-78.632" calcext:value-type="float">
            <text:p>-78,632</text:p>
          </table:table-cell>
          <table:table-cell table:number-columns-repeated="23"/>
        </table:table-row>
        <table:table-row table:style-name="ro1">
          <table:table-cell office:value-type="float" office:value="8.917" calcext:value-type="float">
            <text:p>8,917</text:p>
          </table:table-cell>
          <table:table-cell office:value-type="float" office:value="137.095" calcext:value-type="float">
            <text:p>137,095</text:p>
          </table:table-cell>
          <table:table-cell office:value-type="float" office:value="-80.386" calcext:value-type="float">
            <text:p>-80,386</text:p>
          </table:table-cell>
          <table:table-cell table:number-columns-repeated="23"/>
        </table:table-row>
        <table:table-row table:style-name="ro1">
          <table:table-cell office:value-type="float" office:value="8.933" calcext:value-type="float">
            <text:p>8,933</text:p>
          </table:table-cell>
          <table:table-cell office:value-type="float" office:value="135.881" calcext:value-type="float">
            <text:p>135,881</text:p>
          </table:table-cell>
          <table:table-cell office:value-type="float" office:value="-81.232" calcext:value-type="float">
            <text:p>-81,232</text:p>
          </table:table-cell>
          <table:table-cell table:number-columns-repeated="23"/>
        </table:table-row>
        <table:table-row table:style-name="ro1">
          <table:table-cell office:value-type="float" office:value="8.95" calcext:value-type="float">
            <text:p>8,95</text:p>
          </table:table-cell>
          <table:table-cell office:value-type="float" office:value="134.153" calcext:value-type="float">
            <text:p>134,153</text:p>
          </table:table-cell>
          <table:table-cell office:value-type="float" office:value="-82.408" calcext:value-type="float">
            <text:p>-82,408</text:p>
          </table:table-cell>
          <table:table-cell table:number-columns-repeated="23"/>
        </table:table-row>
        <table:table-row table:style-name="ro1">
          <table:table-cell office:value-type="float" office:value="8.967" calcext:value-type="float">
            <text:p>8,967</text:p>
          </table:table-cell>
          <table:table-cell office:value-type="float" office:value="132.894" calcext:value-type="float">
            <text:p>132,894</text:p>
          </table:table-cell>
          <table:table-cell office:value-type="float" office:value="-83.108" calcext:value-type="float">
            <text:p>-83,108</text:p>
          </table:table-cell>
          <table:table-cell table:number-columns-repeated="23"/>
        </table:table-row>
        <table:table-row table:style-name="ro1">
          <table:table-cell office:value-type="float" office:value="8.983" calcext:value-type="float">
            <text:p>8,983</text:p>
          </table:table-cell>
          <table:table-cell office:value-type="float" office:value="131.268" calcext:value-type="float">
            <text:p>131,268</text:p>
          </table:table-cell>
          <table:table-cell office:value-type="float" office:value="-83.695" calcext:value-type="float">
            <text:p>-83,695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9.938" calcext:value-type="float">
            <text:p>129,938</text:p>
          </table:table-cell>
          <table:table-cell office:value-type="float" office:value="-84.045" calcext:value-type="float">
            <text:p>-84,045</text:p>
          </table:table-cell>
          <table:table-cell table:number-columns-repeated="23"/>
        </table:table-row>
        <table:table-row table:style-name="ro1">
          <table:table-cell office:value-type="float" office:value="9.017" calcext:value-type="float">
            <text:p>9,017</text:p>
          </table:table-cell>
          <table:table-cell office:value-type="float" office:value="128.276" calcext:value-type="float">
            <text:p>128,276</text:p>
          </table:table-cell>
          <table:table-cell office:value-type="float" office:value="-84.428" calcext:value-type="float">
            <text:p>-84,428</text:p>
          </table:table-cell>
          <table:table-cell table:number-columns-repeated="23"/>
        </table:table-row>
        <table:table-row table:style-name="ro1">
          <table:table-cell office:value-type="float" office:value="9.033" calcext:value-type="float">
            <text:p>9,033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-84.157" calcext:value-type="float">
            <text:p>-84,157</text:p>
          </table:table-cell>
          <table:table-cell table:number-columns-repeated="23"/>
        </table:table-row>
        <table:table-row table:style-name="ro1">
          <table:table-cell office:value-type="float" office:value="9.05" calcext:value-type="float">
            <text:p>9,05</text:p>
          </table:table-cell>
          <table:table-cell office:value-type="float" office:value="125.385" calcext:value-type="float">
            <text:p>125,385</text:p>
          </table:table-cell>
          <table:table-cell office:value-type="float" office:value="-83.768" calcext:value-type="float">
            <text:p>-83,768</text:p>
          </table:table-cell>
          <table:table-cell table:number-columns-repeated="23"/>
        </table:table-row>
        <table:table-row table:style-name="ro1">
          <table:table-cell office:value-type="float" office:value="9.067" calcext:value-type="float">
            <text:p>9,067</text:p>
          </table:table-cell>
          <table:table-cell office:value-type="float" office:value="124.034" calcext:value-type="float">
            <text:p>124,034</text:p>
          </table:table-cell>
          <table:table-cell office:value-type="float" office:value="-82.754" calcext:value-type="float">
            <text:p>-82,754</text:p>
          </table:table-cell>
          <table:table-cell table:number-columns-repeated="23"/>
        </table:table-row>
        <table:table-row table:style-name="ro1">
          <table:table-cell office:value-type="float" office:value="9.083" calcext:value-type="float">
            <text:p>9,083</text:p>
          </table:table-cell>
          <table:table-cell office:value-type="float" office:value="122.542" calcext:value-type="float">
            <text:p>122,542</text:p>
          </table:table-cell>
          <table:table-cell office:value-type="float" office:value="-82.129" calcext:value-type="float">
            <text:p>-82,129</text:p>
          </table:table-cell>
          <table:table-cell table:number-columns-repeated="23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121.267" calcext:value-type="float">
            <text:p>121,267</text:p>
          </table:table-cell>
          <table:table-cell office:value-type="float" office:value="-80.697" calcext:value-type="float">
            <text:p>-80,697</text:p>
          </table:table-cell>
          <table:table-cell table:number-columns-repeated="23"/>
        </table:table-row>
        <table:table-row table:style-name="ro1">
          <table:table-cell office:value-type="float" office:value="9.117" calcext:value-type="float">
            <text:p>9,117</text:p>
          </table:table-cell>
          <table:table-cell office:value-type="float" office:value="119.778" calcext:value-type="float">
            <text:p>119,778</text:p>
          </table:table-cell>
          <table:table-cell office:value-type="float" office:value="-79.844" calcext:value-type="float">
            <text:p>-79,844</text:p>
          </table:table-cell>
          <table:table-cell table:number-columns-repeated="23"/>
        </table:table-row>
        <table:table-row table:style-name="ro1">
          <table:table-cell office:value-type="float" office:value="9.133" calcext:value-type="float">
            <text:p>9,133</text:p>
          </table:table-cell>
          <table:table-cell office:value-type="float" office:value="118.583" calcext:value-type="float">
            <text:p>118,583</text:p>
          </table:table-cell>
          <table:table-cell office:value-type="float" office:value="-78.1" calcext:value-type="float">
            <text:p>-78,1</text:p>
          </table:table-cell>
          <table:table-cell table:number-columns-repeated="23"/>
        </table:table-row>
        <table:table-row table:style-name="ro1">
          <table:table-cell office:value-type="float" office:value="9.15" calcext:value-type="float">
            <text:p>9,15</text:p>
          </table:table-cell>
          <table:table-cell office:value-type="float" office:value="117.181" calcext:value-type="float">
            <text:p>117,181</text:p>
          </table:table-cell>
          <table:table-cell office:value-type="float" office:value="-77.29" calcext:value-type="float">
            <text:p>-77,29</text:p>
          </table:table-cell>
          <table:table-cell table:number-columns-repeated="23"/>
        </table:table-row>
        <table:table-row table:style-name="ro1">
          <table:table-cell office:value-type="float" office:value="9.167" calcext:value-type="float">
            <text:p>9,167</text:p>
          </table:table-cell>
          <table:table-cell office:value-type="float" office:value="115.964" calcext:value-type="float">
            <text:p>115,964</text:p>
          </table:table-cell>
          <table:table-cell office:value-type="float" office:value="-75.421" calcext:value-type="float">
            <text:p>-75,421</text:p>
          </table:table-cell>
          <table:table-cell table:number-columns-repeated="23"/>
        </table:table-row>
        <table:table-row table:style-name="ro1">
          <table:table-cell office:value-type="float" office:value="9.183" calcext:value-type="float">
            <text:p>9,183</text:p>
          </table:table-cell>
          <table:table-cell office:value-type="float" office:value="114.673" calcext:value-type="float">
            <text:p>114,673</text:p>
          </table:table-cell>
          <table:table-cell office:value-type="float" office:value="-74.272" calcext:value-type="float">
            <text:p>-74,272</text:p>
          </table:table-cell>
          <table:table-cell table:number-columns-repeated="23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113.612" calcext:value-type="float">
            <text:p>113,612</text:p>
          </table:table-cell>
          <table:table-cell office:value-type="float" office:value="-71.819" calcext:value-type="float">
            <text:p>-71,819</text:p>
          </table:table-cell>
          <table:table-cell table:number-columns-repeated="23"/>
        </table:table-row>
        <table:table-row table:style-name="ro1">
          <table:table-cell office:value-type="float" office:value="9.217" calcext:value-type="float">
            <text:p>9,217</text:p>
          </table:table-cell>
          <table:table-cell office:value-type="float" office:value="112.389" calcext:value-type="float">
            <text:p>112,389</text:p>
          </table:table-cell>
          <table:table-cell office:value-type="float" office:value="-70.693" calcext:value-type="float">
            <text:p>-70,693</text:p>
          </table:table-cell>
          <table:table-cell table:number-columns-repeated="23"/>
        </table:table-row>
        <table:table-row table:style-name="ro1">
          <table:table-cell office:value-type="float" office:value="9.233" calcext:value-type="float">
            <text:p>9,233</text:p>
          </table:table-cell>
          <table:table-cell office:value-type="float" office:value="111.421" calcext:value-type="float">
            <text:p>111,421</text:p>
          </table:table-cell>
          <table:table-cell office:value-type="float" office:value="-68.466" calcext:value-type="float">
            <text:p>-68,466</text:p>
          </table:table-cell>
          <table:table-cell table:number-columns-repeated="23"/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110.197" calcext:value-type="float">
            <text:p>110,197</text:p>
          </table:table-cell>
          <table:table-cell office:value-type="float" office:value="-67.176" calcext:value-type="float">
            <text:p>-67,176</text:p>
          </table:table-cell>
          <table:table-cell table:number-columns-repeated="23"/>
        </table:table-row>
        <table:table-row table:style-name="ro1">
          <table:table-cell office:value-type="float" office:value="9.267" calcext:value-type="float">
            <text:p>9,267</text:p>
          </table:table-cell>
          <table:table-cell office:value-type="float" office:value="109.267" calcext:value-type="float">
            <text:p>109,267</text:p>
          </table:table-cell>
          <table:table-cell office:value-type="float" office:value="-64.787" calcext:value-type="float">
            <text:p>-64,787</text:p>
          </table:table-cell>
          <table:table-cell table:number-columns-repeated="23"/>
        </table:table-row>
        <table:table-row table:style-name="ro1">
          <table:table-cell office:value-type="float" office:value="9.283" calcext:value-type="float">
            <text:p>9,283</text:p>
          </table:table-cell>
          <table:table-cell office:value-type="float" office:value="108.12" calcext:value-type="float">
            <text:p>108,12</text:p>
          </table:table-cell>
          <table:table-cell office:value-type="float" office:value="-63.412" calcext:value-type="float">
            <text:p>-63,412</text:p>
          </table:table-cell>
          <table:table-cell table:number-columns-repeated="23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107.13" calcext:value-type="float">
            <text:p>107,13</text:p>
          </table:table-cell>
          <table:table-cell office:value-type="float" office:value="-60.825" calcext:value-type="float">
            <text:p>-60,825</text:p>
          </table:table-cell>
          <table:table-cell table:number-columns-repeated="23"/>
        </table:table-row>
        <table:table-row table:style-name="ro1">
          <table:table-cell office:value-type="float" office:value="9.317" calcext:value-type="float">
            <text:p>9,317</text:p>
          </table:table-cell>
          <table:table-cell office:value-type="float" office:value="106.127" calcext:value-type="float">
            <text:p>106,127</text:p>
          </table:table-cell>
          <table:table-cell office:value-type="float" office:value="-59.385" calcext:value-type="float">
            <text:p>-59,385</text:p>
          </table:table-cell>
          <table:table-cell table:number-columns-repeated="23"/>
        </table:table-row>
        <table:table-row table:style-name="ro1">
          <table:table-cell office:value-type="float" office:value="9.333" calcext:value-type="float">
            <text:p>9,333</text:p>
          </table:table-cell>
          <table:table-cell office:value-type="float" office:value="105.181" calcext:value-type="float">
            <text:p>105,181</text:p>
          </table:table-cell>
          <table:table-cell office:value-type="float" office:value="-56.67" calcext:value-type="float">
            <text:p>-56,67</text:p>
          </table:table-cell>
          <table:table-cell table:number-columns-repeated="23"/>
        </table:table-row>
        <table:table-row table:style-name="ro1">
          <table:table-cell office:value-type="float" office:value="9.35" calcext:value-type="float">
            <text:p>9,35</text:p>
          </table:table-cell>
          <table:table-cell office:value-type="float" office:value="104.337" calcext:value-type="float">
            <text:p>104,337</text:p>
          </table:table-cell>
          <table:table-cell office:value-type="float" office:value="-54.704" calcext:value-type="float">
            <text:p>-54,704</text:p>
          </table:table-cell>
          <table:table-cell table:number-columns-repeated="23"/>
        </table:table-row>
        <table:table-row table:style-name="ro1">
          <table:table-cell office:value-type="float" office:value="9.367" calcext:value-type="float">
            <text:p>9,367</text:p>
          </table:table-cell>
          <table:table-cell office:value-type="float" office:value="103.427" calcext:value-type="float">
            <text:p>103,427</text:p>
          </table:table-cell>
          <table:table-cell office:value-type="float" office:value="-51.961" calcext:value-type="float">
            <text:p>-51,961</text:p>
          </table:table-cell>
          <table:table-cell table:number-columns-repeated="23"/>
        </table:table-row>
        <table:table-row table:style-name="ro1">
          <table:table-cell office:value-type="float" office:value="9.383" calcext:value-type="float">
            <text:p>9,383</text:p>
          </table:table-cell>
          <table:table-cell office:value-type="float" office:value="102.563" calcext:value-type="float">
            <text:p>102,563</text:p>
          </table:table-cell>
          <table:table-cell office:value-type="float" office:value="-50.004" calcext:value-type="float">
            <text:p>-50,004</text:p>
          </table:table-cell>
          <table:table-cell table:number-columns-repeated="23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01.642" calcext:value-type="float">
            <text:p>101,642</text:p>
          </table:table-cell>
          <table:table-cell office:value-type="float" office:value="-47.203" calcext:value-type="float">
            <text:p>-47,203</text:p>
          </table:table-cell>
          <table:table-cell table:number-columns-repeated="23"/>
        </table:table-row>
        <table:table-row table:style-name="ro1">
          <table:table-cell office:value-type="float" office:value="9.417" calcext:value-type="float">
            <text:p>9,417</text:p>
          </table:table-cell>
          <table:table-cell office:value-type="float" office:value="100.947" calcext:value-type="float">
            <text:p>100,947</text:p>
          </table:table-cell>
          <table:table-cell office:value-type="float" office:value="-45.401" calcext:value-type="float">
            <text:p>-45,401</text:p>
          </table:table-cell>
          <table:table-cell table:number-columns-repeated="23"/>
        </table:table-row>
        <table:table-row table:style-name="ro1">
          <table:table-cell office:value-type="float" office:value="9.433" calcext:value-type="float">
            <text:p>9,433</text:p>
          </table:table-cell>
          <table:table-cell office:value-type="float" office:value="100.129" calcext:value-type="float">
            <text:p>100,129</text:p>
          </table:table-cell>
          <table:table-cell office:value-type="float" office:value="-42.242" calcext:value-type="float">
            <text:p>-42,242</text:p>
          </table:table-cell>
          <table:table-cell table:number-columns-repeated="23"/>
        </table:table-row>
        <table:table-row table:style-name="ro1">
          <table:table-cell office:value-type="float" office:value="9.45" calcext:value-type="float">
            <text:p>9,45</text:p>
          </table:table-cell>
          <table:table-cell office:value-type="float" office:value="99.503" calcext:value-type="float">
            <text:p>99,503</text:p>
          </table:table-cell>
          <table:table-cell office:value-type="float" office:value="-40.319" calcext:value-type="float">
            <text:p>-40,319</text:p>
          </table:table-cell>
          <table:table-cell table:number-columns-repeated="23"/>
        </table:table-row>
        <table:table-row table:style-name="ro1">
          <table:table-cell office:value-type="float" office:value="9.467" calcext:value-type="float">
            <text:p>9,467</text:p>
          </table:table-cell>
          <table:table-cell office:value-type="float" office:value="98.788" calcext:value-type="float">
            <text:p>98,788</text:p>
          </table:table-cell>
          <table:table-cell office:value-type="float" office:value="-37.404" calcext:value-type="float">
            <text:p>-37,404</text:p>
          </table:table-cell>
          <table:table-cell table:number-columns-repeated="23"/>
        </table:table-row>
        <table:table-row table:style-name="ro1">
          <table:table-cell office:value-type="float" office:value="9.483" calcext:value-type="float">
            <text:p>9,483</text:p>
          </table:table-cell>
          <table:table-cell office:value-type="float" office:value="98.291" calcext:value-type="float">
            <text:p>98,291</text:p>
          </table:table-cell>
          <table:table-cell office:value-type="float" office:value="-35.417" calcext:value-type="float">
            <text:p>-35,417</text:p>
          </table:table-cell>
          <table:table-cell table:number-columns-repeated="23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97.73" calcext:value-type="float">
            <text:p>97,73</text:p>
          </table:table-cell>
          <table:table-cell office:value-type="float" office:value="-32.72" calcext:value-type="float">
            <text:p>-32,72</text:p>
          </table:table-cell>
          <table:table-cell table:number-columns-repeated="23"/>
        </table:table-row>
        <table:table-row table:style-name="ro1">
          <table:table-cell office:value-type="float" office:value="9.517" calcext:value-type="float">
            <text:p>9,517</text:p>
          </table:table-cell>
          <table:table-cell office:value-type="float" office:value="97.352" calcext:value-type="float">
            <text:p>97,352</text:p>
          </table:table-cell>
          <table:table-cell office:value-type="float" office:value="-30.796" calcext:value-type="float">
            <text:p>-30,796</text:p>
          </table:table-cell>
          <table:table-cell table:number-columns-repeated="23"/>
        </table:table-row>
        <table:table-row table:style-name="ro1">
          <table:table-cell office:value-type="float" office:value="9.533" calcext:value-type="float">
            <text:p>9,533</text:p>
          </table:table-cell>
          <table:table-cell office:value-type="float" office:value="96.944" calcext:value-type="float">
            <text:p>96,944</text:p>
          </table:table-cell>
          <table:table-cell office:value-type="float" office:value="-28.684" calcext:value-type="float">
            <text:p>-28,684</text:p>
          </table:table-cell>
          <table:table-cell table:number-columns-repeated="23"/>
        </table:table-row>
        <table:table-row table:style-name="ro1">
          <table:table-cell office:value-type="float" office:value="9.55" calcext:value-type="float">
            <text:p>9,55</text:p>
          </table:table-cell>
          <table:table-cell office:value-type="float" office:value="96.655" calcext:value-type="float">
            <text:p>96,655</text:p>
          </table:table-cell>
          <table:table-cell office:value-type="float" office:value="-26.617" calcext:value-type="float">
            <text:p>-26,617</text:p>
          </table:table-cell>
          <table:table-cell table:number-columns-repeated="23"/>
        </table:table-row>
        <table:table-row table:style-name="ro1">
          <table:table-cell office:value-type="float" office:value="9.567" calcext:value-type="float">
            <text:p>9,567</text:p>
          </table:table-cell>
          <table:table-cell office:value-type="float" office:value="96.287" calcext:value-type="float">
            <text:p>96,287</text:p>
          </table:table-cell>
          <table:table-cell office:value-type="float" office:value="-24.056" calcext:value-type="float">
            <text:p>-24,056</text:p>
          </table:table-cell>
          <table:table-cell table:number-columns-repeated="23"/>
        </table:table-row>
        <table:table-row table:style-name="ro1">
          <table:table-cell office:value-type="float" office:value="9.583" calcext:value-type="float">
            <text:p>9,583</text:p>
          </table:table-cell>
          <table:table-cell office:value-type="float" office:value="96.116" calcext:value-type="float">
            <text:p>96,116</text:p>
          </table:table-cell>
          <table:table-cell office:value-type="float" office:value="-22.032" calcext:value-type="float">
            <text:p>-22,032</text:p>
          </table:table-cell>
          <table:table-cell table:number-columns-repeated="23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95.827" calcext:value-type="float">
            <text:p>95,827</text:p>
          </table:table-cell>
          <table:table-cell office:value-type="float" office:value="-19.927" calcext:value-type="float">
            <text:p>-19,927</text:p>
          </table:table-cell>
          <table:table-cell table:number-columns-repeated="23"/>
        </table:table-row>
        <table:table-row table:style-name="ro1">
          <table:table-cell office:value-type="float" office:value="9.617" calcext:value-type="float">
            <text:p>9,617</text:p>
          </table:table-cell>
          <table:table-cell office:value-type="float" office:value="95.652" calcext:value-type="float">
            <text:p>95,652</text:p>
          </table:table-cell>
          <table:table-cell office:value-type="float" office:value="-17.978" calcext:value-type="float">
            <text:p>-17,978</text:p>
          </table:table-cell>
          <table:table-cell table:number-columns-repeated="23"/>
        </table:table-row>
        <table:table-row table:style-name="ro1">
          <table:table-cell office:value-type="float" office:value="9.633" calcext:value-type="float">
            <text:p>9,633</text:p>
          </table:table-cell>
          <table:table-cell office:value-type="float" office:value="95.325" calcext:value-type="float">
            <text:p>95,325</text:p>
          </table:table-cell>
          <table:table-cell office:value-type="float" office:value="-16.062" calcext:value-type="float">
            <text:p>-16,062</text:p>
          </table:table-cell>
          <table:table-cell table:number-columns-repeated="23"/>
        </table:table-row>
        <table:table-row table:style-name="ro1">
          <table:table-cell office:value-type="float" office:value="9.65" calcext:value-type="float">
            <text:p>9,65</text:p>
          </table:table-cell>
          <table:table-cell office:value-type="float" office:value="95.221" calcext:value-type="float">
            <text:p>95,221</text:p>
          </table:table-cell>
          <table:table-cell office:value-type="float" office:value="-14.369" calcext:value-type="float">
            <text:p>-14,369</text:p>
          </table:table-cell>
          <table:table-cell table:number-columns-repeated="23"/>
        </table:table-row>
        <table:table-row table:style-name="ro1">
          <table:table-cell office:value-type="float" office:value="9.667" calcext:value-type="float">
            <text:p>9,667</text:p>
          </table:table-cell>
          <table:table-cell office:value-type="float" office:value="94.916" calcext:value-type="float">
            <text:p>94,916</text:p>
          </table:table-cell>
          <table:table-cell office:value-type="float" office:value="-12.869" calcext:value-type="float">
            <text:p>-12,869</text:p>
          </table:table-cell>
          <table:table-cell table:number-columns-repeated="23"/>
        </table:table-row>
        <table:table-row table:style-name="ro1">
          <table:table-cell office:value-type="float" office:value="9.683" calcext:value-type="float">
            <text:p>9,683</text:p>
          </table:table-cell>
          <table:table-cell office:value-type="float" office:value="94.775" calcext:value-type="float">
            <text:p>94,775</text:p>
          </table:table-cell>
          <table:table-cell office:value-type="float" office:value="-11.737" calcext:value-type="float">
            <text:p>-11,737</text:p>
          </table:table-cell>
          <table:table-cell table:number-columns-repeated="2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94.555" calcext:value-type="float">
            <text:p>94,555</text:p>
          </table:table-cell>
          <table:table-cell office:value-type="float" office:value="-10.454" calcext:value-type="float">
            <text:p>-10,454</text:p>
          </table:table-cell>
          <table:table-cell table:number-columns-repeated="23"/>
        </table:table-row>
        <table:table-row table:style-name="ro1">
          <table:table-cell office:value-type="float" office:value="9.717" calcext:value-type="float">
            <text:p>9,717</text:p>
          </table:table-cell>
          <table:table-cell office:value-type="float" office:value="94.545" calcext:value-type="float">
            <text:p>94,545</text:p>
          </table:table-cell>
          <table:table-cell office:value-type="float" office:value="-9.848" calcext:value-type="float">
            <text:p>-9,848</text:p>
          </table:table-cell>
          <table:table-cell table:number-columns-repeated="23"/>
        </table:table-row>
        <table:table-row table:style-name="ro1">
          <table:table-cell office:value-type="float" office:value="9.733" calcext:value-type="float">
            <text:p>9,733</text:p>
          </table:table-cell>
          <table:table-cell office:value-type="float" office:value="94.298" calcext:value-type="float">
            <text:p>94,298</text:p>
          </table:table-cell>
          <table:table-cell office:value-type="float" office:value="-8.844" calcext:value-type="float">
            <text:p>-8,844</text:p>
          </table:table-cell>
          <table:table-cell table:number-columns-repeated="23"/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94.304" calcext:value-type="float">
            <text:p>94,304</text:p>
          </table:table-cell>
          <table:table-cell office:value-type="float" office:value="-8.302" calcext:value-type="float">
            <text:p>-8,302</text:p>
          </table:table-cell>
          <table:table-cell table:number-columns-repeated="23"/>
        </table:table-row>
        <table:table-row table:style-name="ro1">
          <table:table-cell office:value-type="float" office:value="9.767" calcext:value-type="float">
            <text:p>9,767</text:p>
          </table:table-cell>
          <table:table-cell office:value-type="float" office:value="94.137" calcext:value-type="float">
            <text:p>94,137</text:p>
          </table:table-cell>
          <table:table-cell office:value-type="float" office:value="-7.645" calcext:value-type="float">
            <text:p>-7,645</text:p>
          </table:table-cell>
          <table:table-cell table:number-columns-repeated="23"/>
        </table:table-row>
        <table:table-row table:style-name="ro1">
          <table:table-cell office:value-type="float" office:value="9.783" calcext:value-type="float">
            <text:p>9,783</text:p>
          </table:table-cell>
          <table:table-cell office:value-type="float" office:value="94.149" calcext:value-type="float">
            <text:p>94,149</text:p>
          </table:table-cell>
          <table:table-cell office:value-type="float" office:value="-7.14" calcext:value-type="float">
            <text:p>-7,14</text:p>
          </table:table-cell>
          <table:table-cell table:number-columns-repeated="23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93.999" calcext:value-type="float">
            <text:p>93,999</text:p>
          </table:table-cell>
          <table:table-cell office:value-type="float" office:value="-6.487" calcext:value-type="float">
            <text:p>-6,487</text:p>
          </table:table-cell>
          <table:table-cell table:number-columns-repeated="23"/>
        </table:table-row>
        <table:table-row table:style-name="ro1">
          <table:table-cell office:value-type="float" office:value="9.817" calcext:value-type="float">
            <text:p>9,817</text:p>
          </table:table-cell>
          <table:table-cell office:value-type="float" office:value="94.001" calcext:value-type="float">
            <text:p>94,001</text:p>
          </table:table-cell>
          <table:table-cell office:value-type="float" office:value="-5.99" calcext:value-type="float">
            <text:p>-5,99</text:p>
          </table:table-cell>
          <table:table-cell table:number-columns-repeated="23"/>
        </table:table-row>
        <table:table-row table:style-name="ro1">
          <table:table-cell office:value-type="float" office:value="9.833" calcext:value-type="float">
            <text:p>9,833</text:p>
          </table:table-cell>
          <table:table-cell office:value-type="float" office:value="93.817" calcext:value-type="float">
            <text:p>93,817</text:p>
          </table:table-cell>
          <table:table-cell office:value-type="float" office:value="-5.671" calcext:value-type="float">
            <text:p>-5,671</text:p>
          </table:table-cell>
          <table:table-cell table:number-columns-repeated="23"/>
        </table:table-row>
        <table:table-row table:style-name="ro1">
          <table:table-cell office:value-type="float" office:value="9.85" calcext:value-type="float">
            <text:p>9,85</text:p>
          </table:table-cell>
          <table:table-cell office:value-type="float" office:value="93.868" calcext:value-type="float">
            <text:p>93,868</text:p>
          </table:table-cell>
          <table:table-cell office:value-type="float" office:value="-5.215" calcext:value-type="float">
            <text:p>-5,215</text:p>
          </table:table-cell>
          <table:table-cell table:number-columns-repeated="23"/>
        </table:table-row>
        <table:table-row table:style-name="ro1">
          <table:table-cell office:value-type="float" office:value="9.867" calcext:value-type="float">
            <text:p>9,867</text:p>
          </table:table-cell>
          <table:table-cell office:value-type="float" office:value="93.662" calcext:value-type="float">
            <text:p>93,662</text:p>
          </table:table-cell>
          <table:table-cell office:value-type="float" office:value="-4.786" calcext:value-type="float">
            <text:p>-4,786</text:p>
          </table:table-cell>
          <table:table-cell table:number-columns-repeated="23"/>
        </table:table-row>
        <table:table-row table:style-name="ro1">
          <table:table-cell office:value-type="float" office:value="9.883" calcext:value-type="float">
            <text:p>9,883</text:p>
          </table:table-cell>
          <table:table-cell office:value-type="float" office:value="93.707" calcext:value-type="float">
            <text:p>93,707</text:p>
          </table:table-cell>
          <table:table-cell office:value-type="float" office:value="-4.782" calcext:value-type="float">
            <text:p>-4,782</text:p>
          </table:table-cell>
          <table:table-cell table:number-columns-repeated="2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93.52" calcext:value-type="float">
            <text:p>93,52</text:p>
          </table:table-cell>
          <table:table-cell office:value-type="float" office:value="-4.625" calcext:value-type="float">
            <text:p>-4,625</text:p>
          </table:table-cell>
          <table:table-cell table:number-columns-repeated="23"/>
        </table:table-row>
        <table:table-row table:style-name="ro1">
          <table:table-cell office:value-type="float" office:value="9.917" calcext:value-type="float">
            <text:p>9,917</text:p>
          </table:table-cell>
          <table:table-cell office:value-type="float" office:value="93.567" calcext:value-type="float">
            <text:p>93,567</text:p>
          </table:table-cell>
          <table:table-cell office:value-type="float" office:value="-4.478" calcext:value-type="float">
            <text:p>-4,478</text:p>
          </table:table-cell>
          <table:table-cell table:number-columns-repeated="23"/>
        </table:table-row>
        <table:table-row table:style-name="ro1">
          <table:table-cell office:value-type="float" office:value="9.933" calcext:value-type="float">
            <text:p>9,933</text:p>
          </table:table-cell>
          <table:table-cell office:value-type="float" office:value="93.447" calcext:value-type="float">
            <text:p>93,447</text:p>
          </table:table-cell>
          <table:table-cell office:value-type="float" office:value="-4.382" calcext:value-type="float">
            <text:p>-4,382</text:p>
          </table:table-cell>
          <table:table-cell table:number-columns-repeated="23"/>
        </table:table-row>
        <table:table-row table:style-name="ro1">
          <table:table-cell office:value-type="float" office:value="9.95" calcext:value-type="float">
            <text:p>9,95</text:p>
          </table:table-cell>
          <table:table-cell office:value-type="float" office:value="93.49" calcext:value-type="float">
            <text:p>93,49</text:p>
          </table:table-cell>
          <table:table-cell office:value-type="float" office:value="-4.534" calcext:value-type="float">
            <text:p>-4,534</text:p>
          </table:table-cell>
          <table:table-cell table:number-columns-repeated="23"/>
        </table:table-row>
        <table:table-row table:style-name="ro1">
          <table:table-cell office:value-type="float" office:value="9.967" calcext:value-type="float">
            <text:p>9,967</text:p>
          </table:table-cell>
          <table:table-cell office:value-type="float" office:value="93.328" calcext:value-type="float">
            <text:p>93,328</text:p>
          </table:table-cell>
          <table:table-cell office:value-type="float" office:value="-4.469" calcext:value-type="float">
            <text:p>-4,469</text:p>
          </table:table-cell>
          <table:table-cell table:number-columns-repeated="23"/>
        </table:table-row>
        <table:table-row table:style-name="ro1">
          <table:table-cell office:value-type="float" office:value="9.983" calcext:value-type="float">
            <text:p>9,983</text:p>
          </table:table-cell>
          <table:table-cell office:value-type="float" office:value="93.33" calcext:value-type="float">
            <text:p>93,33</text:p>
          </table:table-cell>
          <table:table-cell office:value-type="float" office:value="-4.606" calcext:value-type="float">
            <text:p>-4,606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178" calcext:value-type="float">
            <text:p>93,178</text:p>
          </table:table-cell>
          <table:table-cell office:value-type="float" office:value="-4.521" calcext:value-type="float">
            <text:p>-4,521</text:p>
          </table:table-cell>
          <table:table-cell table:number-columns-repeated="23"/>
        </table:table-row>
        <table:table-row table:style-name="ro1">
          <table:table-cell office:value-type="float" office:value="10.017" calcext:value-type="float">
            <text:p>10,017</text:p>
          </table:table-cell>
          <table:table-cell office:value-type="float" office:value="93.18" calcext:value-type="float">
            <text:p>93,18</text:p>
          </table:table-cell>
          <table:table-cell office:value-type="float" office:value="-4.5" calcext:value-type="float">
            <text:p>-4,5</text:p>
          </table:table-cell>
          <table:table-cell table:number-columns-repeated="23"/>
        </table:table-row>
        <table:table-row table:style-name="ro1">
          <table:table-cell office:value-type="float" office:value="10.033" calcext:value-type="float">
            <text:p>10,033</text:p>
          </table:table-cell>
          <table:table-cell office:value-type="float" office:value="92.961" calcext:value-type="float">
            <text:p>92,961</text:p>
          </table:table-cell>
          <table:table-cell office:value-type="float" office:value="-4.547" calcext:value-type="float">
            <text:p>-4,547</text:p>
          </table:table-cell>
          <table:table-cell table:number-columns-repeated="23"/>
        </table:table-row>
        <table:table-row table:style-name="ro1">
          <table:table-cell office:value-type="float" office:value="10.05" calcext:value-type="float">
            <text:p>10,05</text:p>
          </table:table-cell>
          <table:table-cell office:value-type="float" office:value="93.003" calcext:value-type="float">
            <text:p>93,003</text:p>
          </table:table-cell>
          <table:table-cell office:value-type="float" office:value="-4.406" calcext:value-type="float">
            <text:p>-4,406</text:p>
          </table:table-cell>
          <table:table-cell table:number-columns-repeated="23"/>
        </table:table-row>
        <table:table-row table:style-name="ro1">
          <table:table-cell office:value-type="float" office:value="10.067" calcext:value-type="float">
            <text:p>10,067</text:p>
          </table:table-cell>
          <table:table-cell office:value-type="float" office:value="92.806" calcext:value-type="float">
            <text:p>92,806</text:p>
          </table:table-cell>
          <table:table-cell office:value-type="float" office:value="-4.281" calcext:value-type="float">
            <text:p>-4,281</text:p>
          </table:table-cell>
          <table:table-cell table:number-columns-repeated="23"/>
        </table:table-row>
        <table:table-row table:style-name="ro1">
          <table:table-cell office:value-type="float" office:value="10.083" calcext:value-type="float">
            <text:p>10,083</text:p>
          </table:table-cell>
          <table:table-cell office:value-type="float" office:value="92.844" calcext:value-type="float">
            <text:p>92,844</text:p>
          </table:table-cell>
          <table:table-cell office:value-type="float" office:value="-4.151" calcext:value-type="float">
            <text:p>-4,151</text:p>
          </table:table-cell>
          <table:table-cell table:number-columns-repeated="23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92.625" calcext:value-type="float">
            <text:p>92,625</text:p>
          </table:table-cell>
          <table:table-cell office:value-type="float" office:value="-4.057" calcext:value-type="float">
            <text:p>-4,057</text:p>
          </table:table-cell>
          <table:table-cell table:number-columns-repeated="23"/>
        </table:table-row>
        <table:table-row table:style-name="ro1">
          <table:table-cell office:value-type="float" office:value="10.117" calcext:value-type="float">
            <text:p>10,117</text:p>
          </table:table-cell>
          <table:table-cell office:value-type="float" office:value="92.66" calcext:value-type="float">
            <text:p>92,66</text:p>
          </table:table-cell>
          <table:table-cell office:value-type="float" office:value="-4.209" calcext:value-type="float">
            <text:p>-4,209</text:p>
          </table:table-cell>
          <table:table-cell table:number-columns-repeated="23"/>
        </table:table-row>
        <table:table-row table:style-name="ro1">
          <table:table-cell office:value-type="float" office:value="10.133" calcext:value-type="float">
            <text:p>10,133</text:p>
          </table:table-cell>
          <table:table-cell office:value-type="float" office:value="92.463" calcext:value-type="float">
            <text:p>92,463</text:p>
          </table:table-cell>
          <table:table-cell office:value-type="float" office:value="-4.125" calcext:value-type="float">
            <text:p>-4,125</text:p>
          </table:table-cell>
          <table:table-cell table:number-columns-repeated="23"/>
        </table:table-row>
        <table:table-row table:style-name="ro1">
          <table:table-cell office:value-type="float" office:value="10.15" calcext:value-type="float">
            <text:p>10,15</text:p>
          </table:table-cell>
          <table:table-cell office:value-type="float" office:value="92.494" calcext:value-type="float">
            <text:p>92,494</text:p>
          </table:table-cell>
          <table:table-cell office:value-type="float" office:value="-4.102" calcext:value-type="float">
            <text:p>-4,102</text:p>
          </table:table-cell>
          <table:table-cell table:number-columns-repeated="23"/>
        </table:table-row>
        <table:table-row table:style-name="ro1">
          <table:table-cell office:value-type="float" office:value="10.167" calcext:value-type="float">
            <text:p>10,167</text:p>
          </table:table-cell>
          <table:table-cell office:value-type="float" office:value="92.317" calcext:value-type="float">
            <text:p>92,317</text:p>
          </table:table-cell>
          <table:table-cell office:value-type="float" office:value="-3.918" calcext:value-type="float">
            <text:p>-3,918</text:p>
          </table:table-cell>
          <table:table-cell table:number-columns-repeated="23"/>
        </table:table-row>
        <table:table-row table:style-name="ro1">
          <table:table-cell office:value-type="float" office:value="10.183" calcext:value-type="float">
            <text:p>10,183</text:p>
          </table:table-cell>
          <table:table-cell office:value-type="float" office:value="92.352" calcext:value-type="float">
            <text:p>92,352</text:p>
          </table:table-cell>
          <table:table-cell office:value-type="float" office:value="-3.877" calcext:value-type="float">
            <text:p>-3,877</text:p>
          </table:table-cell>
          <table:table-cell table:number-columns-repeated="23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92.193" calcext:value-type="float">
            <text:p>92,193</text:p>
          </table:table-cell>
          <table:table-cell office:value-type="float" office:value="-3.711" calcext:value-type="float">
            <text:p>-3,711</text:p>
          </table:table-cell>
          <table:table-cell table:number-columns-repeated="23"/>
        </table:table-row>
        <table:table-row table:style-name="ro1">
          <table:table-cell office:value-type="float" office:value="10.217" calcext:value-type="float">
            <text:p>10,217</text:p>
          </table:table-cell>
          <table:table-cell office:value-type="float" office:value="92.28" calcext:value-type="float">
            <text:p>92,28</text:p>
          </table:table-cell>
          <table:table-cell office:value-type="float" office:value="-3.428" calcext:value-type="float">
            <text:p>-3,428</text:p>
          </table:table-cell>
          <table:table-cell table:number-columns-repeated="23"/>
        </table:table-row>
        <table:table-row table:style-name="ro1">
          <table:table-cell office:value-type="float" office:value="10.233" calcext:value-type="float">
            <text:p>10,233</text:p>
          </table:table-cell>
          <table:table-cell office:value-type="float" office:value="92.136" calcext:value-type="float">
            <text:p>92,136</text:p>
          </table:table-cell>
          <table:table-cell office:value-type="float" office:value="-3.4" calcext:value-type="float">
            <text:p>-3,4</text:p>
          </table:table-cell>
          <table:table-cell table:number-columns-repeated="23"/>
        </table:table-row>
        <table:table-row table:style-name="ro1">
          <table:table-cell office:value-type="float" office:value="10.25" calcext:value-type="float">
            <text:p>10,25</text:p>
          </table:table-cell>
          <table:table-cell office:value-type="float" office:value="92.215" calcext:value-type="float">
            <text:p>92,215</text:p>
          </table:table-cell>
          <table:table-cell office:value-type="float" office:value="-3.144" calcext:value-type="float">
            <text:p>-3,144</text:p>
          </table:table-cell>
          <table:table-cell table:number-columns-repeated="23"/>
        </table:table-row>
        <table:table-row table:style-name="ro1">
          <table:table-cell office:value-type="float" office:value="10.267" calcext:value-type="float">
            <text:p>10,267</text:p>
          </table:table-cell>
          <table:table-cell office:value-type="float" office:value="92.044" calcext:value-type="float">
            <text:p>92,044</text:p>
          </table:table-cell>
          <table:table-cell office:value-type="float" office:value="-3.119" calcext:value-type="float">
            <text:p>-3,119</text:p>
          </table:table-cell>
          <table:table-cell table:number-columns-repeated="23"/>
        </table:table-row>
        <table:table-row table:style-name="ro1">
          <table:table-cell office:value-type="float" office:value="10.283" calcext:value-type="float">
            <text:p>10,283</text:p>
          </table:table-cell>
          <table:table-cell office:value-type="float" office:value="92.115" calcext:value-type="float">
            <text:p>92,115</text:p>
          </table:table-cell>
          <table:table-cell office:value-type="float" office:value="-2.768" calcext:value-type="float">
            <text:p>-2,768</text:p>
          </table:table-cell>
          <table:table-cell table:number-columns-repeated="23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91.961" calcext:value-type="float">
            <text:p>91,961</text:p>
          </table:table-cell>
          <table:table-cell office:value-type="float" office:value="-2.745" calcext:value-type="float">
            <text:p>-2,745</text:p>
          </table:table-cell>
          <table:table-cell table:number-columns-repeated="23"/>
        </table:table-row>
        <table:table-row table:style-name="ro1">
          <table:table-cell office:value-type="float" office:value="10.317" calcext:value-type="float">
            <text:p>10,317</text:p>
          </table:table-cell>
          <table:table-cell office:value-type="float" office:value="92.024" calcext:value-type="float">
            <text:p>92,024</text:p>
          </table:table-cell>
          <table:table-cell office:value-type="float" office:value="-2.429" calcext:value-type="float">
            <text:p>-2,429</text:p>
          </table:table-cell>
          <table:table-cell table:number-columns-repeated="23"/>
        </table:table-row>
        <table:table-row table:style-name="ro1">
          <table:table-cell office:value-type="float" office:value="10.333" calcext:value-type="float">
            <text:p>10,333</text:p>
          </table:table-cell>
          <table:table-cell office:value-type="float" office:value="91.886" calcext:value-type="float">
            <text:p>91,886</text:p>
          </table:table-cell>
          <table:table-cell office:value-type="float" office:value="-2.409" calcext:value-type="float">
            <text:p>-2,409</text:p>
          </table:table-cell>
          <table:table-cell table:number-columns-repeated="23"/>
        </table:table-row>
        <table:table-row table:style-name="ro1">
          <table:table-cell office:value-type="float" office:value="10.35" calcext:value-type="float">
            <text:p>10,35</text:p>
          </table:table-cell>
          <table:table-cell office:value-type="float" office:value="91.943" calcext:value-type="float">
            <text:p>91,943</text:p>
          </table:table-cell>
          <table:table-cell office:value-type="float" office:value="-1.997" calcext:value-type="float">
            <text:p>-1,997</text:p>
          </table:table-cell>
          <table:table-cell table:number-columns-repeated="23"/>
        </table:table-row>
        <table:table-row table:style-name="ro1">
          <table:table-cell office:value-type="float" office:value="10.367" calcext:value-type="float">
            <text:p>10,367</text:p>
          </table:table-cell>
          <table:table-cell office:value-type="float" office:value="91.818" calcext:value-type="float">
            <text:p>91,818</text:p>
          </table:table-cell>
          <table:table-cell office:value-type="float" office:value="-1.978" calcext:value-type="float">
            <text:p>-1,978</text:p>
          </table:table-cell>
          <table:table-cell table:number-columns-repeated="23"/>
        </table:table-row>
        <table:table-row table:style-name="ro1">
          <table:table-cell office:value-type="float" office:value="10.383" calcext:value-type="float">
            <text:p>10,383</text:p>
          </table:table-cell>
          <table:table-cell office:value-type="float" office:value="91.87" calcext:value-type="float">
            <text:p>91,87</text:p>
          </table:table-cell>
          <table:table-cell office:value-type="float" office:value="-1.608" calcext:value-type="float">
            <text:p>-1,608</text:p>
          </table:table-cell>
          <table:table-cell table:number-columns-repeated="23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91.757" calcext:value-type="float">
            <text:p>91,757</text:p>
          </table:table-cell>
          <table:table-cell office:value-type="float" office:value="-1.777" calcext:value-type="float">
            <text:p>-1,777</text:p>
          </table:table-cell>
          <table:table-cell table:number-columns-repeated="23"/>
        </table:table-row>
        <table:table-row table:style-name="ro1">
          <table:table-cell office:value-type="float" office:value="10.417" calcext:value-type="float">
            <text:p>10,417</text:p>
          </table:table-cell>
          <table:table-cell office:value-type="float" office:value="91.804" calcext:value-type="float">
            <text:p>91,804</text:p>
          </table:table-cell>
          <table:table-cell office:value-type="float" office:value="-1.423" calcext:value-type="float">
            <text:p>-1,423</text:p>
          </table:table-cell>
          <table:table-cell table:number-columns-repeated="23"/>
        </table:table-row>
        <table:table-row table:style-name="ro1">
          <table:table-cell office:value-type="float" office:value="10.433" calcext:value-type="float">
            <text:p>10,433</text:p>
          </table:table-cell>
          <table:table-cell office:value-type="float" office:value="91.703" calcext:value-type="float">
            <text:p>91,703</text:p>
          </table:table-cell>
          <table:table-cell office:value-type="float" office:value="-1.556" calcext:value-type="float">
            <text:p>-1,556</text:p>
          </table:table-cell>
          <table:table-cell table:number-columns-repeated="23"/>
        </table:table-row>
        <table:table-row table:style-name="ro1">
          <table:table-cell office:value-type="float" office:value="10.45" calcext:value-type="float">
            <text:p>10,45</text:p>
          </table:table-cell>
          <table:table-cell office:value-type="float" office:value="91.745" calcext:value-type="float">
            <text:p>91,745</text:p>
          </table:table-cell>
          <table:table-cell office:value-type="float" office:value="-0.922" calcext:value-type="float">
            <text:p>-0,922</text:p>
          </table:table-cell>
          <table:table-cell table:number-columns-repeated="23"/>
        </table:table-row>
        <table:table-row table:style-name="ro1">
          <table:table-cell office:value-type="float" office:value="10.467" calcext:value-type="float">
            <text:p>10,467</text:p>
          </table:table-cell>
          <table:table-cell office:value-type="float" office:value="91.654" calcext:value-type="float">
            <text:p>91,654</text:p>
          </table:table-cell>
          <table:table-cell office:value-type="float" office:value="-0.986" calcext:value-type="float">
            <text:p>-0,986</text:p>
          </table:table-cell>
          <table:table-cell table:number-columns-repeated="23"/>
        </table:table-row>
        <table:table-row table:style-name="ro1">
          <table:table-cell office:value-type="float" office:value="10.483" calcext:value-type="float">
            <text:p>10,483</text:p>
          </table:table-cell>
          <table:table-cell office:value-type="float" office:value="91.691" calcext:value-type="float">
            <text:p>91,691</text:p>
          </table:table-cell>
          <table:table-cell office:value-type="float" office:value="-0.571" calcext:value-type="float">
            <text:p>-0,571</text:p>
          </table:table-cell>
          <table:table-cell table:number-columns-repeated="2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91.652" calcext:value-type="float">
            <text:p>91,652</text:p>
          </table:table-cell>
          <table:table-cell office:value-type="float" office:value="-0.589" calcext:value-type="float">
            <text:p>-0,589</text:p>
          </table:table-cell>
          <table:table-cell table:number-columns-repeated="23"/>
        </table:table-row>
        <table:table-row table:style-name="ro1">
          <table:table-cell office:value-type="float" office:value="10.517" calcext:value-type="float">
            <text:p>10,517</text:p>
          </table:table-cell>
          <table:table-cell office:value-type="float" office:value="91.693" calcext:value-type="float">
            <text:p>91,693</text:p>
          </table:table-cell>
          <table:table-cell office:value-type="float" office:value="0.042" calcext:value-type="float">
            <text:p>0,042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33" calcext:value-type="float">
            <text:p>10,533</text:p>
          </table:table-cell>
          <table:table-cell office:value-type="float" office:value="91.657" calcext:value-type="float">
            <text:p>91,657</text:p>
          </table:table-cell>
          <table:table-cell office:value-type="float" office:value="0.203" calcext:value-type="float">
            <text:p>0,20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5" calcext:value-type="float">
            <text:p>10,55</text:p>
          </table:table-cell>
          <table:table-cell office:value-type="float" office:value="91.687" calcext:value-type="float">
            <text:p>91,687</text:p>
          </table:table-cell>
          <table:table-cell office:value-type="float" office:value="0.811" calcext:value-type="float">
            <text:p>0,81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67" calcext:value-type="float">
            <text:p>10,567</text:p>
          </table:table-cell>
          <table:table-cell office:value-type="float" office:value="91.662" calcext:value-type="float">
            <text:p>91,662</text:p>
          </table:table-cell>
          <table:table-cell office:value-type="float" office:value="0.99" calcext:value-type="float">
            <text:p>0,9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583" calcext:value-type="float">
            <text:p>10,583</text:p>
          </table:table-cell>
          <table:table-cell office:value-type="float" office:value="91.696" calcext:value-type="float">
            <text:p>91,696</text:p>
          </table:table-cell>
          <table:table-cell office:value-type="float" office:value="1.188" calcext:value-type="float">
            <text:p>1,18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91.737" calcext:value-type="float">
            <text:p>91,737</text:p>
          </table:table-cell>
          <table:table-cell office:value-type="float" office:value="0.986" calcext:value-type="float">
            <text:p>0,98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17" calcext:value-type="float">
            <text:p>10,617</text:p>
          </table:table-cell>
          <table:table-cell office:value-type="float" office:value="91.786" calcext:value-type="float">
            <text:p>91,786</text:p>
          </table:table-cell>
          <table:table-cell office:value-type="float" office:value="1.126" calcext:value-type="float">
            <text:p>1,12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33" calcext:value-type="float">
            <text:p>10,633</text:p>
          </table:table-cell>
          <table:table-cell office:value-type="float" office:value="91.77" calcext:value-type="float">
            <text:p>91,77</text:p>
          </table:table-cell>
          <table:table-cell office:value-type="float" office:value="0.759" calcext:value-type="float">
            <text:p>0,75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5" calcext:value-type="float">
            <text:p>10,65</text:p>
          </table:table-cell>
          <table:table-cell office:value-type="float" office:value="91.828" calcext:value-type="float">
            <text:p>91,828</text:p>
          </table:table-cell>
          <table:table-cell office:value-type="float" office:value="0.328" calcext:value-type="float">
            <text:p>0,32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67" calcext:value-type="float">
            <text:p>10,667</text:p>
          </table:table-cell>
          <table:table-cell office:value-type="float" office:value="91.9" calcext:value-type="float">
            <text:p>91,9</text:p>
          </table:table-cell>
          <table:table-cell office:value-type="float" office:value="0.062" calcext:value-type="float">
            <text:p>0,062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0.683" calcext:value-type="float">
            <text:p>10,683</text:p>
          </table:table-cell>
          <table:table-cell office:value-type="float" office:value="92.011" calcext:value-type="float">
            <text:p>92,011</text:p>
          </table:table-cell>
          <table:table-cell office:value-type="float" office:value="-0.685" calcext:value-type="float">
            <text:p>-0,685</text:p>
          </table:table-cell>
          <table:table-cell table:number-columns-repeated="23"/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92.088" calcext:value-type="float">
            <text:p>92,088</text:p>
          </table:table-cell>
          <table:table-cell office:value-type="float" office:value="-0.894" calcext:value-type="float">
            <text:p>-0,894</text:p>
          </table:table-cell>
          <table:table-cell table:number-columns-repeated="23"/>
        </table:table-row>
        <table:table-row table:style-name="ro1">
          <table:table-cell office:value-type="float" office:value="10.717" calcext:value-type="float">
            <text:p>10,717</text:p>
          </table:table-cell>
          <table:table-cell office:value-type="float" office:value="92.2" calcext:value-type="float">
            <text:p>92,2</text:p>
          </table:table-cell>
          <table:table-cell office:value-type="float" office:value="-1.276" calcext:value-type="float">
            <text:p>-1,276</text:p>
          </table:table-cell>
          <table:table-cell table:number-columns-repeated="23"/>
        </table:table-row>
        <table:table-row table:style-name="ro1">
          <table:table-cell office:value-type="float" office:value="10.733" calcext:value-type="float">
            <text:p>10,733</text:p>
          </table:table-cell>
          <table:table-cell office:value-type="float" office:value="92.154" calcext:value-type="float">
            <text:p>92,154</text:p>
          </table:table-cell>
          <table:table-cell office:value-type="float" office:value="-1.444" calcext:value-type="float">
            <text:p>-1,444</text:p>
          </table:table-cell>
          <table:table-cell table:number-columns-repeated="23"/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92.132" calcext:value-type="float">
            <text:p>92,132</text:p>
          </table:table-cell>
          <table:table-cell office:value-type="float" office:value="-1.931" calcext:value-type="float">
            <text:p>-1,931</text:p>
          </table:table-cell>
          <table:table-cell table:number-columns-repeated="23"/>
        </table:table-row>
        <table:table-row table:style-name="ro1">
          <table:table-cell office:value-type="float" office:value="10.767" calcext:value-type="float">
            <text:p>10,767</text:p>
          </table:table-cell>
          <table:table-cell office:value-type="float" office:value="92.078" calcext:value-type="float">
            <text:p>92,078</text:p>
          </table:table-cell>
          <table:table-cell office:value-type="float" office:value="-1.956" calcext:value-type="float">
            <text:p>-1,956</text:p>
          </table:table-cell>
          <table:table-cell table:number-columns-repeated="23"/>
        </table:table-row>
        <table:table-row table:style-name="ro1">
          <table:table-cell office:value-type="float" office:value="10.783" calcext:value-type="float">
            <text:p>10,783</text:p>
          </table:table-cell>
          <table:table-cell office:value-type="float" office:value="91.998" calcext:value-type="float">
            <text:p>91,998</text:p>
          </table:table-cell>
          <table:table-cell office:value-type="float" office:value="-2.609" calcext:value-type="float">
            <text:p>-2,609</text:p>
          </table:table-cell>
          <table:table-cell table:number-columns-repeated="23"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91.763" calcext:value-type="float">
            <text:p>91,763</text:p>
          </table:table-cell>
          <table:table-cell office:value-type="float" office:value="-2.687" calcext:value-type="float">
            <text:p>-2,687</text:p>
          </table:table-cell>
          <table:table-cell table:number-columns-repeated="23"/>
        </table:table-row>
        <table:table-row table:style-name="ro1">
          <table:table-cell office:value-type="float" office:value="10.817" calcext:value-type="float">
            <text:p>10,817</text:p>
          </table:table-cell>
          <table:table-cell office:value-type="float" office:value="91.712" calcext:value-type="float">
            <text:p>91,712</text:p>
          </table:table-cell>
          <table:table-cell office:value-type="float" office:value="-3.268" calcext:value-type="float">
            <text:p>-3,268</text:p>
          </table:table-cell>
          <table:table-cell table:number-columns-repeated="23"/>
        </table:table-row>
        <table:table-row table:style-name="ro1">
          <table:table-cell office:value-type="float" office:value="10.833" calcext:value-type="float">
            <text:p>10,833</text:p>
          </table:table-cell>
          <table:table-cell office:value-type="float" office:value="91.423" calcext:value-type="float">
            <text:p>91,423</text:p>
          </table:table-cell>
          <table:table-cell office:value-type="float" office:value="-3.255" calcext:value-type="float">
            <text:p>-3,255</text:p>
          </table:table-cell>
          <table:table-cell table:number-columns-repeated="23"/>
        </table:table-row>
        <table:table-row table:style-name="ro1">
          <table:table-cell office:value-type="float" office:value="10.85" calcext:value-type="float">
            <text:p>10,85</text:p>
          </table:table-cell>
          <table:table-cell office:value-type="float" office:value="91.394" calcext:value-type="float">
            <text:p>91,394</text:p>
          </table:table-cell>
          <table:table-cell office:value-type="float" office:value="-3.861" calcext:value-type="float">
            <text:p>-3,861</text:p>
          </table:table-cell>
          <table:table-cell table:number-columns-repeated="23"/>
        </table:table-row>
        <table:table-row table:style-name="ro1">
          <table:table-cell office:value-type="float" office:value="10.867" calcext:value-type="float">
            <text:p>10,867</text:p>
          </table:table-cell>
          <table:table-cell office:value-type="float" office:value="91.232" calcext:value-type="float">
            <text:p>91,232</text:p>
          </table:table-cell>
          <table:table-cell office:value-type="float" office:value="-3.848" calcext:value-type="float">
            <text:p>-3,848</text:p>
          </table:table-cell>
          <table:table-cell table:number-columns-repeated="23"/>
        </table:table-row>
        <table:table-row table:style-name="ro1">
          <table:table-cell office:value-type="float" office:value="10.883" calcext:value-type="float">
            <text:p>10,883</text:p>
          </table:table-cell>
          <table:table-cell office:value-type="float" office:value="91.206" calcext:value-type="float">
            <text:p>91,206</text:p>
          </table:table-cell>
          <table:table-cell office:value-type="float" office:value="-4.284" calcext:value-type="float">
            <text:p>-4,284</text:p>
          </table:table-cell>
          <table:table-cell table:number-columns-repeated="23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91.018" calcext:value-type="float">
            <text:p>91,018</text:p>
          </table:table-cell>
          <table:table-cell office:value-type="float" office:value="-4.203" calcext:value-type="float">
            <text:p>-4,203</text:p>
          </table:table-cell>
          <table:table-cell table:number-columns-repeated="23"/>
        </table:table-row>
        <table:table-row table:style-name="ro1">
          <table:table-cell office:value-type="float" office:value="10.917" calcext:value-type="float">
            <text:p>10,917</text:p>
          </table:table-cell>
          <table:table-cell office:value-type="float" office:value="91.044" calcext:value-type="float">
            <text:p>91,044</text:p>
          </table:table-cell>
          <table:table-cell office:value-type="float" office:value="-3.911" calcext:value-type="float">
            <text:p>-3,911</text:p>
          </table:table-cell>
          <table:table-cell table:number-columns-repeated="23"/>
        </table:table-row>
        <table:table-row table:style-name="ro1">
          <table:table-cell office:value-type="float" office:value="10.933" calcext:value-type="float">
            <text:p>10,933</text:p>
          </table:table-cell>
          <table:table-cell office:value-type="float" office:value="90.867" calcext:value-type="float">
            <text:p>90,867</text:p>
          </table:table-cell>
          <table:table-cell office:value-type="float" office:value="-2.944" calcext:value-type="float">
            <text:p>-2,944</text:p>
          </table:table-cell>
          <table:table-cell table:number-columns-repeated="23"/>
        </table:table-row>
        <table:table-row table:style-name="ro1">
          <table:table-cell office:value-type="float" office:value="10.95" calcext:value-type="float">
            <text:p>10,95</text:p>
          </table:table-cell>
          <table:table-cell office:value-type="float" office:value="90.89" calcext:value-type="float">
            <text:p>90,89</text:p>
          </table:table-cell>
          <table:table-cell office:value-type="float" office:value="-2.448" calcext:value-type="float">
            <text:p>-2,448</text:p>
          </table:table-cell>
          <table:table-cell table:number-columns-repeated="23"/>
        </table:table-row>
        <table:table-row table:style-name="ro1">
          <table:table-cell office:value-type="float" office:value="10.967" calcext:value-type="float">
            <text:p>10,967</text:p>
          </table:table-cell>
          <table:table-cell office:value-type="float" office:value="90.681" calcext:value-type="float">
            <text:p>90,681</text:p>
          </table:table-cell>
          <table:table-cell office:value-type="float" office:value="-1.078" calcext:value-type="float">
            <text:p>-1,078</text:p>
          </table:table-cell>
          <table:table-cell table:number-columns-repeated="23"/>
        </table:table-row>
        <table:table-row table:style-name="ro1">
          <table:table-cell office:value-type="float" office:value="10.983" calcext:value-type="float">
            <text:p>10,983</text:p>
          </table:table-cell>
          <table:table-cell office:value-type="float" office:value="90.743" calcext:value-type="float">
            <text:p>90,743</text:p>
          </table:table-cell>
          <table:table-cell office:value-type="float" office:value="0.219" calcext:value-type="float">
            <text:p>0,219</text:p>
          </table:table-cell>
          <table:table-cell table:style-name="ce3"/>
          <table:table-cell table:style-name="ce7" table:number-columns-repeated="2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0.613" calcext:value-type="float">
            <text:p>90,613</text:p>
          </table:table-cell>
          <table:table-cell office:value-type="float" office:value="1.792" calcext:value-type="float">
            <text:p>1,792</text:p>
          </table:table-cell>
          <table:table-cell table:number-columns-repeated="23"/>
        </table:table-row>
        <table:table-row table:style-name="ro1">
          <table:table-cell office:value-type="float" office:value="11.017" calcext:value-type="float">
            <text:p>11,017</text:p>
          </table:table-cell>
          <table:table-cell office:value-type="float" office:value="90.728" calcext:value-type="float">
            <text:p>90,728</text:p>
          </table:table-cell>
          <table:table-cell office:value-type="float" office:value="3.356" calcext:value-type="float">
            <text:p>3,356</text:p>
          </table:table-cell>
          <table:table-cell table:number-columns-repeated="23"/>
        </table:table-row>
        <table:table-row table:style-name="ro1">
          <table:table-cell office:value-type="float" office:value="11.033" calcext:value-type="float">
            <text:p>11,033</text:p>
          </table:table-cell>
          <table:table-cell office:value-type="float" office:value="90.66" calcext:value-type="float">
            <text:p>90,66</text:p>
          </table:table-cell>
          <table:table-cell office:value-type="float" office:value="5.054" calcext:value-type="float">
            <text:p>5,054</text:p>
          </table:table-cell>
          <table:table-cell table:number-columns-repeated="23"/>
        </table:table-row>
        <table:table-row table:style-name="ro1">
          <table:table-cell office:value-type="float" office:value="11.05" calcext:value-type="float">
            <text:p>11,05</text:p>
          </table:table-cell>
          <table:table-cell office:value-type="float" office:value="90.799" calcext:value-type="float">
            <text:p>90,799</text:p>
          </table:table-cell>
          <table:table-cell office:value-type="float" office:value="6.468" calcext:value-type="float">
            <text:p>6,468</text:p>
          </table:table-cell>
          <table:table-cell table:number-columns-repeated="23"/>
        </table:table-row>
        <table:table-row table:style-name="ro1">
          <table:table-cell office:value-type="float" office:value="11.067" calcext:value-type="float">
            <text:p>11,067</text:p>
          </table:table-cell>
          <table:table-cell office:value-type="float" office:value="90.85" calcext:value-type="float">
            <text:p>90,85</text:p>
          </table:table-cell>
          <table:table-cell office:value-type="float" office:value="8.315" calcext:value-type="float">
            <text:p>8,315</text:p>
          </table:table-cell>
          <table:table-cell table:number-columns-repeated="23"/>
        </table:table-row>
        <table:table-row table:style-name="ro1">
          <table:table-cell office:value-type="float" office:value="11.083" calcext:value-type="float">
            <text:p>11,083</text:p>
          </table:table-cell>
          <table:table-cell office:value-type="float" office:value="91.151" calcext:value-type="float">
            <text:p>91,151</text:p>
          </table:table-cell>
          <table:table-cell office:value-type="float" office:value="9.939" calcext:value-type="float">
            <text:p>9,939</text:p>
          </table:table-cell>
          <table:table-cell table:number-columns-repeated="23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91.262" calcext:value-type="float">
            <text:p>91,262</text:p>
          </table:table-cell>
          <table:table-cell office:value-type="float" office:value="11.743" calcext:value-type="float">
            <text:p>11,743</text:p>
          </table:table-cell>
          <table:table-cell table:number-columns-repeated="23"/>
        </table:table-row>
        <table:table-row table:style-name="ro1">
          <table:table-cell office:value-type="float" office:value="11.117" calcext:value-type="float">
            <text:p>11,117</text:p>
          </table:table-cell>
          <table:table-cell office:value-type="float" office:value="91.638" calcext:value-type="float">
            <text:p>91,638</text:p>
          </table:table-cell>
          <table:table-cell office:value-type="float" office:value="13.179" calcext:value-type="float">
            <text:p>13,179</text:p>
          </table:table-cell>
          <table:table-cell table:number-columns-repeated="23"/>
        </table:table-row>
        <table:table-row table:style-name="ro1">
          <table:table-cell office:value-type="float" office:value="11.133" calcext:value-type="float">
            <text:p>11,133</text:p>
          </table:table-cell>
          <table:table-cell office:value-type="float" office:value="91.836" calcext:value-type="float">
            <text:p>91,836</text:p>
          </table:table-cell>
          <table:table-cell office:value-type="float" office:value="15.001" calcext:value-type="float">
            <text:p>15,001</text:p>
          </table:table-cell>
          <table:table-cell table:number-columns-repeated="23"/>
        </table:table-row>
        <table:table-row table:style-name="ro1">
          <table:table-cell office:value-type="float" office:value="11.15" calcext:value-type="float">
            <text:p>11,15</text:p>
          </table:table-cell>
          <table:table-cell office:value-type="float" office:value="92.309" calcext:value-type="float">
            <text:p>92,309</text:p>
          </table:table-cell>
          <table:table-cell office:value-type="float" office:value="17.177" calcext:value-type="float">
            <text:p>17,177</text:p>
          </table:table-cell>
          <table:table-cell table:number-columns-repeated="23"/>
        </table:table-row>
        <table:table-row table:style-name="ro1">
          <table:table-cell office:value-type="float" office:value="11.167" calcext:value-type="float">
            <text:p>11,167</text:p>
          </table:table-cell>
          <table:table-cell office:value-type="float" office:value="92.542" calcext:value-type="float">
            <text:p>92,542</text:p>
          </table:table-cell>
          <table:table-cell office:value-type="float" office:value="18.957" calcext:value-type="float">
            <text:p>18,957</text:p>
          </table:table-cell>
          <table:table-cell table:number-columns-repeated="23"/>
        </table:table-row>
        <table:table-row table:style-name="ro1">
          <table:table-cell office:value-type="float" office:value="11.183" calcext:value-type="float">
            <text:p>11,183</text:p>
          </table:table-cell>
          <table:table-cell office:value-type="float" office:value="93.079" calcext:value-type="float">
            <text:p>93,079</text:p>
          </table:table-cell>
          <table:table-cell office:value-type="float" office:value="21.267" calcext:value-type="float">
            <text:p>21,267</text:p>
          </table:table-cell>
          <table:table-cell table:number-columns-repeated="23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93.388" calcext:value-type="float">
            <text:p>93,388</text:p>
          </table:table-cell>
          <table:table-cell office:value-type="float" office:value="23.009" calcext:value-type="float">
            <text:p>23,009</text:p>
          </table:table-cell>
          <table:table-cell table:number-columns-repeated="23"/>
        </table:table-row>
        <table:table-row table:style-name="ro1">
          <table:table-cell office:value-type="float" office:value="11.217" calcext:value-type="float">
            <text:p>11,217</text:p>
          </table:table-cell>
          <table:table-cell office:value-type="float" office:value="93.978" calcext:value-type="float">
            <text:p>93,978</text:p>
          </table:table-cell>
          <table:table-cell office:value-type="float" office:value="25.455" calcext:value-type="float">
            <text:p>25,455</text:p>
          </table:table-cell>
          <table:table-cell table:number-columns-repeated="23"/>
        </table:table-row>
        <table:table-row table:style-name="ro1">
          <table:table-cell office:value-type="float" office:value="11.233" calcext:value-type="float">
            <text:p>11,233</text:p>
          </table:table-cell>
          <table:table-cell office:value-type="float" office:value="94.332" calcext:value-type="float">
            <text:p>94,332</text:p>
          </table:table-cell>
          <table:table-cell office:value-type="float" office:value="26.976" calcext:value-type="float">
            <text:p>26,976</text:p>
          </table:table-cell>
          <table:table-cell table:number-columns-repeated="23"/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94.959" calcext:value-type="float">
            <text:p>94,959</text:p>
          </table:table-cell>
          <table:table-cell office:value-type="float" office:value="29.237" calcext:value-type="float">
            <text:p>29,237</text:p>
          </table:table-cell>
          <table:table-cell table:number-columns-repeated="23"/>
        </table:table-row>
        <table:table-row table:style-name="ro1">
          <table:table-cell office:value-type="float" office:value="11.267" calcext:value-type="float">
            <text:p>11,267</text:p>
          </table:table-cell>
          <table:table-cell office:value-type="float" office:value="95.26" calcext:value-type="float">
            <text:p>95,26</text:p>
          </table:table-cell>
          <table:table-cell office:value-type="float" office:value="30.538" calcext:value-type="float">
            <text:p>30,538</text:p>
          </table:table-cell>
          <table:table-cell table:number-columns-repeated="23"/>
        </table:table-row>
        <table:table-row table:style-name="ro1">
          <table:table-cell office:value-type="float" office:value="11.283" calcext:value-type="float">
            <text:p>11,283</text:p>
          </table:table-cell>
          <table:table-cell office:value-type="float" office:value="95.891" calcext:value-type="float">
            <text:p>95,891</text:p>
          </table:table-cell>
          <table:table-cell office:value-type="float" office:value="32.75" calcext:value-type="float">
            <text:p>32,75</text:p>
          </table:table-cell>
          <table:table-cell table:number-columns-repeated="2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96.407" calcext:value-type="float">
            <text:p>96,407</text:p>
          </table:table-cell>
          <table:table-cell office:value-type="float" office:value="34.076" calcext:value-type="float">
            <text:p>34,076</text:p>
          </table:table-cell>
          <table:table-cell table:number-columns-repeated="23"/>
        </table:table-row>
        <table:table-row table:style-name="ro1">
          <table:table-cell office:value-type="float" office:value="11.317" calcext:value-type="float">
            <text:p>11,317</text:p>
          </table:table-cell>
          <table:table-cell office:value-type="float" office:value="97.062" calcext:value-type="float">
            <text:p>97,062</text:p>
          </table:table-cell>
          <table:table-cell office:value-type="float" office:value="36.306" calcext:value-type="float">
            <text:p>36,306</text:p>
          </table:table-cell>
          <table:table-cell table:number-columns-repeated="23"/>
        </table:table-row>
        <table:table-row table:style-name="ro1">
          <table:table-cell office:value-type="float" office:value="11.333" calcext:value-type="float">
            <text:p>11,333</text:p>
          </table:table-cell>
          <table:table-cell office:value-type="float" office:value="97.702" calcext:value-type="float">
            <text:p>97,702</text:p>
          </table:table-cell>
          <table:table-cell office:value-type="float" office:value="37.68" calcext:value-type="float">
            <text:p>37,68</text:p>
          </table:table-cell>
          <table:table-cell table:number-columns-repeated="23"/>
        </table:table-row>
        <table:table-row table:style-name="ro1">
          <table:table-cell office:value-type="float" office:value="11.35" calcext:value-type="float">
            <text:p>11,35</text:p>
          </table:table-cell>
          <table:table-cell office:value-type="float" office:value="98.397" calcext:value-type="float">
            <text:p>98,397</text:p>
          </table:table-cell>
          <table:table-cell office:value-type="float" office:value="39.941" calcext:value-type="float">
            <text:p>39,941</text:p>
          </table:table-cell>
          <table:table-cell table:number-columns-repeated="23"/>
        </table:table-row>
        <table:table-row table:style-name="ro1">
          <table:table-cell office:value-type="float" office:value="11.367" calcext:value-type="float">
            <text:p>11,367</text:p>
          </table:table-cell>
          <table:table-cell office:value-type="float" office:value="99.145" calcext:value-type="float">
            <text:p>99,145</text:p>
          </table:table-cell>
          <table:table-cell office:value-type="float" office:value="41.866" calcext:value-type="float">
            <text:p>41,866</text:p>
          </table:table-cell>
          <table:table-cell table:number-columns-repeated="23"/>
        </table:table-row>
        <table:table-row table:style-name="ro1">
          <table:table-cell office:value-type="float" office:value="11.383" calcext:value-type="float">
            <text:p>11,383</text:p>
          </table:table-cell>
          <table:table-cell office:value-type="float" office:value="99.791" calcext:value-type="float">
            <text:p>99,791</text:p>
          </table:table-cell>
          <table:table-cell office:value-type="float" office:value="44.922" calcext:value-type="float">
            <text:p>44,922</text:p>
          </table:table-cell>
          <table:table-cell table:number-columns-repeated="23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00.595" calcext:value-type="float">
            <text:p>100,595</text:p>
          </table:table-cell>
          <table:table-cell office:value-type="float" office:value="46.803" calcext:value-type="float">
            <text:p>46,803</text:p>
          </table:table-cell>
          <table:table-cell table:number-columns-repeated="23"/>
        </table:table-row>
        <table:table-row table:style-name="ro1">
          <table:table-cell office:value-type="float" office:value="11.417" calcext:value-type="float">
            <text:p>11,417</text:p>
          </table:table-cell>
          <table:table-cell office:value-type="float" office:value="101.33" calcext:value-type="float">
            <text:p>101,33</text:p>
          </table:table-cell>
          <table:table-cell office:value-type="float" office:value="49.987" calcext:value-type="float">
            <text:p>49,987</text:p>
          </table:table-cell>
          <table:table-cell table:number-columns-repeated="23"/>
        </table:table-row>
        <table:table-row table:style-name="ro1">
          <table:table-cell office:value-type="float" office:value="11.433" calcext:value-type="float">
            <text:p>11,433</text:p>
          </table:table-cell>
          <table:table-cell office:value-type="float" office:value="102.179" calcext:value-type="float">
            <text:p>102,179</text:p>
          </table:table-cell>
          <table:table-cell office:value-type="float" office:value="52.379" calcext:value-type="float">
            <text:p>52,379</text:p>
          </table:table-cell>
          <table:table-cell table:number-columns-repeated="23"/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102.997" calcext:value-type="float">
            <text:p>102,997</text:p>
          </table:table-cell>
          <table:table-cell office:value-type="float" office:value="55.927" calcext:value-type="float">
            <text:p>55,927</text:p>
          </table:table-cell>
          <table:table-cell table:number-columns-repeated="23"/>
        </table:table-row>
        <table:table-row table:style-name="ro1">
          <table:table-cell office:value-type="float" office:value="11.467" calcext:value-type="float">
            <text:p>11,467</text:p>
          </table:table-cell>
          <table:table-cell office:value-type="float" office:value="103.938" calcext:value-type="float">
            <text:p>103,938</text:p>
          </table:table-cell>
          <table:table-cell office:value-type="float" office:value="58.949" calcext:value-type="float">
            <text:p>58,949</text:p>
          </table:table-cell>
          <table:table-cell table:number-columns-repeated="23"/>
        </table:table-row>
        <table:table-row table:style-name="ro1">
          <table:table-cell office:value-type="float" office:value="11.483" calcext:value-type="float">
            <text:p>11,483</text:p>
          </table:table-cell>
          <table:table-cell office:value-type="float" office:value="104.869" calcext:value-type="float">
            <text:p>104,869</text:p>
          </table:table-cell>
          <table:table-cell office:value-type="float" office:value="62.051" calcext:value-type="float">
            <text:p>62,051</text:p>
          </table:table-cell>
          <table:table-cell table:number-columns-repeated="23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05.856" calcext:value-type="float">
            <text:p>105,856</text:p>
          </table:table-cell>
          <table:table-cell office:value-type="float" office:value="65.01" calcext:value-type="float">
            <text:p>65,01</text:p>
          </table:table-cell>
          <table:table-cell table:number-columns-repeated="23"/>
        </table:table-row>
        <table:table-row table:style-name="ro1">
          <table:table-cell office:value-type="float" office:value="11.517" calcext:value-type="float">
            <text:p>11,517</text:p>
          </table:table-cell>
          <table:table-cell office:value-type="float" office:value="107.035" calcext:value-type="float">
            <text:p>107,035</text:p>
          </table:table-cell>
          <table:table-cell office:value-type="float" office:value="67.77" calcext:value-type="float">
            <text:p>67,77</text:p>
          </table:table-cell>
          <table:table-cell table:number-columns-repeated="23"/>
        </table:table-row>
        <table:table-row table:style-name="ro1">
          <table:table-cell office:value-type="float" office:value="11.533" calcext:value-type="float">
            <text:p>11,533</text:p>
          </table:table-cell>
          <table:table-cell office:value-type="float" office:value="108.362" calcext:value-type="float">
            <text:p>108,362</text:p>
          </table:table-cell>
          <table:table-cell office:value-type="float" office:value="70.61" calcext:value-type="float">
            <text:p>70,61</text:p>
          </table:table-cell>
          <table:table-cell table:number-columns-repeated="23"/>
        </table:table-row>
        <table:table-row table:style-name="ro1">
          <table:table-cell office:value-type="float" office:value="11.55" calcext:value-type="float">
            <text:p>11,55</text:p>
          </table:table-cell>
          <table:table-cell office:value-type="float" office:value="109.578" calcext:value-type="float">
            <text:p>109,578</text:p>
          </table:table-cell>
          <table:table-cell office:value-type="float" office:value="73.224" calcext:value-type="float">
            <text:p>73,224</text:p>
          </table:table-cell>
          <table:table-cell table:number-columns-repeated="23"/>
        </table:table-row>
        <table:table-row table:style-name="ro1">
          <table:table-cell office:value-type="float" office:value="11.567" calcext:value-type="float">
            <text:p>11,567</text:p>
          </table:table-cell>
          <table:table-cell office:value-type="float" office:value="110.994" calcext:value-type="float">
            <text:p>110,994</text:p>
          </table:table-cell>
          <table:table-cell office:value-type="float" office:value="76.135" calcext:value-type="float">
            <text:p>76,135</text:p>
          </table:table-cell>
          <table:table-cell table:number-columns-repeated="23"/>
        </table:table-row>
        <table:table-row table:style-name="ro1">
          <table:table-cell office:value-type="float" office:value="11.583" calcext:value-type="float">
            <text:p>11,583</text:p>
          </table:table-cell>
          <table:table-cell office:value-type="float" office:value="112.418" calcext:value-type="float">
            <text:p>112,418</text:p>
          </table:table-cell>
          <table:table-cell office:value-type="float" office:value="78.579" calcext:value-type="float">
            <text:p>78,579</text:p>
          </table:table-cell>
          <table:table-cell table:number-columns-repeated="23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13.902" calcext:value-type="float">
            <text:p>113,902</text:p>
          </table:table-cell>
          <table:table-cell office:value-type="float" office:value="81.226" calcext:value-type="float">
            <text:p>81,226</text:p>
          </table:table-cell>
          <table:table-cell table:number-columns-repeated="23"/>
        </table:table-row>
        <table:table-row table:style-name="ro1">
          <table:table-cell office:value-type="float" office:value="11.617" calcext:value-type="float">
            <text:p>11,617</text:p>
          </table:table-cell>
          <table:table-cell office:value-type="float" office:value="115.54" calcext:value-type="float">
            <text:p>115,54</text:p>
          </table:table-cell>
          <table:table-cell office:value-type="float" office:value="83.534" calcext:value-type="float">
            <text:p>83,534</text:p>
          </table:table-cell>
          <table:table-cell table:number-columns-repeated="23"/>
        </table:table-row>
        <table:table-row table:style-name="ro1">
          <table:table-cell office:value-type="float" office:value="11.633" calcext:value-type="float">
            <text:p>11,633</text:p>
          </table:table-cell>
          <table:table-cell office:value-type="float" office:value="117.09" calcext:value-type="float">
            <text:p>117,09</text:p>
          </table:table-cell>
          <table:table-cell office:value-type="float" office:value="85.626" calcext:value-type="float">
            <text:p>85,626</text:p>
          </table:table-cell>
          <table:table-cell table:number-columns-repeated="23"/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18.731" calcext:value-type="float">
            <text:p>118,731</text:p>
          </table:table-cell>
          <table:table-cell office:value-type="float" office:value="87.171" calcext:value-type="float">
            <text:p>87,171</text:p>
          </table:table-cell>
          <table:table-cell table:number-columns-repeated="23"/>
        </table:table-row>
        <table:table-row table:style-name="ro1">
          <table:table-cell office:value-type="float" office:value="11.667" calcext:value-type="float">
            <text:p>11,667</text:p>
          </table:table-cell>
          <table:table-cell office:value-type="float" office:value="120.292" calcext:value-type="float">
            <text:p>120,292</text:p>
          </table:table-cell>
          <table:table-cell office:value-type="float" office:value="88.746" calcext:value-type="float">
            <text:p>88,746</text:p>
          </table:table-cell>
          <table:table-cell table:number-columns-repeated="23"/>
        </table:table-row>
        <table:table-row table:style-name="ro1">
          <table:table-cell office:value-type="float" office:value="11.683" calcext:value-type="float">
            <text:p>11,683</text:p>
          </table:table-cell>
          <table:table-cell office:value-type="float" office:value="121.934" calcext:value-type="float">
            <text:p>121,934</text:p>
          </table:table-cell>
          <table:table-cell office:value-type="float" office:value="89.694" calcext:value-type="float">
            <text:p>89,694</text:p>
          </table:table-cell>
          <table:table-cell table:number-columns-repeated="23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123.553" calcext:value-type="float">
            <text:p>123,553</text:p>
          </table:table-cell>
          <table:table-cell office:value-type="float" office:value="90.265" calcext:value-type="float">
            <text:p>90,265</text:p>
          </table:table-cell>
          <table:table-cell table:number-columns-repeated="23"/>
        </table:table-row>
        <table:table-row table:style-name="ro1">
          <table:table-cell office:value-type="float" office:value="11.717" calcext:value-type="float">
            <text:p>11,717</text:p>
          </table:table-cell>
          <table:table-cell office:value-type="float" office:value="125.169" calcext:value-type="float">
            <text:p>125,169</text:p>
          </table:table-cell>
          <table:table-cell office:value-type="float" office:value="90.026" calcext:value-type="float">
            <text:p>90,026</text:p>
          </table:table-cell>
          <table:table-cell table:number-columns-repeated="23"/>
        </table:table-row>
        <table:table-row table:style-name="ro1">
          <table:table-cell office:value-type="float" office:value="11.733" calcext:value-type="float">
            <text:p>11,733</text:p>
          </table:table-cell>
          <table:table-cell office:value-type="float" office:value="126.789" calcext:value-type="float">
            <text:p>126,789</text:p>
          </table:table-cell>
          <table:table-cell office:value-type="float" office:value="90.373" calcext:value-type="float">
            <text:p>90,373</text:p>
          </table:table-cell>
          <table:table-cell table:number-columns-repeated="23"/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128.406" calcext:value-type="float">
            <text:p>128,406</text:p>
          </table:table-cell>
          <table:table-cell office:value-type="float" office:value="89.544" calcext:value-type="float">
            <text:p>89,544</text:p>
          </table:table-cell>
          <table:table-cell table:number-columns-repeated="23"/>
        </table:table-row>
        <table:table-row table:style-name="ro1">
          <table:table-cell office:value-type="float" office:value="11.767" calcext:value-type="float">
            <text:p>11,767</text:p>
          </table:table-cell>
          <table:table-cell office:value-type="float" office:value="130.023" calcext:value-type="float">
            <text:p>130,023</text:p>
          </table:table-cell>
          <table:table-cell office:value-type="float" office:value="88.842" calcext:value-type="float">
            <text:p>88,842</text:p>
          </table:table-cell>
          <table:table-cell table:number-columns-repeated="23"/>
        </table:table-row>
        <table:table-row table:style-name="ro1">
          <table:table-cell office:value-type="float" office:value="11.783" calcext:value-type="float">
            <text:p>11,783</text:p>
          </table:table-cell>
          <table:table-cell office:value-type="float" office:value="131.539" calcext:value-type="float">
            <text:p>131,539</text:p>
          </table:table-cell>
          <table:table-cell office:value-type="float" office:value="87.794" calcext:value-type="float">
            <text:p>87,794</text:p>
          </table:table-cell>
          <table:table-cell table:number-columns-repeated="23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132.995" calcext:value-type="float">
            <text:p>132,995</text:p>
          </table:table-cell>
          <table:table-cell office:value-type="float" office:value="86.093" calcext:value-type="float">
            <text:p>86,093</text:p>
          </table:table-cell>
          <table:table-cell table:number-columns-repeated="23"/>
        </table:table-row>
        <table:table-row table:style-name="ro1">
          <table:table-cell office:value-type="float" office:value="11.817" calcext:value-type="float">
            <text:p>11,817</text:p>
          </table:table-cell>
          <table:table-cell office:value-type="float" office:value="134.451" calcext:value-type="float">
            <text:p>134,451</text:p>
          </table:table-cell>
          <table:table-cell office:value-type="float" office:value="84.962" calcext:value-type="float">
            <text:p>84,962</text:p>
          </table:table-cell>
          <table:table-cell table:number-columns-repeated="23"/>
        </table:table-row>
        <table:table-row table:style-name="ro1">
          <table:table-cell office:value-type="float" office:value="11.833" calcext:value-type="float">
            <text:p>11,833</text:p>
          </table:table-cell>
          <table:table-cell office:value-type="float" office:value="135.754" calcext:value-type="float">
            <text:p>135,754</text:p>
          </table:table-cell>
          <table:table-cell office:value-type="float" office:value="83.06" calcext:value-type="float">
            <text:p>83,06</text:p>
          </table:table-cell>
          <table:table-cell table:number-columns-repeated="23"/>
        </table:table-row>
        <table:table-row table:style-name="ro1">
          <table:table-cell office:value-type="float" office:value="11.85" calcext:value-type="float">
            <text:p>11,85</text:p>
          </table:table-cell>
          <table:table-cell office:value-type="float" office:value="137.123" calcext:value-type="float">
            <text:p>137,123</text:p>
          </table:table-cell>
          <table:table-cell office:value-type="float" office:value="81.546" calcext:value-type="float">
            <text:p>81,546</text:p>
          </table:table-cell>
          <table:table-cell table:number-columns-repeated="23"/>
        </table:table-row>
        <table:table-row table:style-name="ro1">
          <table:table-cell office:value-type="float" office:value="11.867" calcext:value-type="float">
            <text:p>11,867</text:p>
          </table:table-cell>
          <table:table-cell office:value-type="float" office:value="138.371" calcext:value-type="float">
            <text:p>138,371</text:p>
          </table:table-cell>
          <table:table-cell office:value-type="float" office:value="79.339" calcext:value-type="float">
            <text:p>79,339</text:p>
          </table:table-cell>
          <table:table-cell table:number-columns-repeated="23"/>
        </table:table-row>
        <table:table-row table:style-name="ro1">
          <table:table-cell office:value-type="float" office:value="11.883" calcext:value-type="float">
            <text:p>11,883</text:p>
          </table:table-cell>
          <table:table-cell office:value-type="float" office:value="139.703" calcext:value-type="float">
            <text:p>139,703</text:p>
          </table:table-cell>
          <table:table-cell office:value-type="float" office:value="77.638" calcext:value-type="float">
            <text:p>77,638</text:p>
          </table:table-cell>
          <table:table-cell table:number-columns-repeated="23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140.842" calcext:value-type="float">
            <text:p>140,842</text:p>
          </table:table-cell>
          <table:table-cell office:value-type="float" office:value="75.412" calcext:value-type="float">
            <text:p>75,412</text:p>
          </table:table-cell>
          <table:table-cell table:number-columns-repeated="23"/>
        </table:table-row>
        <table:table-row table:style-name="ro1">
          <table:table-cell office:value-type="float" office:value="11.917" calcext:value-type="float">
            <text:p>11,917</text:p>
          </table:table-cell>
          <table:table-cell office:value-type="float" office:value="142.032" calcext:value-type="float">
            <text:p>142,032</text:p>
          </table:table-cell>
          <table:table-cell office:value-type="float" office:value="73.395" calcext:value-type="float">
            <text:p>73,395</text:p>
          </table:table-cell>
          <table:table-cell table:number-columns-repeated="23"/>
        </table:table-row>
        <table:table-row table:style-name="ro1">
          <table:table-cell office:value-type="float" office:value="11.933" calcext:value-type="float">
            <text:p>11,933</text:p>
          </table:table-cell>
          <table:table-cell office:value-type="float" office:value="143.167" calcext:value-type="float">
            <text:p>143,167</text:p>
          </table:table-cell>
          <table:table-cell office:value-type="float" office:value="70.903" calcext:value-type="float">
            <text:p>70,903</text:p>
          </table:table-cell>
          <table:table-cell table:number-columns-repeated="23"/>
        </table:table-row>
        <table:table-row table:style-name="ro1">
          <table:table-cell office:value-type="float" office:value="11.95" calcext:value-type="float">
            <text:p>11,95</text:p>
          </table:table-cell>
          <table:table-cell office:value-type="float" office:value="144.238" calcext:value-type="float">
            <text:p>144,238</text:p>
          </table:table-cell>
          <table:table-cell office:value-type="float" office:value="68.607" calcext:value-type="float">
            <text:p>68,607</text:p>
          </table:table-cell>
          <table:table-cell table:number-columns-repeated="23"/>
        </table:table-row>
        <table:table-row table:style-name="ro1">
          <table:table-cell office:value-type="float" office:value="11.967" calcext:value-type="float">
            <text:p>11,967</text:p>
          </table:table-cell>
          <table:table-cell office:value-type="float" office:value="145.411" calcext:value-type="float">
            <text:p>145,411</text:p>
          </table:table-cell>
          <table:table-cell office:value-type="float" office:value="66.508" calcext:value-type="float">
            <text:p>66,508</text:p>
          </table:table-cell>
          <table:table-cell table:number-columns-repeated="23"/>
        </table:table-row>
        <table:table-row table:style-name="ro1">
          <table:table-cell office:value-type="float" office:value="11.983" calcext:value-type="float">
            <text:p>11,983</text:p>
          </table:table-cell>
          <table:table-cell office:value-type="float" office:value="146.418" calcext:value-type="float">
            <text:p>146,418</text:p>
          </table:table-cell>
          <table:table-cell office:value-type="float" office:value="64.461" calcext:value-type="float">
            <text:p>64,46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.474" calcext:value-type="float">
            <text:p>147,474</text:p>
          </table:table-cell>
          <table:table-cell office:value-type="float" office:value="62.296" calcext:value-type="float">
            <text:p>62,296</text:p>
          </table:table-cell>
          <table:table-cell table:number-columns-repeated="23"/>
        </table:table-row>
        <table:table-row table:style-name="ro1">
          <table:table-cell office:value-type="float" office:value="12.017" calcext:value-type="float">
            <text:p>12,017</text:p>
          </table:table-cell>
          <table:table-cell office:value-type="float" office:value="148.38" calcext:value-type="float">
            <text:p>148,38</text:p>
          </table:table-cell>
          <table:table-cell office:value-type="float" office:value="60.63" calcext:value-type="float">
            <text:p>60,63</text:p>
          </table:table-cell>
          <table:table-cell table:number-columns-repeated="23"/>
        </table:table-row>
        <table:table-row table:style-name="ro1">
          <table:table-cell office:value-type="float" office:value="12.033" calcext:value-type="float">
            <text:p>12,033</text:p>
          </table:table-cell>
          <table:table-cell office:value-type="float" office:value="149.433" calcext:value-type="float">
            <text:p>149,433</text:p>
          </table:table-cell>
          <table:table-cell office:value-type="float" office:value="58.515" calcext:value-type="float">
            <text:p>58,515</text:p>
          </table:table-cell>
          <table:table-cell table:number-columns-repeated="23"/>
        </table:table-row>
        <table:table-row table:style-name="ro1">
          <table:table-cell office:value-type="float" office:value="12.05" calcext:value-type="float">
            <text:p>12,05</text:p>
          </table:table-cell>
          <table:table-cell office:value-type="float" office:value="150.306" calcext:value-type="float">
            <text:p>150,306</text:p>
          </table:table-cell>
          <table:table-cell office:value-type="float" office:value="56.789" calcext:value-type="float">
            <text:p>56,789</text:p>
          </table:table-cell>
          <table:table-cell table:number-columns-repeated="23"/>
        </table:table-row>
        <table:table-row table:style-name="ro1">
          <table:table-cell office:value-type="float" office:value="12.067" calcext:value-type="float">
            <text:p>12,067</text:p>
          </table:table-cell>
          <table:table-cell office:value-type="float" office:value="151.253" calcext:value-type="float">
            <text:p>151,253</text:p>
          </table:table-cell>
          <table:table-cell office:value-type="float" office:value="54.585" calcext:value-type="float">
            <text:p>54,585</text:p>
          </table:table-cell>
          <table:table-cell table:number-columns-repeated="23"/>
        </table:table-row>
        <table:table-row table:style-name="ro1">
          <table:table-cell office:value-type="float" office:value="12.083" calcext:value-type="float">
            <text:p>12,083</text:p>
          </table:table-cell>
          <table:table-cell office:value-type="float" office:value="152.04" calcext:value-type="float">
            <text:p>152,04</text:p>
          </table:table-cell>
          <table:table-cell office:value-type="float" office:value="53.137" calcext:value-type="float">
            <text:p>53,137</text:p>
          </table:table-cell>
          <table:table-cell table:number-columns-repeated="23"/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152.892" calcext:value-type="float">
            <text:p>152,892</text:p>
          </table:table-cell>
          <table:table-cell office:value-type="float" office:value="51.181" calcext:value-type="float">
            <text:p>51,181</text:p>
          </table:table-cell>
          <table:table-cell table:number-columns-repeated="23"/>
        </table:table-row>
        <table:table-row table:style-name="ro1">
          <table:table-cell office:value-type="float" office:value="12.117" calcext:value-type="float">
            <text:p>12,117</text:p>
          </table:table-cell>
          <table:table-cell office:value-type="float" office:value="153.708" calcext:value-type="float">
            <text:p>153,708</text:p>
          </table:table-cell>
          <table:table-cell office:value-type="float" office:value="49.55" calcext:value-type="float">
            <text:p>49,55</text:p>
          </table:table-cell>
          <table:table-cell table:number-columns-repeated="23"/>
        </table:table-row>
        <table:table-row table:style-name="ro1">
          <table:table-cell office:value-type="float" office:value="12.133" calcext:value-type="float">
            <text:p>12,133</text:p>
          </table:table-cell>
          <table:table-cell office:value-type="float" office:value="154.482" calcext:value-type="float">
            <text:p>154,482</text:p>
          </table:table-cell>
          <table:table-cell office:value-type="float" office:value="47.789" calcext:value-type="float">
            <text:p>47,789</text:p>
          </table:table-cell>
          <table:table-cell table:number-columns-repeated="23"/>
        </table:table-row>
        <table:table-row table:style-name="ro1">
          <table:table-cell office:value-type="float" office:value="12.15" calcext:value-type="float">
            <text:p>12,15</text:p>
          </table:table-cell>
          <table:table-cell office:value-type="float" office:value="155.216" calcext:value-type="float">
            <text:p>155,216</text:p>
          </table:table-cell>
          <table:table-cell office:value-type="float" office:value="45.865" calcext:value-type="float">
            <text:p>45,865</text:p>
          </table:table-cell>
          <table:table-cell table:number-columns-repeated="23"/>
        </table:table-row>
        <table:table-row table:style-name="ro1">
          <table:table-cell office:value-type="float" office:value="12.167" calcext:value-type="float">
            <text:p>12,167</text:p>
          </table:table-cell>
          <table:table-cell office:value-type="float" office:value="155.964" calcext:value-type="float">
            <text:p>155,964</text:p>
          </table:table-cell>
          <table:table-cell office:value-type="float" office:value="44.151" calcext:value-type="float">
            <text:p>44,151</text:p>
          </table:table-cell>
          <table:table-cell table:number-columns-repeated="23"/>
        </table:table-row>
        <table:table-row table:style-name="ro1">
          <table:table-cell office:value-type="float" office:value="12.183" calcext:value-type="float">
            <text:p>12,183</text:p>
          </table:table-cell>
          <table:table-cell office:value-type="float" office:value="156.628" calcext:value-type="float">
            <text:p>156,628</text:p>
          </table:table-cell>
          <table:table-cell office:value-type="float" office:value="42.42" calcext:value-type="float">
            <text:p>42,42</text:p>
          </table:table-cell>
          <table:table-cell table:number-columns-repeated="23"/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157.3" calcext:value-type="float">
            <text:p>157,3</text:p>
          </table:table-cell>
          <table:table-cell office:value-type="float" office:value="40.877" calcext:value-type="float">
            <text:p>40,877</text:p>
          </table:table-cell>
          <table:table-cell table:number-columns-repeated="23"/>
        </table:table-row>
        <table:table-row table:style-name="ro1">
          <table:table-cell office:value-type="float" office:value="12.217" calcext:value-type="float">
            <text:p>12,217</text:p>
          </table:table-cell>
          <table:table-cell office:value-type="float" office:value="157.898" calcext:value-type="float">
            <text:p>157,898</text:p>
          </table:table-cell>
          <table:table-cell office:value-type="float" office:value="39.012" calcext:value-type="float">
            <text:p>39,012</text:p>
          </table:table-cell>
          <table:table-cell table:number-columns-repeated="23"/>
        </table:table-row>
        <table:table-row table:style-name="ro1">
          <table:table-cell office:value-type="float" office:value="12.233" calcext:value-type="float">
            <text:p>12,233</text:p>
          </table:table-cell>
          <table:table-cell office:value-type="float" office:value="158.554" calcext:value-type="float">
            <text:p>158,554</text:p>
          </table:table-cell>
          <table:table-cell office:value-type="float" office:value="37.45" calcext:value-type="float">
            <text:p>37,45</text:p>
          </table:table-cell>
          <table:table-cell table:number-columns-repeated="23"/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59.092" calcext:value-type="float">
            <text:p>159,092</text:p>
          </table:table-cell>
          <table:table-cell office:value-type="float" office:value="35.468" calcext:value-type="float">
            <text:p>35,468</text:p>
          </table:table-cell>
          <table:table-cell table:number-columns-repeated="23"/>
        </table:table-row>
        <table:table-row table:style-name="ro1">
          <table:table-cell office:value-type="float" office:value="12.267" calcext:value-type="float">
            <text:p>12,267</text:p>
          </table:table-cell>
          <table:table-cell office:value-type="float" office:value="159.683" calcext:value-type="float">
            <text:p>159,683</text:p>
          </table:table-cell>
          <table:table-cell office:value-type="float" office:value="34.062" calcext:value-type="float">
            <text:p>34,062</text:p>
          </table:table-cell>
          <table:table-cell table:number-columns-repeated="23"/>
        </table:table-row>
        <table:table-row table:style-name="ro1">
          <table:table-cell office:value-type="float" office:value="12.283" calcext:value-type="float">
            <text:p>12,283</text:p>
          </table:table-cell>
          <table:table-cell office:value-type="float" office:value="160.167" calcext:value-type="float">
            <text:p>160,167</text:p>
          </table:table-cell>
          <table:table-cell office:value-type="float" office:value="32.278" calcext:value-type="float">
            <text:p>32,278</text:p>
          </table:table-cell>
          <table:table-cell table:number-columns-repeated="23"/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160.699" calcext:value-type="float">
            <text:p>160,699</text:p>
          </table:table-cell>
          <table:table-cell office:value-type="float" office:value="30.707" calcext:value-type="float">
            <text:p>30,707</text:p>
          </table:table-cell>
          <table:table-cell table:number-columns-repeated="23"/>
        </table:table-row>
        <table:table-row table:style-name="ro1">
          <table:table-cell office:value-type="float" office:value="12.317" calcext:value-type="float">
            <text:p>12,317</text:p>
          </table:table-cell>
          <table:table-cell office:value-type="float" office:value="161.135" calcext:value-type="float">
            <text:p>161,135</text:p>
          </table:table-cell>
          <table:table-cell office:value-type="float" office:value="29.082" calcext:value-type="float">
            <text:p>29,082</text:p>
          </table:table-cell>
          <table:table-cell table:number-columns-repeated="23"/>
        </table:table-row>
        <table:table-row table:style-name="ro1">
          <table:table-cell office:value-type="float" office:value="12.333" calcext:value-type="float">
            <text:p>12,333</text:p>
          </table:table-cell>
          <table:table-cell office:value-type="float" office:value="161.614" calcext:value-type="float">
            <text:p>161,614</text:p>
          </table:table-cell>
          <table:table-cell office:value-type="float" office:value="27.668" calcext:value-type="float">
            <text:p>27,668</text:p>
          </table:table-cell>
          <table:table-cell table:number-columns-repeated="23"/>
        </table:table-row>
        <table:table-row table:style-name="ro1">
          <table:table-cell office:value-type="float" office:value="12.35" calcext:value-type="float">
            <text:p>12,35</text:p>
          </table:table-cell>
          <table:table-cell office:value-type="float" office:value="162.006" calcext:value-type="float">
            <text:p>162,006</text:p>
          </table:table-cell>
          <table:table-cell office:value-type="float" office:value="26.355" calcext:value-type="float">
            <text:p>26,355</text:p>
          </table:table-cell>
          <table:table-cell table:number-columns-repeated="23"/>
        </table:table-row>
        <table:table-row table:style-name="ro1">
          <table:table-cell office:value-type="float" office:value="12.367" calcext:value-type="float">
            <text:p>12,367</text:p>
          </table:table-cell>
          <table:table-cell office:value-type="float" office:value="162.437" calcext:value-type="float">
            <text:p>162,437</text:p>
          </table:table-cell>
          <table:table-cell office:value-type="float" office:value="25.074" calcext:value-type="float">
            <text:p>25,074</text:p>
          </table:table-cell>
          <table:table-cell table:number-columns-repeated="23"/>
        </table:table-row>
        <table:table-row table:style-name="ro1">
          <table:table-cell office:value-type="float" office:value="12.383" calcext:value-type="float">
            <text:p>12,383</text:p>
          </table:table-cell>
          <table:table-cell office:value-type="float" office:value="162.79" calcext:value-type="float">
            <text:p>162,79</text:p>
          </table:table-cell>
          <table:table-cell office:value-type="float" office:value="23.738" calcext:value-type="float">
            <text:p>23,738</text:p>
          </table:table-cell>
          <table:table-cell table:number-columns-repeated="23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163.076" calcext:value-type="float">
            <text:p>163,076</text:p>
          </table:table-cell>
          <table:table-cell office:value-type="float" office:value="22.585" calcext:value-type="float">
            <text:p>22,585</text:p>
          </table:table-cell>
          <table:table-cell table:number-columns-repeated="23"/>
        </table:table-row>
        <table:table-row table:style-name="ro1">
          <table:table-cell office:value-type="float" office:value="12.417" calcext:value-type="float">
            <text:p>12,417</text:p>
          </table:table-cell>
          <table:table-cell office:value-type="float" office:value="163.394" calcext:value-type="float">
            <text:p>163,394</text:p>
          </table:table-cell>
          <table:table-cell office:value-type="float" office:value="21.229" calcext:value-type="float">
            <text:p>21,229</text:p>
          </table:table-cell>
          <table:table-cell table:number-columns-repeated="23"/>
        </table:table-row>
        <table:table-row table:style-name="ro1">
          <table:table-cell office:value-type="float" office:value="12.433" calcext:value-type="float">
            <text:p>12,433</text:p>
          </table:table-cell>
          <table:table-cell office:value-type="float" office:value="163.651" calcext:value-type="float">
            <text:p>163,651</text:p>
          </table:table-cell>
          <table:table-cell office:value-type="float" office:value="20.19" calcext:value-type="float">
            <text:p>20,19</text:p>
          </table:table-cell>
          <table:table-cell table:number-columns-repeated="23"/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163.944" calcext:value-type="float">
            <text:p>163,944</text:p>
          </table:table-cell>
          <table:table-cell office:value-type="float" office:value="19.273" calcext:value-type="float">
            <text:p>19,273</text:p>
          </table:table-cell>
          <table:table-cell table:number-columns-repeated="23"/>
        </table:table-row>
        <table:table-row table:style-name="ro1">
          <table:table-cell office:value-type="float" office:value="12.467" calcext:value-type="float">
            <text:p>12,467</text:p>
          </table:table-cell>
          <table:table-cell office:value-type="float" office:value="164.176" calcext:value-type="float">
            <text:p>164,176</text:p>
          </table:table-cell>
          <table:table-cell office:value-type="float" office:value="18.338" calcext:value-type="float">
            <text:p>18,338</text:p>
          </table:table-cell>
          <table:table-cell table:number-columns-repeated="23"/>
        </table:table-row>
        <table:table-row table:style-name="ro1">
          <table:table-cell office:value-type="float" office:value="12.483" calcext:value-type="float">
            <text:p>12,483</text:p>
          </table:table-cell>
          <table:table-cell office:value-type="float" office:value="164.439" calcext:value-type="float">
            <text:p>164,439</text:p>
          </table:table-cell>
          <table:table-cell office:value-type="float" office:value="17.341" calcext:value-type="float">
            <text:p>17,341</text:p>
          </table:table-cell>
          <table:table-cell table:number-columns-repeated="23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64.749" calcext:value-type="float">
            <text:p>164,749</text:p>
          </table:table-cell>
          <table:table-cell office:value-type="float" office:value="16.352" calcext:value-type="float">
            <text:p>16,352</text:p>
          </table:table-cell>
          <table:table-cell table:number-columns-repeated="23"/>
        </table:table-row>
        <table:table-row table:style-name="ro1">
          <table:table-cell office:value-type="float" office:value="12.517" calcext:value-type="float">
            <text:p>12,517</text:p>
          </table:table-cell>
          <table:table-cell office:value-type="float" office:value="164.986" calcext:value-type="float">
            <text:p>164,986</text:p>
          </table:table-cell>
          <table:table-cell office:value-type="float" office:value="15.466" calcext:value-type="float">
            <text:p>15,466</text:p>
          </table:table-cell>
          <table:table-cell table:number-columns-repeated="23"/>
        </table:table-row>
        <table:table-row table:style-name="ro1">
          <table:table-cell office:value-type="float" office:value="12.533" calcext:value-type="float">
            <text:p>12,533</text:p>
          </table:table-cell>
          <table:table-cell office:value-type="float" office:value="165.213" calcext:value-type="float">
            <text:p>165,213</text:p>
          </table:table-cell>
          <table:table-cell office:value-type="float" office:value="14.404" calcext:value-type="float">
            <text:p>14,404</text:p>
          </table:table-cell>
          <table:table-cell table:number-columns-repeated="23"/>
        </table:table-row>
        <table:table-row table:style-name="ro1">
          <table:table-cell office:value-type="float" office:value="12.55" calcext:value-type="float">
            <text:p>12,55</text:p>
          </table:table-cell>
          <table:table-cell office:value-type="float" office:value="165.426" calcext:value-type="float">
            <text:p>165,426</text:p>
          </table:table-cell>
          <table:table-cell office:value-type="float" office:value="13.453" calcext:value-type="float">
            <text:p>13,453</text:p>
          </table:table-cell>
          <table:table-cell table:number-columns-repeated="23"/>
        </table:table-row>
        <table:table-row table:style-name="ro1">
          <table:table-cell office:value-type="float" office:value="12.567" calcext:value-type="float">
            <text:p>12,567</text:p>
          </table:table-cell>
          <table:table-cell office:value-type="float" office:value="165.631" calcext:value-type="float">
            <text:p>165,631</text:p>
          </table:table-cell>
          <table:table-cell office:value-type="float" office:value="12.344" calcext:value-type="float">
            <text:p>12,344</text:p>
          </table:table-cell>
          <table:table-cell table:number-columns-repeated="23"/>
        </table:table-row>
        <table:table-row table:style-name="ro1">
          <table:table-cell office:value-type="float" office:value="12.583" calcext:value-type="float">
            <text:p>12,583</text:p>
          </table:table-cell>
          <table:table-cell office:value-type="float" office:value="165.822" calcext:value-type="float">
            <text:p>165,822</text:p>
          </table:table-cell>
          <table:table-cell office:value-type="float" office:value="11.639" calcext:value-type="float">
            <text:p>11,639</text:p>
          </table:table-cell>
          <table:table-cell table:number-columns-repeated="23"/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66.108" calcext:value-type="float">
            <text:p>166,108</text:p>
          </table:table-cell>
          <table:table-cell office:value-type="float" office:value="10.62" calcext:value-type="float">
            <text:p>10,62</text:p>
          </table:table-cell>
          <table:table-cell table:number-columns-repeated="23"/>
        </table:table-row>
        <table:table-row table:style-name="ro1">
          <table:table-cell office:value-type="float" office:value="12.617" calcext:value-type="float">
            <text:p>12,617</text:p>
          </table:table-cell>
          <table:table-cell office:value-type="float" office:value="166.28" calcext:value-type="float">
            <text:p>166,28</text:p>
          </table:table-cell>
          <table:table-cell office:value-type="float" office:value="9.812" calcext:value-type="float">
            <text:p>9,812</text:p>
          </table:table-cell>
          <table:table-cell table:number-columns-repeated="23"/>
        </table:table-row>
        <table:table-row table:style-name="ro1">
          <table:table-cell office:value-type="float" office:value="12.633" calcext:value-type="float">
            <text:p>12,633</text:p>
          </table:table-cell>
          <table:table-cell office:value-type="float" office:value="166.48" calcext:value-type="float">
            <text:p>166,48</text:p>
          </table:table-cell>
          <table:table-cell office:value-type="float" office:value="8.72" calcext:value-type="float">
            <text:p>8,72</text:p>
          </table:table-cell>
          <table:table-cell table:number-columns-repeated="23"/>
        </table:table-row>
        <table:table-row table:style-name="ro1">
          <table:table-cell office:value-type="float" office:value="12.65" calcext:value-type="float">
            <text:p>12,65</text:p>
          </table:table-cell>
          <table:table-cell office:value-type="float" office:value="166.586" calcext:value-type="float">
            <text:p>166,586</text:p>
          </table:table-cell>
          <table:table-cell office:value-type="float" office:value="7.838" calcext:value-type="float">
            <text:p>7,838</text:p>
          </table:table-cell>
          <table:table-cell table:number-columns-repeated="23"/>
        </table:table-row>
        <table:table-row table:style-name="ro1">
          <table:table-cell office:value-type="float" office:value="12.667" calcext:value-type="float">
            <text:p>12,667</text:p>
          </table:table-cell>
          <table:table-cell office:value-type="float" office:value="166.769" calcext:value-type="float">
            <text:p>166,769</text:p>
          </table:table-cell>
          <table:table-cell office:value-type="float" office:value="6.862" calcext:value-type="float">
            <text:p>6,862</text:p>
          </table:table-cell>
          <table:table-cell table:number-columns-repeated="23"/>
        </table:table-row>
        <table:table-row table:style-name="ro1">
          <table:table-cell office:value-type="float" office:value="12.683" calcext:value-type="float">
            <text:p>12,683</text:p>
          </table:table-cell>
          <table:table-cell office:value-type="float" office:value="166.807" calcext:value-type="float">
            <text:p>166,807</text:p>
          </table:table-cell>
          <table:table-cell office:value-type="float" office:value="5.596" calcext:value-type="float">
            <text:p>5,596</text:p>
          </table:table-cell>
          <table:table-cell table:number-columns-repeated="23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66.921" calcext:value-type="float">
            <text:p>166,921</text:p>
          </table:table-cell>
          <table:table-cell office:value-type="float" office:value="4.725" calcext:value-type="float">
            <text:p>4,725</text:p>
          </table:table-cell>
          <table:table-cell table:number-columns-repeated="23"/>
        </table:table-row>
        <table:table-row table:style-name="ro1">
          <table:table-cell office:value-type="float" office:value="12.717" calcext:value-type="float">
            <text:p>12,717</text:p>
          </table:table-cell>
          <table:table-cell office:value-type="float" office:value="166.904" calcext:value-type="float">
            <text:p>166,904</text:p>
          </table:table-cell>
          <table:table-cell office:value-type="float" office:value="3.434" calcext:value-type="float">
            <text:p>3,434</text:p>
          </table:table-cell>
          <table:table-cell table:number-columns-repeated="23"/>
        </table:table-row>
        <table:table-row table:style-name="ro1">
          <table:table-cell office:value-type="float" office:value="12.733" calcext:value-type="float">
            <text:p>12,733</text:p>
          </table:table-cell>
          <table:table-cell office:value-type="float" office:value="166.956" calcext:value-type="float">
            <text:p>166,956</text:p>
          </table:table-cell>
          <table:table-cell office:value-type="float" office:value="2.047" calcext:value-type="float">
            <text:p>2,047</text:p>
          </table:table-cell>
          <table:table-cell table:number-columns-repeated="23"/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166.934" calcext:value-type="float">
            <text:p>166,934</text:p>
          </table:table-cell>
          <table:table-cell office:value-type="float" office:value="0.133" calcext:value-type="float">
            <text:p>0,133</text:p>
          </table:table-cell>
          <table:table-cell table:style-name="ce4" table:number-columns-repeated="23"/>
        </table:table-row>
        <table:table-row table:style-name="ro1">
          <table:table-cell office:value-type="float" office:value="12.767" calcext:value-type="float">
            <text:p>12,767</text:p>
          </table:table-cell>
          <table:table-cell office:value-type="float" office:value="166.922" calcext:value-type="float">
            <text:p>166,922</text:p>
          </table:table-cell>
          <table:table-cell office:value-type="float" office:value="-1.836" calcext:value-type="float">
            <text:p>-1,836</text:p>
          </table:table-cell>
          <table:table-cell table:number-columns-repeated="23"/>
        </table:table-row>
        <table:table-row table:style-name="ro1">
          <table:table-cell office:value-type="float" office:value="12.783" calcext:value-type="float">
            <text:p>12,783</text:p>
          </table:table-cell>
          <table:table-cell office:value-type="float" office:value="166.851" calcext:value-type="float">
            <text:p>166,851</text:p>
          </table:table-cell>
          <table:table-cell office:value-type="float" office:value="-4.339" calcext:value-type="float">
            <text:p>-4,339</text:p>
          </table:table-cell>
          <table:table-cell table:number-columns-repeated="23"/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166.789" calcext:value-type="float">
            <text:p>166,789</text:p>
          </table:table-cell>
          <table:table-cell office:value-type="float" office:value="-6.585" calcext:value-type="float">
            <text:p>-6,585</text:p>
          </table:table-cell>
          <table:table-cell table:number-columns-repeated="23"/>
        </table:table-row>
        <table:table-row table:style-name="ro1">
          <table:table-cell office:value-type="float" office:value="12.817" calcext:value-type="float">
            <text:p>12,817</text:p>
          </table:table-cell>
          <table:table-cell office:value-type="float" office:value="166.726" calcext:value-type="float">
            <text:p>166,726</text:p>
          </table:table-cell>
          <table:table-cell office:value-type="float" office:value="-9.287" calcext:value-type="float">
            <text:p>-9,287</text:p>
          </table:table-cell>
          <table:table-cell table:number-columns-repeated="23"/>
        </table:table-row>
        <table:table-row table:style-name="ro1">
          <table:table-cell office:value-type="float" office:value="12.833" calcext:value-type="float">
            <text:p>12,833</text:p>
          </table:table-cell>
          <table:table-cell office:value-type="float" office:value="166.614" calcext:value-type="float">
            <text:p>166,614</text:p>
          </table:table-cell>
          <table:table-cell office:value-type="float" office:value="-11.339" calcext:value-type="float">
            <text:p>-11,339</text:p>
          </table:table-cell>
          <table:table-cell table:number-columns-repeated="23"/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66.56" calcext:value-type="float">
            <text:p>166,56</text:p>
          </table:table-cell>
          <table:table-cell office:value-type="float" office:value="-13.532" calcext:value-type="float">
            <text:p>-13,532</text:p>
          </table:table-cell>
          <table:table-cell table:number-columns-repeated="23"/>
        </table:table-row>
        <table:table-row table:style-name="ro1">
          <table:table-cell office:value-type="float" office:value="12.867" calcext:value-type="float">
            <text:p>12,867</text:p>
          </table:table-cell>
          <table:table-cell office:value-type="float" office:value="166.358" calcext:value-type="float">
            <text:p>166,358</text:p>
          </table:table-cell>
          <table:table-cell office:value-type="float" office:value="-15.534" calcext:value-type="float">
            <text:p>-15,534</text:p>
          </table:table-cell>
          <table:table-cell table:number-columns-repeated="23"/>
        </table:table-row>
        <table:table-row table:style-name="ro1">
          <table:table-cell office:value-type="float" office:value="12.883" calcext:value-type="float">
            <text:p>12,883</text:p>
          </table:table-cell>
          <table:table-cell office:value-type="float" office:value="166.108" calcext:value-type="float">
            <text:p>166,108</text:p>
          </table:table-cell>
          <table:table-cell office:value-type="float" office:value="-17.68" calcext:value-type="float">
            <text:p>-17,68</text:p>
          </table:table-cell>
          <table:table-cell table:number-columns-repeated="23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165.675" calcext:value-type="float">
            <text:p>165,675</text:p>
          </table:table-cell>
          <table:table-cell office:value-type="float" office:value="-19.403" calcext:value-type="float">
            <text:p>-19,403</text:p>
          </table:table-cell>
          <table:table-cell table:number-columns-repeated="23"/>
        </table:table-row>
        <table:table-row table:style-name="ro1">
          <table:table-cell office:value-type="float" office:value="12.917" calcext:value-type="float">
            <text:p>12,917</text:p>
          </table:table-cell>
          <table:table-cell office:value-type="float" office:value="165.211" calcext:value-type="float">
            <text:p>165,211</text:p>
          </table:table-cell>
          <table:table-cell office:value-type="float" office:value="-21.434" calcext:value-type="float">
            <text:p>-21,434</text:p>
          </table:table-cell>
          <table:table-cell table:number-columns-repeated="23"/>
        </table:table-row>
        <table:table-row table:style-name="ro1">
          <table:table-cell office:value-type="float" office:value="12.933" calcext:value-type="float">
            <text:p>12,933</text:p>
          </table:table-cell>
          <table:table-cell office:value-type="float" office:value="164.661" calcext:value-type="float">
            <text:p>164,661</text:p>
          </table:table-cell>
          <table:table-cell office:value-type="float" office:value="-23.521" calcext:value-type="float">
            <text:p>-23,521</text:p>
          </table:table-cell>
          <table:table-cell table:number-columns-repeated="23"/>
        </table:table-row>
        <table:table-row table:style-name="ro1">
          <table:table-cell office:value-type="float" office:value="12.95" calcext:value-type="float">
            <text:p>12,95</text:p>
          </table:table-cell>
          <table:table-cell office:value-type="float" office:value="164.085" calcext:value-type="float">
            <text:p>164,085</text:p>
          </table:table-cell>
          <table:table-cell office:value-type="float" office:value="-25.533" calcext:value-type="float">
            <text:p>-25,533</text:p>
          </table:table-cell>
          <table:table-cell table:number-columns-repeated="23"/>
        </table:table-row>
        <table:table-row table:style-name="ro1">
          <table:table-cell office:value-type="float" office:value="12.967" calcext:value-type="float">
            <text:p>12,967</text:p>
          </table:table-cell>
          <table:table-cell office:value-type="float" office:value="163.384" calcext:value-type="float">
            <text:p>163,384</text:p>
          </table:table-cell>
          <table:table-cell office:value-type="float" office:value="-27.907" calcext:value-type="float">
            <text:p>-27,907</text:p>
          </table:table-cell>
          <table:table-cell table:number-columns-repeated="23"/>
        </table:table-row>
        <table:table-row table:style-name="ro1">
          <table:table-cell office:value-type="float" office:value="12.983" calcext:value-type="float">
            <text:p>12,983</text:p>
          </table:table-cell>
          <table:table-cell office:value-type="float" office:value="162.806" calcext:value-type="float">
            <text:p>162,806</text:p>
          </table:table-cell>
          <table:table-cell office:value-type="float" office:value="-30.747" calcext:value-type="float">
            <text:p>-30,747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2.258" calcext:value-type="float">
            <text:p>162,258</text:p>
          </table:table-cell>
          <table:table-cell office:value-type="float" office:value="-33.492" calcext:value-type="float">
            <text:p>-33,492</text:p>
          </table:table-cell>
          <table:table-cell table:number-columns-repeated="23"/>
        </table:table-row>
        <table:table-row table:style-name="ro1">
          <table:table-cell office:value-type="float" office:value="13.017" calcext:value-type="float">
            <text:p>13,017</text:p>
          </table:table-cell>
          <table:table-cell office:value-type="float" office:value="161.629" calcext:value-type="float">
            <text:p>161,629</text:p>
          </table:table-cell>
          <table:table-cell office:value-type="float" office:value="-37.088" calcext:value-type="float">
            <text:p>-37,088</text:p>
          </table:table-cell>
          <table:table-cell table:number-columns-repeated="23"/>
        </table:table-row>
        <table:table-row table:style-name="ro1">
          <table:table-cell office:value-type="float" office:value="13.033" calcext:value-type="float">
            <text:p>13,033</text:p>
          </table:table-cell>
          <table:table-cell office:value-type="float" office:value="161.028" calcext:value-type="float">
            <text:p>161,028</text:p>
          </table:table-cell>
          <table:table-cell office:value-type="float" office:value="-40.126" calcext:value-type="float">
            <text:p>-40,126</text:p>
          </table:table-cell>
          <table:table-cell table:number-columns-repeated="23"/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60.437" calcext:value-type="float">
            <text:p>160,437</text:p>
          </table:table-cell>
          <table:table-cell office:value-type="float" office:value="-43.402" calcext:value-type="float">
            <text:p>-43,402</text:p>
          </table:table-cell>
          <table:table-cell table:number-columns-repeated="23"/>
        </table:table-row>
        <table:table-row table:style-name="ro1">
          <table:table-cell office:value-type="float" office:value="13.067" calcext:value-type="float">
            <text:p>13,067</text:p>
          </table:table-cell>
          <table:table-cell office:value-type="float" office:value="159.811" calcext:value-type="float">
            <text:p>159,811</text:p>
          </table:table-cell>
          <table:table-cell office:value-type="float" office:value="-46.192" calcext:value-type="float">
            <text:p>-46,192</text:p>
          </table:table-cell>
          <table:table-cell table:number-columns-repeated="23"/>
        </table:table-row>
        <table:table-row table:style-name="ro1">
          <table:table-cell office:value-type="float" office:value="13.083" calcext:value-type="float">
            <text:p>13,083</text:p>
          </table:table-cell>
          <table:table-cell office:value-type="float" office:value="159.093" calcext:value-type="float">
            <text:p>159,093</text:p>
          </table:table-cell>
          <table:table-cell office:value-type="float" office:value="-48.629" calcext:value-type="float">
            <text:p>-48,629</text:p>
          </table:table-cell>
          <table:table-cell table:number-columns-repeated="23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158.411" calcext:value-type="float">
            <text:p>158,411</text:p>
          </table:table-cell>
          <table:table-cell office:value-type="float" office:value="-50.608" calcext:value-type="float">
            <text:p>-50,608</text:p>
          </table:table-cell>
          <table:table-cell table:number-columns-repeated="23"/>
        </table:table-row>
        <table:table-row table:style-name="ro1">
          <table:table-cell office:value-type="float" office:value="13.117" calcext:value-type="float">
            <text:p>13,117</text:p>
          </table:table-cell>
          <table:table-cell office:value-type="float" office:value="157.548" calcext:value-type="float">
            <text:p>157,548</text:p>
          </table:table-cell>
          <table:table-cell office:value-type="float" office:value="-52.818" calcext:value-type="float">
            <text:p>-52,818</text:p>
          </table:table-cell>
          <table:table-cell table:number-columns-repeated="23"/>
        </table:table-row>
        <table:table-row table:style-name="ro1">
          <table:table-cell office:value-type="float" office:value="13.133" calcext:value-type="float">
            <text:p>13,133</text:p>
          </table:table-cell>
          <table:table-cell office:value-type="float" office:value="156.539" calcext:value-type="float">
            <text:p>156,539</text:p>
          </table:table-cell>
          <table:table-cell office:value-type="float" office:value="-54.938" calcext:value-type="float">
            <text:p>-54,938</text:p>
          </table:table-cell>
          <table:table-cell table:number-columns-repeated="23"/>
        </table:table-row>
        <table:table-row table:style-name="ro1">
          <table:table-cell office:value-type="float" office:value="13.15" calcext:value-type="float">
            <text:p>13,15</text:p>
          </table:table-cell>
          <table:table-cell office:value-type="float" office:value="155.562" calcext:value-type="float">
            <text:p>155,562</text:p>
          </table:table-cell>
          <table:table-cell office:value-type="float" office:value="-56.941" calcext:value-type="float">
            <text:p>-56,941</text:p>
          </table:table-cell>
          <table:table-cell table:number-columns-repeated="23"/>
        </table:table-row>
        <table:table-row table:style-name="ro1">
          <table:table-cell office:value-type="float" office:value="13.167" calcext:value-type="float">
            <text:p>13,167</text:p>
          </table:table-cell>
          <table:table-cell office:value-type="float" office:value="154.252" calcext:value-type="float">
            <text:p>154,252</text:p>
          </table:table-cell>
          <table:table-cell office:value-type="float" office:value="-58.718" calcext:value-type="float">
            <text:p>-58,718</text:p>
          </table:table-cell>
          <table:table-cell table:number-columns-repeated="23"/>
        </table:table-row>
        <table:table-row table:style-name="ro1">
          <table:table-cell office:value-type="float" office:value="13.183" calcext:value-type="float">
            <text:p>13,183</text:p>
          </table:table-cell>
          <table:table-cell office:value-type="float" office:value="153.185" calcext:value-type="float">
            <text:p>153,185</text:p>
          </table:table-cell>
          <table:table-cell office:value-type="float" office:value="-61.052" calcext:value-type="float">
            <text:p>-61,052</text:p>
          </table:table-cell>
          <table:table-cell table:number-columns-repeated="23"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51.89" calcext:value-type="float">
            <text:p>151,89</text:p>
          </table:table-cell>
          <table:table-cell office:value-type="float" office:value="-62.432" calcext:value-type="float">
            <text:p>-62,432</text:p>
          </table:table-cell>
          <table:table-cell table:number-columns-repeated="23"/>
        </table:table-row>
        <table:table-row table:style-name="ro1">
          <table:table-cell office:value-type="float" office:value="13.217" calcext:value-type="float">
            <text:p>13,217</text:p>
          </table:table-cell>
          <table:table-cell office:value-type="float" office:value="150.711" calcext:value-type="float">
            <text:p>150,711</text:p>
          </table:table-cell>
          <table:table-cell office:value-type="float" office:value="-64.591" calcext:value-type="float">
            <text:p>-64,591</text:p>
          </table:table-cell>
          <table:table-cell table:number-columns-repeated="23"/>
        </table:table-row>
        <table:table-row table:style-name="ro1">
          <table:table-cell office:value-type="float" office:value="13.233" calcext:value-type="float">
            <text:p>13,233</text:p>
          </table:table-cell>
          <table:table-cell office:value-type="float" office:value="149.465" calcext:value-type="float">
            <text:p>149,465</text:p>
          </table:table-cell>
          <table:table-cell office:value-type="float" office:value="-65.824" calcext:value-type="float">
            <text:p>-65,824</text:p>
          </table:table-cell>
          <table:table-cell table:number-columns-repeated="23"/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148.341" calcext:value-type="float">
            <text:p>148,341</text:p>
          </table:table-cell>
          <table:table-cell office:value-type="float" office:value="-67.958" calcext:value-type="float">
            <text:p>-67,958</text:p>
          </table:table-cell>
          <table:table-cell table:number-columns-repeated="23"/>
        </table:table-row>
        <table:table-row table:style-name="ro1">
          <table:table-cell office:value-type="float" office:value="13.267" calcext:value-type="float">
            <text:p>13,267</text:p>
          </table:table-cell>
          <table:table-cell office:value-type="float" office:value="147.055" calcext:value-type="float">
            <text:p>147,055</text:p>
          </table:table-cell>
          <table:table-cell office:value-type="float" office:value="-68.838" calcext:value-type="float">
            <text:p>-68,838</text:p>
          </table:table-cell>
          <table:table-cell table:number-columns-repeated="23"/>
        </table:table-row>
        <table:table-row table:style-name="ro1">
          <table:table-cell office:value-type="float" office:value="13.283" calcext:value-type="float">
            <text:p>13,283</text:p>
          </table:table-cell>
          <table:table-cell office:value-type="float" office:value="145.773" calcext:value-type="float">
            <text:p>145,773</text:p>
          </table:table-cell>
          <table:table-cell office:value-type="float" office:value="-70.794" calcext:value-type="float">
            <text:p>-70,794</text:p>
          </table:table-cell>
          <table:table-cell table:number-columns-repeated="23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44.404" calcext:value-type="float">
            <text:p>144,404</text:p>
          </table:table-cell>
          <table:table-cell office:value-type="float" office:value="-71.473" calcext:value-type="float">
            <text:p>-71,473</text:p>
          </table:table-cell>
          <table:table-cell table:number-columns-repeated="23"/>
        </table:table-row>
        <table:table-row table:style-name="ro1">
          <table:table-cell office:value-type="float" office:value="13.317" calcext:value-type="float">
            <text:p>13,317</text:p>
          </table:table-cell>
          <table:table-cell office:value-type="float" office:value="143.233" calcext:value-type="float">
            <text:p>143,233</text:p>
          </table:table-cell>
          <table:table-cell office:value-type="float" office:value="-72.669" calcext:value-type="float">
            <text:p>-72,669</text:p>
          </table:table-cell>
          <table:table-cell table:number-columns-repeated="23"/>
        </table:table-row>
        <table:table-row table:style-name="ro1">
          <table:table-cell office:value-type="float" office:value="13.333" calcext:value-type="float">
            <text:p>13,333</text:p>
          </table:table-cell>
          <table:table-cell office:value-type="float" office:value="141.908" calcext:value-type="float">
            <text:p>141,908</text:p>
          </table:table-cell>
          <table:table-cell office:value-type="float" office:value="-73.266" calcext:value-type="float">
            <text:p>-73,266</text:p>
          </table:table-cell>
          <table:table-cell table:number-columns-repeated="23"/>
        </table:table-row>
        <table:table-row table:style-name="ro1">
          <table:table-cell office:value-type="float" office:value="13.35" calcext:value-type="float">
            <text:p>13,35</text:p>
          </table:table-cell>
          <table:table-cell office:value-type="float" office:value="140.819" calcext:value-type="float">
            <text:p>140,819</text:p>
          </table:table-cell>
          <table:table-cell office:value-type="float" office:value="-73.099" calcext:value-type="float">
            <text:p>-73,099</text:p>
          </table:table-cell>
          <table:table-cell table:number-columns-repeated="23"/>
        </table:table-row>
        <table:table-row table:style-name="ro1">
          <table:table-cell office:value-type="float" office:value="13.367" calcext:value-type="float">
            <text:p>13,367</text:p>
          </table:table-cell>
          <table:table-cell office:value-type="float" office:value="139.497" calcext:value-type="float">
            <text:p>139,497</text:p>
          </table:table-cell>
          <table:table-cell office:value-type="float" office:value="-73.756" calcext:value-type="float">
            <text:p>-73,756</text:p>
          </table:table-cell>
          <table:table-cell table:number-columns-repeated="23"/>
        </table:table-row>
        <table:table-row table:style-name="ro1">
          <table:table-cell office:value-type="float" office:value="13.383" calcext:value-type="float">
            <text:p>13,383</text:p>
          </table:table-cell>
          <table:table-cell office:value-type="float" office:value="138.496" calcext:value-type="float">
            <text:p>138,496</text:p>
          </table:table-cell>
          <table:table-cell office:value-type="float" office:value="-73.308" calcext:value-type="float">
            <text:p>-73,308</text:p>
          </table:table-cell>
          <table:table-cell table:number-columns-repeated="23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137.158" calcext:value-type="float">
            <text:p>137,158</text:p>
          </table:table-cell>
          <table:table-cell office:value-type="float" office:value="-73.61" calcext:value-type="float">
            <text:p>-73,61</text:p>
          </table:table-cell>
          <table:table-cell table:number-columns-repeated="23"/>
        </table:table-row>
        <table:table-row table:style-name="ro1">
          <table:table-cell office:value-type="float" office:value="13.417" calcext:value-type="float">
            <text:p>13,417</text:p>
          </table:table-cell>
          <table:table-cell office:value-type="float" office:value="136.147" calcext:value-type="float">
            <text:p>136,147</text:p>
          </table:table-cell>
          <table:table-cell office:value-type="float" office:value="-72.865" calcext:value-type="float">
            <text:p>-72,865</text:p>
          </table:table-cell>
          <table:table-cell table:number-columns-repeated="23"/>
        </table:table-row>
        <table:table-row table:style-name="ro1">
          <table:table-cell office:value-type="float" office:value="13.433" calcext:value-type="float">
            <text:p>13,433</text:p>
          </table:table-cell>
          <table:table-cell office:value-type="float" office:value="134.813" calcext:value-type="float">
            <text:p>134,813</text:p>
          </table:table-cell>
          <table:table-cell office:value-type="float" office:value="-73.095" calcext:value-type="float">
            <text:p>-73,095</text:p>
          </table:table-cell>
          <table:table-cell table:number-columns-repeated="23"/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133.724" calcext:value-type="float">
            <text:p>133,724</text:p>
          </table:table-cell>
          <table:table-cell office:value-type="float" office:value="-72.456" calcext:value-type="float">
            <text:p>-72,456</text:p>
          </table:table-cell>
          <table:table-cell table:number-columns-repeated="23"/>
        </table:table-row>
        <table:table-row table:style-name="ro1">
          <table:table-cell office:value-type="float" office:value="13.467" calcext:value-type="float">
            <text:p>13,467</text:p>
          </table:table-cell>
          <table:table-cell office:value-type="float" office:value="132.316" calcext:value-type="float">
            <text:p>132,316</text:p>
          </table:table-cell>
          <table:table-cell office:value-type="float" office:value="-72.175" calcext:value-type="float">
            <text:p>-72,175</text:p>
          </table:table-cell>
          <table:table-cell table:number-columns-repeated="23"/>
        </table:table-row>
        <table:table-row table:style-name="ro1">
          <table:table-cell office:value-type="float" office:value="13.483" calcext:value-type="float">
            <text:p>13,483</text:p>
          </table:table-cell>
          <table:table-cell office:value-type="float" office:value="131.14" calcext:value-type="float">
            <text:p>131,14</text:p>
          </table:table-cell>
          <table:table-cell office:value-type="float" office:value="-71.768" calcext:value-type="float">
            <text:p>-71,768</text:p>
          </table:table-cell>
          <table:table-cell table:number-columns-repeated="23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29.885" calcext:value-type="float">
            <text:p>129,885</text:p>
          </table:table-cell>
          <table:table-cell office:value-type="float" office:value="-71.878" calcext:value-type="float">
            <text:p>-71,878</text:p>
          </table:table-cell>
          <table:table-cell table:number-columns-repeated="23"/>
        </table:table-row>
        <table:table-row table:style-name="ro1">
          <table:table-cell office:value-type="float" office:value="13.517" calcext:value-type="float">
            <text:p>13,517</text:p>
          </table:table-cell>
          <table:table-cell office:value-type="float" office:value="128.6" calcext:value-type="float">
            <text:p>128,6</text:p>
          </table:table-cell>
          <table:table-cell office:value-type="float" office:value="-71.453" calcext:value-type="float">
            <text:p>-71,453</text:p>
          </table:table-cell>
          <table:table-cell table:number-columns-repeated="23"/>
        </table:table-row>
        <table:table-row table:style-name="ro1">
          <table:table-cell office:value-type="float" office:value="13.533" calcext:value-type="float">
            <text:p>13,533</text:p>
          </table:table-cell>
          <table:table-cell office:value-type="float" office:value="127.454" calcext:value-type="float">
            <text:p>127,454</text:p>
          </table:table-cell>
          <table:table-cell office:value-type="float" office:value="-71.882" calcext:value-type="float">
            <text:p>-71,882</text:p>
          </table:table-cell>
          <table:table-cell table:number-columns-repeated="23"/>
        </table:table-row>
        <table:table-row table:style-name="ro1">
          <table:table-cell office:value-type="float" office:value="13.55" calcext:value-type="float">
            <text:p>13,55</text:p>
          </table:table-cell>
          <table:table-cell office:value-type="float" office:value="126.174" calcext:value-type="float">
            <text:p>126,174</text:p>
          </table:table-cell>
          <table:table-cell office:value-type="float" office:value="-71.199" calcext:value-type="float">
            <text:p>-71,199</text:p>
          </table:table-cell>
          <table:table-cell table:number-columns-repeated="23"/>
        </table:table-row>
        <table:table-row table:style-name="ro1">
          <table:table-cell office:value-type="float" office:value="13.567" calcext:value-type="float">
            <text:p>13,567</text:p>
          </table:table-cell>
          <table:table-cell office:value-type="float" office:value="125.177" calcext:value-type="float">
            <text:p>125,177</text:p>
          </table:table-cell>
          <table:table-cell office:value-type="float" office:value="-71.708" calcext:value-type="float">
            <text:p>-71,708</text:p>
          </table:table-cell>
          <table:table-cell table:number-columns-repeated="23"/>
        </table:table-row>
        <table:table-row table:style-name="ro1">
          <table:table-cell office:value-type="float" office:value="13.583" calcext:value-type="float">
            <text:p>13,583</text:p>
          </table:table-cell>
          <table:table-cell office:value-type="float" office:value="123.976" calcext:value-type="float">
            <text:p>123,976</text:p>
          </table:table-cell>
          <table:table-cell office:value-type="float" office:value="-70.751" calcext:value-type="float">
            <text:p>-70,751</text:p>
          </table:table-cell>
          <table:table-cell table:number-columns-repeated="23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122.903" calcext:value-type="float">
            <text:p>122,903</text:p>
          </table:table-cell>
          <table:table-cell office:value-type="float" office:value="-70.859" calcext:value-type="float">
            <text:p>-70,859</text:p>
          </table:table-cell>
          <table:table-cell table:number-columns-repeated="23"/>
        </table:table-row>
        <table:table-row table:style-name="ro1">
          <table:table-cell office:value-type="float" office:value="13.617" calcext:value-type="float">
            <text:p>13,617</text:p>
          </table:table-cell>
          <table:table-cell office:value-type="float" office:value="121.714" calcext:value-type="float">
            <text:p>121,714</text:p>
          </table:table-cell>
          <table:table-cell office:value-type="float" office:value="-69.874" calcext:value-type="float">
            <text:p>-69,874</text:p>
          </table:table-cell>
          <table:table-cell table:number-columns-repeated="23"/>
        </table:table-row>
        <table:table-row table:style-name="ro1">
          <table:table-cell office:value-type="float" office:value="13.633" calcext:value-type="float">
            <text:p>13,633</text:p>
          </table:table-cell>
          <table:table-cell office:value-type="float" office:value="120.481" calcext:value-type="float">
            <text:p>120,481</text:p>
          </table:table-cell>
          <table:table-cell office:value-type="float" office:value="-69.532" calcext:value-type="float">
            <text:p>-69,532</text:p>
          </table:table-cell>
          <table:table-cell table:number-columns-repeated="23"/>
        </table:table-row>
        <table:table-row table:style-name="ro1">
          <table:table-cell office:value-type="float" office:value="13.65" calcext:value-type="float">
            <text:p>13,65</text:p>
          </table:table-cell>
          <table:table-cell office:value-type="float" office:value="119.274" calcext:value-type="float">
            <text:p>119,274</text:p>
          </table:table-cell>
          <table:table-cell office:value-type="float" office:value="-68.294" calcext:value-type="float">
            <text:p>-68,294</text:p>
          </table:table-cell>
          <table:table-cell table:number-columns-repeated="23"/>
        </table:table-row>
        <table:table-row table:style-name="ro1">
          <table:table-cell office:value-type="float" office:value="13.667" calcext:value-type="float">
            <text:p>13,667</text:p>
          </table:table-cell>
          <table:table-cell office:value-type="float" office:value="118.09" calcext:value-type="float">
            <text:p>118,09</text:p>
          </table:table-cell>
          <table:table-cell office:value-type="float" office:value="-67.806" calcext:value-type="float">
            <text:p>-67,806</text:p>
          </table:table-cell>
          <table:table-cell table:number-columns-repeated="23"/>
        </table:table-row>
        <table:table-row table:style-name="ro1">
          <table:table-cell office:value-type="float" office:value="13.683" calcext:value-type="float">
            <text:p>13,683</text:p>
          </table:table-cell>
          <table:table-cell office:value-type="float" office:value="116.858" calcext:value-type="float">
            <text:p>116,858</text:p>
          </table:table-cell>
          <table:table-cell office:value-type="float" office:value="-66.986" calcext:value-type="float">
            <text:p>-66,986</text:p>
          </table:table-cell>
          <table:table-cell table:number-columns-repeated="23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15.764" calcext:value-type="float">
            <text:p>115,764</text:p>
          </table:table-cell>
          <table:table-cell office:value-type="float" office:value="-65.848" calcext:value-type="float">
            <text:p>-65,848</text:p>
          </table:table-cell>
          <table:table-cell table:number-columns-repeated="23"/>
        </table:table-row>
        <table:table-row table:style-name="ro1">
          <table:table-cell office:value-type="float" office:value="13.717" calcext:value-type="float">
            <text:p>13,717</text:p>
          </table:table-cell>
          <table:table-cell office:value-type="float" office:value="114.593" calcext:value-type="float">
            <text:p>114,593</text:p>
          </table:table-cell>
          <table:table-cell office:value-type="float" office:value="-64.905" calcext:value-type="float">
            <text:p>-64,905</text:p>
          </table:table-cell>
          <table:table-cell table:number-columns-repeated="23"/>
        </table:table-row>
        <table:table-row table:style-name="ro1">
          <table:table-cell office:value-type="float" office:value="13.733" calcext:value-type="float">
            <text:p>13,733</text:p>
          </table:table-cell>
          <table:table-cell office:value-type="float" office:value="113.575" calcext:value-type="float">
            <text:p>113,575</text:p>
          </table:table-cell>
          <table:table-cell office:value-type="float" office:value="-63.314" calcext:value-type="float">
            <text:p>-63,314</text:p>
          </table:table-cell>
          <table:table-cell table:number-columns-repeated="23"/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12.528" calcext:value-type="float">
            <text:p>112,528</text:p>
          </table:table-cell>
          <table:table-cell office:value-type="float" office:value="-62.859" calcext:value-type="float">
            <text:p>-62,859</text:p>
          </table:table-cell>
          <table:table-cell table:number-columns-repeated="23"/>
        </table:table-row>
        <table:table-row table:style-name="ro1">
          <table:table-cell office:value-type="float" office:value="13.767" calcext:value-type="float">
            <text:p>13,767</text:p>
          </table:table-cell>
          <table:table-cell office:value-type="float" office:value="111.521" calcext:value-type="float">
            <text:p>111,521</text:p>
          </table:table-cell>
          <table:table-cell office:value-type="float" office:value="-61.266" calcext:value-type="float">
            <text:p>-61,266</text:p>
          </table:table-cell>
          <table:table-cell table:number-columns-repeated="23"/>
        </table:table-row>
        <table:table-row table:style-name="ro1">
          <table:table-cell office:value-type="float" office:value="13.783" calcext:value-type="float">
            <text:p>13,783</text:p>
          </table:table-cell>
          <table:table-cell office:value-type="float" office:value="110.547" calcext:value-type="float">
            <text:p>110,547</text:p>
          </table:table-cell>
          <table:table-cell office:value-type="float" office:value="-60.466" calcext:value-type="float">
            <text:p>-60,466</text:p>
          </table:table-cell>
          <table:table-cell table:number-columns-repeated="23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109.552" calcext:value-type="float">
            <text:p>109,552</text:p>
          </table:table-cell>
          <table:table-cell office:value-type="float" office:value="-58.841" calcext:value-type="float">
            <text:p>-58,841</text:p>
          </table:table-cell>
          <table:table-cell table:number-columns-repeated="23"/>
        </table:table-row>
        <table:table-row table:style-name="ro1">
          <table:table-cell office:value-type="float" office:value="13.817" calcext:value-type="float">
            <text:p>13,817</text:p>
          </table:table-cell>
          <table:table-cell office:value-type="float" office:value="108.538" calcext:value-type="float">
            <text:p>108,538</text:p>
          </table:table-cell>
          <table:table-cell office:value-type="float" office:value="-57.591" calcext:value-type="float">
            <text:p>-57,591</text:p>
          </table:table-cell>
          <table:table-cell table:number-columns-repeated="23"/>
        </table:table-row>
        <table:table-row table:style-name="ro1">
          <table:table-cell office:value-type="float" office:value="13.833" calcext:value-type="float">
            <text:p>13,833</text:p>
          </table:table-cell>
          <table:table-cell office:value-type="float" office:value="107.557" calcext:value-type="float">
            <text:p>107,557</text:p>
          </table:table-cell>
          <table:table-cell office:value-type="float" office:value="-55.636" calcext:value-type="float">
            <text:p>-55,636</text:p>
          </table:table-cell>
          <table:table-cell table:number-columns-repeated="23"/>
        </table:table-row>
        <table:table-row table:style-name="ro1">
          <table:table-cell office:value-type="float" office:value="13.85" calcext:value-type="float">
            <text:p>13,85</text:p>
          </table:table-cell>
          <table:table-cell office:value-type="float" office:value="106.65" calcext:value-type="float">
            <text:p>106,65</text:p>
          </table:table-cell>
          <table:table-cell office:value-type="float" office:value="-54.432" calcext:value-type="float">
            <text:p>-54,432</text:p>
          </table:table-cell>
          <table:table-cell table:number-columns-repeated="23"/>
        </table:table-row>
        <table:table-row table:style-name="ro1">
          <table:table-cell office:value-type="float" office:value="13.867" calcext:value-type="float">
            <text:p>13,867</text:p>
          </table:table-cell>
          <table:table-cell office:value-type="float" office:value="105.819" calcext:value-type="float">
            <text:p>105,819</text:p>
          </table:table-cell>
          <table:table-cell office:value-type="float" office:value="-52.081" calcext:value-type="float">
            <text:p>-52,081</text:p>
          </table:table-cell>
          <table:table-cell table:number-columns-repeated="23"/>
        </table:table-row>
        <table:table-row table:style-name="ro1">
          <table:table-cell office:value-type="float" office:value="13.883" calcext:value-type="float">
            <text:p>13,883</text:p>
          </table:table-cell>
          <table:table-cell office:value-type="float" office:value="105.07" calcext:value-type="float">
            <text:p>105,07</text:p>
          </table:table-cell>
          <table:table-cell office:value-type="float" office:value="-50.912" calcext:value-type="float">
            <text:p>-50,912</text:p>
          </table:table-cell>
          <table:table-cell table:number-columns-repeated="23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04.224" calcext:value-type="float">
            <text:p>104,224</text:p>
          </table:table-cell>
          <table:table-cell office:value-type="float" office:value="-48.49" calcext:value-type="float">
            <text:p>-48,49</text:p>
          </table:table-cell>
          <table:table-cell table:number-columns-repeated="23"/>
        </table:table-row>
        <table:table-row table:style-name="ro1">
          <table:table-cell office:value-type="float" office:value="13.917" calcext:value-type="float">
            <text:p>13,917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-47.366" calcext:value-type="float">
            <text:p>-47,366</text:p>
          </table:table-cell>
          <table:table-cell table:number-columns-repeated="23"/>
        </table:table-row>
        <table:table-row table:style-name="ro1">
          <table:table-cell office:value-type="float" office:value="13.933" calcext:value-type="float">
            <text:p>13,933</text:p>
          </table:table-cell>
          <table:table-cell office:value-type="float" office:value="102.748" calcext:value-type="float">
            <text:p>102,748</text:p>
          </table:table-cell>
          <table:table-cell office:value-type="float" office:value="-45.052" calcext:value-type="float">
            <text:p>-45,052</text:p>
          </table:table-cell>
          <table:table-cell table:number-columns-repeated="23"/>
        </table:table-row>
        <table:table-row table:style-name="ro1">
          <table:table-cell office:value-type="float" office:value="13.95" calcext:value-type="float">
            <text:p>13,95</text:p>
          </table:table-cell>
          <table:table-cell office:value-type="float" office:value="102.101" calcext:value-type="float">
            <text:p>102,101</text:p>
          </table:table-cell>
          <table:table-cell office:value-type="float" office:value="-43.8" calcext:value-type="float">
            <text:p>-43,8</text:p>
          </table:table-cell>
          <table:table-cell table:number-columns-repeated="23"/>
        </table:table-row>
        <table:table-row table:style-name="ro1">
          <table:table-cell office:value-type="float" office:value="13.967" calcext:value-type="float">
            <text:p>13,967</text:p>
          </table:table-cell>
          <table:table-cell office:value-type="float" office:value="101.284" calcext:value-type="float">
            <text:p>101,284</text:p>
          </table:table-cell>
          <table:table-cell office:value-type="float" office:value="-41.402" calcext:value-type="float">
            <text:p>-41,402</text:p>
          </table:table-cell>
          <table:table-cell table:number-columns-repeated="23"/>
        </table:table-row>
        <table:table-row table:style-name="ro1">
          <table:table-cell office:value-type="float" office:value="13.983" calcext:value-type="float">
            <text:p>13,983</text:p>
          </table:table-cell>
          <table:table-cell office:value-type="float" office:value="100.729" calcext:value-type="float">
            <text:p>100,729</text:p>
          </table:table-cell>
          <table:table-cell office:value-type="float" office:value="-40.176" calcext:value-type="float">
            <text:p>-40,176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.946" calcext:value-type="float">
            <text:p>99,946</text:p>
          </table:table-cell>
          <table:table-cell office:value-type="float" office:value="-37.61" calcext:value-type="float">
            <text:p>-37,61</text:p>
          </table:table-cell>
          <table:table-cell table:number-columns-repeated="23"/>
        </table:table-row>
        <table:table-row table:style-name="ro1">
          <table:table-cell office:value-type="float" office:value="14.017" calcext:value-type="float">
            <text:p>14,017</text:p>
          </table:table-cell>
          <table:table-cell office:value-type="float" office:value="99.498" calcext:value-type="float">
            <text:p>99,498</text:p>
          </table:table-cell>
          <table:table-cell office:value-type="float" office:value="-35.983" calcext:value-type="float">
            <text:p>-35,983</text:p>
          </table:table-cell>
          <table:table-cell table:number-columns-repeated="23"/>
        </table:table-row>
        <table:table-row table:style-name="ro1">
          <table:table-cell office:value-type="float" office:value="14.033" calcext:value-type="float">
            <text:p>14,033</text:p>
          </table:table-cell>
          <table:table-cell office:value-type="float" office:value="98.793" calcext:value-type="float">
            <text:p>98,793</text:p>
          </table:table-cell>
          <table:table-cell office:value-type="float" office:value="-33.799" calcext:value-type="float">
            <text:p>-33,799</text:p>
          </table:table-cell>
          <table:table-cell table:number-columns-repeated="23"/>
        </table:table-row>
        <table:table-row table:style-name="ro1">
          <table:table-cell office:value-type="float" office:value="14.05" calcext:value-type="float">
            <text:p>14,05</text:p>
          </table:table-cell>
          <table:table-cell office:value-type="float" office:value="98.429" calcext:value-type="float">
            <text:p>98,429</text:p>
          </table:table-cell>
          <table:table-cell office:value-type="float" office:value="-32.309" calcext:value-type="float">
            <text:p>-32,309</text:p>
          </table:table-cell>
          <table:table-cell table:number-columns-repeated="23"/>
        </table:table-row>
        <table:table-row table:style-name="ro1">
          <table:table-cell office:value-type="float" office:value="14.067" calcext:value-type="float">
            <text:p>14,067</text:p>
          </table:table-cell>
          <table:table-cell office:value-type="float" office:value="97.786" calcext:value-type="float">
            <text:p>97,786</text:p>
          </table:table-cell>
          <table:table-cell office:value-type="float" office:value="-30.572" calcext:value-type="float">
            <text:p>-30,572</text:p>
          </table:table-cell>
          <table:table-cell table:number-columns-repeated="23"/>
        </table:table-row>
        <table:table-row table:style-name="ro1">
          <table:table-cell office:value-type="float" office:value="14.083" calcext:value-type="float">
            <text:p>14,083</text:p>
          </table:table-cell>
          <table:table-cell office:value-type="float" office:value="97.51" calcext:value-type="float">
            <text:p>97,51</text:p>
          </table:table-cell>
          <table:table-cell office:value-type="float" office:value="-28.777" calcext:value-type="float">
            <text:p>-28,777</text:p>
          </table:table-cell>
          <table:table-cell table:number-columns-repeated="23"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96.921" calcext:value-type="float">
            <text:p>96,921</text:p>
          </table:table-cell>
          <table:table-cell office:value-type="float" office:value="-27.372" calcext:value-type="float">
            <text:p>-27,372</text:p>
          </table:table-cell>
          <table:table-cell table:number-columns-repeated="23"/>
        </table:table-row>
        <table:table-row table:style-name="ro1">
          <table:table-cell office:value-type="float" office:value="14.117" calcext:value-type="float">
            <text:p>14,117</text:p>
          </table:table-cell>
          <table:table-cell office:value-type="float" office:value="96.746" calcext:value-type="float">
            <text:p>96,746</text:p>
          </table:table-cell>
          <table:table-cell office:value-type="float" office:value="-25.648" calcext:value-type="float">
            <text:p>-25,648</text:p>
          </table:table-cell>
          <table:table-cell table:number-columns-repeated="23"/>
        </table:table-row>
        <table:table-row table:style-name="ro1">
          <table:table-cell office:value-type="float" office:value="14.133" calcext:value-type="float">
            <text:p>14,133</text:p>
          </table:table-cell>
          <table:table-cell office:value-type="float" office:value="96.16" calcext:value-type="float">
            <text:p>96,16</text:p>
          </table:table-cell>
          <table:table-cell office:value-type="float" office:value="-24.433" calcext:value-type="float">
            <text:p>-24,433</text:p>
          </table:table-cell>
          <table:table-cell table:number-columns-repeated="23"/>
        </table:table-row>
        <table:table-row table:style-name="ro1">
          <table:table-cell office:value-type="float" office:value="14.15" calcext:value-type="float">
            <text:p>14,15</text:p>
          </table:table-cell>
          <table:table-cell office:value-type="float" office:value="96.002" calcext:value-type="float">
            <text:p>96,002</text:p>
          </table:table-cell>
          <table:table-cell office:value-type="float" office:value="-22.608" calcext:value-type="float">
            <text:p>-22,608</text:p>
          </table:table-cell>
          <table:table-cell table:number-columns-repeated="23"/>
        </table:table-row>
        <table:table-row table:style-name="ro1">
          <table:table-cell office:value-type="float" office:value="14.167" calcext:value-type="float">
            <text:p>14,167</text:p>
          </table:table-cell>
          <table:table-cell office:value-type="float" office:value="95.562" calcext:value-type="float">
            <text:p>95,562</text:p>
          </table:table-cell>
          <table:table-cell office:value-type="float" office:value="-21.597" calcext:value-type="float">
            <text:p>-21,597</text:p>
          </table:table-cell>
          <table:table-cell table:number-columns-repeated="23"/>
        </table:table-row>
        <table:table-row table:style-name="ro1">
          <table:table-cell office:value-type="float" office:value="14.183" calcext:value-type="float">
            <text:p>14,183</text:p>
          </table:table-cell>
          <table:table-cell office:value-type="float" office:value="95.384" calcext:value-type="float">
            <text:p>95,384</text:p>
          </table:table-cell>
          <table:table-cell office:value-type="float" office:value="-19.953" calcext:value-type="float">
            <text:p>-19,953</text:p>
          </table:table-cell>
          <table:table-cell table:number-columns-repeated="23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95.05" calcext:value-type="float">
            <text:p>95,05</text:p>
          </table:table-cell>
          <table:table-cell office:value-type="float" office:value="-19.166" calcext:value-type="float">
            <text:p>-19,166</text:p>
          </table:table-cell>
          <table:table-cell table:number-columns-repeated="23"/>
        </table:table-row>
        <table:table-row table:style-name="ro1">
          <table:table-cell office:value-type="float" office:value="14.217" calcext:value-type="float">
            <text:p>14,217</text:p>
          </table:table-cell>
          <table:table-cell office:value-type="float" office:value="94.879" calcext:value-type="float">
            <text:p>94,879</text:p>
          </table:table-cell>
          <table:table-cell office:value-type="float" office:value="-17.686" calcext:value-type="float">
            <text:p>-17,686</text:p>
          </table:table-cell>
          <table:table-cell table:number-columns-repeated="23"/>
        </table:table-row>
        <table:table-row table:style-name="ro1">
          <table:table-cell office:value-type="float" office:value="14.233" calcext:value-type="float">
            <text:p>14,233</text:p>
          </table:table-cell>
          <table:table-cell office:value-type="float" office:value="94.631" calcext:value-type="float">
            <text:p>94,631</text:p>
          </table:table-cell>
          <table:table-cell office:value-type="float" office:value="-17.072" calcext:value-type="float">
            <text:p>-17,072</text:p>
          </table:table-cell>
          <table:table-cell table:number-columns-repeated="23"/>
        </table:table-row>
        <table:table-row table:style-name="ro1">
          <table:table-cell office:value-type="float" office:value="14.25" calcext:value-type="float">
            <text:p>14,25</text:p>
          </table:table-cell>
          <table:table-cell office:value-type="float" office:value="94.431" calcext:value-type="float">
            <text:p>94,431</text:p>
          </table:table-cell>
          <table:table-cell office:value-type="float" office:value="-15.867" calcext:value-type="float">
            <text:p>-15,867</text:p>
          </table:table-cell>
          <table:table-cell table:number-columns-repeated="23"/>
        </table:table-row>
        <table:table-row table:style-name="ro1">
          <table:table-cell office:value-type="float" office:value="14.267" calcext:value-type="float">
            <text:p>14,267</text:p>
          </table:table-cell>
          <table:table-cell office:value-type="float" office:value="94.199" calcext:value-type="float">
            <text:p>94,199</text:p>
          </table:table-cell>
          <table:table-cell office:value-type="float" office:value="-15.329" calcext:value-type="float">
            <text:p>-15,329</text:p>
          </table:table-cell>
          <table:table-cell table:number-columns-repeated="23"/>
        </table:table-row>
        <table:table-row table:style-name="ro1">
          <table:table-cell office:value-type="float" office:value="14.283" calcext:value-type="float">
            <text:p>14,283</text:p>
          </table:table-cell>
          <table:table-cell office:value-type="float" office:value="93.956" calcext:value-type="float">
            <text:p>93,956</text:p>
          </table:table-cell>
          <table:table-cell office:value-type="float" office:value="-14.346" calcext:value-type="float">
            <text:p>-14,346</text:p>
          </table:table-cell>
          <table:table-cell table:number-columns-repeated="23"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93.748" calcext:value-type="float">
            <text:p>93,748</text:p>
          </table:table-cell>
          <table:table-cell office:value-type="float" office:value="-14.261" calcext:value-type="float">
            <text:p>-14,261</text:p>
          </table:table-cell>
          <table:table-cell table:number-columns-repeated="23"/>
        </table:table-row>
        <table:table-row table:style-name="ro1">
          <table:table-cell office:value-type="float" office:value="14.317" calcext:value-type="float">
            <text:p>14,317</text:p>
          </table:table-cell>
          <table:table-cell office:value-type="float" office:value="93.53" calcext:value-type="float">
            <text:p>93,53</text:p>
          </table:table-cell>
          <table:table-cell office:value-type="float" office:value="-13.18" calcext:value-type="float">
            <text:p>-13,18</text:p>
          </table:table-cell>
          <table:table-cell table:number-columns-repeated="23"/>
        </table:table-row>
        <table:table-row table:style-name="ro1">
          <table:table-cell office:value-type="float" office:value="14.333" calcext:value-type="float">
            <text:p>14,333</text:p>
          </table:table-cell>
          <table:table-cell office:value-type="float" office:value="93.295" calcext:value-type="float">
            <text:p>93,295</text:p>
          </table:table-cell>
          <table:table-cell office:value-type="float" office:value="-13.104" calcext:value-type="float">
            <text:p>-13,104</text:p>
          </table:table-cell>
          <table:table-cell table:number-columns-repeated="23"/>
        </table:table-row>
        <table:table-row table:style-name="ro1">
          <table:table-cell office:value-type="float" office:value="14.35" calcext:value-type="float">
            <text:p>14,35</text:p>
          </table:table-cell>
          <table:table-cell office:value-type="float" office:value="93.109" calcext:value-type="float">
            <text:p>93,109</text:p>
          </table:table-cell>
          <table:table-cell office:value-type="float" office:value="-12.189" calcext:value-type="float">
            <text:p>-12,189</text:p>
          </table:table-cell>
          <table:table-cell table:number-columns-repeated="23"/>
        </table:table-row>
        <table:table-row table:style-name="ro1">
          <table:table-cell office:value-type="float" office:value="14.367" calcext:value-type="float">
            <text:p>14,367</text:p>
          </table:table-cell>
          <table:table-cell office:value-type="float" office:value="92.898" calcext:value-type="float">
            <text:p>92,898</text:p>
          </table:table-cell>
          <table:table-cell office:value-type="float" office:value="-11.947" calcext:value-type="float">
            <text:p>-11,947</text:p>
          </table:table-cell>
          <table:table-cell table:number-columns-repeated="23"/>
        </table:table-row>
        <table:table-row table:style-name="ro1">
          <table:table-cell office:value-type="float" office:value="14.383" calcext:value-type="float">
            <text:p>14,383</text:p>
          </table:table-cell>
          <table:table-cell office:value-type="float" office:value="92.739" calcext:value-type="float">
            <text:p>92,739</text:p>
          </table:table-cell>
          <table:table-cell office:value-type="float" office:value="-11.307" calcext:value-type="float">
            <text:p>-11,307</text:p>
          </table:table-cell>
          <table:table-cell table:number-columns-repeated="23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92.497" calcext:value-type="float">
            <text:p>92,497</text:p>
          </table:table-cell>
          <table:table-cell office:value-type="float" office:value="-11.06" calcext:value-type="float">
            <text:p>-11,06</text:p>
          </table:table-cell>
          <table:table-cell table:number-columns-repeated="23"/>
        </table:table-row>
        <table:table-row table:style-name="ro1">
          <table:table-cell office:value-type="float" office:value="14.417" calcext:value-type="float">
            <text:p>14,417</text:p>
          </table:table-cell>
          <table:table-cell office:value-type="float" office:value="92.4" calcext:value-type="float">
            <text:p>92,4</text:p>
          </table:table-cell>
          <table:table-cell office:value-type="float" office:value="-10.642" calcext:value-type="float">
            <text:p>-10,642</text:p>
          </table:table-cell>
          <table:table-cell table:number-columns-repeated="23"/>
        </table:table-row>
        <table:table-row table:style-name="ro1">
          <table:table-cell office:value-type="float" office:value="14.433" calcext:value-type="float">
            <text:p>14,433</text:p>
          </table:table-cell>
          <table:table-cell office:value-type="float" office:value="92.14" calcext:value-type="float">
            <text:p>92,14</text:p>
          </table:table-cell>
          <table:table-cell office:value-type="float" office:value="-10.389" calcext:value-type="float">
            <text:p>-10,389</text:p>
          </table:table-cell>
          <table:table-cell table:number-columns-repeated="23"/>
        </table:table-row>
        <table:table-row table:style-name="ro1">
          <table:table-cell office:value-type="float" office:value="14.45" calcext:value-type="float">
            <text:p>14,45</text:p>
          </table:table-cell>
          <table:table-cell office:value-type="float" office:value="91.992" calcext:value-type="float">
            <text:p>91,992</text:p>
          </table:table-cell>
          <table:table-cell office:value-type="float" office:value="-9.987" calcext:value-type="float">
            <text:p>-9,987</text:p>
          </table:table-cell>
          <table:table-cell table:number-columns-repeated="23"/>
        </table:table-row>
        <table:table-row table:style-name="ro1">
          <table:table-cell office:value-type="float" office:value="14.467" calcext:value-type="float">
            <text:p>14,467</text:p>
          </table:table-cell>
          <table:table-cell office:value-type="float" office:value="91.766" calcext:value-type="float">
            <text:p>91,766</text:p>
          </table:table-cell>
          <table:table-cell office:value-type="float" office:value="-9.464" calcext:value-type="float">
            <text:p>-9,464</text:p>
          </table:table-cell>
          <table:table-cell table:number-columns-repeated="23"/>
        </table:table-row>
        <table:table-row table:style-name="ro1">
          <table:table-cell office:value-type="float" office:value="14.483" calcext:value-type="float">
            <text:p>14,483</text:p>
          </table:table-cell>
          <table:table-cell office:value-type="float" office:value="91.634" calcext:value-type="float">
            <text:p>91,634</text:p>
          </table:table-cell>
          <table:table-cell office:value-type="float" office:value="-9.101" calcext:value-type="float">
            <text:p>-9,101</text:p>
          </table:table-cell>
          <table:table-cell table:number-columns-repeated="23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91.5" calcext:value-type="float">
            <text:p>91,5</text:p>
          </table:table-cell>
          <table:table-cell office:value-type="float" office:value="-8.603" calcext:value-type="float">
            <text:p>-8,603</text:p>
          </table:table-cell>
          <table:table-cell table:number-columns-repeated="23"/>
        </table:table-row>
        <table:table-row table:style-name="ro1">
          <table:table-cell office:value-type="float" office:value="14.517" calcext:value-type="float">
            <text:p>14,517</text:p>
          </table:table-cell>
          <table:table-cell office:value-type="float" office:value="91.402" calcext:value-type="float">
            <text:p>91,402</text:p>
          </table:table-cell>
          <table:table-cell office:value-type="float" office:value="-8.137" calcext:value-type="float">
            <text:p>-8,137</text:p>
          </table:table-cell>
          <table:table-cell table:number-columns-repeated="23"/>
        </table:table-row>
        <table:table-row table:style-name="ro1">
          <table:table-cell office:value-type="float" office:value="14.533" calcext:value-type="float">
            <text:p>14,533</text:p>
          </table:table-cell>
          <table:table-cell office:value-type="float" office:value="91.281" calcext:value-type="float">
            <text:p>91,281</text:p>
          </table:table-cell>
          <table:table-cell office:value-type="float" office:value="-7.895" calcext:value-type="float">
            <text:p>-7,895</text:p>
          </table:table-cell>
          <table:table-cell table:number-columns-repeated="23"/>
        </table:table-row>
        <table:table-row table:style-name="ro1">
          <table:table-cell office:value-type="float" office:value="14.55" calcext:value-type="float">
            <text:p>14,55</text:p>
          </table:table-cell>
          <table:table-cell office:value-type="float" office:value="91.193" calcext:value-type="float">
            <text:p>91,193</text:p>
          </table:table-cell>
          <table:table-cell office:value-type="float" office:value="-7.448" calcext:value-type="float">
            <text:p>-7,448</text:p>
          </table:table-cell>
          <table:table-cell table:number-columns-repeated="23"/>
        </table:table-row>
        <table:table-row table:style-name="ro1">
          <table:table-cell office:value-type="float" office:value="14.567" calcext:value-type="float">
            <text:p>14,567</text:p>
          </table:table-cell>
          <table:table-cell office:value-type="float" office:value="91.084" calcext:value-type="float">
            <text:p>91,084</text:p>
          </table:table-cell>
          <table:table-cell office:value-type="float" office:value="-7.256" calcext:value-type="float">
            <text:p>-7,256</text:p>
          </table:table-cell>
          <table:table-cell table:number-columns-repeated="23"/>
        </table:table-row>
        <table:table-row table:style-name="ro1">
          <table:table-cell office:value-type="float" office:value="14.583" calcext:value-type="float">
            <text:p>14,583</text:p>
          </table:table-cell>
          <table:table-cell office:value-type="float" office:value="90.968" calcext:value-type="float">
            <text:p>90,968</text:p>
          </table:table-cell>
          <table:table-cell office:value-type="float" office:value="-6.697" calcext:value-type="float">
            <text:p>-6,697</text:p>
          </table:table-cell>
          <table:table-cell table:number-columns-repeated="23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90.87" calcext:value-type="float">
            <text:p>90,87</text:p>
          </table:table-cell>
          <table:table-cell office:value-type="float" office:value="-6.664" calcext:value-type="float">
            <text:p>-6,664</text:p>
          </table:table-cell>
          <table:table-cell table:number-columns-repeated="23"/>
        </table:table-row>
        <table:table-row table:style-name="ro1">
          <table:table-cell office:value-type="float" office:value="14.617" calcext:value-type="float">
            <text:p>14,617</text:p>
          </table:table-cell>
          <table:table-cell office:value-type="float" office:value="90.802" calcext:value-type="float">
            <text:p>90,802</text:p>
          </table:table-cell>
          <table:table-cell office:value-type="float" office:value="-6.032" calcext:value-type="float">
            <text:p>-6,032</text:p>
          </table:table-cell>
          <table:table-cell table:number-columns-repeated="23"/>
        </table:table-row>
        <table:table-row table:style-name="ro1">
          <table:table-cell office:value-type="float" office:value="14.633" calcext:value-type="float">
            <text:p>14,633</text:p>
          </table:table-cell>
          <table:table-cell office:value-type="float" office:value="90.714" calcext:value-type="float">
            <text:p>90,714</text:p>
          </table:table-cell>
          <table:table-cell office:value-type="float" office:value="-5.822" calcext:value-type="float">
            <text:p>-5,822</text:p>
          </table:table-cell>
          <table:table-cell table:number-columns-repeated="23"/>
        </table:table-row>
        <table:table-row table:style-name="ro1">
          <table:table-cell office:value-type="float" office:value="14.65" calcext:value-type="float">
            <text:p>14,65</text:p>
          </table:table-cell>
          <table:table-cell office:value-type="float" office:value="90.662" calcext:value-type="float">
            <text:p>90,662</text:p>
          </table:table-cell>
          <table:table-cell office:value-type="float" office:value="-5.279" calcext:value-type="float">
            <text:p>-5,279</text:p>
          </table:table-cell>
          <table:table-cell table:number-columns-repeated="23"/>
        </table:table-row>
        <table:table-row table:style-name="ro1">
          <table:table-cell office:value-type="float" office:value="14.667" calcext:value-type="float">
            <text:p>14,667</text:p>
          </table:table-cell>
          <table:table-cell office:value-type="float" office:value="90.583" calcext:value-type="float">
            <text:p>90,583</text:p>
          </table:table-cell>
          <table:table-cell office:value-type="float" office:value="-5.089" calcext:value-type="float">
            <text:p>-5,089</text:p>
          </table:table-cell>
          <table:table-cell table:number-columns-repeated="23"/>
        </table:table-row>
        <table:table-row table:style-name="ro1">
          <table:table-cell office:value-type="float" office:value="14.683" calcext:value-type="float">
            <text:p>14,683</text:p>
          </table:table-cell>
          <table:table-cell office:value-type="float" office:value="90.477" calcext:value-type="float">
            <text:p>90,477</text:p>
          </table:table-cell>
          <table:table-cell office:value-type="float" office:value="-4.809" calcext:value-type="float">
            <text:p>-4,809</text:p>
          </table:table-cell>
          <table:table-cell table:number-columns-repeated="23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90.415" calcext:value-type="float">
            <text:p>90,415</text:p>
          </table:table-cell>
          <table:table-cell office:value-type="float" office:value="-4.735" calcext:value-type="float">
            <text:p>-4,735</text:p>
          </table:table-cell>
          <table:table-cell table:number-columns-repeated="23"/>
        </table:table-row>
        <table:table-row table:style-name="ro1">
          <table:table-cell office:value-type="float" office:value="14.717" calcext:value-type="float">
            <text:p>14,717</text:p>
          </table:table-cell>
          <table:table-cell office:value-type="float" office:value="90.32" calcext:value-type="float">
            <text:p>90,32</text:p>
          </table:table-cell>
          <table:table-cell office:value-type="float" office:value="-4.482" calcext:value-type="float">
            <text:p>-4,482</text:p>
          </table:table-cell>
          <table:table-cell table:number-columns-repeated="23"/>
        </table:table-row>
        <table:table-row table:style-name="ro1">
          <table:table-cell office:value-type="float" office:value="14.733" calcext:value-type="float">
            <text:p>14,733</text:p>
          </table:table-cell>
          <table:table-cell office:value-type="float" office:value="90.265" calcext:value-type="float">
            <text:p>90,265</text:p>
          </table:table-cell>
          <table:table-cell office:value-type="float" office:value="-4.415" calcext:value-type="float">
            <text:p>-4,415</text:p>
          </table:table-cell>
          <table:table-cell table:number-columns-repeated="23"/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90.179" calcext:value-type="float">
            <text:p>90,179</text:p>
          </table:table-cell>
          <table:table-cell office:value-type="float" office:value="-4.188" calcext:value-type="float">
            <text:p>-4,188</text:p>
          </table:table-cell>
          <table:table-cell table:number-columns-repeated="23"/>
        </table:table-row>
        <table:table-row table:style-name="ro1">
          <table:table-cell office:value-type="float" office:value="14.767" calcext:value-type="float">
            <text:p>14,767</text:p>
          </table:table-cell>
          <table:table-cell office:value-type="float" office:value="90.129" calcext:value-type="float">
            <text:p>90,129</text:p>
          </table:table-cell>
          <table:table-cell office:value-type="float" office:value="-4.16" calcext:value-type="float">
            <text:p>-4,16</text:p>
          </table:table-cell>
          <table:table-cell table:number-columns-repeated="23"/>
        </table:table-row>
        <table:table-row table:style-name="ro1">
          <table:table-cell office:value-type="float" office:value="14.783" calcext:value-type="float">
            <text:p>14,783</text:p>
          </table:table-cell>
          <table:table-cell office:value-type="float" office:value="90.052" calcext:value-type="float">
            <text:p>90,052</text:p>
          </table:table-cell>
          <table:table-cell office:value-type="float" office:value="-3.956" calcext:value-type="float">
            <text:p>-3,956</text:p>
          </table:table-cell>
          <table:table-cell table:number-columns-repeated="23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90.007" calcext:value-type="float">
            <text:p>90,007</text:p>
          </table:table-cell>
          <table:table-cell office:value-type="float" office:value="-4.041" calcext:value-type="float">
            <text:p>-4,041</text:p>
          </table:table-cell>
          <table:table-cell table:number-columns-repeated="23"/>
        </table:table-row>
        <table:table-row table:style-name="ro1">
          <table:table-cell office:value-type="float" office:value="14.817" calcext:value-type="float">
            <text:p>14,817</text:p>
          </table:table-cell>
          <table:table-cell office:value-type="float" office:value="89.937" calcext:value-type="float">
            <text:p>89,937</text:p>
          </table:table-cell>
          <table:table-cell office:value-type="float" office:value="-3.857" calcext:value-type="float">
            <text:p>-3,857</text:p>
          </table:table-cell>
          <table:table-cell table:number-columns-repeated="23"/>
        </table:table-row>
        <table:table-row table:style-name="ro1">
          <table:table-cell office:value-type="float" office:value="14.833" calcext:value-type="float">
            <text:p>14,833</text:p>
          </table:table-cell>
          <table:table-cell office:value-type="float" office:value="89.897" calcext:value-type="float">
            <text:p>89,897</text:p>
          </table:table-cell>
          <table:table-cell office:value-type="float" office:value="-3.962" calcext:value-type="float">
            <text:p>-3,962</text:p>
          </table:table-cell>
          <table:table-cell table:number-columns-repeated="23"/>
        </table:table-row>
        <table:table-row table:style-name="ro1">
          <table:table-cell office:value-type="float" office:value="14.85" calcext:value-type="float">
            <text:p>14,85</text:p>
          </table:table-cell>
          <table:table-cell office:value-type="float" office:value="89.823" calcext:value-type="float">
            <text:p>89,823</text:p>
          </table:table-cell>
          <table:table-cell office:value-type="float" office:value="-3.797" calcext:value-type="float">
            <text:p>-3,797</text:p>
          </table:table-cell>
          <table:table-cell table:number-columns-repeated="23"/>
        </table:table-row>
        <table:table-row table:style-name="ro1">
          <table:table-cell office:value-type="float" office:value="14.867" calcext:value-type="float">
            <text:p>14,867</text:p>
          </table:table-cell>
          <table:table-cell office:value-type="float" office:value="89.787" calcext:value-type="float">
            <text:p>89,787</text:p>
          </table:table-cell>
          <table:table-cell office:value-type="float" office:value="-3.714" calcext:value-type="float">
            <text:p>-3,714</text:p>
          </table:table-cell>
          <table:table-cell table:number-columns-repeated="23"/>
        </table:table-row>
        <table:table-row table:style-name="ro1">
          <table:table-cell office:value-type="float" office:value="14.883" calcext:value-type="float">
            <text:p>14,883</text:p>
          </table:table-cell>
          <table:table-cell office:value-type="float" office:value="89.721" calcext:value-type="float">
            <text:p>89,721</text:p>
          </table:table-cell>
          <table:table-cell office:value-type="float" office:value="-3.593" calcext:value-type="float">
            <text:p>-3,593</text:p>
          </table:table-cell>
          <table:table-cell table:number-columns-repeated="23"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89.688" calcext:value-type="float">
            <text:p>89,688</text:p>
          </table:table-cell>
          <table:table-cell office:value-type="float" office:value="-3.518" calcext:value-type="float">
            <text:p>-3,518</text:p>
          </table:table-cell>
          <table:table-cell table:number-columns-repeated="23"/>
        </table:table-row>
        <table:table-row table:style-name="ro1">
          <table:table-cell office:value-type="float" office:value="14.917" calcext:value-type="float">
            <text:p>14,917</text:p>
          </table:table-cell>
          <table:table-cell office:value-type="float" office:value="89.581" calcext:value-type="float">
            <text:p>89,581</text:p>
          </table:table-cell>
          <table:table-cell office:value-type="float" office:value="-3.409" calcext:value-type="float">
            <text:p>-3,409</text:p>
          </table:table-cell>
          <table:table-cell table:number-columns-repeated="23"/>
        </table:table-row>
        <table:table-row table:style-name="ro1">
          <table:table-cell office:value-type="float" office:value="14.933" calcext:value-type="float">
            <text:p>14,933</text:p>
          </table:table-cell>
          <table:table-cell office:value-type="float" office:value="89.551" calcext:value-type="float">
            <text:p>89,551</text:p>
          </table:table-cell>
          <table:table-cell office:value-type="float" office:value="-3.342" calcext:value-type="float">
            <text:p>-3,342</text:p>
          </table:table-cell>
          <table:table-cell table:number-columns-repeated="23"/>
        </table:table-row>
        <table:table-row table:style-name="ro1">
          <table:table-cell office:value-type="float" office:value="14.95" calcext:value-type="float">
            <text:p>14,95</text:p>
          </table:table-cell>
          <table:table-cell office:value-type="float" office:value="89.455" calcext:value-type="float">
            <text:p>89,455</text:p>
          </table:table-cell>
          <table:table-cell office:value-type="float" office:value="-3.244" calcext:value-type="float">
            <text:p>-3,244</text:p>
          </table:table-cell>
          <table:table-cell table:number-columns-repeated="23"/>
        </table:table-row>
        <table:table-row table:style-name="ro1">
          <table:table-cell office:value-type="float" office:value="14.967" calcext:value-type="float">
            <text:p>14,967</text:p>
          </table:table-cell>
          <table:table-cell office:value-type="float" office:value="89.428" calcext:value-type="float">
            <text:p>89,428</text:p>
          </table:table-cell>
          <table:table-cell office:value-type="float" office:value="-3.183" calcext:value-type="float">
            <text:p>-3,183</text:p>
          </table:table-cell>
          <table:table-cell table:number-columns-repeated="23"/>
        </table:table-row>
        <table:table-row table:style-name="ro1">
          <table:table-cell office:value-type="float" office:value="14.983" calcext:value-type="float">
            <text:p>14,983</text:p>
          </table:table-cell>
          <table:table-cell office:value-type="float" office:value="89.342" calcext:value-type="float">
            <text:p>89,342</text:p>
          </table:table-cell>
          <table:table-cell office:value-type="float" office:value="-3.095" calcext:value-type="float">
            <text:p>-3,095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.318" calcext:value-type="float">
            <text:p>89,318</text:p>
          </table:table-cell>
          <table:table-cell office:value-type="float" office:value="-3.041" calcext:value-type="float">
            <text:p>-3,041</text:p>
          </table:table-cell>
          <table:table-cell table:number-columns-repeated="23"/>
        </table:table-row>
        <table:table-row table:style-name="ro1">
          <table:table-cell office:value-type="float" office:value="15.017" calcext:value-type="float">
            <text:p>15,017</text:p>
          </table:table-cell>
          <table:table-cell office:value-type="float" office:value="89.24" calcext:value-type="float">
            <text:p>89,24</text:p>
          </table:table-cell>
          <table:table-cell office:value-type="float" office:value="-3.071" calcext:value-type="float">
            <text:p>-3,071</text:p>
          </table:table-cell>
          <table:table-cell table:number-columns-repeated="23"/>
        </table:table-row>
        <table:table-row table:style-name="ro1">
          <table:table-cell office:value-type="float" office:value="15.033" calcext:value-type="float">
            <text:p>15,033</text:p>
          </table:table-cell>
          <table:table-cell office:value-type="float" office:value="89.218" calcext:value-type="float">
            <text:p>89,218</text:p>
          </table:table-cell>
          <table:table-cell office:value-type="float" office:value="-2.99" calcext:value-type="float">
            <text:p>-2,99</text:p>
          </table:table-cell>
          <table:table-cell table:number-columns-repeated="23"/>
        </table:table-row>
        <table:table-row table:style-name="ro1">
          <table:table-cell office:value-type="float" office:value="15.05" calcext:value-type="float">
            <text:p>15,05</text:p>
          </table:table-cell>
          <table:table-cell office:value-type="float" office:value="89.148" calcext:value-type="float">
            <text:p>89,148</text:p>
          </table:table-cell>
          <table:table-cell office:value-type="float" office:value="-3.018" calcext:value-type="float">
            <text:p>-3,018</text:p>
          </table:table-cell>
          <table:table-cell table:number-columns-repeated="23"/>
        </table:table-row>
        <table:table-row table:style-name="ro1">
          <table:table-cell office:value-type="float" office:value="15.067" calcext:value-type="float">
            <text:p>15,067</text:p>
          </table:table-cell>
          <table:table-cell office:value-type="float" office:value="89.128" calcext:value-type="float">
            <text:p>89,128</text:p>
          </table:table-cell>
          <table:table-cell office:value-type="float" office:value="-2.944" calcext:value-type="float">
            <text:p>-2,944</text:p>
          </table:table-cell>
          <table:table-cell table:number-columns-repeated="23"/>
        </table:table-row>
        <table:table-row table:style-name="ro1">
          <table:table-cell office:value-type="float" office:value="15.083" calcext:value-type="float">
            <text:p>15,083</text:p>
          </table:table-cell>
          <table:table-cell office:value-type="float" office:value="89.065" calcext:value-type="float">
            <text:p>89,065</text:p>
          </table:table-cell>
          <table:table-cell office:value-type="float" office:value="-2.82" calcext:value-type="float">
            <text:p>-2,82</text:p>
          </table:table-cell>
          <table:table-cell table:number-columns-repeated="23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89.048" calcext:value-type="float">
            <text:p>89,048</text:p>
          </table:table-cell>
          <table:table-cell office:value-type="float" office:value="-2.611" calcext:value-type="float">
            <text:p>-2,611</text:p>
          </table:table-cell>
          <table:table-cell table:number-columns-repeated="23"/>
        </table:table-row>
        <table:table-row table:style-name="ro1">
          <table:table-cell office:value-type="float" office:value="15.117" calcext:value-type="float">
            <text:p>15,117</text:p>
          </table:table-cell>
          <table:table-cell office:value-type="float" office:value="88.991" calcext:value-type="float">
            <text:p>88,991</text:p>
          </table:table-cell>
          <table:table-cell office:value-type="float" office:value="-2.499" calcext:value-type="float">
            <text:p>-2,499</text:p>
          </table:table-cell>
          <table:table-cell table:number-columns-repeated="23"/>
        </table:table-row>
        <table:table-row table:style-name="ro1">
          <table:table-cell office:value-type="float" office:value="15.133" calcext:value-type="float">
            <text:p>15,133</text:p>
          </table:table-cell>
          <table:table-cell office:value-type="float" office:value="88.975" calcext:value-type="float">
            <text:p>88,975</text:p>
          </table:table-cell>
          <table:table-cell office:value-type="float" office:value="-2.31" calcext:value-type="float">
            <text:p>-2,31</text:p>
          </table:table-cell>
          <table:table-cell table:number-columns-repeated="23"/>
        </table:table-row>
        <table:table-row table:style-name="ro1">
          <table:table-cell office:value-type="float" office:value="15.15" calcext:value-type="float">
            <text:p>15,15</text:p>
          </table:table-cell>
          <table:table-cell office:value-type="float" office:value="88.924" calcext:value-type="float">
            <text:p>88,924</text:p>
          </table:table-cell>
          <table:table-cell office:value-type="float" office:value="-2.21" calcext:value-type="float">
            <text:p>-2,21</text:p>
          </table:table-cell>
          <table:table-cell table:number-columns-repeated="23"/>
        </table:table-row>
        <table:table-row table:style-name="ro1">
          <table:table-cell office:value-type="float" office:value="15.167" calcext:value-type="float">
            <text:p>15,167</text:p>
          </table:table-cell>
          <table:table-cell office:value-type="float" office:value="88.873" calcext:value-type="float">
            <text:p>88,873</text:p>
          </table:table-cell>
          <table:table-cell office:value-type="float" office:value="-2.04" calcext:value-type="float">
            <text:p>-2,04</text:p>
          </table:table-cell>
          <table:table-cell table:number-columns-repeated="23"/>
        </table:table-row>
        <table:table-row table:style-name="ro1">
          <table:table-cell office:value-type="float" office:value="15.183" calcext:value-type="float">
            <text:p>15,183</text:p>
          </table:table-cell>
          <table:table-cell office:value-type="float" office:value="88.827" calcext:value-type="float">
            <text:p>88,827</text:p>
          </table:table-cell>
          <table:table-cell office:value-type="float" office:value="-1.95" calcext:value-type="float">
            <text:p>-1,95</text:p>
          </table:table-cell>
          <table:table-cell table:number-columns-repeated="23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88.781" calcext:value-type="float">
            <text:p>88,781</text:p>
          </table:table-cell>
          <table:table-cell office:value-type="float" office:value="-1.797" calcext:value-type="float">
            <text:p>-1,797</text:p>
          </table:table-cell>
          <table:table-cell table:number-columns-repeated="23"/>
        </table:table-row>
        <table:table-row table:style-name="ro1">
          <table:table-cell office:value-type="float" office:value="15.217" calcext:value-type="float">
            <text:p>15,217</text:p>
          </table:table-cell>
          <table:table-cell office:value-type="float" office:value="88.739" calcext:value-type="float">
            <text:p>88,739</text:p>
          </table:table-cell>
          <table:table-cell office:value-type="float" office:value="-1.747" calcext:value-type="float">
            <text:p>-1,747</text:p>
          </table:table-cell>
          <table:table-cell table:number-columns-repeated="23"/>
        </table:table-row>
        <table:table-row table:style-name="ro1">
          <table:table-cell office:value-type="float" office:value="15.233" calcext:value-type="float">
            <text:p>15,233</text:p>
          </table:table-cell>
          <table:table-cell office:value-type="float" office:value="88.748" calcext:value-type="float">
            <text:p>88,748</text:p>
          </table:table-cell>
          <table:table-cell office:value-type="float" office:value="-1.61" calcext:value-type="float">
            <text:p>-1,61</text:p>
          </table:table-cell>
          <table:table-cell table:number-columns-repeated="23"/>
        </table:table-row>
        <table:table-row table:style-name="ro1">
          <table:table-cell office:value-type="float" office:value="15.25" calcext:value-type="float">
            <text:p>15,25</text:p>
          </table:table-cell>
          <table:table-cell office:value-type="float" office:value="88.711" calcext:value-type="float">
            <text:p>88,711</text:p>
          </table:table-cell>
          <table:table-cell office:value-type="float" office:value="-1.565" calcext:value-type="float">
            <text:p>-1,565</text:p>
          </table:table-cell>
          <table:table-cell table:number-columns-repeated="23"/>
        </table:table-row>
        <table:table-row table:style-name="ro1">
          <table:table-cell office:value-type="float" office:value="15.267" calcext:value-type="float">
            <text:p>15,267</text:p>
          </table:table-cell>
          <table:table-cell office:value-type="float" office:value="88.718" calcext:value-type="float">
            <text:p>88,718</text:p>
          </table:table-cell>
          <table:table-cell office:value-type="float" office:value="-1.474" calcext:value-type="float">
            <text:p>-1,474</text:p>
          </table:table-cell>
          <table:table-cell table:number-columns-repeated="23"/>
        </table:table-row>
        <table:table-row table:style-name="ro1">
          <table:table-cell office:value-type="float" office:value="15.283" calcext:value-type="float">
            <text:p>15,283</text:p>
          </table:table-cell>
          <table:table-cell office:value-type="float" office:value="88.685" calcext:value-type="float">
            <text:p>88,685</text:p>
          </table:table-cell>
          <table:table-cell office:value-type="float" office:value="-1.433" calcext:value-type="float">
            <text:p>-1,433</text:p>
          </table:table-cell>
          <table:table-cell table:number-columns-repeated="23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88.692" calcext:value-type="float">
            <text:p>88,692</text:p>
          </table:table-cell>
          <table:table-cell office:value-type="float" office:value="-1.351" calcext:value-type="float">
            <text:p>-1,351</text:p>
          </table:table-cell>
          <table:table-cell table:number-columns-repeated="23"/>
        </table:table-row>
        <table:table-row table:style-name="ro1">
          <table:table-cell office:value-type="float" office:value="15.317" calcext:value-type="float">
            <text:p>15,317</text:p>
          </table:table-cell>
          <table:table-cell office:value-type="float" office:value="88.661" calcext:value-type="float">
            <text:p>88,661</text:p>
          </table:table-cell>
          <table:table-cell office:value-type="float" office:value="-1.315" calcext:value-type="float">
            <text:p>-1,315</text:p>
          </table:table-cell>
          <table:table-cell table:number-columns-repeated="23"/>
        </table:table-row>
        <table:table-row table:style-name="ro1">
          <table:table-cell office:value-type="float" office:value="15.333" calcext:value-type="float">
            <text:p>15,333</text:p>
          </table:table-cell>
          <table:table-cell office:value-type="float" office:value="88.668" calcext:value-type="float">
            <text:p>88,668</text:p>
          </table:table-cell>
          <table:table-cell office:value-type="float" office:value="-1.241" calcext:value-type="float">
            <text:p>-1,241</text:p>
          </table:table-cell>
          <table:table-cell table:number-columns-repeated="23"/>
        </table:table-row>
        <table:table-row table:style-name="ro1">
          <table:table-cell office:value-type="float" office:value="15.35" calcext:value-type="float">
            <text:p>15,35</text:p>
          </table:table-cell>
          <table:table-cell office:value-type="float" office:value="88.64" calcext:value-type="float">
            <text:p>88,64</text:p>
          </table:table-cell>
          <table:table-cell office:value-type="float" office:value="-1.25" calcext:value-type="float">
            <text:p>-1,25</text:p>
          </table:table-cell>
          <table:table-cell table:number-columns-repeated="23"/>
        </table:table-row>
        <table:table-row table:style-name="ro1">
          <table:table-cell office:value-type="float" office:value="15.367" calcext:value-type="float">
            <text:p>15,367</text:p>
          </table:table-cell>
          <table:table-cell office:value-type="float" office:value="88.635" calcext:value-type="float">
            <text:p>88,635</text:p>
          </table:table-cell>
          <table:table-cell office:value-type="float" office:value="-1.183" calcext:value-type="float">
            <text:p>-1,183</text:p>
          </table:table-cell>
          <table:table-cell table:number-columns-repeated="23"/>
        </table:table-row>
        <table:table-row table:style-name="ro1">
          <table:table-cell office:value-type="float" office:value="15.383" calcext:value-type="float">
            <text:p>15,383</text:p>
          </table:table-cell>
          <table:table-cell office:value-type="float" office:value="88.611" calcext:value-type="float">
            <text:p>88,611</text:p>
          </table:table-cell>
          <table:table-cell office:value-type="float" office:value="-1.191" calcext:value-type="float">
            <text:p>-1,191</text:p>
          </table:table-cell>
          <table:table-cell table:number-columns-repeated="23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88.607" calcext:value-type="float">
            <text:p>88,607</text:p>
          </table:table-cell>
          <table:table-cell office:value-type="float" office:value="-1.131" calcext:value-type="float">
            <text:p>-1,131</text:p>
          </table:table-cell>
          <table:table-cell table:number-columns-repeated="23"/>
        </table:table-row>
        <table:table-row table:style-name="ro1">
          <table:table-cell office:value-type="float" office:value="15.417" calcext:value-type="float">
            <text:p>15,417</text:p>
          </table:table-cell>
          <table:table-cell office:value-type="float" office:value="88.574" calcext:value-type="float">
            <text:p>88,574</text:p>
          </table:table-cell>
          <table:table-cell office:value-type="float" office:value="-1.111" calcext:value-type="float">
            <text:p>-1,111</text:p>
          </table:table-cell>
          <table:table-cell table:number-columns-repeated="23"/>
        </table:table-row>
        <table:table-row table:style-name="ro1">
          <table:table-cell office:value-type="float" office:value="15.433" calcext:value-type="float">
            <text:p>15,433</text:p>
          </table:table-cell>
          <table:table-cell office:value-type="float" office:value="88.57" calcext:value-type="float">
            <text:p>88,57</text:p>
          </table:table-cell>
          <table:table-cell office:value-type="float" office:value="-1.057" calcext:value-type="float">
            <text:p>-1,057</text:p>
          </table:table-cell>
          <table:table-cell table:number-columns-repeated="23"/>
        </table:table-row>
        <table:table-row table:style-name="ro1">
          <table:table-cell office:value-type="float" office:value="15.45" calcext:value-type="float">
            <text:p>15,45</text:p>
          </table:table-cell>
          <table:table-cell office:value-type="float" office:value="88.54" calcext:value-type="float">
            <text:p>88,54</text:p>
          </table:table-cell>
          <table:table-cell office:value-type="float" office:value="-1.039" calcext:value-type="float">
            <text:p>-1,039</text:p>
          </table:table-cell>
          <table:table-cell table:number-columns-repeated="23"/>
        </table:table-row>
        <table:table-row table:style-name="ro1">
          <table:table-cell office:value-type="float" office:value="15.467" calcext:value-type="float">
            <text:p>15,467</text:p>
          </table:table-cell>
          <table:table-cell office:value-type="float" office:value="88.537" calcext:value-type="float">
            <text:p>88,537</text:p>
          </table:table-cell>
          <table:table-cell office:value-type="float" office:value="-0.99" calcext:value-type="float">
            <text:p>-0,99</text:p>
          </table:table-cell>
          <table:table-cell table:number-columns-repeated="23"/>
        </table:table-row>
        <table:table-row table:style-name="ro1">
          <table:table-cell office:value-type="float" office:value="15.483" calcext:value-type="float">
            <text:p>15,483</text:p>
          </table:table-cell>
          <table:table-cell office:value-type="float" office:value="88.51" calcext:value-type="float">
            <text:p>88,51</text:p>
          </table:table-cell>
          <table:table-cell office:value-type="float" office:value="-1.124" calcext:value-type="float">
            <text:p>-1,124</text:p>
          </table:table-cell>
          <table:table-cell table:number-columns-repeated="23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88.456" calcext:value-type="float">
            <text:p>88,456</text:p>
          </table:table-cell>
          <table:table-cell office:value-type="float" office:value="-0.964" calcext:value-type="float">
            <text:p>-0,964</text:p>
          </table:table-cell>
          <table:table-cell table:number-columns-repeated="23"/>
        </table:table-row>
        <table:table-row table:style-name="ro1">
          <table:table-cell office:value-type="float" office:value="15.517" calcext:value-type="float">
            <text:p>15,517</text:p>
          </table:table-cell>
          <table:table-cell office:value-type="float" office:value="88.432" calcext:value-type="float">
            <text:p>88,432</text:p>
          </table:table-cell>
          <table:table-cell office:value-type="float" office:value="-1.077" calcext:value-type="float">
            <text:p>-1,077</text:p>
          </table:table-cell>
          <table:table-cell table:number-columns-repeated="23"/>
        </table:table-row>
        <table:table-row table:style-name="ro1">
          <table:table-cell office:value-type="float" office:value="15.533" calcext:value-type="float">
            <text:p>15,533</text:p>
          </table:table-cell>
          <table:table-cell office:value-type="float" office:value="88.384" calcext:value-type="float">
            <text:p>88,384</text:p>
          </table:table-cell>
          <table:table-cell office:value-type="float" office:value="-1.001" calcext:value-type="float">
            <text:p>-1,001</text:p>
          </table:table-cell>
          <table:table-cell table:number-columns-repeated="23"/>
        </table:table-row>
        <table:table-row table:style-name="ro1">
          <table:table-cell office:value-type="float" office:value="15.55" calcext:value-type="float">
            <text:p>15,55</text:p>
          </table:table-cell>
          <table:table-cell office:value-type="float" office:value="88.362" calcext:value-type="float">
            <text:p>88,362</text:p>
          </table:table-cell>
          <table:table-cell office:value-type="float" office:value="-1.071" calcext:value-type="float">
            <text:p>-1,071</text:p>
          </table:table-cell>
          <table:table-cell table:number-columns-repeated="23"/>
        </table:table-row>
        <table:table-row table:style-name="ro1">
          <table:table-cell office:value-type="float" office:value="15.567" calcext:value-type="float">
            <text:p>15,567</text:p>
          </table:table-cell>
          <table:table-cell office:value-type="float" office:value="88.378" calcext:value-type="float">
            <text:p>88,378</text:p>
          </table:table-cell>
          <table:table-cell office:value-type="float" office:value="-0.867" calcext:value-type="float">
            <text:p>-0,867</text:p>
          </table:table-cell>
          <table:table-cell table:number-columns-repeated="23"/>
        </table:table-row>
        <table:table-row table:style-name="ro1">
          <table:table-cell office:value-type="float" office:value="15.583" calcext:value-type="float">
            <text:p>15,583</text:p>
          </table:table-cell>
          <table:table-cell office:value-type="float" office:value="88.358" calcext:value-type="float">
            <text:p>88,358</text:p>
          </table:table-cell>
          <table:table-cell office:value-type="float" office:value="-0.931" calcext:value-type="float">
            <text:p>-0,931</text:p>
          </table:table-cell>
          <table:table-cell table:number-columns-repeated="23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88.372" calcext:value-type="float">
            <text:p>88,372</text:p>
          </table:table-cell>
          <table:table-cell office:value-type="float" office:value="-0.644" calcext:value-type="float">
            <text:p>-0,644</text:p>
          </table:table-cell>
          <table:table-cell table:number-columns-repeated="23"/>
        </table:table-row>
        <table:table-row table:style-name="ro1">
          <table:table-cell office:value-type="float" office:value="15.617" calcext:value-type="float">
            <text:p>15,617</text:p>
          </table:table-cell>
          <table:table-cell office:value-type="float" office:value="88.355" calcext:value-type="float">
            <text:p>88,355</text:p>
          </table:table-cell>
          <table:table-cell office:value-type="float" office:value="-0.701" calcext:value-type="float">
            <text:p>-0,701</text:p>
          </table:table-cell>
          <table:table-cell table:number-columns-repeated="23"/>
        </table:table-row>
        <table:table-row table:style-name="ro1">
          <table:table-cell office:value-type="float" office:value="15.633" calcext:value-type="float">
            <text:p>15,633</text:p>
          </table:table-cell>
          <table:table-cell office:value-type="float" office:value="88.317" calcext:value-type="float">
            <text:p>88,317</text:p>
          </table:table-cell>
          <table:table-cell office:value-type="float" office:value="-0.764" calcext:value-type="float">
            <text:p>-0,764</text:p>
          </table:table-cell>
          <table:table-cell table:number-columns-repeated="23"/>
        </table:table-row>
        <table:table-row table:style-name="ro1">
          <table:table-cell office:value-type="float" office:value="15.65" calcext:value-type="float">
            <text:p>15,65</text:p>
          </table:table-cell>
          <table:table-cell office:value-type="float" office:value="88.34" calcext:value-type="float">
            <text:p>88,34</text:p>
          </table:table-cell>
          <table:table-cell office:value-type="float" office:value="-0.789" calcext:value-type="float">
            <text:p>-0,789</text:p>
          </table:table-cell>
          <table:table-cell table:number-columns-repeated="23"/>
        </table:table-row>
        <table:table-row table:style-name="ro1">
          <table:table-cell office:value-type="float" office:value="15.667" calcext:value-type="float">
            <text:p>15,667</text:p>
          </table:table-cell>
          <table:table-cell office:value-type="float" office:value="88.308" calcext:value-type="float">
            <text:p>88,308</text:p>
          </table:table-cell>
          <table:table-cell office:value-type="float" office:value="-0.846" calcext:value-type="float">
            <text:p>-0,846</text:p>
          </table:table-cell>
          <table:table-cell table:number-columns-repeated="23"/>
        </table:table-row>
        <table:table-row table:style-name="ro1">
          <table:table-cell office:value-type="float" office:value="15.683" calcext:value-type="float">
            <text:p>15,683</text:p>
          </table:table-cell>
          <table:table-cell office:value-type="float" office:value="88.307" calcext:value-type="float">
            <text:p>88,307</text:p>
          </table:table-cell>
          <table:table-cell office:value-type="float" office:value="-0.715" calcext:value-type="float">
            <text:p>-0,715</text:p>
          </table:table-cell>
          <table:table-cell table:number-columns-repeated="23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88.278" calcext:value-type="float">
            <text:p>88,278</text:p>
          </table:table-cell>
          <table:table-cell office:value-type="float" office:value="-0.586" calcext:value-type="float">
            <text:p>-0,586</text:p>
          </table:table-cell>
          <table:table-cell table:number-columns-repeated="23"/>
        </table:table-row>
        <table:table-row table:style-name="ro1">
          <table:table-cell office:value-type="float" office:value="15.717" calcext:value-type="float">
            <text:p>15,717</text:p>
          </table:table-cell>
          <table:table-cell office:value-type="float" office:value="88.322" calcext:value-type="float">
            <text:p>88,322</text:p>
          </table:table-cell>
          <table:table-cell office:value-type="float" office:value="-0.588" calcext:value-type="float">
            <text:p>-0,588</text:p>
          </table:table-cell>
          <table:table-cell table:number-columns-repeated="23"/>
        </table:table-row>
        <table:table-row table:style-name="ro1">
          <table:table-cell office:value-type="float" office:value="15.733" calcext:value-type="float">
            <text:p>15,733</text:p>
          </table:table-cell>
          <table:table-cell office:value-type="float" office:value="88.296" calcext:value-type="float">
            <text:p>88,296</text:p>
          </table:table-cell>
          <table:table-cell office:value-type="float" office:value="-0.336" calcext:value-type="float">
            <text:p>-0,33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75" calcext:value-type="float">
            <text:p>15,75</text:p>
          </table:table-cell>
          <table:table-cell office:value-type="float" office:value="88.359" calcext:value-type="float">
            <text:p>88,359</text:p>
          </table:table-cell>
          <table:table-cell office:value-type="float" office:value="-0.333" calcext:value-type="float">
            <text:p>-0,33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767" calcext:value-type="float">
            <text:p>15,767</text:p>
          </table:table-cell>
          <table:table-cell office:value-type="float" office:value="88.336" calcext:value-type="float">
            <text:p>88,336</text:p>
          </table:table-cell>
          <table:table-cell office:value-type="float" office:value="-0.19" calcext:value-type="float">
            <text:p>-0,19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783" calcext:value-type="float">
            <text:p>15,783</text:p>
          </table:table-cell>
          <table:table-cell office:value-type="float" office:value="88.286" calcext:value-type="float">
            <text:p>88,286</text:p>
          </table:table-cell>
          <table:table-cell office:value-type="float" office:value="0.143" calcext:value-type="float">
            <text:p>0,143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88.274" calcext:value-type="float">
            <text:p>88,274</text:p>
          </table:table-cell>
          <table:table-cell office:value-type="float" office:value="0.051" calcext:value-type="float">
            <text:p>0,05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17" calcext:value-type="float">
            <text:p>15,817</text:p>
          </table:table-cell>
          <table:table-cell office:value-type="float" office:value="88.228" calcext:value-type="float">
            <text:p>88,228</text:p>
          </table:table-cell>
          <table:table-cell office:value-type="float" office:value="0.1" calcext:value-type="float">
            <text:p>0,1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33" calcext:value-type="float">
            <text:p>15,833</text:p>
          </table:table-cell>
          <table:table-cell office:value-type="float" office:value="88.218" calcext:value-type="float">
            <text:p>88,218</text:p>
          </table:table-cell>
          <table:table-cell office:value-type="float" office:value="0.018" calcext:value-type="float">
            <text:p>0,018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5" calcext:value-type="float">
            <text:p>15,85</text:p>
          </table:table-cell>
          <table:table-cell office:value-type="float" office:value="88.237" calcext:value-type="float">
            <text:p>88,237</text:p>
          </table:table-cell>
          <table:table-cell office:value-type="float" office:value="0.346" calcext:value-type="float">
            <text:p>0,346</text:p>
          </table:table-cell>
          <table:table-cell table:style-name="ce3"/>
          <table:table-cell table:number-columns-repeated="22"/>
        </table:table-row>
        <table:table-row table:style-name="ro1">
          <table:table-cell office:value-type="float" office:value="15.867" calcext:value-type="float">
            <text:p>15,867</text:p>
          </table:table-cell>
          <table:table-cell office:value-type="float" office:value="88.188" calcext:value-type="float">
            <text:p>88,188</text:p>
          </table:table-cell>
          <table:table-cell office:value-type="float" office:value="0.449" calcext:value-type="float">
            <text:p>0,449</text:p>
          </table:table-cell>
          <table:table-cell table:style-name="ce3"/>
          <table:table-cell table:style-name="ce8" table:number-columns-repeated="22"/>
        </table:table-row>
        <table:table-row table:style-name="ro1">
          <table:table-cell office:value-type="float" office:value="15.883" calcext:value-type="float">
            <text:p>15,883</text:p>
          </table:table-cell>
          <table:table-cell office:value-type="float" office:value="88.251" calcext:value-type="float">
            <text:p>88,251</text:p>
          </table:table-cell>
          <table:table-cell office:value-type="float" office:value="0.811" calcext:value-type="float">
            <text:p>0,811</text:p>
          </table:table-cell>
          <table:table-cell table:number-columns-repeated="23"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88.267" calcext:value-type="float">
            <text:p>88,267</text:p>
          </table:table-cell>
          <table:table-cell office:value-type="float" office:value="0.834" calcext:value-type="float">
            <text:p>0,834</text:p>
          </table:table-cell>
          <table:table-cell table:number-columns-repeated="23"/>
        </table:table-row>
        <table:table-row table:style-name="ro1">
          <table:table-cell office:value-type="float" office:value="15.917" calcext:value-type="float">
            <text:p>15,917</text:p>
          </table:table-cell>
          <table:table-cell office:value-type="float" office:value="88.295" calcext:value-type="float">
            <text:p>88,295</text:p>
          </table:table-cell>
          <table:table-cell office:value-type="float" office:value="1.339" calcext:value-type="float">
            <text:p>1,339</text:p>
          </table:table-cell>
          <table:table-cell table:number-columns-repeated="23"/>
        </table:table-row>
        <table:table-row table:style-name="ro1">
          <table:table-cell office:value-type="float" office:value="15.933" calcext:value-type="float">
            <text:p>15,933</text:p>
          </table:table-cell>
          <table:table-cell office:value-type="float" office:value="88.42" calcext:value-type="float">
            <text:p>88,42</text:p>
          </table:table-cell>
          <table:table-cell office:value-type="float" office:value="1.288" calcext:value-type="float">
            <text:p>1,288</text:p>
          </table:table-cell>
          <table:table-cell table:number-columns-repeated="23"/>
        </table:table-row>
        <table:table-row table:style-name="ro1">
          <table:table-cell office:value-type="float" office:value="15.95" calcext:value-type="float">
            <text:p>15,95</text:p>
          </table:table-cell>
          <table:table-cell office:value-type="float" office:value="88.372" calcext:value-type="float">
            <text:p>88,372</text:p>
          </table:table-cell>
          <table:table-cell office:value-type="float" office:value="1.417" calcext:value-type="float">
            <text:p>1,417</text:p>
          </table:table-cell>
          <table:table-cell table:number-columns-repeated="23"/>
        </table:table-row>
        <table:table-row table:style-name="ro1">
          <table:table-cell office:value-type="float" office:value="15.967" calcext:value-type="float">
            <text:p>15,967</text:p>
          </table:table-cell>
          <table:table-cell office:value-type="float" office:value="88.35" calcext:value-type="float">
            <text:p>88,35</text:p>
          </table:table-cell>
          <table:table-cell office:value-type="float" office:value="1.978" calcext:value-type="float">
            <text:p>1,978</text:p>
          </table:table-cell>
          <table:table-cell table:number-columns-repeated="23"/>
        </table:table-row>
        <table:table-row table:style-name="ro1">
          <table:table-cell office:value-type="float" office:value="15.983" calcext:value-type="float">
            <text:p>15,983</text:p>
          </table:table-cell>
          <table:table-cell office:value-type="float" office:value="88.346" calcext:value-type="float">
            <text:p>88,346</text:p>
          </table:table-cell>
          <table:table-cell office:value-type="float" office:value="2.065" calcext:value-type="float">
            <text:p>2,065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.424" calcext:value-type="float">
            <text:p>88,424</text:p>
          </table:table-cell>
          <table:table-cell office:value-type="float" office:value="2.754" calcext:value-type="float">
            <text:p>2,754</text:p>
          </table:table-cell>
          <table:table-cell table:number-columns-repeated="23"/>
        </table:table-row>
        <table:table-row table:style-name="ro1">
          <table:table-cell office:value-type="float" office:value="16.017" calcext:value-type="float">
            <text:p>16,017</text:p>
          </table:table-cell>
          <table:table-cell office:value-type="float" office:value="88.457" calcext:value-type="float">
            <text:p>88,457</text:p>
          </table:table-cell>
          <table:table-cell office:value-type="float" office:value="2.503" calcext:value-type="float">
            <text:p>2,503</text:p>
          </table:table-cell>
          <table:table-cell table:number-columns-repeated="23"/>
        </table:table-row>
        <table:table-row table:style-name="ro1">
          <table:table-cell office:value-type="float" office:value="16.033" calcext:value-type="float">
            <text:p>16,033</text:p>
          </table:table-cell>
          <table:table-cell office:value-type="float" office:value="88.549" calcext:value-type="float">
            <text:p>88,549</text:p>
          </table:table-cell>
          <table:table-cell office:value-type="float" office:value="3.126" calcext:value-type="float">
            <text:p>3,126</text:p>
          </table:table-cell>
          <table:table-cell table:number-columns-repeated="23"/>
        </table:table-row>
        <table:table-row table:style-name="ro1">
          <table:table-cell office:value-type="float" office:value="16.05" calcext:value-type="float">
            <text:p>16,05</text:p>
          </table:table-cell>
          <table:table-cell office:value-type="float" office:value="88.6" calcext:value-type="float">
            <text:p>88,6</text:p>
          </table:table-cell>
          <table:table-cell office:value-type="float" office:value="3.159" calcext:value-type="float">
            <text:p>3,159</text:p>
          </table:table-cell>
          <table:table-cell table:number-columns-repeated="23"/>
        </table:table-row>
        <table:table-row table:style-name="ro1">
          <table:table-cell office:value-type="float" office:value="16.067" calcext:value-type="float">
            <text:p>16,067</text:p>
          </table:table-cell>
          <table:table-cell office:value-type="float" office:value="88.742" calcext:value-type="float">
            <text:p>88,742</text:p>
          </table:table-cell>
          <table:table-cell office:value-type="float" office:value="4.238" calcext:value-type="float">
            <text:p>4,238</text:p>
          </table:table-cell>
          <table:table-cell table:number-columns-repeated="23"/>
        </table:table-row>
        <table:table-row table:style-name="ro1">
          <table:table-cell office:value-type="float" office:value="16.083" calcext:value-type="float">
            <text:p>16,083</text:p>
          </table:table-cell>
          <table:table-cell office:value-type="float" office:value="88.789" calcext:value-type="float">
            <text:p>88,789</text:p>
          </table:table-cell>
          <table:table-cell office:value-type="float" office:value="4.647" calcext:value-type="float">
            <text:p>4,647</text:p>
          </table:table-cell>
          <table:table-cell table:number-columns-repeated="23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88.808" calcext:value-type="float">
            <text:p>88,808</text:p>
          </table:table-cell>
          <table:table-cell office:value-type="float" office:value="6.187" calcext:value-type="float">
            <text:p>6,187</text:p>
          </table:table-cell>
          <table:table-cell table:number-columns-repeated="23"/>
        </table:table-row>
        <table:table-row table:style-name="ro1">
          <table:table-cell office:value-type="float" office:value="16.117" calcext:value-type="float">
            <text:p>16,117</text:p>
          </table:table-cell>
          <table:table-cell office:value-type="float" office:value="88.945" calcext:value-type="float">
            <text:p>88,945</text:p>
          </table:table-cell>
          <table:table-cell office:value-type="float" office:value="6.488" calcext:value-type="float">
            <text:p>6,488</text:p>
          </table:table-cell>
          <table:table-cell table:number-columns-repeated="23"/>
        </table:table-row>
        <table:table-row table:style-name="ro1">
          <table:table-cell office:value-type="float" office:value="16.133" calcext:value-type="float">
            <text:p>16,133</text:p>
          </table:table-cell>
          <table:table-cell office:value-type="float" office:value="88.962" calcext:value-type="float">
            <text:p>88,962</text:p>
          </table:table-cell>
          <table:table-cell office:value-type="float" office:value="8.341" calcext:value-type="float">
            <text:p>8,341</text:p>
          </table:table-cell>
          <table:table-cell table:number-columns-repeated="23"/>
        </table:table-row>
        <table:table-row table:style-name="ro1">
          <table:table-cell office:value-type="float" office:value="16.15" calcext:value-type="float">
            <text:p>16,15</text:p>
          </table:table-cell>
          <table:table-cell office:value-type="float" office:value="89.146" calcext:value-type="float">
            <text:p>89,146</text:p>
          </table:table-cell>
          <table:table-cell office:value-type="float" office:value="9.664" calcext:value-type="float">
            <text:p>9,664</text:p>
          </table:table-cell>
          <table:table-cell table:number-columns-repeated="23"/>
        </table:table-row>
        <table:table-row table:style-name="ro1">
          <table:table-cell office:value-type="float" office:value="16.167" calcext:value-type="float">
            <text:p>16,167</text:p>
          </table:table-cell>
          <table:table-cell office:value-type="float" office:value="89.052" calcext:value-type="float">
            <text:p>89,052</text:p>
          </table:table-cell>
          <table:table-cell office:value-type="float" office:value="11.42" calcext:value-type="float">
            <text:p>11,42</text:p>
          </table:table-cell>
          <table:table-cell table:number-columns-repeated="23"/>
        </table:table-row>
        <table:table-row table:style-name="ro1">
          <table:table-cell office:value-type="float" office:value="16.183" calcext:value-type="float">
            <text:p>16,183</text:p>
          </table:table-cell>
          <table:table-cell office:value-type="float" office:value="89.279" calcext:value-type="float">
            <text:p>89,279</text:p>
          </table:table-cell>
          <table:table-cell office:value-type="float" office:value="13.05" calcext:value-type="float">
            <text:p>13,05</text:p>
          </table:table-cell>
          <table:table-cell table:number-columns-repeated="23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89.241" calcext:value-type="float">
            <text:p>89,241</text:p>
          </table:table-cell>
          <table:table-cell office:value-type="float" office:value="15.143" calcext:value-type="float">
            <text:p>15,143</text:p>
          </table:table-cell>
          <table:table-cell table:number-columns-repeated="23"/>
        </table:table-row>
        <table:table-row table:style-name="ro1">
          <table:table-cell office:value-type="float" office:value="16.217" calcext:value-type="float">
            <text:p>16,217</text:p>
          </table:table-cell>
          <table:table-cell office:value-type="float" office:value="89.663" calcext:value-type="float">
            <text:p>89,663</text:p>
          </table:table-cell>
          <table:table-cell office:value-type="float" office:value="17.035" calcext:value-type="float">
            <text:p>17,035</text:p>
          </table:table-cell>
          <table:table-cell table:number-columns-repeated="23"/>
        </table:table-row>
        <table:table-row table:style-name="ro1">
          <table:table-cell office:value-type="float" office:value="16.233" calcext:value-type="float">
            <text:p>16,233</text:p>
          </table:table-cell>
          <table:table-cell office:value-type="float" office:value="89.816" calcext:value-type="float">
            <text:p>89,816</text:p>
          </table:table-cell>
          <table:table-cell office:value-type="float" office:value="19.287" calcext:value-type="float">
            <text:p>19,287</text:p>
          </table:table-cell>
          <table:table-cell table:number-columns-repeated="23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90.357" calcext:value-type="float">
            <text:p>90,357</text:p>
          </table:table-cell>
          <table:table-cell office:value-type="float" office:value="21.681" calcext:value-type="float">
            <text:p>21,681</text:p>
          </table:table-cell>
          <table:table-cell table:number-columns-repeated="23"/>
        </table:table-row>
        <table:table-row table:style-name="ro1">
          <table:table-cell office:value-type="float" office:value="16.267" calcext:value-type="float">
            <text:p>16,267</text:p>
          </table:table-cell>
          <table:table-cell office:value-type="float" office:value="90.583" calcext:value-type="float">
            <text:p>90,583</text:p>
          </table:table-cell>
          <table:table-cell office:value-type="float" office:value="24.115" calcext:value-type="float">
            <text:p>24,115</text:p>
          </table:table-cell>
          <table:table-cell table:number-columns-repeated="23"/>
        </table:table-row>
        <table:table-row table:style-name="ro1">
          <table:table-cell office:value-type="float" office:value="16.283" calcext:value-type="float">
            <text:p>16,283</text:p>
          </table:table-cell>
          <table:table-cell office:value-type="float" office:value="91.152" calcext:value-type="float">
            <text:p>91,152</text:p>
          </table:table-cell>
          <table:table-cell office:value-type="float" office:value="26.85" calcext:value-type="float">
            <text:p>26,85</text:p>
          </table:table-cell>
          <table:table-cell table:number-columns-repeated="23"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91.572" calcext:value-type="float">
            <text:p>91,572</text:p>
          </table:table-cell>
          <table:table-cell office:value-type="float" office:value="29.061" calcext:value-type="float">
            <text:p>29,061</text:p>
          </table:table-cell>
          <table:table-cell table:number-columns-repeated="23"/>
        </table:table-row>
        <table:table-row table:style-name="ro1">
          <table:table-cell office:value-type="float" office:value="16.317" calcext:value-type="float">
            <text:p>16,317</text:p>
          </table:table-cell>
          <table:table-cell office:value-type="float" office:value="92.153" calcext:value-type="float">
            <text:p>92,153</text:p>
          </table:table-cell>
          <table:table-cell office:value-type="float" office:value="31.936" calcext:value-type="float">
            <text:p>31,936</text:p>
          </table:table-cell>
          <table:table-cell table:number-columns-repeated="23"/>
        </table:table-row>
        <table:table-row table:style-name="ro1">
          <table:table-cell office:value-type="float" office:value="16.333" calcext:value-type="float">
            <text:p>16,333</text:p>
          </table:table-cell>
          <table:table-cell office:value-type="float" office:value="92.774" calcext:value-type="float">
            <text:p>92,774</text:p>
          </table:table-cell>
          <table:table-cell office:value-type="float" office:value="33.897" calcext:value-type="float">
            <text:p>33,897</text:p>
          </table:table-cell>
          <table:table-cell table:number-columns-repeated="23"/>
        </table:table-row>
        <table:table-row table:style-name="ro1">
          <table:table-cell office:value-type="float" office:value="16.35" calcext:value-type="float">
            <text:p>16,35</text:p>
          </table:table-cell>
          <table:table-cell office:value-type="float" office:value="93.504" calcext:value-type="float">
            <text:p>93,504</text:p>
          </table:table-cell>
          <table:table-cell office:value-type="float" office:value="37.018" calcext:value-type="float">
            <text:p>37,018</text:p>
          </table:table-cell>
          <table:table-cell table:number-columns-repeated="23"/>
        </table:table-row>
        <table:table-row table:style-name="ro1">
          <table:table-cell office:value-type="float" office:value="16.367" calcext:value-type="float">
            <text:p>16,367</text:p>
          </table:table-cell>
          <table:table-cell office:value-type="float" office:value="94.227" calcext:value-type="float">
            <text:p>94,227</text:p>
          </table:table-cell>
          <table:table-cell office:value-type="float" office:value="38.908" calcext:value-type="float">
            <text:p>38,908</text:p>
          </table:table-cell>
          <table:table-cell table:number-columns-repeated="23"/>
        </table:table-row>
        <table:table-row table:style-name="ro1">
          <table:table-cell office:value-type="float" office:value="16.383" calcext:value-type="float">
            <text:p>16,383</text:p>
          </table:table-cell>
          <table:table-cell office:value-type="float" office:value="95.029" calcext:value-type="float">
            <text:p>95,029</text:p>
          </table:table-cell>
          <table:table-cell office:value-type="float" office:value="42.084" calcext:value-type="float">
            <text:p>42,084</text:p>
          </table:table-cell>
          <table:table-cell table:number-columns-repeated="23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95.969" calcext:value-type="float">
            <text:p>95,969</text:p>
          </table:table-cell>
          <table:table-cell office:value-type="float" office:value="43.545" calcext:value-type="float">
            <text:p>43,545</text:p>
          </table:table-cell>
          <table:table-cell table:number-columns-repeated="23"/>
        </table:table-row>
        <table:table-row table:style-name="ro1">
          <table:table-cell office:value-type="float" office:value="16.417" calcext:value-type="float">
            <text:p>16,417</text:p>
          </table:table-cell>
          <table:table-cell office:value-type="float" office:value="96.827" calcext:value-type="float">
            <text:p>96,827</text:p>
          </table:table-cell>
          <table:table-cell office:value-type="float" office:value="46.144" calcext:value-type="float">
            <text:p>46,144</text:p>
          </table:table-cell>
          <table:table-cell table:number-columns-repeated="23"/>
        </table:table-row>
        <table:table-row table:style-name="ro1">
          <table:table-cell office:value-type="float" office:value="16.433" calcext:value-type="float">
            <text:p>16,433</text:p>
          </table:table-cell>
          <table:table-cell office:value-type="float" office:value="97.758" calcext:value-type="float">
            <text:p>97,758</text:p>
          </table:table-cell>
          <table:table-cell office:value-type="float" office:value="48.44" calcext:value-type="float">
            <text:p>48,44</text:p>
          </table:table-cell>
          <table:table-cell table:number-columns-repeated="23"/>
        </table:table-row>
        <table:table-row table:style-name="ro1">
          <table:table-cell office:value-type="float" office:value="16.45" calcext:value-type="float">
            <text:p>16,45</text:p>
          </table:table-cell>
          <table:table-cell office:value-type="float" office:value="98.632" calcext:value-type="float">
            <text:p>98,632</text:p>
          </table:table-cell>
          <table:table-cell office:value-type="float" office:value="51.247" calcext:value-type="float">
            <text:p>51,247</text:p>
          </table:table-cell>
          <table:table-cell table:number-columns-repeated="23"/>
        </table:table-row>
        <table:table-row table:style-name="ro1">
          <table:table-cell office:value-type="float" office:value="16.467" calcext:value-type="float">
            <text:p>16,467</text:p>
          </table:table-cell>
          <table:table-cell office:value-type="float" office:value="99.608" calcext:value-type="float">
            <text:p>99,608</text:p>
          </table:table-cell>
          <table:table-cell office:value-type="float" office:value="54.162" calcext:value-type="float">
            <text:p>54,162</text:p>
          </table:table-cell>
          <table:table-cell table:number-columns-repeated="23"/>
        </table:table-row>
        <table:table-row table:style-name="ro1">
          <table:table-cell office:value-type="float" office:value="16.483" calcext:value-type="float">
            <text:p>16,483</text:p>
          </table:table-cell>
          <table:table-cell office:value-type="float" office:value="100.445" calcext:value-type="float">
            <text:p>100,445</text:p>
          </table:table-cell>
          <table:table-cell office:value-type="float" office:value="56.588" calcext:value-type="float">
            <text:p>56,588</text:p>
          </table:table-cell>
          <table:table-cell table:number-columns-repeated="23"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01.391" calcext:value-type="float">
            <text:p>101,391</text:p>
          </table:table-cell>
          <table:table-cell office:value-type="float" office:value="59.946" calcext:value-type="float">
            <text:p>59,946</text:p>
          </table:table-cell>
          <table:table-cell table:number-columns-repeated="23"/>
        </table:table-row>
        <table:table-row table:style-name="ro1">
          <table:table-cell office:value-type="float" office:value="16.517" calcext:value-type="float">
            <text:p>16,517</text:p>
          </table:table-cell>
          <table:table-cell office:value-type="float" office:value="102.248" calcext:value-type="float">
            <text:p>102,248</text:p>
          </table:table-cell>
          <table:table-cell office:value-type="float" office:value="62.17" calcext:value-type="float">
            <text:p>62,17</text:p>
          </table:table-cell>
          <table:table-cell table:number-columns-repeated="23"/>
        </table:table-row>
        <table:table-row table:style-name="ro1">
          <table:table-cell office:value-type="float" office:value="16.533" calcext:value-type="float">
            <text:p>16,533</text:p>
          </table:table-cell>
          <table:table-cell office:value-type="float" office:value="103.269" calcext:value-type="float">
            <text:p>103,269</text:p>
          </table:table-cell>
          <table:table-cell office:value-type="float" office:value="65.529" calcext:value-type="float">
            <text:p>65,529</text:p>
          </table:table-cell>
          <table:table-cell table:number-columns-repeated="23"/>
        </table:table-row>
        <table:table-row table:style-name="ro1">
          <table:table-cell office:value-type="float" office:value="16.55" calcext:value-type="float">
            <text:p>16,55</text:p>
          </table:table-cell>
          <table:table-cell office:value-type="float" office:value="104.178" calcext:value-type="float">
            <text:p>104,178</text:p>
          </table:table-cell>
          <table:table-cell office:value-type="float" office:value="67.799" calcext:value-type="float">
            <text:p>67,799</text:p>
          </table:table-cell>
          <table:table-cell table:number-columns-repeated="23"/>
        </table:table-row>
        <table:table-row table:style-name="ro1">
          <table:table-cell office:value-type="float" office:value="16.567" calcext:value-type="float">
            <text:p>16,567</text:p>
          </table:table-cell>
          <table:table-cell office:value-type="float" office:value="105.197" calcext:value-type="float">
            <text:p>105,197</text:p>
          </table:table-cell>
          <table:table-cell office:value-type="float" office:value="71.987" calcext:value-type="float">
            <text:p>71,987</text:p>
          </table:table-cell>
          <table:table-cell table:number-columns-repeated="23"/>
        </table:table-row>
        <table:table-row table:style-name="ro1">
          <table:table-cell office:value-type="float" office:value="16.583" calcext:value-type="float">
            <text:p>16,583</text:p>
          </table:table-cell>
          <table:table-cell office:value-type="float" office:value="106.504" calcext:value-type="float">
            <text:p>106,504</text:p>
          </table:table-cell>
          <table:table-cell office:value-type="float" office:value="74.004" calcext:value-type="float">
            <text:p>74,004</text:p>
          </table:table-cell>
          <table:table-cell table:number-columns-repeated="23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07.665" calcext:value-type="float">
            <text:p>107,665</text:p>
          </table:table-cell>
          <table:table-cell office:value-type="float" office:value="78.199" calcext:value-type="float">
            <text:p>78,199</text:p>
          </table:table-cell>
          <table:table-cell table:number-columns-repeated="23"/>
        </table:table-row>
        <table:table-row table:style-name="ro1">
          <table:table-cell office:value-type="float" office:value="16.617" calcext:value-type="float">
            <text:p>16,617</text:p>
          </table:table-cell>
          <table:table-cell office:value-type="float" office:value="109.206" calcext:value-type="float">
            <text:p>109,206</text:p>
          </table:table-cell>
          <table:table-cell office:value-type="float" office:value="80.131" calcext:value-type="float">
            <text:p>80,131</text:p>
          </table:table-cell>
          <table:table-cell table:number-columns-repeated="23"/>
        </table:table-row>
        <table:table-row table:style-name="ro1">
          <table:table-cell office:value-type="float" office:value="16.633" calcext:value-type="float">
            <text:p>16,633</text:p>
          </table:table-cell>
          <table:table-cell office:value-type="float" office:value="110.434" calcext:value-type="float">
            <text:p>110,434</text:p>
          </table:table-cell>
          <table:table-cell office:value-type="float" office:value="84.053" calcext:value-type="float">
            <text:p>84,053</text:p>
          </table:table-cell>
          <table:table-cell table:number-columns-repeated="23"/>
        </table:table-row>
        <table:table-row table:style-name="ro1">
          <table:table-cell office:value-type="float" office:value="16.65" calcext:value-type="float">
            <text:p>16,65</text:p>
          </table:table-cell>
          <table:table-cell office:value-type="float" office:value="112.135" calcext:value-type="float">
            <text:p>112,135</text:p>
          </table:table-cell>
          <table:table-cell office:value-type="float" office:value="85.975" calcext:value-type="float">
            <text:p>85,975</text:p>
          </table:table-cell>
          <table:table-cell table:number-columns-repeated="23"/>
        </table:table-row>
        <table:table-row table:style-name="ro1">
          <table:table-cell office:value-type="float" office:value="16.667" calcext:value-type="float">
            <text:p>16,667</text:p>
          </table:table-cell>
          <table:table-cell office:value-type="float" office:value="113.497" calcext:value-type="float">
            <text:p>113,497</text:p>
          </table:table-cell>
          <table:table-cell office:value-type="float" office:value="89.679" calcext:value-type="float">
            <text:p>89,679</text:p>
          </table:table-cell>
          <table:table-cell table:number-columns-repeated="23"/>
        </table:table-row>
        <table:table-row table:style-name="ro1">
          <table:table-cell office:value-type="float" office:value="16.683" calcext:value-type="float">
            <text:p>16,683</text:p>
          </table:table-cell>
          <table:table-cell office:value-type="float" office:value="115.347" calcext:value-type="float">
            <text:p>115,347</text:p>
          </table:table-cell>
          <table:table-cell office:value-type="float" office:value="91.831" calcext:value-type="float">
            <text:p>91,831</text:p>
          </table:table-cell>
          <table:table-cell table:number-columns-repeated="23"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116.827" calcext:value-type="float">
            <text:p>116,827</text:p>
          </table:table-cell>
          <table:table-cell office:value-type="float" office:value="95.028" calcext:value-type="float">
            <text:p>95,028</text:p>
          </table:table-cell>
          <table:table-cell table:number-columns-repeated="23"/>
        </table:table-row>
        <table:table-row table:style-name="ro1">
          <table:table-cell office:value-type="float" office:value="16.717" calcext:value-type="float">
            <text:p>16,717</text:p>
          </table:table-cell>
          <table:table-cell office:value-type="float" office:value="119.025" calcext:value-type="float">
            <text:p>119,025</text:p>
          </table:table-cell>
          <table:table-cell office:value-type="float" office:value="96.928" calcext:value-type="float">
            <text:p>96,928</text:p>
          </table:table-cell>
          <table:table-cell table:number-columns-repeated="23"/>
        </table:table-row>
        <table:table-row table:style-name="ro1">
          <table:table-cell office:value-type="float" office:value="16.733" calcext:value-type="float">
            <text:p>16,733</text:p>
          </table:table-cell>
          <table:table-cell office:value-type="float" office:value="120.637" calcext:value-type="float">
            <text:p>120,637</text:p>
          </table:table-cell>
          <table:table-cell office:value-type="float" office:value="99.39" calcext:value-type="float">
            <text:p>99,39</text:p>
          </table:table-cell>
          <table:table-cell table:number-columns-repeated="23"/>
        </table:table-row>
        <table:table-row table:style-name="ro1">
          <table:table-cell office:value-type="float" office:value="16.75" calcext:value-type="float">
            <text:p>16,75</text:p>
          </table:table-cell>
          <table:table-cell office:value-type="float" office:value="122.893" calcext:value-type="float">
            <text:p>122,893</text:p>
          </table:table-cell>
          <table:table-cell office:value-type="float" office:value="100.963" calcext:value-type="float">
            <text:p>100,963</text:p>
          </table:table-cell>
          <table:table-cell table:number-columns-repeated="23"/>
        </table:table-row>
        <table:table-row table:style-name="ro1">
          <table:table-cell office:value-type="float" office:value="16.767" calcext:value-type="float">
            <text:p>16,767</text:p>
          </table:table-cell>
          <table:table-cell office:value-type="float" office:value="124.469" calcext:value-type="float">
            <text:p>124,469</text:p>
          </table:table-cell>
          <table:table-cell office:value-type="float" office:value="102.172" calcext:value-type="float">
            <text:p>102,172</text:p>
          </table:table-cell>
          <table:table-cell table:number-columns-repeated="23"/>
        </table:table-row>
        <table:table-row table:style-name="ro1">
          <table:table-cell office:value-type="float" office:value="16.783" calcext:value-type="float">
            <text:p>16,783</text:p>
          </table:table-cell>
          <table:table-cell office:value-type="float" office:value="126.65" calcext:value-type="float">
            <text:p>126,65</text:p>
          </table:table-cell>
          <table:table-cell office:value-type="float" office:value="102.568" calcext:value-type="float">
            <text:p>102,568</text:p>
          </table:table-cell>
          <table:table-cell table:number-columns-repeated="23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28.266" calcext:value-type="float">
            <text:p>128,266</text:p>
          </table:table-cell>
          <table:table-cell office:value-type="float" office:value="102.996" calcext:value-type="float">
            <text:p>102,996</text:p>
          </table:table-cell>
          <table:table-cell table:number-columns-repeated="23"/>
        </table:table-row>
        <table:table-row table:style-name="ro1">
          <table:table-cell office:value-type="float" office:value="16.817" calcext:value-type="float">
            <text:p>16,817</text:p>
          </table:table-cell>
          <table:table-cell office:value-type="float" office:value="130.338" calcext:value-type="float">
            <text:p>130,338</text:p>
          </table:table-cell>
          <table:table-cell office:value-type="float" office:value="102.969" calcext:value-type="float">
            <text:p>102,969</text:p>
          </table:table-cell>
          <table:table-cell table:number-columns-repeated="23"/>
        </table:table-row>
        <table:table-row table:style-name="ro1">
          <table:table-cell office:value-type="float" office:value="16.833" calcext:value-type="float">
            <text:p>16,833</text:p>
          </table:table-cell>
          <table:table-cell office:value-type="float" office:value="132.002" calcext:value-type="float">
            <text:p>132,002</text:p>
          </table:table-cell>
          <table:table-cell office:value-type="float" office:value="102.414" calcext:value-type="float">
            <text:p>102,414</text:p>
          </table:table-cell>
          <table:table-cell table:number-columns-repeated="23"/>
        </table:table-row>
        <table:table-row table:style-name="ro1">
          <table:table-cell office:value-type="float" office:value="16.85" calcext:value-type="float">
            <text:p>16,85</text:p>
          </table:table-cell>
          <table:table-cell office:value-type="float" office:value="133.924" calcext:value-type="float">
            <text:p>133,924</text:p>
          </table:table-cell>
          <table:table-cell office:value-type="float" office:value="101.766" calcext:value-type="float">
            <text:p>101,766</text:p>
          </table:table-cell>
          <table:table-cell table:number-columns-repeated="23"/>
        </table:table-row>
        <table:table-row table:style-name="ro1">
          <table:table-cell office:value-type="float" office:value="16.867" calcext:value-type="float">
            <text:p>16,867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00.459" calcext:value-type="float">
            <text:p>100,459</text:p>
          </table:table-cell>
          <table:table-cell table:number-columns-repeated="23"/>
        </table:table-row>
        <table:table-row table:style-name="ro1">
          <table:table-cell office:value-type="float" office:value="16.883" calcext:value-type="float">
            <text:p>16,883</text:p>
          </table:table-cell>
          <table:table-cell office:value-type="float" office:value="137.308" calcext:value-type="float">
            <text:p>137,308</text:p>
          </table:table-cell>
          <table:table-cell office:value-type="float" office:value="99.27" calcext:value-type="float">
            <text:p>99,27</text:p>
          </table:table-cell>
          <table:table-cell table:number-columns-repeated="23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138.851" calcext:value-type="float">
            <text:p>138,851</text:p>
          </table:table-cell>
          <table:table-cell office:value-type="float" office:value="96.639" calcext:value-type="float">
            <text:p>96,639</text:p>
          </table:table-cell>
          <table:table-cell table:number-columns-repeated="23"/>
        </table:table-row>
        <table:table-row table:style-name="ro1">
          <table:table-cell office:value-type="float" office:value="16.917" calcext:value-type="float">
            <text:p>16,917</text:p>
          </table:table-cell>
          <table:table-cell office:value-type="float" office:value="140.561" calcext:value-type="float">
            <text:p>140,561</text:p>
          </table:table-cell>
          <table:table-cell office:value-type="float" office:value="94.585" calcext:value-type="float">
            <text:p>94,585</text:p>
          </table:table-cell>
          <table:table-cell table:number-columns-repeated="23"/>
        </table:table-row>
        <table:table-row table:style-name="ro1">
          <table:table-cell office:value-type="float" office:value="16.933" calcext:value-type="float">
            <text:p>16,933</text:p>
          </table:table-cell>
          <table:table-cell office:value-type="float" office:value="141.854" calcext:value-type="float">
            <text:p>141,854</text:p>
          </table:table-cell>
          <table:table-cell office:value-type="float" office:value="91.528" calcext:value-type="float">
            <text:p>91,528</text:p>
          </table:table-cell>
          <table:table-cell table:number-columns-repeated="23"/>
        </table:table-row>
        <table:table-row table:style-name="ro1">
          <table:table-cell office:value-type="float" office:value="16.95" calcext:value-type="float">
            <text:p>16,95</text:p>
          </table:table-cell>
          <table:table-cell office:value-type="float" office:value="143.538" calcext:value-type="float">
            <text:p>143,538</text:p>
          </table:table-cell>
          <table:table-cell office:value-type="float" office:value="86.803" calcext:value-type="float">
            <text:p>86,803</text:p>
          </table:table-cell>
          <table:table-cell table:number-columns-repeated="23"/>
        </table:table-row>
        <table:table-row table:style-name="ro1">
          <table:table-cell office:value-type="float" office:value="16.967" calcext:value-type="float">
            <text:p>16,967</text:p>
          </table:table-cell>
          <table:table-cell office:value-type="float" office:value="144.757" calcext:value-type="float">
            <text:p>144,757</text:p>
          </table:table-cell>
          <table:table-cell office:value-type="float" office:value="80.259" calcext:value-type="float">
            <text:p>80,259</text:p>
          </table:table-cell>
          <table:table-cell table:number-columns-repeated="23"/>
        </table:table-row>
        <table:table-row table:style-name="ro1">
          <table:table-cell office:value-type="float" office:value="16.983" calcext:value-type="float">
            <text:p>16,983</text:p>
          </table:table-cell>
          <table:table-cell office:value-type="float" office:value="146.273" calcext:value-type="float">
            <text:p>146,273</text:p>
          </table:table-cell>
          <table:table-cell office:value-type="float" office:value="75.411" calcext:value-type="float">
            <text:p>75,411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419" calcext:value-type="float">
            <text:p>147,419</text:p>
          </table:table-cell>
          <table:table-cell office:value-type="float" office:value="69.194" calcext:value-type="float">
            <text:p>69,194</text:p>
          </table:table-cell>
          <table:table-cell table:number-columns-repeated="23"/>
        </table:table-row>
        <table:table-row table:style-name="ro1">
          <table:table-cell office:value-type="float" office:value="17.017" calcext:value-type="float">
            <text:p>17,017</text:p>
          </table:table-cell>
          <table:table-cell office:value-type="float" office:value="148.834" calcext:value-type="float">
            <text:p>148,834</text:p>
          </table:table-cell>
          <table:table-cell office:value-type="float" office:value="64.203" calcext:value-type="float">
            <text:p>64,203</text:p>
          </table:table-cell>
          <table:table-cell table:number-columns-repeated="23"/>
        </table:table-row>
        <table:table-row table:style-name="ro1">
          <table:table-cell office:value-type="float" office:value="17.033" calcext:value-type="float">
            <text:p>17,033</text:p>
          </table:table-cell>
          <table:table-cell office:value-type="float" office:value="149.917" calcext:value-type="float">
            <text:p>149,917</text:p>
          </table:table-cell>
          <table:table-cell office:value-type="float" office:value="58.436" calcext:value-type="float">
            <text:p>58,436</text:p>
          </table:table-cell>
          <table:table-cell table:number-columns-repeated="23"/>
        </table:table-row>
        <table:table-row table:style-name="ro1">
          <table:table-cell office:value-type="float" office:value="17.05" calcext:value-type="float">
            <text:p>17,05</text:p>
          </table:table-cell>
          <table:table-cell office:value-type="float" office:value="151.238" calcext:value-type="float">
            <text:p>151,238</text:p>
          </table:table-cell>
          <table:table-cell office:value-type="float" office:value="53.474" calcext:value-type="float">
            <text:p>53,474</text:p>
          </table:table-cell>
          <table:table-cell table:number-columns-repeated="23"/>
        </table:table-row>
        <calcext:conditional-formats>
          <calcext:conditional-format calcext:target-range-address="datos_ang_20220509_100419.C2:datos_ang_20220509_100419.C1025">
            <calcext:condition calcext:apply-style-name="Good" calcext:value="between(-0.5,0.5)" calcext:base-cell-address="datos_ang_20220509_100419.C2"/>
          </calcext:conditional-format>
          <calcext:conditional-format calcext:target-range-address="datos_ang_20220509_100419.B2:datos_ang_20220509_100419.B1025">
            <calcext:condition calcext:apply-style-name="Neutral" calcext:value="between(70,95)" calcext:base-cell-address="datos_ang_20220509_100419.B2"/>
            <calcext:condition calcext:apply-style-name="Good" calcext:value="between(165,185)" calcext:base-cell-address="datos_ang_20220509_100419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18:08:47.765000000</dc:date>
    <meta:editing-duration>PT41M4S</meta:editing-duration>
    <meta:editing-cycles>1</meta:editing-cycles>
    <meta:document-statistic meta:table-count="1" meta:cell-count="3099" meta:object-count="1"/>
    <meta:generator>LibreOffice/7.3.2.2$Windows_X86_64 LibreOffice_project/49f2b1bff42cfccbd8f788c8dc32c1c309559be0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864cm" svg:height="26.923cm" xlink:href=".." xlink:type="simple" chart:class="chart:scatter" chart:style-name="ch1">
        <chart:legend chart:legend-position="end" svg:x="45.276cm" svg:y="12.913cm" style:legend-expansion="high" chart:style-name="ch2"/>
        <chart:plot-area chart:style-name="ch3" table:cell-range-address="datos_ang_20220509_100419.A1:datos_ang_20220509_100419.C1025" chart:data-source-has-labels="row" svg:x="0.957cm" svg:y="0.538cm" svg:width="43.362cm" svg:height="25.847cm">
          <chart:coordinate-region svg:x="1.869cm" svg:y="0.737cm" svg:width="42.263cm" svg:height="25.44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_ang_20220509_100419.B2:datos_ang_20220509_100419.B1025" chart:label-cell-address="datos_ang_20220509_100419.B1:datos_ang_20220509_100419.B1" chart:class="chart:scatter">
            <chart:domain table:cell-range-address="datos_ang_20220509_100419.A2:datos_ang_20220509_100419.A1025"/>
            <chart:data-point chart:repeated="784"/>
          </chart:series>
          <chart:series chart:style-name="ch8" chart:values-cell-range-address="datos_ang_20220509_100419.C2:datos_ang_20220509_100419.C1025" chart:label-cell-address="datos_ang_20220509_100419.C1:datos_ang_20220509_100419.C1" chart:class="chart:scatter">
            <chart:data-point chart:repeated="78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ng (°)</text:p>
                <draw:g>
                  <svg:desc>datos_ang_20220509_100419.B1:datos_ang_20220509_100419.B1</svg:desc>
                </draw:g>
              </table:table-cell>
              <table:table-cell office:value-type="string">
                <text:p>Vel (°/s)</text:p>
                <draw:g>
                  <svg:desc>datos_ang_20220509_100419.C1:datos_ang_20220509_100419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atos_ang_20220509_100419.A2:datos_ang_20220509_100419.A1025</svg:desc>
                </draw:g>
              </table:table-cell>
              <table:table-cell office:value-type="float" office:value="96.094">
                <text:p>96.094</text:p>
                <draw:g>
                  <svg:desc>datos_ang_20220509_100419.B2:datos_ang_20220509_100419.B1025</svg:desc>
                </draw:g>
              </table:table-cell>
              <table:table-cell office:value-type="float" office:value="-23.297">
                <text:p>-23.297</text:p>
                <draw:g>
                  <svg:desc>datos_ang_20220509_100419.C2:datos_ang_20220509_100419.C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017">
                <text:p>4.017</text:p>
              </table:table-cell>
              <table:table-cell office:value-type="float" office:value="95.722">
                <text:p>95.722</text:p>
              </table:table-cell>
              <table:table-cell office:value-type="float" office:value="-22.056">
                <text:p>-22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033">
                <text:p>4.033</text:p>
              </table:table-cell>
              <table:table-cell office:value-type="float" office:value="95.359">
                <text:p>95.359</text:p>
              </table:table-cell>
              <table:table-cell office:value-type="float" office:value="-20.944">
                <text:p>-20.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5">
                <text:p>4.05</text:p>
              </table:table-cell>
              <table:table-cell office:value-type="float" office:value="95.067">
                <text:p>95.067</text:p>
              </table:table-cell>
              <table:table-cell office:value-type="float" office:value="-19.71">
                <text:p>-19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67">
                <text:p>4.067</text:p>
              </table:table-cell>
              <table:table-cell office:value-type="float" office:value="94.745">
                <text:p>94.745</text:p>
              </table:table-cell>
              <table:table-cell office:value-type="float" office:value="-18.549">
                <text:p>-18.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83">
                <text:p>4.083</text:p>
              </table:table-cell>
              <table:table-cell office:value-type="float" office:value="94.47">
                <text:p>94.47</text:p>
              </table:table-cell>
              <table:table-cell office:value-type="float" office:value="-17.531">
                <text:p>-17.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">
                <text:p>4.1</text:p>
              </table:table-cell>
              <table:table-cell office:value-type="float" office:value="94.186">
                <text:p>94.186</text:p>
              </table:table-cell>
              <table:table-cell office:value-type="float" office:value="-16.486">
                <text:p>-16.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17">
                <text:p>4.117</text:p>
              </table:table-cell>
              <table:table-cell office:value-type="float" office:value="93.939">
                <text:p>93.939</text:p>
              </table:table-cell>
              <table:table-cell office:value-type="float" office:value="-15.57">
                <text:p>-15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3">
                <text:p>4.133</text:p>
              </table:table-cell>
              <table:table-cell office:value-type="float" office:value="93.737">
                <text:p>93.737</text:p>
              </table:table-cell>
              <table:table-cell office:value-type="float" office:value="-14.704">
                <text:p>-14.7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5">
                <text:p>4.15</text:p>
              </table:table-cell>
              <table:table-cell office:value-type="float" office:value="93.505">
                <text:p>93.505</text:p>
              </table:table-cell>
              <table:table-cell office:value-type="float" office:value="-13.81">
                <text:p>-13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67">
                <text:p>4.167</text:p>
              </table:table-cell>
              <table:table-cell office:value-type="float" office:value="93.386">
                <text:p>93.386</text:p>
              </table:table-cell>
              <table:table-cell office:value-type="float" office:value="-13.352">
                <text:p>-13.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83">
                <text:p>4.183</text:p>
              </table:table-cell>
              <table:table-cell office:value-type="float" office:value="93.168">
                <text:p>93.168</text:p>
              </table:table-cell>
              <table:table-cell office:value-type="float" office:value="-12.619">
                <text:p>-12.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93.051">
                <text:p>93.051</text:p>
              </table:table-cell>
              <table:table-cell office:value-type="float" office:value="-12.118">
                <text:p>-12.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17">
                <text:p>4.217</text:p>
              </table:table-cell>
              <table:table-cell office:value-type="float" office:value="92.855">
                <text:p>92.855</text:p>
              </table:table-cell>
              <table:table-cell office:value-type="float" office:value="-11.316">
                <text:p>-11.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33">
                <text:p>4.233</text:p>
              </table:table-cell>
              <table:table-cell office:value-type="float" office:value="92.761">
                <text:p>92.761</text:p>
              </table:table-cell>
              <table:table-cell office:value-type="float" office:value="-10.991">
                <text:p>-10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5">
                <text:p>4.25</text:p>
              </table:table-cell>
              <table:table-cell office:value-type="float" office:value="92.584">
                <text:p>92.584</text:p>
              </table:table-cell>
              <table:table-cell office:value-type="float" office:value="-10.254">
                <text:p>-10.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67">
                <text:p>4.267</text:p>
              </table:table-cell>
              <table:table-cell office:value-type="float" office:value="92.499">
                <text:p>92.499</text:p>
              </table:table-cell>
              <table:table-cell office:value-type="float" office:value="-9.717">
                <text:p>-9.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83">
                <text:p>4.283</text:p>
              </table:table-cell>
              <table:table-cell office:value-type="float" office:value="92.287">
                <text:p>92.287</text:p>
              </table:table-cell>
              <table:table-cell office:value-type="float" office:value="-9.045">
                <text:p>-9.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3">
                <text:p>4.3</text:p>
              </table:table-cell>
              <table:table-cell office:value-type="float" office:value="92.221">
                <text:p>92.221</text:p>
              </table:table-cell>
              <table:table-cell office:value-type="float" office:value="-8.712">
                <text:p>-8.7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17">
                <text:p>4.317</text:p>
              </table:table-cell>
              <table:table-cell office:value-type="float" office:value="91.994">
                <text:p>91.994</text:p>
              </table:table-cell>
              <table:table-cell office:value-type="float" office:value="-8.266">
                <text:p>-8.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33">
                <text:p>4.333</text:p>
              </table:table-cell>
              <table:table-cell office:value-type="float" office:value="91.887">
                <text:p>91.887</text:p>
              </table:table-cell>
              <table:table-cell office:value-type="float" office:value="-7.939">
                <text:p>-7.9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5">
                <text:p>4.35</text:p>
              </table:table-cell>
              <table:table-cell office:value-type="float" office:value="91.683">
                <text:p>91.683</text:p>
              </table:table-cell>
              <table:table-cell office:value-type="float" office:value="-7.727">
                <text:p>-7.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67">
                <text:p>4.367</text:p>
              </table:table-cell>
              <table:table-cell office:value-type="float" office:value="91.587">
                <text:p>91.587</text:p>
              </table:table-cell>
              <table:table-cell office:value-type="float" office:value="-7.403">
                <text:p>-7.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383">
                <text:p>4.383</text:p>
              </table:table-cell>
              <table:table-cell office:value-type="float" office:value="91.403">
                <text:p>91.403</text:p>
              </table:table-cell>
              <table:table-cell office:value-type="float" office:value="-7.185">
                <text:p>-7.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4">
                <text:p>4.4</text:p>
              </table:table-cell>
              <table:table-cell office:value-type="float" office:value="91.327">
                <text:p>91.327</text:p>
              </table:table-cell>
              <table:table-cell office:value-type="float" office:value="-7.037">
                <text:p>-7.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417">
                <text:p>4.417</text:p>
              </table:table-cell>
              <table:table-cell office:value-type="float" office:value="91.231">
                <text:p>91.231</text:p>
              </table:table-cell>
              <table:table-cell office:value-type="float" office:value="-6.901">
                <text:p>-6.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33">
                <text:p>4.433</text:p>
              </table:table-cell>
              <table:table-cell office:value-type="float" office:value="91.171">
                <text:p>91.171</text:p>
              </table:table-cell>
              <table:table-cell office:value-type="float" office:value="-6.743">
                <text:p>-6.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5">
                <text:p>4.45</text:p>
              </table:table-cell>
              <table:table-cell office:value-type="float" office:value="91.035">
                <text:p>91.035</text:p>
              </table:table-cell>
              <table:table-cell office:value-type="float" office:value="-6.798">
                <text:p>-6.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67">
                <text:p>4.467</text:p>
              </table:table-cell>
              <table:table-cell office:value-type="float" office:value="90.981">
                <text:p>90.981</text:p>
              </table:table-cell>
              <table:table-cell office:value-type="float" office:value="-6.649">
                <text:p>-6.6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83">
                <text:p>4.483</text:p>
              </table:table-cell>
              <table:table-cell office:value-type="float" office:value="90.859">
                <text:p>90.859</text:p>
              </table:table-cell>
              <table:table-cell office:value-type="float" office:value="-6.706">
                <text:p>-6.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">
                <text:p>4.5</text:p>
              </table:table-cell>
              <table:table-cell office:value-type="float" office:value="90.81">
                <text:p>90.81</text:p>
              </table:table-cell>
              <table:table-cell office:value-type="float" office:value="-6.43">
                <text:p>-6.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517">
                <text:p>4.517</text:p>
              </table:table-cell>
              <table:table-cell office:value-type="float" office:value="90.7">
                <text:p>90.7</text:p>
              </table:table-cell>
              <table:table-cell office:value-type="float" office:value="-6.341">
                <text:p>-6.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533">
                <text:p>4.533</text:p>
              </table:table-cell>
              <table:table-cell office:value-type="float" office:value="90.656">
                <text:p>90.656</text:p>
              </table:table-cell>
              <table:table-cell office:value-type="float" office:value="-6.243">
                <text:p>-6.2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55">
                <text:p>4.55</text:p>
              </table:table-cell>
              <table:table-cell office:value-type="float" office:value="90.509">
                <text:p>90.509</text:p>
              </table:table-cell>
              <table:table-cell office:value-type="float" office:value="-6.163">
                <text:p>-6.1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67">
                <text:p>4.567</text:p>
              </table:table-cell>
              <table:table-cell office:value-type="float" office:value="90.46">
                <text:p>90.46</text:p>
              </table:table-cell>
              <table:table-cell office:value-type="float" office:value="-6.075">
                <text:p>-6.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583">
                <text:p>4.583</text:p>
              </table:table-cell>
              <table:table-cell office:value-type="float" office:value="90.336">
                <text:p>90.336</text:p>
              </table:table-cell>
              <table:table-cell office:value-type="float" office:value="-6.033">
                <text:p>-6.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">
                <text:p>4.6</text:p>
              </table:table-cell>
              <table:table-cell office:value-type="float" office:value="90.233">
                <text:p>90.233</text:p>
              </table:table-cell>
              <table:table-cell office:value-type="float" office:value="-6.163">
                <text:p>-6.1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17">
                <text:p>4.617</text:p>
              </table:table-cell>
              <table:table-cell office:value-type="float" office:value="90.07">
                <text:p>90.07</text:p>
              </table:table-cell>
              <table:table-cell office:value-type="float" office:value="-6.151">
                <text:p>-6.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633">
                <text:p>4.633</text:p>
              </table:table-cell>
              <table:table-cell office:value-type="float" office:value="89.986">
                <text:p>89.986</text:p>
              </table:table-cell>
              <table:table-cell office:value-type="float" office:value="-6.119">
                <text:p>-6.1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5">
                <text:p>4.65</text:p>
              </table:table-cell>
              <table:table-cell office:value-type="float" office:value="89.85">
                <text:p>89.85</text:p>
              </table:table-cell>
              <table:table-cell office:value-type="float" office:value="-6.108">
                <text:p>-6.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67">
                <text:p>4.667</text:p>
              </table:table-cell>
              <table:table-cell office:value-type="float" office:value="89.774">
                <text:p>89.774</text:p>
              </table:table-cell>
              <table:table-cell office:value-type="float" office:value="-6.078">
                <text:p>-6.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83">
                <text:p>4.683</text:p>
              </table:table-cell>
              <table:table-cell office:value-type="float" office:value="89.602">
                <text:p>89.602</text:p>
              </table:table-cell>
              <table:table-cell office:value-type="float" office:value="-6.069">
                <text:p>-6.0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">
                <text:p>4.7</text:p>
              </table:table-cell>
              <table:table-cell office:value-type="float" office:value="89.533">
                <text:p>89.533</text:p>
              </table:table-cell>
              <table:table-cell office:value-type="float" office:value="-6.042">
                <text:p>-6.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17">
                <text:p>4.717</text:p>
              </table:table-cell>
              <table:table-cell office:value-type="float" office:value="89.378">
                <text:p>89.378</text:p>
              </table:table-cell>
              <table:table-cell office:value-type="float" office:value="-6.033">
                <text:p>-6.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33">
                <text:p>4.733</text:p>
              </table:table-cell>
              <table:table-cell office:value-type="float" office:value="89.316">
                <text:p>89.316</text:p>
              </table:table-cell>
              <table:table-cell office:value-type="float" office:value="-5.867">
                <text:p>-5.8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5">
                <text:p>4.75</text:p>
              </table:table-cell>
              <table:table-cell office:value-type="float" office:value="89.177">
                <text:p>89.17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67">
                <text:p>4.767</text:p>
              </table:table-cell>
              <table:table-cell office:value-type="float" office:value="89.121">
                <text:p>89.121</text:p>
              </table:table-cell>
              <table:table-cell office:value-type="float" office:value="-5.705">
                <text:p>-5.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83">
                <text:p>4.783</text:p>
              </table:table-cell>
              <table:table-cell office:value-type="float" office:value="88.996">
                <text:p>88.996</text:p>
              </table:table-cell>
              <table:table-cell office:value-type="float" office:value="-5.493">
                <text:p>-5.4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88.945">
                <text:p>88.945</text:p>
              </table:table-cell>
              <table:table-cell office:value-type="float" office:value="-5.403">
                <text:p>-5.4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817">
                <text:p>4.817</text:p>
              </table:table-cell>
              <table:table-cell office:value-type="float" office:value="88.832">
                <text:p>88.832</text:p>
              </table:table-cell>
              <table:table-cell office:value-type="float" office:value="-5.237">
                <text:p>-5.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833">
                <text:p>4.833</text:p>
              </table:table-cell>
              <table:table-cell office:value-type="float" office:value="88.787">
                <text:p>88.787</text:p>
              </table:table-cell>
              <table:table-cell office:value-type="float" office:value="-5.154">
                <text:p>-5.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85">
                <text:p>4.85</text:p>
              </table:table-cell>
              <table:table-cell office:value-type="float" office:value="88.686">
                <text:p>88.686</text:p>
              </table:table-cell>
              <table:table-cell office:value-type="float" office:value="-4.975">
                <text:p>-4.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67">
                <text:p>4.867</text:p>
              </table:table-cell>
              <table:table-cell office:value-type="float" office:value="88.645">
                <text:p>88.645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83">
                <text:p>4.883</text:p>
              </table:table-cell>
              <table:table-cell office:value-type="float" office:value="88.554">
                <text:p>88.554</text:p>
              </table:table-cell>
              <table:table-cell office:value-type="float" office:value="-4.414">
                <text:p>-4.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">
                <text:p>4.9</text:p>
              </table:table-cell>
              <table:table-cell office:value-type="float" office:value="88.517">
                <text:p>88.517</text:p>
              </table:table-cell>
              <table:table-cell office:value-type="float" office:value="-4.035">
                <text:p>-4.0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917">
                <text:p>4.917</text:p>
              </table:table-cell>
              <table:table-cell office:value-type="float" office:value="88.435">
                <text:p>88.435</text:p>
              </table:table-cell>
              <table:table-cell office:value-type="float" office:value="-3.702">
                <text:p>-3.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933">
                <text:p>4.933</text:p>
              </table:table-cell>
              <table:table-cell office:value-type="float" office:value="88.402">
                <text:p>88.402</text:p>
              </table:table-cell>
              <table:table-cell office:value-type="float" office:value="-3.361">
                <text:p>-3.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5">
                <text:p>4.95</text:p>
              </table:table-cell>
              <table:table-cell office:value-type="float" office:value="88.27">
                <text:p>88.27</text:p>
              </table:table-cell>
              <table:table-cell office:value-type="float" office:value="-3.005">
                <text:p>-3.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67">
                <text:p>4.967</text:p>
              </table:table-cell>
              <table:table-cell office:value-type="float" office:value="88.24">
                <text:p>88.24</text:p>
              </table:table-cell>
              <table:table-cell office:value-type="float" office:value="-2.667">
                <text:p>-2.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83">
                <text:p>4.983</text:p>
              </table:table-cell>
              <table:table-cell office:value-type="float" office:value="88.132">
                <text:p>88.132</text:p>
              </table:table-cell>
              <table:table-cell office:value-type="float" office:value="-2.411">
                <text:p>-2.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88.115">
                <text:p>88.115</text:p>
              </table:table-cell>
              <table:table-cell office:value-type="float" office:value="-2.107">
                <text:p>-2.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17">
                <text:p>5.017</text:p>
              </table:table-cell>
              <table:table-cell office:value-type="float" office:value="88.018">
                <text:p>88.018</text:p>
              </table:table-cell>
              <table:table-cell office:value-type="float" office:value="-2.086">
                <text:p>-2.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033">
                <text:p>5.033</text:p>
              </table:table-cell>
              <table:table-cell office:value-type="float" office:value="88.062">
                <text:p>88.062</text:p>
              </table:table-cell>
              <table:table-cell office:value-type="float" office:value="-1.813">
                <text:p>-1.8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05">
                <text:p>5.05</text:p>
              </table:table-cell>
              <table:table-cell office:value-type="float" office:value="88.033">
                <text:p>88.033</text:p>
              </table:table-cell>
              <table:table-cell office:value-type="float" office:value="-1.794">
                <text:p>-1.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67">
                <text:p>5.067</text:p>
              </table:table-cell>
              <table:table-cell office:value-type="float" office:value="88.082">
                <text:p>88.082</text:p>
              </table:table-cell>
              <table:table-cell office:value-type="float" office:value="-1.417">
                <text:p>-1.4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83">
                <text:p>5.083</text:p>
              </table:table-cell>
              <table:table-cell office:value-type="float" office:value="88.056">
                <text:p>88.056</text:p>
              </table:table-cell>
              <table:table-cell office:value-type="float" office:value="-1.368">
                <text:p>-1.3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1">
                <text:p>5.1</text:p>
              </table:table-cell>
              <table:table-cell office:value-type="float" office:value="88.119">
                <text:p>88.119</text:p>
              </table:table-cell>
              <table:table-cell office:value-type="float" office:value="-0.998">
                <text:p>-0.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17">
                <text:p>5.117</text:p>
              </table:table-cell>
              <table:table-cell office:value-type="float" office:value="88.106">
                <text:p>88.106</text:p>
              </table:table-cell>
              <table:table-cell office:value-type="float" office:value="-0.954">
                <text:p>-0.9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133">
                <text:p>5.133</text:p>
              </table:table-cell>
              <table:table-cell office:value-type="float" office:value="88.142">
                <text:p>88.142</text:p>
              </table:table-cell>
              <table:table-cell office:value-type="float" office:value="-0.446">
                <text:p>-0.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15">
                <text:p>5.15</text:p>
              </table:table-cell>
              <table:table-cell office:value-type="float" office:value="88.13">
                <text:p>88.13</text:p>
              </table:table-cell>
              <table:table-cell office:value-type="float" office:value="-0.407">
                <text:p>-0.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167">
                <text:p>5.167</text:p>
              </table:table-cell>
              <table:table-cell office:value-type="float" office:value="88.092">
                <text:p>88.09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183">
                <text:p>5.183</text:p>
              </table:table-cell>
              <table:table-cell office:value-type="float" office:value="88.081">
                <text:p>88.08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2">
                <text:p>5.2</text:p>
              </table:table-cell>
              <table:table-cell office:value-type="float" office:value="88.047">
                <text:p>88.047</text:p>
              </table:table-cell>
              <table:table-cell office:value-type="float" office:value="0.523">
                <text:p>0.5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17">
                <text:p>5.217</text:p>
              </table:table-cell>
              <table:table-cell office:value-type="float" office:value="88.081">
                <text:p>88.08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233">
                <text:p>5.233</text:p>
              </table:table-cell>
              <table:table-cell office:value-type="float" office:value="88.061">
                <text:p>88.061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5">
                <text:p>5.25</text:p>
              </table:table-cell>
              <table:table-cell office:value-type="float" office:value="88.102">
                <text:p>88.10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267">
                <text:p>5.267</text:p>
              </table:table-cell>
              <table:table-cell office:value-type="float" office:value="88.084">
                <text:p>88.08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283">
                <text:p>5.283</text:p>
              </table:table-cell>
              <table:table-cell office:value-type="float" office:value="88.121">
                <text:p>88.121</text:p>
              </table:table-cell>
              <table:table-cell office:value-type="float" office:value="-0.461">
                <text:p>-0.4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3">
                <text:p>5.3</text:p>
              </table:table-cell>
              <table:table-cell office:value-type="float" office:value="88.104">
                <text:p>88.104</text:p>
              </table:table-cell>
              <table:table-cell office:value-type="float" office:value="-0.396">
                <text:p>-0.3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17">
                <text:p>5.317</text:p>
              </table:table-cell>
              <table:table-cell office:value-type="float" office:value="88.185">
                <text:p>88.185</text:p>
              </table:table-cell>
              <table:table-cell office:value-type="float" office:value="-0.975">
                <text:p>-0.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333">
                <text:p>5.333</text:p>
              </table:table-cell>
              <table:table-cell office:value-type="float" office:value="88.12">
                <text:p>88.12</text:p>
              </table:table-cell>
              <table:table-cell office:value-type="float" office:value="-0.594">
                <text:p>-0.5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5">
                <text:p>5.35</text:p>
              </table:table-cell>
              <table:table-cell office:value-type="float" office:value="88.193">
                <text:p>88.193</text:p>
              </table:table-cell>
              <table:table-cell office:value-type="float" office:value="-0.905">
                <text:p>-0.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367">
                <text:p>5.367</text:p>
              </table:table-cell>
              <table:table-cell office:value-type="float" office:value="88.145">
                <text:p>88.145</text:p>
              </table:table-cell>
              <table:table-cell office:value-type="float" office:value="-0.562">
                <text:p>-0.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383">
                <text:p>5.383</text:p>
              </table:table-cell>
              <table:table-cell office:value-type="float" office:value="88.181">
                <text:p>88.181</text:p>
              </table:table-cell>
              <table:table-cell office:value-type="float" office:value="-0.699">
                <text:p>-0.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4">
                <text:p>5.4</text:p>
              </table:table-cell>
              <table:table-cell office:value-type="float" office:value="88.087">
                <text:p>88.087</text:p>
              </table:table-cell>
              <table:table-cell office:value-type="float" office:value="-0.044">
                <text:p>-0.0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417">
                <text:p>5.417</text:p>
              </table:table-cell>
              <table:table-cell office:value-type="float" office:value="88.11">
                <text:p>88.11</text:p>
              </table:table-cell>
              <table:table-cell office:value-type="float" office:value="-0.049">
                <text:p>-0.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33">
                <text:p>5.433</text:p>
              </table:table-cell>
              <table:table-cell office:value-type="float" office:value="87.966">
                <text:p>87.966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5">
                <text:p>5.45</text:p>
              </table:table-cell>
              <table:table-cell office:value-type="float" office:value="87.974">
                <text:p>87.9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467">
                <text:p>5.467</text:p>
              </table:table-cell>
              <table:table-cell office:value-type="float" office:value="87.817">
                <text:p>87.817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483">
                <text:p>5.483</text:p>
              </table:table-cell>
              <table:table-cell office:value-type="float" office:value="87.932">
                <text:p>87.932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5">
                <text:p>5.5</text:p>
              </table:table-cell>
              <table:table-cell office:value-type="float" office:value="87.79">
                <text:p>87.79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517">
                <text:p>5.517</text:p>
              </table:table-cell>
              <table:table-cell office:value-type="float" office:value="87.894">
                <text:p>87.894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33">
                <text:p>5.533</text:p>
              </table:table-cell>
              <table:table-cell office:value-type="float" office:value="87.814">
                <text:p>87.814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5">
                <text:p>5.55</text:p>
              </table:table-cell>
              <table:table-cell office:value-type="float" office:value="88.067">
                <text:p>88.067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567">
                <text:p>5.567</text:p>
              </table:table-cell>
              <table:table-cell office:value-type="float" office:value="88.045">
                <text:p>88.04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583">
                <text:p>5.583</text:p>
              </table:table-cell>
              <table:table-cell office:value-type="float" office:value="88.32">
                <text:p>88.3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">
                <text:p>5.6</text:p>
              </table:table-cell>
              <table:table-cell office:value-type="float" office:value="88.35">
                <text:p>88.35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617">
                <text:p>5.617</text:p>
              </table:table-cell>
              <table:table-cell office:value-type="float" office:value="88.536">
                <text:p>88.536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633">
                <text:p>5.633</text:p>
              </table:table-cell>
              <table:table-cell office:value-type="float" office:value="88.538">
                <text:p>88.538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65">
                <text:p>5.65</text:p>
              </table:table-cell>
              <table:table-cell office:value-type="float" office:value="88.765">
                <text:p>88.76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667">
                <text:p>5.667</text:p>
              </table:table-cell>
              <table:table-cell office:value-type="float" office:value="88.715">
                <text:p>88.715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83">
                <text:p>5.683</text:p>
              </table:table-cell>
              <table:table-cell office:value-type="float" office:value="88.856">
                <text:p>88.85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7">
                <text:p>5.7</text:p>
              </table:table-cell>
              <table:table-cell office:value-type="float" office:value="88.749">
                <text:p>88.749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717">
                <text:p>5.717</text:p>
              </table:table-cell>
              <table:table-cell office:value-type="float" office:value="88.751">
                <text:p>88.751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33">
                <text:p>5.733</text:p>
              </table:table-cell>
              <table:table-cell office:value-type="float" office:value="88.621">
                <text:p>88.621</text:p>
              </table:table-cell>
              <table:table-cell office:value-type="float" office:value="-0.398">
                <text:p>-0.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75">
                <text:p>5.75</text:p>
              </table:table-cell>
              <table:table-cell office:value-type="float" office:value="88.626">
                <text:p>88.626</text:p>
              </table:table-cell>
              <table:table-cell office:value-type="float" office:value="-0.355">
                <text:p>-0.3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67">
                <text:p>5.767</text:p>
              </table:table-cell>
              <table:table-cell office:value-type="float" office:value="88.445">
                <text:p>88.445</text:p>
              </table:table-cell>
              <table:table-cell office:value-type="float" office:value="-1.227">
                <text:p>-1.2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783">
                <text:p>5.783</text:p>
              </table:table-cell>
              <table:table-cell office:value-type="float" office:value="88.416">
                <text:p>88.416</text:p>
              </table:table-cell>
              <table:table-cell office:value-type="float" office:value="-1.306">
                <text:p>-1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">
                <text:p>5.8</text:p>
              </table:table-cell>
              <table:table-cell office:value-type="float" office:value="88.228">
                <text:p>88.228</text:p>
              </table:table-cell>
              <table:table-cell office:value-type="float" office:value="-1.903">
                <text:p>-1.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817">
                <text:p>5.817</text:p>
              </table:table-cell>
              <table:table-cell office:value-type="float" office:value="88.262">
                <text:p>88.262</text:p>
              </table:table-cell>
              <table:table-cell office:value-type="float" office:value="-1.899">
                <text:p>-1.8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833">
                <text:p>5.833</text:p>
              </table:table-cell>
              <table:table-cell office:value-type="float" office:value="88.083">
                <text:p>88.083</text:p>
              </table:table-cell>
              <table:table-cell office:value-type="float" office:value="-2.249">
                <text:p>-2.2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85">
                <text:p>5.85</text:p>
              </table:table-cell>
              <table:table-cell office:value-type="float" office:value="88.078">
                <text:p>88.078</text:p>
              </table:table-cell>
              <table:table-cell office:value-type="float" office:value="-1.944">
                <text:p>-1.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67">
                <text:p>5.867</text:p>
              </table:table-cell>
              <table:table-cell office:value-type="float" office:value="87.939">
                <text:p>87.939</text:p>
              </table:table-cell>
              <table:table-cell office:value-type="float" office:value="-1.739">
                <text:p>-1.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883">
                <text:p>5.883</text:p>
              </table:table-cell>
              <table:table-cell office:value-type="float" office:value="87.934">
                <text:p>87.934</text:p>
              </table:table-cell>
              <table:table-cell office:value-type="float" office:value="-0.899">
                <text:p>-0.8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9">
                <text:p>5.9</text:p>
              </table:table-cell>
              <table:table-cell office:value-type="float" office:value="87.926">
                <text:p>87.92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917">
                <text:p>5.917</text:p>
              </table:table-cell>
              <table:table-cell office:value-type="float" office:value="87.911">
                <text:p>87.911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33">
                <text:p>5.933</text:p>
              </table:table-cell>
              <table:table-cell office:value-type="float" office:value="87.915">
                <text:p>87.915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95">
                <text:p>5.95</text:p>
              </table:table-cell>
              <table:table-cell office:value-type="float" office:value="87.902">
                <text:p>87.902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67">
                <text:p>5.967</text:p>
              </table:table-cell>
              <table:table-cell office:value-type="float" office:value="87.905">
                <text:p>87.905</text:p>
              </table:table-cell>
              <table:table-cell office:value-type="float" office:value="4.686">
                <text:p>4.6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83">
                <text:p>5.983</text:p>
              </table:table-cell>
              <table:table-cell office:value-type="float" office:value="88.015">
                <text:p>88.015</text:p>
              </table:table-cell>
              <table:table-cell office:value-type="float" office:value="6.413">
                <text:p>6.4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88.067">
                <text:p>88.06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17">
                <text:p>6.017</text:p>
              </table:table-cell>
              <table:table-cell office:value-type="float" office:value="88.277">
                <text:p>88.277</text:p>
              </table:table-cell>
              <table:table-cell office:value-type="float" office:value="10.047">
                <text:p>10.0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033">
                <text:p>6.033</text:p>
              </table:table-cell>
              <table:table-cell office:value-type="float" office:value="88.449">
                <text:p>88.449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05">
                <text:p>6.05</text:p>
              </table:table-cell>
              <table:table-cell office:value-type="float" office:value="88.794">
                <text:p>88.794</text:p>
              </table:table-cell>
              <table:table-cell office:value-type="float" office:value="14.481">
                <text:p>14.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067">
                <text:p>6.067</text:p>
              </table:table-cell>
              <table:table-cell office:value-type="float" office:value="89.022">
                <text:p>89.022</text:p>
              </table:table-cell>
              <table:table-cell office:value-type="float" office:value="17.013">
                <text:p>17.0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083">
                <text:p>6.083</text:p>
              </table:table-cell>
              <table:table-cell office:value-type="float" office:value="89.4">
                <text:p>89.4</text:p>
              </table:table-cell>
              <table:table-cell office:value-type="float" office:value="19.351">
                <text:p>19.3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1">
                <text:p>6.1</text:p>
              </table:table-cell>
              <table:table-cell office:value-type="float" office:value="89.622">
                <text:p>89.622</text:p>
              </table:table-cell>
              <table:table-cell office:value-type="float" office:value="22.036">
                <text:p>22.0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117">
                <text:p>6.117</text:p>
              </table:table-cell>
              <table:table-cell office:value-type="float" office:value="89.978">
                <text:p>89.978</text:p>
              </table:table-cell>
              <table:table-cell office:value-type="float" office:value="24.476">
                <text:p>24.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133">
                <text:p>6.133</text:p>
              </table:table-cell>
              <table:table-cell office:value-type="float" office:value="90.366">
                <text:p>90.366</text:p>
              </table:table-cell>
              <table:table-cell office:value-type="float" office:value="27.257">
                <text:p>27.2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15">
                <text:p>6.15</text:p>
              </table:table-cell>
              <table:table-cell office:value-type="float" office:value="90.858">
                <text:p>90.858</text:p>
              </table:table-cell>
              <table:table-cell office:value-type="float" office:value="30.153">
                <text:p>30.1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167">
                <text:p>6.167</text:p>
              </table:table-cell>
              <table:table-cell office:value-type="float" office:value="91.432">
                <text:p>91.432</text:p>
              </table:table-cell>
              <table:table-cell office:value-type="float" office:value="32.496">
                <text:p>32.4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183">
                <text:p>6.183</text:p>
              </table:table-cell>
              <table:table-cell office:value-type="float" office:value="92.094">
                <text:p>92.094</text:p>
              </table:table-cell>
              <table:table-cell office:value-type="float" office:value="35.659">
                <text:p>35.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2">
                <text:p>6.2</text:p>
              </table:table-cell>
              <table:table-cell office:value-type="float" office:value="92.766">
                <text:p>92.766</text:p>
              </table:table-cell>
              <table:table-cell office:value-type="float" office:value="37.845">
                <text:p>37.8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217">
                <text:p>6.217</text:p>
              </table:table-cell>
              <table:table-cell office:value-type="float" office:value="93.605">
                <text:p>93.605</text:p>
              </table:table-cell>
              <table:table-cell office:value-type="float" office:value="40.52">
                <text:p>40.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33">
                <text:p>6.233</text:p>
              </table:table-cell>
              <table:table-cell office:value-type="float" office:value="94.376">
                <text:p>94.376</text:p>
              </table:table-cell>
              <table:table-cell office:value-type="float" office:value="42.542">
                <text:p>42.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5">
                <text:p>6.25</text:p>
              </table:table-cell>
              <table:table-cell office:value-type="float" office:value="95.257">
                <text:p>95.257</text:p>
              </table:table-cell>
              <table:table-cell office:value-type="float" office:value="45.256">
                <text:p>45.2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67">
                <text:p>6.267</text:p>
              </table:table-cell>
              <table:table-cell office:value-type="float" office:value="96.074">
                <text:p>96.074</text:p>
              </table:table-cell>
              <table:table-cell office:value-type="float" office:value="47.553">
                <text:p>47.5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83">
                <text:p>6.283</text:p>
              </table:table-cell>
              <table:table-cell office:value-type="float" office:value="96.988">
                <text:p>96.988</text:p>
              </table:table-cell>
              <table:table-cell office:value-type="float" office:value="50.712">
                <text:p>50.7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">
                <text:p>6.3</text:p>
              </table:table-cell>
              <table:table-cell office:value-type="float" office:value="97.956">
                <text:p>97.956</text:p>
              </table:table-cell>
              <table:table-cell office:value-type="float" office:value="53.932">
                <text:p>53.9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317">
                <text:p>6.317</text:p>
              </table:table-cell>
              <table:table-cell office:value-type="float" office:value="98.848">
                <text:p>98.848</text:p>
              </table:table-cell>
              <table:table-cell office:value-type="float" office:value="57.144">
                <text:p>57.1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33">
                <text:p>6.333</text:p>
              </table:table-cell>
              <table:table-cell office:value-type="float" office:value="99.953">
                <text:p>99.953</text:p>
              </table:table-cell>
              <table:table-cell office:value-type="float" office:value="60.382">
                <text:p>60.3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35">
                <text:p>6.35</text:p>
              </table:table-cell>
              <table:table-cell office:value-type="float" office:value="100.891">
                <text:p>100.891</text:p>
              </table:table-cell>
              <table:table-cell office:value-type="float" office:value="62.978">
                <text:p>62.9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367">
                <text:p>6.367</text:p>
              </table:table-cell>
              <table:table-cell office:value-type="float" office:value="101.956">
                <text:p>101.956</text:p>
              </table:table-cell>
              <table:table-cell office:value-type="float" office:value="66.44">
                <text:p>66.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83">
                <text:p>6.383</text:p>
              </table:table-cell>
              <table:table-cell office:value-type="float" office:value="102.974">
                <text:p>102.974</text:p>
              </table:table-cell>
              <table:table-cell office:value-type="float" office:value="68.746">
                <text:p>68.7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104.108">
                <text:p>104.108</text:p>
              </table:table-cell>
              <table:table-cell office:value-type="float" office:value="71.985">
                <text:p>71.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17">
                <text:p>6.417</text:p>
              </table:table-cell>
              <table:table-cell office:value-type="float" office:value="105.251">
                <text:p>105.251</text:p>
              </table:table-cell>
              <table:table-cell office:value-type="float" office:value="74.358">
                <text:p>74.3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33">
                <text:p>6.433</text:p>
              </table:table-cell>
              <table:table-cell office:value-type="float" office:value="106.526">
                <text:p>106.526</text:p>
              </table:table-cell>
              <table:table-cell office:value-type="float" office:value="77.426">
                <text:p>77.4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45">
                <text:p>6.45</text:p>
              </table:table-cell>
              <table:table-cell office:value-type="float" office:value="107.956">
                <text:p>107.956</text:p>
              </table:table-cell>
              <table:table-cell office:value-type="float" office:value="79.687">
                <text:p>79.6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467">
                <text:p>6.467</text:p>
              </table:table-cell>
              <table:table-cell office:value-type="float" office:value="109.414">
                <text:p>109.414</text:p>
              </table:table-cell>
              <table:table-cell office:value-type="float" office:value="82.854">
                <text:p>82.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483">
                <text:p>6.483</text:p>
              </table:table-cell>
              <table:table-cell office:value-type="float" office:value="110.985">
                <text:p>110.985</text:p>
              </table:table-cell>
              <table:table-cell office:value-type="float" office:value="84.683">
                <text:p>84.6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5">
                <text:p>6.5</text:p>
              </table:table-cell>
              <table:table-cell office:value-type="float" office:value="112.425">
                <text:p>112.425</text:p>
              </table:table-cell>
              <table:table-cell office:value-type="float" office:value="87.817">
                <text:p>87.8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517">
                <text:p>6.517</text:p>
              </table:table-cell>
              <table:table-cell office:value-type="float" office:value="114.241">
                <text:p>114.241</text:p>
              </table:table-cell>
              <table:table-cell office:value-type="float" office:value="88.911">
                <text:p>88.9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533">
                <text:p>6.533</text:p>
              </table:table-cell>
              <table:table-cell office:value-type="float" office:value="115.681">
                <text:p>115.681</text:p>
              </table:table-cell>
              <table:table-cell office:value-type="float" office:value="91.201">
                <text:p>91.2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55">
                <text:p>6.55</text:p>
              </table:table-cell>
              <table:table-cell office:value-type="float" office:value="117.6">
                <text:p>117.6</text:p>
              </table:table-cell>
              <table:table-cell office:value-type="float" office:value="92.305">
                <text:p>92.3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567">
                <text:p>6.567</text:p>
              </table:table-cell>
              <table:table-cell office:value-type="float" office:value="119.162">
                <text:p>119.162</text:p>
              </table:table-cell>
              <table:table-cell office:value-type="float" office:value="94.146">
                <text:p>94.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583">
                <text:p>6.583</text:p>
              </table:table-cell>
              <table:table-cell office:value-type="float" office:value="121.065">
                <text:p>121.065</text:p>
              </table:table-cell>
              <table:table-cell office:value-type="float" office:value="94.79">
                <text:p>94.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6">
                <text:p>6.6</text:p>
              </table:table-cell>
              <table:table-cell office:value-type="float" office:value="122.636">
                <text:p>122.636</text:p>
              </table:table-cell>
              <table:table-cell office:value-type="float" office:value="95.766">
                <text:p>95.7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617">
                <text:p>6.617</text:p>
              </table:table-cell>
              <table:table-cell office:value-type="float" office:value="124.606">
                <text:p>124.606</text:p>
              </table:table-cell>
              <table:table-cell office:value-type="float" office:value="95.713">
                <text:p>95.7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633">
                <text:p>6.633</text:p>
              </table:table-cell>
              <table:table-cell office:value-type="float" office:value="126.184">
                <text:p>126.184</text:p>
              </table:table-cell>
              <table:table-cell office:value-type="float" office:value="95.803">
                <text:p>95.8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65">
                <text:p>6.65</text:p>
              </table:table-cell>
              <table:table-cell office:value-type="float" office:value="128.12">
                <text:p>128.12</text:p>
              </table:table-cell>
              <table:table-cell office:value-type="float" office:value="94.955">
                <text:p>94.9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667">
                <text:p>6.667</text:p>
              </table:table-cell>
              <table:table-cell office:value-type="float" office:value="129.59">
                <text:p>129.59</text:p>
              </table:table-cell>
              <table:table-cell office:value-type="float" office:value="94.663">
                <text:p>94.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683">
                <text:p>6.683</text:p>
              </table:table-cell>
              <table:table-cell office:value-type="float" office:value="131.292">
                <text:p>131.292</text:p>
              </table:table-cell>
              <table:table-cell office:value-type="float" office:value="93.841">
                <text:p>93.8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7">
                <text:p>6.7</text:p>
              </table:table-cell>
              <table:table-cell office:value-type="float" office:value="132.724">
                <text:p>132.724</text:p>
              </table:table-cell>
              <table:table-cell office:value-type="float" office:value="92.408">
                <text:p>92.4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717">
                <text:p>6.717</text:p>
              </table:table-cell>
              <table:table-cell office:value-type="float" office:value="134.356">
                <text:p>134.356</text:p>
              </table:table-cell>
              <table:table-cell office:value-type="float" office:value="91.379">
                <text:p>91.3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33">
                <text:p>6.733</text:p>
              </table:table-cell>
              <table:table-cell office:value-type="float" office:value="135.705">
                <text:p>135.705</text:p>
              </table:table-cell>
              <table:table-cell office:value-type="float" office:value="89.694">
                <text:p>89.6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75">
                <text:p>6.75</text:p>
              </table:table-cell>
              <table:table-cell office:value-type="float" office:value="137.173">
                <text:p>137.173</text:p>
              </table:table-cell>
              <table:table-cell office:value-type="float" office:value="87.951">
                <text:p>87.9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767">
                <text:p>6.767</text:p>
              </table:table-cell>
              <table:table-cell office:value-type="float" office:value="138.431">
                <text:p>138.431</text:p>
              </table:table-cell>
              <table:table-cell office:value-type="float" office:value="85.919">
                <text:p>85.9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783">
                <text:p>6.783</text:p>
              </table:table-cell>
              <table:table-cell office:value-type="float" office:value="139.89">
                <text:p>139.89</text:p>
              </table:table-cell>
              <table:table-cell office:value-type="float" office:value="83.854">
                <text:p>83.8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8">
                <text:p>6.8</text:p>
              </table:table-cell>
              <table:table-cell office:value-type="float" office:value="141.065">
                <text:p>141.065</text:p>
              </table:table-cell>
              <table:table-cell office:value-type="float" office:value="81.253">
                <text:p>81.2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817">
                <text:p>6.817</text:p>
              </table:table-cell>
              <table:table-cell office:value-type="float" office:value="142.54">
                <text:p>142.54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833">
                <text:p>6.833</text:p>
              </table:table-cell>
              <table:table-cell office:value-type="float" office:value="143.705">
                <text:p>143.705</text:p>
              </table:table-cell>
              <table:table-cell office:value-type="float" office:value="76.877">
                <text:p>76.8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85">
                <text:p>6.85</text:p>
              </table:table-cell>
              <table:table-cell office:value-type="float" office:value="145.044">
                <text:p>145.044</text:p>
              </table:table-cell>
              <table:table-cell office:value-type="float" office:value="74.906">
                <text:p>74.9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867">
                <text:p>6.867</text:p>
              </table:table-cell>
              <table:table-cell office:value-type="float" office:value="146.141">
                <text:p>146.141</text:p>
              </table:table-cell>
              <table:table-cell office:value-type="float" office:value="72.758">
                <text:p>72.7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883">
                <text:p>6.883</text:p>
              </table:table-cell>
              <table:table-cell office:value-type="float" office:value="147.498">
                <text:p>147.498</text:p>
              </table:table-cell>
              <table:table-cell office:value-type="float" office:value="70.658">
                <text:p>70.6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9">
                <text:p>6.9</text:p>
              </table:table-cell>
              <table:table-cell office:value-type="float" office:value="148.479">
                <text:p>148.479</text:p>
              </table:table-cell>
              <table:table-cell office:value-type="float" office:value="68.573">
                <text:p>68.5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917">
                <text:p>6.917</text:p>
              </table:table-cell>
              <table:table-cell office:value-type="float" office:value="149.705">
                <text:p>149.705</text:p>
              </table:table-cell>
              <table:table-cell office:value-type="float" office:value="66.479">
                <text:p>66.4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933">
                <text:p>6.933</text:p>
              </table:table-cell>
              <table:table-cell office:value-type="float" office:value="150.588">
                <text:p>150.588</text:p>
              </table:table-cell>
              <table:table-cell office:value-type="float" office:value="64.607">
                <text:p>64.6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95">
                <text:p>6.95</text:p>
              </table:table-cell>
              <table:table-cell office:value-type="float" office:value="151.69">
                <text:p>151.69</text:p>
              </table:table-cell>
              <table:table-cell office:value-type="float" office:value="62.437">
                <text:p>62.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967">
                <text:p>6.967</text:p>
              </table:table-cell>
              <table:table-cell office:value-type="float" office:value="152.594">
                <text:p>152.594</text:p>
              </table:table-cell>
              <table:table-cell office:value-type="float" office:value="60.338">
                <text:p>60.3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983">
                <text:p>6.983</text:p>
              </table:table-cell>
              <table:table-cell office:value-type="float" office:value="153.746">
                <text:p>153.746</text:p>
              </table:table-cell>
              <table:table-cell office:value-type="float" office:value="58.405">
                <text:p>58.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">
                <text:p>7</text:p>
              </table:table-cell>
              <table:table-cell office:value-type="float" office:value="154.559">
                <text:p>154.559</text:p>
              </table:table-cell>
              <table:table-cell office:value-type="float" office:value="56.034">
                <text:p>56.0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017">
                <text:p>7.017</text:p>
              </table:table-cell>
              <table:table-cell office:value-type="float" office:value="155.544">
                <text:p>155.544</text:p>
              </table:table-cell>
              <table:table-cell office:value-type="float" office:value="53.971">
                <text:p>53.9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033">
                <text:p>7.033</text:p>
              </table:table-cell>
              <table:table-cell office:value-type="float" office:value="156.276">
                <text:p>156.276</text:p>
              </table:table-cell>
              <table:table-cell office:value-type="float" office:value="51.495">
                <text:p>51.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05">
                <text:p>7.05</text:p>
              </table:table-cell>
              <table:table-cell office:value-type="float" office:value="157.214">
                <text:p>157.214</text:p>
              </table:table-cell>
              <table:table-cell office:value-type="float" office:value="49.494">
                <text:p>49.4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067">
                <text:p>7.067</text:p>
              </table:table-cell>
              <table:table-cell office:value-type="float" office:value="157.864">
                <text:p>157.864</text:p>
              </table:table-cell>
              <table:table-cell office:value-type="float" office:value="46.963">
                <text:p>46.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83">
                <text:p>7.083</text:p>
              </table:table-cell>
              <table:table-cell office:value-type="float" office:value="158.709">
                <text:p>158.709</text:p>
              </table:table-cell>
              <table:table-cell office:value-type="float" office:value="45.199">
                <text:p>45.1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1">
                <text:p>7.1</text:p>
              </table:table-cell>
              <table:table-cell office:value-type="float" office:value="159.243">
                <text:p>159.243</text:p>
              </table:table-cell>
              <table:table-cell office:value-type="float" office:value="42.911">
                <text:p>42.9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117">
                <text:p>7.117</text:p>
              </table:table-cell>
              <table:table-cell office:value-type="float" office:value="160.003">
                <text:p>160.003</text:p>
              </table:table-cell>
              <table:table-cell office:value-type="float" office:value="41.323">
                <text:p>41.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133">
                <text:p>7.133</text:p>
              </table:table-cell>
              <table:table-cell office:value-type="float" office:value="160.534">
                <text:p>160.534</text:p>
              </table:table-cell>
              <table:table-cell office:value-type="float" office:value="39.276">
                <text:p>39.2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5">
                <text:p>7.15</text:p>
              </table:table-cell>
              <table:table-cell office:value-type="float" office:value="161.218">
                <text:p>161.218</text:p>
              </table:table-cell>
              <table:table-cell office:value-type="float" office:value="37.52">
                <text:p>37.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67">
                <text:p>7.167</text:p>
              </table:table-cell>
              <table:table-cell office:value-type="float" office:value="161.696">
                <text:p>161.696</text:p>
              </table:table-cell>
              <table:table-cell office:value-type="float" office:value="35.199">
                <text:p>35.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83">
                <text:p>7.183</text:p>
              </table:table-cell>
              <table:table-cell office:value-type="float" office:value="162.209">
                <text:p>162.209</text:p>
              </table:table-cell>
              <table:table-cell office:value-type="float" office:value="33.773">
                <text:p>33.7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2">
                <text:p>7.2</text:p>
              </table:table-cell>
              <table:table-cell office:value-type="float" office:value="162.639">
                <text:p>162.639</text:p>
              </table:table-cell>
              <table:table-cell office:value-type="float" office:value="31.838">
                <text:p>31.8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217">
                <text:p>7.217</text:p>
              </table:table-cell>
              <table:table-cell office:value-type="float" office:value="163.153">
                <text:p>163.153</text:p>
              </table:table-cell>
              <table:table-cell office:value-type="float" office:value="30.57">
                <text:p>30.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233">
                <text:p>7.233</text:p>
              </table:table-cell>
              <table:table-cell office:value-type="float" office:value="163.546">
                <text:p>163.546</text:p>
              </table:table-cell>
              <table:table-cell office:value-type="float" office:value="28.675">
                <text:p>28.6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25">
                <text:p>7.25</text:p>
              </table:table-cell>
              <table:table-cell office:value-type="float" office:value="164.008">
                <text:p>164.008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267">
                <text:p>7.267</text:p>
              </table:table-cell>
              <table:table-cell office:value-type="float" office:value="164.362">
                <text:p>164.362</text:p>
              </table:table-cell>
              <table:table-cell office:value-type="float" office:value="26.16">
                <text:p>26.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283">
                <text:p>7.283</text:p>
              </table:table-cell>
              <table:table-cell office:value-type="float" office:value="164.782">
                <text:p>164.782</text:p>
              </table:table-cell>
              <table:table-cell office:value-type="float" office:value="25.308">
                <text:p>25.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">
                <text:p>7.3</text:p>
              </table:table-cell>
              <table:table-cell office:value-type="float" office:value="165.1">
                <text:p>165.1</text:p>
              </table:table-cell>
              <table:table-cell office:value-type="float" office:value="24.048">
                <text:p>24.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17">
                <text:p>7.317</text:p>
              </table:table-cell>
              <table:table-cell office:value-type="float" office:value="165.479">
                <text:p>165.479</text:p>
              </table:table-cell>
              <table:table-cell office:value-type="float" office:value="23.131">
                <text:p>23.1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33">
                <text:p>7.333</text:p>
              </table:table-cell>
              <table:table-cell office:value-type="float" office:value="165.817">
                <text:p>165.817</text:p>
              </table:table-cell>
              <table:table-cell office:value-type="float" office:value="21.692">
                <text:p>21.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5">
                <text:p>7.35</text:p>
              </table:table-cell>
              <table:table-cell office:value-type="float" office:value="166.157">
                <text:p>166.157</text:p>
              </table:table-cell>
              <table:table-cell office:value-type="float" office:value="20.866">
                <text:p>20.8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67">
                <text:p>7.367</text:p>
              </table:table-cell>
              <table:table-cell office:value-type="float" office:value="166.466">
                <text:p>166.466</text:p>
              </table:table-cell>
              <table:table-cell office:value-type="float" office:value="19.878">
                <text:p>19.8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83">
                <text:p>7.383</text:p>
              </table:table-cell>
              <table:table-cell office:value-type="float" office:value="166.773">
                <text:p>166.773</text:p>
              </table:table-cell>
              <table:table-cell office:value-type="float" office:value="19.135">
                <text:p>19.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4">
                <text:p>7.4</text:p>
              </table:table-cell>
              <table:table-cell office:value-type="float" office:value="167.051">
                <text:p>167.051</text:p>
              </table:table-cell>
              <table:table-cell office:value-type="float" office:value="17.938">
                <text:p>17.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417">
                <text:p>7.417</text:p>
              </table:table-cell>
              <table:table-cell office:value-type="float" office:value="167.428">
                <text:p>167.428</text:p>
              </table:table-cell>
              <table:table-cell office:value-type="float" office:value="17.252">
                <text:p>17.2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433">
                <text:p>7.433</text:p>
              </table:table-cell>
              <table:table-cell office:value-type="float" office:value="167.679">
                <text:p>167.679</text:p>
              </table:table-cell>
              <table:table-cell office:value-type="float" office:value="16.173">
                <text:p>16.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45">
                <text:p>7.45</text:p>
              </table:table-cell>
              <table:table-cell office:value-type="float" office:value="168.019">
                <text:p>168.019</text:p>
              </table:table-cell>
              <table:table-cell office:value-type="float" office:value="15.549">
                <text:p>15.5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467">
                <text:p>7.467</text:p>
              </table:table-cell>
              <table:table-cell office:value-type="float" office:value="168.244">
                <text:p>168.244</text:p>
              </table:table-cell>
              <table:table-cell office:value-type="float" office:value="14.567">
                <text:p>14.5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83">
                <text:p>7.483</text:p>
              </table:table-cell>
              <table:table-cell office:value-type="float" office:value="168.448">
                <text:p>168.448</text:p>
              </table:table-cell>
              <table:table-cell office:value-type="float" office:value="14.006">
                <text:p>14.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5">
                <text:p>7.5</text:p>
              </table:table-cell>
              <table:table-cell office:value-type="float" office:value="168.651">
                <text:p>168.651</text:p>
              </table:table-cell>
              <table:table-cell office:value-type="float" office:value="13.122">
                <text:p>13.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517">
                <text:p>7.517</text:p>
              </table:table-cell>
              <table:table-cell office:value-type="float" office:value="168.835">
                <text:p>168.835</text:p>
              </table:table-cell>
              <table:table-cell office:value-type="float" office:value="12.446">
                <text:p>12.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533">
                <text:p>7.533</text:p>
              </table:table-cell>
              <table:table-cell office:value-type="float" office:value="169.017">
                <text:p>169.017</text:p>
              </table:table-cell>
              <table:table-cell office:value-type="float" office:value="11.651">
                <text:p>11.6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55">
                <text:p>7.55</text:p>
              </table:table-cell>
              <table:table-cell office:value-type="float" office:value="169.132">
                <text:p>169.132</text:p>
              </table:table-cell>
              <table:table-cell office:value-type="float" office:value="11.028">
                <text:p>11.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567">
                <text:p>7.567</text:p>
              </table:table-cell>
              <table:table-cell office:value-type="float" office:value="169.296">
                <text:p>169.296</text:p>
              </table:table-cell>
              <table:table-cell office:value-type="float" office:value="10.159">
                <text:p>10.1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583">
                <text:p>7.583</text:p>
              </table:table-cell>
              <table:table-cell office:value-type="float" office:value="169.399">
                <text:p>169.399</text:p>
              </table:table-cell>
              <table:table-cell office:value-type="float" office:value="9.906">
                <text:p>9.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6">
                <text:p>7.6</text:p>
              </table:table-cell>
              <table:table-cell office:value-type="float" office:value="169.545">
                <text:p>169.545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617">
                <text:p>7.617</text:p>
              </table:table-cell>
              <table:table-cell office:value-type="float" office:value="169.638">
                <text:p>169.638</text:p>
              </table:table-cell>
              <table:table-cell office:value-type="float" office:value="8.438">
                <text:p>8.4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33">
                <text:p>7.633</text:p>
              </table:table-cell>
              <table:table-cell office:value-type="float" office:value="169.769">
                <text:p>169.769</text:p>
              </table:table-cell>
              <table:table-cell office:value-type="float" office:value="7.013">
                <text:p>7.0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5">
                <text:p>7.65</text:p>
              </table:table-cell>
              <table:table-cell office:value-type="float" office:value="169.853">
                <text:p>169.853</text:p>
              </table:table-cell>
              <table:table-cell office:value-type="float" office:value="6.808">
                <text:p>6.8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67">
                <text:p>7.667</text:p>
              </table:table-cell>
              <table:table-cell office:value-type="float" office:value="169.965">
                <text:p>169.965</text:p>
              </table:table-cell>
              <table:table-cell office:value-type="float" office:value="5.832">
                <text:p>5.8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83">
                <text:p>7.683</text:p>
              </table:table-cell>
              <table:table-cell office:value-type="float" office:value="170.041">
                <text:p>170.041</text:p>
              </table:table-cell>
              <table:table-cell office:value-type="float" office:value="5.798">
                <text:p>5.7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7">
                <text:p>7.7</text:p>
              </table:table-cell>
              <table:table-cell office:value-type="float" office:value="170.142">
                <text:p>170.142</text:p>
              </table:table-cell>
              <table:table-cell office:value-type="float" office:value="4.919">
                <text:p>4.9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717">
                <text:p>7.717</text:p>
              </table:table-cell>
              <table:table-cell office:value-type="float" office:value="170.159">
                <text:p>170.159</text:p>
              </table:table-cell>
              <table:table-cell office:value-type="float" office:value="4.888">
                <text:p>4.8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733">
                <text:p>7.733</text:p>
              </table:table-cell>
              <table:table-cell office:value-type="float" office:value="170.353">
                <text:p>170.353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75">
                <text:p>7.75</text:p>
              </table:table-cell>
              <table:table-cell office:value-type="float" office:value="170.317">
                <text:p>170.317</text:p>
              </table:table-cell>
              <table:table-cell office:value-type="float" office:value="4.216">
                <text:p>4.2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767">
                <text:p>7.767</text:p>
              </table:table-cell>
              <table:table-cell office:value-type="float" office:value="170.492">
                <text:p>170.492</text:p>
              </table:table-cell>
              <table:table-cell office:value-type="float" office:value="3.636">
                <text:p>3.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783">
                <text:p>7.783</text:p>
              </table:table-cell>
              <table:table-cell office:value-type="float" office:value="170.356">
                <text:p>170.356</text:p>
              </table:table-cell>
              <table:table-cell office:value-type="float" office:value="3.603">
                <text:p>3.6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8">
                <text:p>7.8</text:p>
              </table:table-cell>
              <table:table-cell office:value-type="float" office:value="170.514">
                <text:p>170.514</text:p>
              </table:table-cell>
              <table:table-cell office:value-type="float" office:value="3.081">
                <text:p>3.0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817">
                <text:p>7.817</text:p>
              </table:table-cell>
              <table:table-cell office:value-type="float" office:value="170.392">
                <text:p>170.392</text:p>
              </table:table-cell>
              <table:table-cell office:value-type="float" office:value="3.057">
                <text:p>3.0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833">
                <text:p>7.833</text:p>
              </table:table-cell>
              <table:table-cell office:value-type="float" office:value="170.584">
                <text:p>170.584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85">
                <text:p>7.85</text:p>
              </table:table-cell>
              <table:table-cell office:value-type="float" office:value="170.474">
                <text:p>170.474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867">
                <text:p>7.867</text:p>
              </table:table-cell>
              <table:table-cell office:value-type="float" office:value="170.647">
                <text:p>170.647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83">
                <text:p>7.883</text:p>
              </table:table-cell>
              <table:table-cell office:value-type="float" office:value="170.546">
                <text:p>170.546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9">
                <text:p>7.9</text:p>
              </table:table-cell>
              <table:table-cell office:value-type="float" office:value="170.702">
                <text:p>170.702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917">
                <text:p>7.917</text:p>
              </table:table-cell>
              <table:table-cell office:value-type="float" office:value="170.611">
                <text:p>170.611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33">
                <text:p>7.933</text:p>
              </table:table-cell>
              <table:table-cell office:value-type="float" office:value="170.746">
                <text:p>170.746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5">
                <text:p>7.95</text:p>
              </table:table-cell>
              <table:table-cell office:value-type="float" office:value="170.665">
                <text:p>170.66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67">
                <text:p>7.967</text:p>
              </table:table-cell>
              <table:table-cell office:value-type="float" office:value="170.788">
                <text:p>170.788</text:p>
              </table:table-cell>
              <table:table-cell office:value-type="float" office:value="-0.275">
                <text:p>-0.2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983">
                <text:p>7.983</text:p>
              </table:table-cell>
              <table:table-cell office:value-type="float" office:value="170.665">
                <text:p>170.665</text:p>
              </table:table-cell>
              <table:table-cell office:value-type="float" office:value="-0.893">
                <text:p>-0.8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">
                <text:p>8</text:p>
              </table:table-cell>
              <table:table-cell office:value-type="float" office:value="170.779">
                <text:p>170.779</text:p>
              </table:table-cell>
              <table:table-cell office:value-type="float" office:value="-0.993">
                <text:p>-0.9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17">
                <text:p>8.017</text:p>
              </table:table-cell>
              <table:table-cell office:value-type="float" office:value="170.668">
                <text:p>170.668</text:p>
              </table:table-cell>
              <table:table-cell office:value-type="float" office:value="-1.699">
                <text:p>-1.6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033">
                <text:p>8.033</text:p>
              </table:table-cell>
              <table:table-cell office:value-type="float" office:value="170.721">
                <text:p>170.721</text:p>
              </table:table-cell>
              <table:table-cell office:value-type="float" office:value="-1.954">
                <text:p>-1.9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05">
                <text:p>8.05</text:p>
              </table:table-cell>
              <table:table-cell office:value-type="float" office:value="170.571">
                <text:p>170.571</text:p>
              </table:table-cell>
              <table:table-cell office:value-type="float" office:value="-2.59">
                <text:p>-2.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067">
                <text:p>8.067</text:p>
              </table:table-cell>
              <table:table-cell office:value-type="float" office:value="170.566">
                <text:p>170.566</text:p>
              </table:table-cell>
              <table:table-cell office:value-type="float" office:value="-3.266">
                <text:p>-3.2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083">
                <text:p>8.083</text:p>
              </table:table-cell>
              <table:table-cell office:value-type="float" office:value="170.436">
                <text:p>170.436</text:p>
              </table:table-cell>
              <table:table-cell office:value-type="float" office:value="-3.968">
                <text:p>-3.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1">
                <text:p>8.1</text:p>
              </table:table-cell>
              <table:table-cell office:value-type="float" office:value="170.382">
                <text:p>170.382</text:p>
              </table:table-cell>
              <table:table-cell office:value-type="float" office:value="-4.723">
                <text:p>-4.7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117">
                <text:p>8.117</text:p>
              </table:table-cell>
              <table:table-cell office:value-type="float" office:value="170.265">
                <text:p>170.265</text:p>
              </table:table-cell>
              <table:table-cell office:value-type="float" office:value="-5.666">
                <text:p>-5.6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133">
                <text:p>8.133</text:p>
              </table:table-cell>
              <table:table-cell office:value-type="float" office:value="170.216">
                <text:p>170.216</text:p>
              </table:table-cell>
              <table:table-cell office:value-type="float" office:value="-6.512">
                <text:p>-6.5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15">
                <text:p>8.15</text:p>
              </table:table-cell>
              <table:table-cell office:value-type="float" office:value="170.061">
                <text:p>170.061</text:p>
              </table:table-cell>
              <table:table-cell office:value-type="float" office:value="-7.538">
                <text:p>-7.5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167">
                <text:p>8.167</text:p>
              </table:table-cell>
              <table:table-cell office:value-type="float" office:value="170.017">
                <text:p>170.017</text:p>
              </table:table-cell>
              <table:table-cell office:value-type="float" office:value="-8.276">
                <text:p>-8.2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183">
                <text:p>8.183</text:p>
              </table:table-cell>
              <table:table-cell office:value-type="float" office:value="169.823">
                <text:p>169.823</text:p>
              </table:table-cell>
              <table:table-cell office:value-type="float" office:value="-9.651">
                <text:p>-9.6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2">
                <text:p>8.2</text:p>
              </table:table-cell>
              <table:table-cell office:value-type="float" office:value="169.783">
                <text:p>169.783</text:p>
              </table:table-cell>
              <table:table-cell office:value-type="float" office:value="-10.315">
                <text:p>-10.3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217">
                <text:p>8.217</text:p>
              </table:table-cell>
              <table:table-cell office:value-type="float" office:value="169.458">
                <text:p>169.458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233">
                <text:p>8.233</text:p>
              </table:table-cell>
              <table:table-cell office:value-type="float" office:value="169.379">
                <text:p>169.379</text:p>
              </table:table-cell>
              <table:table-cell office:value-type="float" office:value="-12.489">
                <text:p>-12.4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25">
                <text:p>8.25</text:p>
              </table:table-cell>
              <table:table-cell office:value-type="float" office:value="169.037">
                <text:p>169.037</text:p>
              </table:table-cell>
              <table:table-cell office:value-type="float" office:value="-13.712">
                <text:p>-13.7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267">
                <text:p>8.267</text:p>
              </table:table-cell>
              <table:table-cell office:value-type="float" office:value="168.857">
                <text:p>168.857</text:p>
              </table:table-cell>
              <table:table-cell office:value-type="float" office:value="-15.193">
                <text:p>-15.1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283">
                <text:p>8.283</text:p>
              </table:table-cell>
              <table:table-cell office:value-type="float" office:value="168.494">
                <text:p>168.494</text:p>
              </table:table-cell>
              <table:table-cell office:value-type="float" office:value="-16.607">
                <text:p>-16.6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3">
                <text:p>8.3</text:p>
              </table:table-cell>
              <table:table-cell office:value-type="float" office:value="168.275">
                <text:p>168.275</text:p>
              </table:table-cell>
              <table:table-cell office:value-type="float" office:value="-18.155">
                <text:p>-18.1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317">
                <text:p>8.317</text:p>
              </table:table-cell>
              <table:table-cell office:value-type="float" office:value="167.906">
                <text:p>167.906</text:p>
              </table:table-cell>
              <table:table-cell office:value-type="float" office:value="-19.72">
                <text:p>-19.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333">
                <text:p>8.333</text:p>
              </table:table-cell>
              <table:table-cell office:value-type="float" office:value="167.562">
                <text:p>167.562</text:p>
              </table:table-cell>
              <table:table-cell office:value-type="float" office:value="-21.305">
                <text:p>-21.3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35">
                <text:p>8.35</text:p>
              </table:table-cell>
              <table:table-cell office:value-type="float" office:value="167.229">
                <text:p>167.229</text:p>
              </table:table-cell>
              <table:table-cell office:value-type="float" office:value="-23.199">
                <text:p>-23.1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367">
                <text:p>8.367</text:p>
              </table:table-cell>
              <table:table-cell office:value-type="float" office:value="166.86">
                <text:p>166.86</text:p>
              </table:table-cell>
              <table:table-cell office:value-type="float" office:value="-24.505">
                <text:p>-24.5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383">
                <text:p>8.383</text:p>
              </table:table-cell>
              <table:table-cell office:value-type="float" office:value="166.407">
                <text:p>166.407</text:p>
              </table:table-cell>
              <table:table-cell office:value-type="float" office:value="-26.516">
                <text:p>-26.5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4">
                <text:p>8.4</text:p>
              </table:table-cell>
              <table:table-cell office:value-type="float" office:value="165.995">
                <text:p>165.995</text:p>
              </table:table-cell>
              <table:table-cell office:value-type="float" office:value="-27.264">
                <text:p>-27.2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417">
                <text:p>8.417</text:p>
              </table:table-cell>
              <table:table-cell office:value-type="float" office:value="165.372">
                <text:p>165.372</text:p>
              </table:table-cell>
              <table:table-cell office:value-type="float" office:value="-29.147">
                <text:p>-29.1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433">
                <text:p>8.433</text:p>
              </table:table-cell>
              <table:table-cell office:value-type="float" office:value="164.846">
                <text:p>164.846</text:p>
              </table:table-cell>
              <table:table-cell office:value-type="float" office:value="-30.706">
                <text:p>-30.7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45">
                <text:p>8.45</text:p>
              </table:table-cell>
              <table:table-cell office:value-type="float" office:value="164.213">
                <text:p>164.213</text:p>
              </table:table-cell>
              <table:table-cell office:value-type="float" office:value="-32.253">
                <text:p>-32.2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467">
                <text:p>8.467</text:p>
              </table:table-cell>
              <table:table-cell office:value-type="float" office:value="163.643">
                <text:p>163.643</text:p>
              </table:table-cell>
              <table:table-cell office:value-type="float" office:value="-33.853">
                <text:p>-33.8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483">
                <text:p>8.483</text:p>
              </table:table-cell>
              <table:table-cell office:value-type="float" office:value="162.96">
                <text:p>162.96</text:p>
              </table:table-cell>
              <table:table-cell office:value-type="float" office:value="-35.672">
                <text:p>-35.6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5">
                <text:p>8.5</text:p>
              </table:table-cell>
              <table:table-cell office:value-type="float" office:value="162.284">
                <text:p>162.284</text:p>
              </table:table-cell>
              <table:table-cell office:value-type="float" office:value="-37.505">
                <text:p>-37.5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517">
                <text:p>8.517</text:p>
              </table:table-cell>
              <table:table-cell office:value-type="float" office:value="161.655">
                <text:p>161.655</text:p>
              </table:table-cell>
              <table:table-cell office:value-type="float" office:value="-38.745">
                <text:p>-38.7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533">
                <text:p>8.533</text:p>
              </table:table-cell>
              <table:table-cell office:value-type="float" office:value="160.945">
                <text:p>160.945</text:p>
              </table:table-cell>
              <table:table-cell office:value-type="float" office:value="-40.974">
                <text:p>-40.9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55">
                <text:p>8.55</text:p>
              </table:table-cell>
              <table:table-cell office:value-type="float" office:value="160.37">
                <text:p>160.37</text:p>
              </table:table-cell>
              <table:table-cell office:value-type="float" office:value="-42.144">
                <text:p>-42.1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567">
                <text:p>8.567</text:p>
              </table:table-cell>
              <table:table-cell office:value-type="float" office:value="159.663">
                <text:p>159.663</text:p>
              </table:table-cell>
              <table:table-cell office:value-type="float" office:value="-44.434">
                <text:p>-44.4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583">
                <text:p>8.583</text:p>
              </table:table-cell>
              <table:table-cell office:value-type="float" office:value="158.802">
                <text:p>158.802</text:p>
              </table:table-cell>
              <table:table-cell office:value-type="float" office:value="-45.497">
                <text:p>-45.4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6">
                <text:p>8.6</text:p>
              </table:table-cell>
              <table:table-cell office:value-type="float" office:value="158.106">
                <text:p>158.106</text:p>
              </table:table-cell>
              <table:table-cell office:value-type="float" office:value="-47.256">
                <text:p>-47.2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617">
                <text:p>8.617</text:p>
              </table:table-cell>
              <table:table-cell office:value-type="float" office:value="157.21">
                <text:p>157.21</text:p>
              </table:table-cell>
              <table:table-cell office:value-type="float" office:value="-48.33">
                <text:p>-48.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633">
                <text:p>8.633</text:p>
              </table:table-cell>
              <table:table-cell office:value-type="float" office:value="156.385">
                <text:p>156.385</text:p>
              </table:table-cell>
              <table:table-cell office:value-type="float" office:value="-50.197">
                <text:p>-50.1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65">
                <text:p>8.65</text:p>
              </table:table-cell>
              <table:table-cell office:value-type="float" office:value="155.404">
                <text:p>155.404</text:p>
              </table:table-cell>
              <table:table-cell office:value-type="float" office:value="-51.484">
                <text:p>-51.4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667">
                <text:p>8.667</text:p>
              </table:table-cell>
              <table:table-cell office:value-type="float" office:value="154.647">
                <text:p>154.647</text:p>
              </table:table-cell>
              <table:table-cell office:value-type="float" office:value="-53.292">
                <text:p>-53.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683">
                <text:p>8.683</text:p>
              </table:table-cell>
              <table:table-cell office:value-type="float" office:value="153.571">
                <text:p>153.571</text:p>
              </table:table-cell>
              <table:table-cell office:value-type="float" office:value="-54.531">
                <text:p>-54.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7">
                <text:p>8.7</text:p>
              </table:table-cell>
              <table:table-cell office:value-type="float" office:value="152.812">
                <text:p>152.812</text:p>
              </table:table-cell>
              <table:table-cell office:value-type="float" office:value="-56.789">
                <text:p>-56.7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717">
                <text:p>8.717</text:p>
              </table:table-cell>
              <table:table-cell office:value-type="float" office:value="151.596">
                <text:p>151.596</text:p>
              </table:table-cell>
              <table:table-cell office:value-type="float" office:value="-58.23">
                <text:p>-58.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.733">
                <text:p>8.733</text:p>
              </table:table-cell>
              <table:table-cell office:value-type="float" office:value="150.829">
                <text:p>150.829</text:p>
              </table:table-cell>
              <table:table-cell office:value-type="float" office:value="-61.188">
                <text:p>-61.1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75">
                <text:p>8.75</text:p>
              </table:table-cell>
              <table:table-cell office:value-type="float" office:value="149.62">
                <text:p>149.62</text:p>
              </table:table-cell>
              <table:table-cell office:value-type="float" office:value="-62.598">
                <text:p>-62.5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767">
                <text:p>8.767</text:p>
              </table:table-cell>
              <table:table-cell office:value-type="float" office:value="148.736">
                <text:p>148.736</text:p>
              </table:table-cell>
              <table:table-cell office:value-type="float" office:value="-65.119">
                <text:p>-65.1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783">
                <text:p>8.783</text:p>
              </table:table-cell>
              <table:table-cell office:value-type="float" office:value="147.481">
                <text:p>147.481</text:p>
              </table:table-cell>
              <table:table-cell office:value-type="float" office:value="-66.675">
                <text:p>-66.6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8">
                <text:p>8.8</text:p>
              </table:table-cell>
              <table:table-cell office:value-type="float" office:value="146.482">
                <text:p>146.482</text:p>
              </table:table-cell>
              <table:table-cell office:value-type="float" office:value="-69.169">
                <text:p>-69.1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817">
                <text:p>8.817</text:p>
              </table:table-cell>
              <table:table-cell office:value-type="float" office:value="145.196">
                <text:p>145.196</text:p>
              </table:table-cell>
              <table:table-cell office:value-type="float" office:value="-70.473">
                <text:p>-70.4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833">
                <text:p>8.833</text:p>
              </table:table-cell>
              <table:table-cell office:value-type="float" office:value="144.107">
                <text:p>144.107</text:p>
              </table:table-cell>
              <table:table-cell office:value-type="float" office:value="-72.409">
                <text:p>-72.4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85">
                <text:p>8.85</text:p>
              </table:table-cell>
              <table:table-cell office:value-type="float" office:value="142.725">
                <text:p>142.725</text:p>
              </table:table-cell>
              <table:table-cell office:value-type="float" office:value="-74.125">
                <text:p>-74.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67">
                <text:p>8.867</text:p>
              </table:table-cell>
              <table:table-cell office:value-type="float" office:value="141.535">
                <text:p>141.535</text:p>
              </table:table-cell>
              <table:table-cell office:value-type="float" office:value="-75.886">
                <text:p>-75.8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.883">
                <text:p>8.883</text:p>
              </table:table-cell>
              <table:table-cell office:value-type="float" office:value="139.974">
                <text:p>139.974</text:p>
              </table:table-cell>
              <table:table-cell office:value-type="float" office:value="-77.463">
                <text:p>-77.4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.9">
                <text:p>8.9</text:p>
              </table:table-cell>
              <table:table-cell office:value-type="float" office:value="138.797">
                <text:p>138.797</text:p>
              </table:table-cell>
              <table:table-cell office:value-type="float" office:value="-78.632">
                <text:p>-78.6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.917">
                <text:p>8.917</text:p>
              </table:table-cell>
              <table:table-cell office:value-type="float" office:value="137.095">
                <text:p>137.095</text:p>
              </table:table-cell>
              <table:table-cell office:value-type="float" office:value="-80.386">
                <text:p>-80.3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933">
                <text:p>8.933</text:p>
              </table:table-cell>
              <table:table-cell office:value-type="float" office:value="135.881">
                <text:p>135.881</text:p>
              </table:table-cell>
              <table:table-cell office:value-type="float" office:value="-81.232">
                <text:p>-81.2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.95">
                <text:p>8.95</text:p>
              </table:table-cell>
              <table:table-cell office:value-type="float" office:value="134.153">
                <text:p>134.153</text:p>
              </table:table-cell>
              <table:table-cell office:value-type="float" office:value="-82.408">
                <text:p>-82.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967">
                <text:p>8.967</text:p>
              </table:table-cell>
              <table:table-cell office:value-type="float" office:value="132.894">
                <text:p>132.894</text:p>
              </table:table-cell>
              <table:table-cell office:value-type="float" office:value="-83.108">
                <text:p>-83.1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.983">
                <text:p>8.983</text:p>
              </table:table-cell>
              <table:table-cell office:value-type="float" office:value="131.268">
                <text:p>131.268</text:p>
              </table:table-cell>
              <table:table-cell office:value-type="float" office:value="-83.695">
                <text:p>-83.6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">
                <text:p>9</text:p>
              </table:table-cell>
              <table:table-cell office:value-type="float" office:value="129.938">
                <text:p>129.938</text:p>
              </table:table-cell>
              <table:table-cell office:value-type="float" office:value="-84.045">
                <text:p>-84.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.017">
                <text:p>9.017</text:p>
              </table:table-cell>
              <table:table-cell office:value-type="float" office:value="128.276">
                <text:p>128.276</text:p>
              </table:table-cell>
              <table:table-cell office:value-type="float" office:value="-84.428">
                <text:p>-84.4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.033">
                <text:p>9.033</text:p>
              </table:table-cell>
              <table:table-cell office:value-type="float" office:value="126.991">
                <text:p>126.991</text:p>
              </table:table-cell>
              <table:table-cell office:value-type="float" office:value="-84.157">
                <text:p>-84.1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.05">
                <text:p>9.05</text:p>
              </table:table-cell>
              <table:table-cell office:value-type="float" office:value="125.385">
                <text:p>125.385</text:p>
              </table:table-cell>
              <table:table-cell office:value-type="float" office:value="-83.768">
                <text:p>-83.7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067">
                <text:p>9.067</text:p>
              </table:table-cell>
              <table:table-cell office:value-type="float" office:value="124.034">
                <text:p>124.034</text:p>
              </table:table-cell>
              <table:table-cell office:value-type="float" office:value="-82.754">
                <text:p>-82.75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083">
                <text:p>9.083</text:p>
              </table:table-cell>
              <table:table-cell office:value-type="float" office:value="122.542">
                <text:p>122.542</text:p>
              </table:table-cell>
              <table:table-cell office:value-type="float" office:value="-82.129">
                <text:p>-82.1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1">
                <text:p>9.1</text:p>
              </table:table-cell>
              <table:table-cell office:value-type="float" office:value="121.267">
                <text:p>121.267</text:p>
              </table:table-cell>
              <table:table-cell office:value-type="float" office:value="-80.697">
                <text:p>-80.6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.117">
                <text:p>9.117</text:p>
              </table:table-cell>
              <table:table-cell office:value-type="float" office:value="119.778">
                <text:p>119.778</text:p>
              </table:table-cell>
              <table:table-cell office:value-type="float" office:value="-79.844">
                <text:p>-79.8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.133">
                <text:p>9.133</text:p>
              </table:table-cell>
              <table:table-cell office:value-type="float" office:value="118.583">
                <text:p>118.583</text:p>
              </table:table-cell>
              <table:table-cell office:value-type="float" office:value="-78.1">
                <text:p>-78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.15">
                <text:p>9.15</text:p>
              </table:table-cell>
              <table:table-cell office:value-type="float" office:value="117.181">
                <text:p>117.181</text:p>
              </table:table-cell>
              <table:table-cell office:value-type="float" office:value="-77.29">
                <text:p>-77.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.167">
                <text:p>9.167</text:p>
              </table:table-cell>
              <table:table-cell office:value-type="float" office:value="115.964">
                <text:p>115.964</text:p>
              </table:table-cell>
              <table:table-cell office:value-type="float" office:value="-75.421">
                <text:p>-75.4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.183">
                <text:p>9.183</text:p>
              </table:table-cell>
              <table:table-cell office:value-type="float" office:value="114.673">
                <text:p>114.673</text:p>
              </table:table-cell>
              <table:table-cell office:value-type="float" office:value="-74.272">
                <text:p>-74.2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.2">
                <text:p>9.2</text:p>
              </table:table-cell>
              <table:table-cell office:value-type="float" office:value="113.612">
                <text:p>113.612</text:p>
              </table:table-cell>
              <table:table-cell office:value-type="float" office:value="-71.819">
                <text:p>-71.8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.217">
                <text:p>9.217</text:p>
              </table:table-cell>
              <table:table-cell office:value-type="float" office:value="112.389">
                <text:p>112.389</text:p>
              </table:table-cell>
              <table:table-cell office:value-type="float" office:value="-70.693">
                <text:p>-70.6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.233">
                <text:p>9.233</text:p>
              </table:table-cell>
              <table:table-cell office:value-type="float" office:value="111.421">
                <text:p>111.421</text:p>
              </table:table-cell>
              <table:table-cell office:value-type="float" office:value="-68.466">
                <text:p>-68.4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.25">
                <text:p>9.25</text:p>
              </table:table-cell>
              <table:table-cell office:value-type="float" office:value="110.197">
                <text:p>110.197</text:p>
              </table:table-cell>
              <table:table-cell office:value-type="float" office:value="-67.176">
                <text:p>-67.1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.267">
                <text:p>9.267</text:p>
              </table:table-cell>
              <table:table-cell office:value-type="float" office:value="109.267">
                <text:p>109.267</text:p>
              </table:table-cell>
              <table:table-cell office:value-type="float" office:value="-64.787">
                <text:p>-64.7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.283">
                <text:p>9.283</text:p>
              </table:table-cell>
              <table:table-cell office:value-type="float" office:value="108.12">
                <text:p>108.12</text:p>
              </table:table-cell>
              <table:table-cell office:value-type="float" office:value="-63.412">
                <text:p>-63.4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.3">
                <text:p>9.3</text:p>
              </table:table-cell>
              <table:table-cell office:value-type="float" office:value="107.13">
                <text:p>107.13</text:p>
              </table:table-cell>
              <table:table-cell office:value-type="float" office:value="-60.825">
                <text:p>-60.8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317">
                <text:p>9.317</text:p>
              </table:table-cell>
              <table:table-cell office:value-type="float" office:value="106.127">
                <text:p>106.127</text:p>
              </table:table-cell>
              <table:table-cell office:value-type="float" office:value="-59.385">
                <text:p>-59.3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33">
                <text:p>9.333</text:p>
              </table:table-cell>
              <table:table-cell office:value-type="float" office:value="105.181">
                <text:p>105.181</text:p>
              </table:table-cell>
              <table:table-cell office:value-type="float" office:value="-56.67">
                <text:p>-56.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.35">
                <text:p>9.35</text:p>
              </table:table-cell>
              <table:table-cell office:value-type="float" office:value="104.337">
                <text:p>104.337</text:p>
              </table:table-cell>
              <table:table-cell office:value-type="float" office:value="-54.704">
                <text:p>-54.7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.367">
                <text:p>9.367</text:p>
              </table:table-cell>
              <table:table-cell office:value-type="float" office:value="103.427">
                <text:p>103.427</text:p>
              </table:table-cell>
              <table:table-cell office:value-type="float" office:value="-51.961">
                <text:p>-51.9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.383">
                <text:p>9.383</text:p>
              </table:table-cell>
              <table:table-cell office:value-type="float" office:value="102.563">
                <text:p>102.563</text:p>
              </table:table-cell>
              <table:table-cell office:value-type="float" office:value="-50.004">
                <text:p>-50.0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.4">
                <text:p>9.4</text:p>
              </table:table-cell>
              <table:table-cell office:value-type="float" office:value="101.642">
                <text:p>101.642</text:p>
              </table:table-cell>
              <table:table-cell office:value-type="float" office:value="-47.203">
                <text:p>-47.2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.417">
                <text:p>9.417</text:p>
              </table:table-cell>
              <table:table-cell office:value-type="float" office:value="100.947">
                <text:p>100.947</text:p>
              </table:table-cell>
              <table:table-cell office:value-type="float" office:value="-45.401">
                <text:p>-45.4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.433">
                <text:p>9.433</text:p>
              </table:table-cell>
              <table:table-cell office:value-type="float" office:value="100.129">
                <text:p>100.129</text:p>
              </table:table-cell>
              <table:table-cell office:value-type="float" office:value="-42.242">
                <text:p>-42.2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.45">
                <text:p>9.45</text:p>
              </table:table-cell>
              <table:table-cell office:value-type="float" office:value="99.503">
                <text:p>99.503</text:p>
              </table:table-cell>
              <table:table-cell office:value-type="float" office:value="-40.319">
                <text:p>-40.3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.467">
                <text:p>9.467</text:p>
              </table:table-cell>
              <table:table-cell office:value-type="float" office:value="98.788">
                <text:p>98.788</text:p>
              </table:table-cell>
              <table:table-cell office:value-type="float" office:value="-37.404">
                <text:p>-37.4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.483">
                <text:p>9.483</text:p>
              </table:table-cell>
              <table:table-cell office:value-type="float" office:value="98.291">
                <text:p>98.291</text:p>
              </table:table-cell>
              <table:table-cell office:value-type="float" office:value="-35.417">
                <text:p>-35.4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.5">
                <text:p>9.5</text:p>
              </table:table-cell>
              <table:table-cell office:value-type="float" office:value="97.73">
                <text:p>97.73</text:p>
              </table:table-cell>
              <table:table-cell office:value-type="float" office:value="-32.72">
                <text:p>-32.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.517">
                <text:p>9.517</text:p>
              </table:table-cell>
              <table:table-cell office:value-type="float" office:value="97.352">
                <text:p>97.352</text:p>
              </table:table-cell>
              <table:table-cell office:value-type="float" office:value="-30.796">
                <text:p>-30.7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.533">
                <text:p>9.533</text:p>
              </table:table-cell>
              <table:table-cell office:value-type="float" office:value="96.944">
                <text:p>96.944</text:p>
              </table:table-cell>
              <table:table-cell office:value-type="float" office:value="-28.684">
                <text:p>-28.6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.55">
                <text:p>9.55</text:p>
              </table:table-cell>
              <table:table-cell office:value-type="float" office:value="96.655">
                <text:p>96.655</text:p>
              </table:table-cell>
              <table:table-cell office:value-type="float" office:value="-26.617">
                <text:p>-26.6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.567">
                <text:p>9.567</text:p>
              </table:table-cell>
              <table:table-cell office:value-type="float" office:value="96.287">
                <text:p>96.287</text:p>
              </table:table-cell>
              <table:table-cell office:value-type="float" office:value="-24.056">
                <text:p>-24.0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.583">
                <text:p>9.583</text:p>
              </table:table-cell>
              <table:table-cell office:value-type="float" office:value="96.116">
                <text:p>96.116</text:p>
              </table:table-cell>
              <table:table-cell office:value-type="float" office:value="-22.032">
                <text:p>-22.0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.6">
                <text:p>9.6</text:p>
              </table:table-cell>
              <table:table-cell office:value-type="float" office:value="95.827">
                <text:p>95.827</text:p>
              </table:table-cell>
              <table:table-cell office:value-type="float" office:value="-19.927">
                <text:p>-19.9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.617">
                <text:p>9.617</text:p>
              </table:table-cell>
              <table:table-cell office:value-type="float" office:value="95.652">
                <text:p>95.652</text:p>
              </table:table-cell>
              <table:table-cell office:value-type="float" office:value="-17.978">
                <text:p>-17.9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.633">
                <text:p>9.633</text:p>
              </table:table-cell>
              <table:table-cell office:value-type="float" office:value="95.325">
                <text:p>95.325</text:p>
              </table:table-cell>
              <table:table-cell office:value-type="float" office:value="-16.062">
                <text:p>-16.0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.65">
                <text:p>9.65</text:p>
              </table:table-cell>
              <table:table-cell office:value-type="float" office:value="95.221">
                <text:p>95.221</text:p>
              </table:table-cell>
              <table:table-cell office:value-type="float" office:value="-14.369">
                <text:p>-14.3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.667">
                <text:p>9.667</text:p>
              </table:table-cell>
              <table:table-cell office:value-type="float" office:value="94.916">
                <text:p>94.916</text:p>
              </table:table-cell>
              <table:table-cell office:value-type="float" office:value="-12.869">
                <text:p>-12.8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.683">
                <text:p>9.683</text:p>
              </table:table-cell>
              <table:table-cell office:value-type="float" office:value="94.775">
                <text:p>94.775</text:p>
              </table:table-cell>
              <table:table-cell office:value-type="float" office:value="-11.737">
                <text:p>-11.7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.7">
                <text:p>9.7</text:p>
              </table:table-cell>
              <table:table-cell office:value-type="float" office:value="94.555">
                <text:p>94.555</text:p>
              </table:table-cell>
              <table:table-cell office:value-type="float" office:value="-10.454">
                <text:p>-10.4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.717">
                <text:p>9.717</text:p>
              </table:table-cell>
              <table:table-cell office:value-type="float" office:value="94.545">
                <text:p>94.545</text:p>
              </table:table-cell>
              <table:table-cell office:value-type="float" office:value="-9.848">
                <text:p>-9.8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.733">
                <text:p>9.733</text:p>
              </table:table-cell>
              <table:table-cell office:value-type="float" office:value="94.298">
                <text:p>94.298</text:p>
              </table:table-cell>
              <table:table-cell office:value-type="float" office:value="-8.844">
                <text:p>-8.8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.75">
                <text:p>9.75</text:p>
              </table:table-cell>
              <table:table-cell office:value-type="float" office:value="94.304">
                <text:p>94.304</text:p>
              </table:table-cell>
              <table:table-cell office:value-type="float" office:value="-8.302">
                <text:p>-8.3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767">
                <text:p>9.767</text:p>
              </table:table-cell>
              <table:table-cell office:value-type="float" office:value="94.137">
                <text:p>94.137</text:p>
              </table:table-cell>
              <table:table-cell office:value-type="float" office:value="-7.645">
                <text:p>-7.6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.783">
                <text:p>9.783</text:p>
              </table:table-cell>
              <table:table-cell office:value-type="float" office:value="94.149">
                <text:p>94.149</text:p>
              </table:table-cell>
              <table:table-cell office:value-type="float" office:value="-7.14">
                <text:p>-7.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.8">
                <text:p>9.8</text:p>
              </table:table-cell>
              <table:table-cell office:value-type="float" office:value="93.999">
                <text:p>93.999</text:p>
              </table:table-cell>
              <table:table-cell office:value-type="float" office:value="-6.487">
                <text:p>-6.4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817">
                <text:p>9.817</text:p>
              </table:table-cell>
              <table:table-cell office:value-type="float" office:value="94.001">
                <text:p>94.001</text:p>
              </table:table-cell>
              <table:table-cell office:value-type="float" office:value="-5.99">
                <text:p>-5.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.833">
                <text:p>9.833</text:p>
              </table:table-cell>
              <table:table-cell office:value-type="float" office:value="93.817">
                <text:p>93.817</text:p>
              </table:table-cell>
              <table:table-cell office:value-type="float" office:value="-5.671">
                <text:p>-5.6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.85">
                <text:p>9.85</text:p>
              </table:table-cell>
              <table:table-cell office:value-type="float" office:value="93.868">
                <text:p>93.868</text:p>
              </table:table-cell>
              <table:table-cell office:value-type="float" office:value="-5.215">
                <text:p>-5.2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.867">
                <text:p>9.867</text:p>
              </table:table-cell>
              <table:table-cell office:value-type="float" office:value="93.662">
                <text:p>93.662</text:p>
              </table:table-cell>
              <table:table-cell office:value-type="float" office:value="-4.786">
                <text:p>-4.7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.883">
                <text:p>9.883</text:p>
              </table:table-cell>
              <table:table-cell office:value-type="float" office:value="93.707">
                <text:p>93.707</text:p>
              </table:table-cell>
              <table:table-cell office:value-type="float" office:value="-4.782">
                <text:p>-4.7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.9">
                <text:p>9.9</text:p>
              </table:table-cell>
              <table:table-cell office:value-type="float" office:value="93.52">
                <text:p>93.52</text:p>
              </table:table-cell>
              <table:table-cell office:value-type="float" office:value="-4.625">
                <text:p>-4.62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.917">
                <text:p>9.917</text:p>
              </table:table-cell>
              <table:table-cell office:value-type="float" office:value="93.567">
                <text:p>93.567</text:p>
              </table:table-cell>
              <table:table-cell office:value-type="float" office:value="-4.478">
                <text:p>-4.4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.933">
                <text:p>9.933</text:p>
              </table:table-cell>
              <table:table-cell office:value-type="float" office:value="93.447">
                <text:p>93.447</text:p>
              </table:table-cell>
              <table:table-cell office:value-type="float" office:value="-4.382">
                <text:p>-4.3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.95">
                <text:p>9.95</text:p>
              </table:table-cell>
              <table:table-cell office:value-type="float" office:value="93.49">
                <text:p>93.49</text:p>
              </table:table-cell>
              <table:table-cell office:value-type="float" office:value="-4.534">
                <text:p>-4.5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.967">
                <text:p>9.967</text:p>
              </table:table-cell>
              <table:table-cell office:value-type="float" office:value="93.328">
                <text:p>93.328</text:p>
              </table:table-cell>
              <table:table-cell office:value-type="float" office:value="-4.469">
                <text:p>-4.4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.983">
                <text:p>9.983</text:p>
              </table:table-cell>
              <table:table-cell office:value-type="float" office:value="93.33">
                <text:p>93.33</text:p>
              </table:table-cell>
              <table:table-cell office:value-type="float" office:value="-4.606">
                <text:p>-4.60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93.178">
                <text:p>93.178</text:p>
              </table:table-cell>
              <table:table-cell office:value-type="float" office:value="-4.521">
                <text:p>-4.5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.017">
                <text:p>10.017</text:p>
              </table:table-cell>
              <table:table-cell office:value-type="float" office:value="93.18">
                <text:p>93.18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.033">
                <text:p>10.033</text:p>
              </table:table-cell>
              <table:table-cell office:value-type="float" office:value="92.961">
                <text:p>92.961</text:p>
              </table:table-cell>
              <table:table-cell office:value-type="float" office:value="-4.547">
                <text:p>-4.5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.05">
                <text:p>10.05</text:p>
              </table:table-cell>
              <table:table-cell office:value-type="float" office:value="93.003">
                <text:p>93.003</text:p>
              </table:table-cell>
              <table:table-cell office:value-type="float" office:value="-4.406">
                <text:p>-4.4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.067">
                <text:p>10.067</text:p>
              </table:table-cell>
              <table:table-cell office:value-type="float" office:value="92.806">
                <text:p>92.806</text:p>
              </table:table-cell>
              <table:table-cell office:value-type="float" office:value="-4.281">
                <text:p>-4.2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083">
                <text:p>10.083</text:p>
              </table:table-cell>
              <table:table-cell office:value-type="float" office:value="92.844">
                <text:p>92.844</text:p>
              </table:table-cell>
              <table:table-cell office:value-type="float" office:value="-4.151">
                <text:p>-4.1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.1">
                <text:p>10.1</text:p>
              </table:table-cell>
              <table:table-cell office:value-type="float" office:value="92.625">
                <text:p>92.625</text:p>
              </table:table-cell>
              <table:table-cell office:value-type="float" office:value="-4.057">
                <text:p>-4.0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.117">
                <text:p>10.117</text:p>
              </table:table-cell>
              <table:table-cell office:value-type="float" office:value="92.66">
                <text:p>92.66</text:p>
              </table:table-cell>
              <table:table-cell office:value-type="float" office:value="-4.209">
                <text:p>-4.2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.133">
                <text:p>10.133</text:p>
              </table:table-cell>
              <table:table-cell office:value-type="float" office:value="92.463">
                <text:p>92.463</text:p>
              </table:table-cell>
              <table:table-cell office:value-type="float" office:value="-4.125">
                <text:p>-4.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.15">
                <text:p>10.15</text:p>
              </table:table-cell>
              <table:table-cell office:value-type="float" office:value="92.494">
                <text:p>92.494</text:p>
              </table:table-cell>
              <table:table-cell office:value-type="float" office:value="-4.102">
                <text:p>-4.1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.167">
                <text:p>10.167</text:p>
              </table:table-cell>
              <table:table-cell office:value-type="float" office:value="92.317">
                <text:p>92.317</text:p>
              </table:table-cell>
              <table:table-cell office:value-type="float" office:value="-3.918">
                <text:p>-3.9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.183">
                <text:p>10.183</text:p>
              </table:table-cell>
              <table:table-cell office:value-type="float" office:value="92.352">
                <text:p>92.352</text:p>
              </table:table-cell>
              <table:table-cell office:value-type="float" office:value="-3.877">
                <text:p>-3.8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.2">
                <text:p>10.2</text:p>
              </table:table-cell>
              <table:table-cell office:value-type="float" office:value="92.193">
                <text:p>92.193</text:p>
              </table:table-cell>
              <table:table-cell office:value-type="float" office:value="-3.711">
                <text:p>-3.7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.217">
                <text:p>10.217</text:p>
              </table:table-cell>
              <table:table-cell office:value-type="float" office:value="92.28">
                <text:p>92.28</text:p>
              </table:table-cell>
              <table:table-cell office:value-type="float" office:value="-3.428">
                <text:p>-3.4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.233">
                <text:p>10.233</text:p>
              </table:table-cell>
              <table:table-cell office:value-type="float" office:value="92.136">
                <text:p>92.136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.25">
                <text:p>10.25</text:p>
              </table:table-cell>
              <table:table-cell office:value-type="float" office:value="92.215">
                <text:p>92.215</text:p>
              </table:table-cell>
              <table:table-cell office:value-type="float" office:value="-3.144">
                <text:p>-3.1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.267">
                <text:p>10.267</text:p>
              </table:table-cell>
              <table:table-cell office:value-type="float" office:value="92.044">
                <text:p>92.044</text:p>
              </table:table-cell>
              <table:table-cell office:value-type="float" office:value="-3.119">
                <text:p>-3.1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.283">
                <text:p>10.283</text:p>
              </table:table-cell>
              <table:table-cell office:value-type="float" office:value="92.115">
                <text:p>92.115</text:p>
              </table:table-cell>
              <table:table-cell office:value-type="float" office:value="-2.768">
                <text:p>-2.7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.3">
                <text:p>10.3</text:p>
              </table:table-cell>
              <table:table-cell office:value-type="float" office:value="91.961">
                <text:p>91.961</text:p>
              </table:table-cell>
              <table:table-cell office:value-type="float" office:value="-2.745">
                <text:p>-2.7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.317">
                <text:p>10.317</text:p>
              </table:table-cell>
              <table:table-cell office:value-type="float" office:value="92.024">
                <text:p>92.024</text:p>
              </table:table-cell>
              <table:table-cell office:value-type="float" office:value="-2.429">
                <text:p>-2.4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.333">
                <text:p>10.333</text:p>
              </table:table-cell>
              <table:table-cell office:value-type="float" office:value="91.886">
                <text:p>91.886</text:p>
              </table:table-cell>
              <table:table-cell office:value-type="float" office:value="-2.409">
                <text:p>-2.4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.35">
                <text:p>10.35</text:p>
              </table:table-cell>
              <table:table-cell office:value-type="float" office:value="91.943">
                <text:p>91.943</text:p>
              </table:table-cell>
              <table:table-cell office:value-type="float" office:value="-1.997">
                <text:p>-1.9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.367">
                <text:p>10.367</text:p>
              </table:table-cell>
              <table:table-cell office:value-type="float" office:value="91.818">
                <text:p>91.818</text:p>
              </table:table-cell>
              <table:table-cell office:value-type="float" office:value="-1.978">
                <text:p>-1.9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.383">
                <text:p>10.383</text:p>
              </table:table-cell>
              <table:table-cell office:value-type="float" office:value="91.87">
                <text:p>91.87</text:p>
              </table:table-cell>
              <table:table-cell office:value-type="float" office:value="-1.608">
                <text:p>-1.6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4">
                <text:p>10.4</text:p>
              </table:table-cell>
              <table:table-cell office:value-type="float" office:value="91.757">
                <text:p>91.757</text:p>
              </table:table-cell>
              <table:table-cell office:value-type="float" office:value="-1.777">
                <text:p>-1.7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.417">
                <text:p>10.417</text:p>
              </table:table-cell>
              <table:table-cell office:value-type="float" office:value="91.804">
                <text:p>91.804</text:p>
              </table:table-cell>
              <table:table-cell office:value-type="float" office:value="-1.423">
                <text:p>-1.4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.433">
                <text:p>10.433</text:p>
              </table:table-cell>
              <table:table-cell office:value-type="float" office:value="91.703">
                <text:p>91.703</text:p>
              </table:table-cell>
              <table:table-cell office:value-type="float" office:value="-1.556">
                <text:p>-1.5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.45">
                <text:p>10.45</text:p>
              </table:table-cell>
              <table:table-cell office:value-type="float" office:value="91.745">
                <text:p>91.745</text:p>
              </table:table-cell>
              <table:table-cell office:value-type="float" office:value="-0.922">
                <text:p>-0.9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.467">
                <text:p>10.467</text:p>
              </table:table-cell>
              <table:table-cell office:value-type="float" office:value="91.654">
                <text:p>91.654</text:p>
              </table:table-cell>
              <table:table-cell office:value-type="float" office:value="-0.986">
                <text:p>-0.9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.483">
                <text:p>10.483</text:p>
              </table:table-cell>
              <table:table-cell office:value-type="float" office:value="91.691">
                <text:p>91.691</text:p>
              </table:table-cell>
              <table:table-cell office:value-type="float" office:value="-0.571">
                <text:p>-0.5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.5">
                <text:p>10.5</text:p>
              </table:table-cell>
              <table:table-cell office:value-type="float" office:value="91.652">
                <text:p>91.652</text:p>
              </table:table-cell>
              <table:table-cell office:value-type="float" office:value="-0.589">
                <text:p>-0.5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.517">
                <text:p>10.517</text:p>
              </table:table-cell>
              <table:table-cell office:value-type="float" office:value="91.693">
                <text:p>91.69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.533">
                <text:p>10.533</text:p>
              </table:table-cell>
              <table:table-cell office:value-type="float" office:value="91.657">
                <text:p>91.65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.55">
                <text:p>10.55</text:p>
              </table:table-cell>
              <table:table-cell office:value-type="float" office:value="91.687">
                <text:p>91.687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.567">
                <text:p>10.567</text:p>
              </table:table-cell>
              <table:table-cell office:value-type="float" office:value="91.662">
                <text:p>91.66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.583">
                <text:p>10.583</text:p>
              </table:table-cell>
              <table:table-cell office:value-type="float" office:value="91.696">
                <text:p>91.696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.6">
                <text:p>10.6</text:p>
              </table:table-cell>
              <table:table-cell office:value-type="float" office:value="91.737">
                <text:p>91.737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.617">
                <text:p>10.617</text:p>
              </table:table-cell>
              <table:table-cell office:value-type="float" office:value="91.786">
                <text:p>91.786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.633">
                <text:p>10.633</text:p>
              </table:table-cell>
              <table:table-cell office:value-type="float" office:value="91.77">
                <text:p>91.77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65">
                <text:p>10.65</text:p>
              </table:table-cell>
              <table:table-cell office:value-type="float" office:value="91.828">
                <text:p>91.82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.667">
                <text:p>10.667</text:p>
              </table:table-cell>
              <table:table-cell office:value-type="float" office:value="91.9">
                <text:p>91.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.683">
                <text:p>10.683</text:p>
              </table:table-cell>
              <table:table-cell office:value-type="float" office:value="92.011">
                <text:p>92.011</text:p>
              </table:table-cell>
              <table:table-cell office:value-type="float" office:value="-0.685">
                <text:p>-0.6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.7">
                <text:p>10.7</text:p>
              </table:table-cell>
              <table:table-cell office:value-type="float" office:value="92.088">
                <text:p>92.088</text:p>
              </table:table-cell>
              <table:table-cell office:value-type="float" office:value="-0.894">
                <text:p>-0.8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.717">
                <text:p>10.717</text:p>
              </table:table-cell>
              <table:table-cell office:value-type="float" office:value="92.2">
                <text:p>92.2</text:p>
              </table:table-cell>
              <table:table-cell office:value-type="float" office:value="-1.276">
                <text:p>-1.2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.733">
                <text:p>10.733</text:p>
              </table:table-cell>
              <table:table-cell office:value-type="float" office:value="92.154">
                <text:p>92.154</text:p>
              </table:table-cell>
              <table:table-cell office:value-type="float" office:value="-1.444">
                <text:p>-1.4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.75">
                <text:p>10.75</text:p>
              </table:table-cell>
              <table:table-cell office:value-type="float" office:value="92.132">
                <text:p>92.132</text:p>
              </table:table-cell>
              <table:table-cell office:value-type="float" office:value="-1.931">
                <text:p>-1.9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.767">
                <text:p>10.767</text:p>
              </table:table-cell>
              <table:table-cell office:value-type="float" office:value="92.078">
                <text:p>92.078</text:p>
              </table:table-cell>
              <table:table-cell office:value-type="float" office:value="-1.956">
                <text:p>-1.9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.783">
                <text:p>10.783</text:p>
              </table:table-cell>
              <table:table-cell office:value-type="float" office:value="91.998">
                <text:p>91.998</text:p>
              </table:table-cell>
              <table:table-cell office:value-type="float" office:value="-2.609">
                <text:p>-2.6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.8">
                <text:p>10.8</text:p>
              </table:table-cell>
              <table:table-cell office:value-type="float" office:value="91.763">
                <text:p>91.763</text:p>
              </table:table-cell>
              <table:table-cell office:value-type="float" office:value="-2.687">
                <text:p>-2.68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.817">
                <text:p>10.817</text:p>
              </table:table-cell>
              <table:table-cell office:value-type="float" office:value="91.712">
                <text:p>91.712</text:p>
              </table:table-cell>
              <table:table-cell office:value-type="float" office:value="-3.268">
                <text:p>-3.2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.833">
                <text:p>10.833</text:p>
              </table:table-cell>
              <table:table-cell office:value-type="float" office:value="91.423">
                <text:p>91.423</text:p>
              </table:table-cell>
              <table:table-cell office:value-type="float" office:value="-3.255">
                <text:p>-3.2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.85">
                <text:p>10.85</text:p>
              </table:table-cell>
              <table:table-cell office:value-type="float" office:value="91.394">
                <text:p>91.394</text:p>
              </table:table-cell>
              <table:table-cell office:value-type="float" office:value="-3.861">
                <text:p>-3.8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.867">
                <text:p>10.867</text:p>
              </table:table-cell>
              <table:table-cell office:value-type="float" office:value="91.232">
                <text:p>91.232</text:p>
              </table:table-cell>
              <table:table-cell office:value-type="float" office:value="-3.848">
                <text:p>-3.8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.883">
                <text:p>10.883</text:p>
              </table:table-cell>
              <table:table-cell office:value-type="float" office:value="91.206">
                <text:p>91.206</text:p>
              </table:table-cell>
              <table:table-cell office:value-type="float" office:value="-4.284">
                <text:p>-4.2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.9">
                <text:p>10.9</text:p>
              </table:table-cell>
              <table:table-cell office:value-type="float" office:value="91.018">
                <text:p>91.018</text:p>
              </table:table-cell>
              <table:table-cell office:value-type="float" office:value="-4.203">
                <text:p>-4.2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.917">
                <text:p>10.917</text:p>
              </table:table-cell>
              <table:table-cell office:value-type="float" office:value="91.044">
                <text:p>91.044</text:p>
              </table:table-cell>
              <table:table-cell office:value-type="float" office:value="-3.911">
                <text:p>-3.9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.933">
                <text:p>10.933</text:p>
              </table:table-cell>
              <table:table-cell office:value-type="float" office:value="90.867">
                <text:p>90.867</text:p>
              </table:table-cell>
              <table:table-cell office:value-type="float" office:value="-2.944">
                <text:p>-2.9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.95">
                <text:p>10.95</text:p>
              </table:table-cell>
              <table:table-cell office:value-type="float" office:value="90.89">
                <text:p>90.89</text:p>
              </table:table-cell>
              <table:table-cell office:value-type="float" office:value="-2.448">
                <text:p>-2.44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.967">
                <text:p>10.967</text:p>
              </table:table-cell>
              <table:table-cell office:value-type="float" office:value="90.681">
                <text:p>90.681</text:p>
              </table:table-cell>
              <table:table-cell office:value-type="float" office:value="-1.078">
                <text:p>-1.07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.983">
                <text:p>10.983</text:p>
              </table:table-cell>
              <table:table-cell office:value-type="float" office:value="90.743">
                <text:p>90.743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  <table:table-cell office:value-type="float" office:value="90.613">
                <text:p>90.613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.017">
                <text:p>11.017</text:p>
              </table:table-cell>
              <table:table-cell office:value-type="float" office:value="90.728">
                <text:p>90.728</text:p>
              </table:table-cell>
              <table:table-cell office:value-type="float" office:value="3.356">
                <text:p>3.3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033">
                <text:p>11.033</text:p>
              </table:table-cell>
              <table:table-cell office:value-type="float" office:value="90.66">
                <text:p>90.66</text:p>
              </table:table-cell>
              <table:table-cell office:value-type="float" office:value="5.054">
                <text:p>5.0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.05">
                <text:p>11.05</text:p>
              </table:table-cell>
              <table:table-cell office:value-type="float" office:value="90.799">
                <text:p>90.799</text:p>
              </table:table-cell>
              <table:table-cell office:value-type="float" office:value="6.468">
                <text:p>6.4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.067">
                <text:p>11.067</text:p>
              </table:table-cell>
              <table:table-cell office:value-type="float" office:value="90.85">
                <text:p>90.85</text:p>
              </table:table-cell>
              <table:table-cell office:value-type="float" office:value="8.315">
                <text:p>8.3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.083">
                <text:p>11.083</text:p>
              </table:table-cell>
              <table:table-cell office:value-type="float" office:value="91.151">
                <text:p>91.151</text:p>
              </table:table-cell>
              <table:table-cell office:value-type="float" office:value="9.939">
                <text:p>9.9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.1">
                <text:p>11.1</text:p>
              </table:table-cell>
              <table:table-cell office:value-type="float" office:value="91.262">
                <text:p>91.262</text:p>
              </table:table-cell>
              <table:table-cell office:value-type="float" office:value="11.743">
                <text:p>11.7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.117">
                <text:p>11.117</text:p>
              </table:table-cell>
              <table:table-cell office:value-type="float" office:value="91.638">
                <text:p>91.638</text:p>
              </table:table-cell>
              <table:table-cell office:value-type="float" office:value="13.179">
                <text:p>13.1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.133">
                <text:p>11.133</text:p>
              </table:table-cell>
              <table:table-cell office:value-type="float" office:value="91.836">
                <text:p>91.836</text:p>
              </table:table-cell>
              <table:table-cell office:value-type="float" office:value="15.001">
                <text:p>15.0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1.15">
                <text:p>11.15</text:p>
              </table:table-cell>
              <table:table-cell office:value-type="float" office:value="92.309">
                <text:p>92.309</text:p>
              </table:table-cell>
              <table:table-cell office:value-type="float" office:value="17.177">
                <text:p>17.1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.167">
                <text:p>11.167</text:p>
              </table:table-cell>
              <table:table-cell office:value-type="float" office:value="92.542">
                <text:p>92.542</text:p>
              </table:table-cell>
              <table:table-cell office:value-type="float" office:value="18.957">
                <text:p>18.9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.183">
                <text:p>11.183</text:p>
              </table:table-cell>
              <table:table-cell office:value-type="float" office:value="93.079">
                <text:p>93.079</text:p>
              </table:table-cell>
              <table:table-cell office:value-type="float" office:value="21.267">
                <text:p>21.2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.2">
                <text:p>11.2</text:p>
              </table:table-cell>
              <table:table-cell office:value-type="float" office:value="93.388">
                <text:p>93.388</text:p>
              </table:table-cell>
              <table:table-cell office:value-type="float" office:value="23.009">
                <text:p>23.0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.217">
                <text:p>11.217</text:p>
              </table:table-cell>
              <table:table-cell office:value-type="float" office:value="93.978">
                <text:p>93.978</text:p>
              </table:table-cell>
              <table:table-cell office:value-type="float" office:value="25.455">
                <text:p>25.4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.233">
                <text:p>11.233</text:p>
              </table:table-cell>
              <table:table-cell office:value-type="float" office:value="94.332">
                <text:p>94.332</text:p>
              </table:table-cell>
              <table:table-cell office:value-type="float" office:value="26.976">
                <text:p>26.9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.25">
                <text:p>11.25</text:p>
              </table:table-cell>
              <table:table-cell office:value-type="float" office:value="94.959">
                <text:p>94.959</text:p>
              </table:table-cell>
              <table:table-cell office:value-type="float" office:value="29.237">
                <text:p>29.2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.267">
                <text:p>11.267</text:p>
              </table:table-cell>
              <table:table-cell office:value-type="float" office:value="95.26">
                <text:p>95.26</text:p>
              </table:table-cell>
              <table:table-cell office:value-type="float" office:value="30.538">
                <text:p>30.5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.283">
                <text:p>11.283</text:p>
              </table:table-cell>
              <table:table-cell office:value-type="float" office:value="95.891">
                <text:p>95.891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.3">
                <text:p>11.3</text:p>
              </table:table-cell>
              <table:table-cell office:value-type="float" office:value="96.407">
                <text:p>96.407</text:p>
              </table:table-cell>
              <table:table-cell office:value-type="float" office:value="34.076">
                <text:p>34.0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.317">
                <text:p>11.317</text:p>
              </table:table-cell>
              <table:table-cell office:value-type="float" office:value="97.062">
                <text:p>97.062</text:p>
              </table:table-cell>
              <table:table-cell office:value-type="float" office:value="36.306">
                <text:p>36.3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.333">
                <text:p>11.333</text:p>
              </table:table-cell>
              <table:table-cell office:value-type="float" office:value="97.702">
                <text:p>97.702</text:p>
              </table:table-cell>
              <table:table-cell office:value-type="float" office:value="37.68">
                <text:p>37.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.35">
                <text:p>11.35</text:p>
              </table:table-cell>
              <table:table-cell office:value-type="float" office:value="98.397">
                <text:p>98.397</text:p>
              </table:table-cell>
              <table:table-cell office:value-type="float" office:value="39.941">
                <text:p>39.9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.367">
                <text:p>11.367</text:p>
              </table:table-cell>
              <table:table-cell office:value-type="float" office:value="99.145">
                <text:p>99.145</text:p>
              </table:table-cell>
              <table:table-cell office:value-type="float" office:value="41.866">
                <text:p>41.8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.383">
                <text:p>11.383</text:p>
              </table:table-cell>
              <table:table-cell office:value-type="float" office:value="99.791">
                <text:p>99.791</text:p>
              </table:table-cell>
              <table:table-cell office:value-type="float" office:value="44.922">
                <text:p>44.9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4">
                <text:p>11.4</text:p>
              </table:table-cell>
              <table:table-cell office:value-type="float" office:value="100.595">
                <text:p>100.595</text:p>
              </table:table-cell>
              <table:table-cell office:value-type="float" office:value="46.803">
                <text:p>46.8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417">
                <text:p>11.417</text:p>
              </table:table-cell>
              <table:table-cell office:value-type="float" office:value="101.33">
                <text:p>101.33</text:p>
              </table:table-cell>
              <table:table-cell office:value-type="float" office:value="49.987">
                <text:p>49.9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.433">
                <text:p>11.433</text:p>
              </table:table-cell>
              <table:table-cell office:value-type="float" office:value="102.179">
                <text:p>102.179</text:p>
              </table:table-cell>
              <table:table-cell office:value-type="float" office:value="52.379">
                <text:p>52.3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45">
                <text:p>11.45</text:p>
              </table:table-cell>
              <table:table-cell office:value-type="float" office:value="102.997">
                <text:p>102.997</text:p>
              </table:table-cell>
              <table:table-cell office:value-type="float" office:value="55.927">
                <text:p>55.9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.467">
                <text:p>11.467</text:p>
              </table:table-cell>
              <table:table-cell office:value-type="float" office:value="103.938">
                <text:p>103.938</text:p>
              </table:table-cell>
              <table:table-cell office:value-type="float" office:value="58.949">
                <text:p>58.9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.483">
                <text:p>11.483</text:p>
              </table:table-cell>
              <table:table-cell office:value-type="float" office:value="104.869">
                <text:p>104.869</text:p>
              </table:table-cell>
              <table:table-cell office:value-type="float" office:value="62.051">
                <text:p>62.0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.5">
                <text:p>11.5</text:p>
              </table:table-cell>
              <table:table-cell office:value-type="float" office:value="105.856">
                <text:p>105.856</text:p>
              </table:table-cell>
              <table:table-cell office:value-type="float" office:value="65.01">
                <text:p>65.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1.517">
                <text:p>11.517</text:p>
              </table:table-cell>
              <table:table-cell office:value-type="float" office:value="107.035">
                <text:p>107.035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.533">
                <text:p>11.533</text:p>
              </table:table-cell>
              <table:table-cell office:value-type="float" office:value="108.362">
                <text:p>108.362</text:p>
              </table:table-cell>
              <table:table-cell office:value-type="float" office:value="70.61">
                <text:p>70.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.55">
                <text:p>11.55</text:p>
              </table:table-cell>
              <table:table-cell office:value-type="float" office:value="109.578">
                <text:p>109.578</text:p>
              </table:table-cell>
              <table:table-cell office:value-type="float" office:value="73.224">
                <text:p>73.2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1.567">
                <text:p>11.567</text:p>
              </table:table-cell>
              <table:table-cell office:value-type="float" office:value="110.994">
                <text:p>110.994</text:p>
              </table:table-cell>
              <table:table-cell office:value-type="float" office:value="76.135">
                <text:p>76.1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1.583">
                <text:p>11.583</text:p>
              </table:table-cell>
              <table:table-cell office:value-type="float" office:value="112.418">
                <text:p>112.418</text:p>
              </table:table-cell>
              <table:table-cell office:value-type="float" office:value="78.579">
                <text:p>78.5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.6">
                <text:p>11.6</text:p>
              </table:table-cell>
              <table:table-cell office:value-type="float" office:value="113.902">
                <text:p>113.902</text:p>
              </table:table-cell>
              <table:table-cell office:value-type="float" office:value="81.226">
                <text:p>81.2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1.617">
                <text:p>11.617</text:p>
              </table:table-cell>
              <table:table-cell office:value-type="float" office:value="115.54">
                <text:p>115.54</text:p>
              </table:table-cell>
              <table:table-cell office:value-type="float" office:value="83.534">
                <text:p>83.5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.633">
                <text:p>11.633</text:p>
              </table:table-cell>
              <table:table-cell office:value-type="float" office:value="117.09">
                <text:p>117.09</text:p>
              </table:table-cell>
              <table:table-cell office:value-type="float" office:value="85.626">
                <text:p>85.6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.65">
                <text:p>11.65</text:p>
              </table:table-cell>
              <table:table-cell office:value-type="float" office:value="118.731">
                <text:p>118.731</text:p>
              </table:table-cell>
              <table:table-cell office:value-type="float" office:value="87.171">
                <text:p>87.1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.667">
                <text:p>11.667</text:p>
              </table:table-cell>
              <table:table-cell office:value-type="float" office:value="120.292">
                <text:p>120.292</text:p>
              </table:table-cell>
              <table:table-cell office:value-type="float" office:value="88.746">
                <text:p>88.7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.683">
                <text:p>11.683</text:p>
              </table:table-cell>
              <table:table-cell office:value-type="float" office:value="121.934">
                <text:p>121.934</text:p>
              </table:table-cell>
              <table:table-cell office:value-type="float" office:value="89.694">
                <text:p>89.6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.7">
                <text:p>11.7</text:p>
              </table:table-cell>
              <table:table-cell office:value-type="float" office:value="123.553">
                <text:p>123.553</text:p>
              </table:table-cell>
              <table:table-cell office:value-type="float" office:value="90.265">
                <text:p>90.26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.717">
                <text:p>11.717</text:p>
              </table:table-cell>
              <table:table-cell office:value-type="float" office:value="125.169">
                <text:p>125.169</text:p>
              </table:table-cell>
              <table:table-cell office:value-type="float" office:value="90.026">
                <text:p>90.0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.733">
                <text:p>11.733</text:p>
              </table:table-cell>
              <table:table-cell office:value-type="float" office:value="126.789">
                <text:p>126.789</text:p>
              </table:table-cell>
              <table:table-cell office:value-type="float" office:value="90.373">
                <text:p>90.37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.75">
                <text:p>11.75</text:p>
              </table:table-cell>
              <table:table-cell office:value-type="float" office:value="128.406">
                <text:p>128.406</text:p>
              </table:table-cell>
              <table:table-cell office:value-type="float" office:value="89.544">
                <text:p>89.5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.767">
                <text:p>11.767</text:p>
              </table:table-cell>
              <table:table-cell office:value-type="float" office:value="130.023">
                <text:p>130.023</text:p>
              </table:table-cell>
              <table:table-cell office:value-type="float" office:value="88.842">
                <text:p>88.8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.783">
                <text:p>11.783</text:p>
              </table:table-cell>
              <table:table-cell office:value-type="float" office:value="131.539">
                <text:p>131.539</text:p>
              </table:table-cell>
              <table:table-cell office:value-type="float" office:value="87.794">
                <text:p>87.7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.8">
                <text:p>11.8</text:p>
              </table:table-cell>
              <table:table-cell office:value-type="float" office:value="132.995">
                <text:p>132.995</text:p>
              </table:table-cell>
              <table:table-cell office:value-type="float" office:value="86.093">
                <text:p>86.0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.817">
                <text:p>11.817</text:p>
              </table:table-cell>
              <table:table-cell office:value-type="float" office:value="134.451">
                <text:p>134.451</text:p>
              </table:table-cell>
              <table:table-cell office:value-type="float" office:value="84.962">
                <text:p>84.9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1.833">
                <text:p>11.833</text:p>
              </table:table-cell>
              <table:table-cell office:value-type="float" office:value="135.754">
                <text:p>135.754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.85">
                <text:p>11.85</text:p>
              </table:table-cell>
              <table:table-cell office:value-type="float" office:value="137.123">
                <text:p>137.123</text:p>
              </table:table-cell>
              <table:table-cell office:value-type="float" office:value="81.546">
                <text:p>81.5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.867">
                <text:p>11.867</text:p>
              </table:table-cell>
              <table:table-cell office:value-type="float" office:value="138.371">
                <text:p>138.371</text:p>
              </table:table-cell>
              <table:table-cell office:value-type="float" office:value="79.339">
                <text:p>79.3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.883">
                <text:p>11.883</text:p>
              </table:table-cell>
              <table:table-cell office:value-type="float" office:value="139.703">
                <text:p>139.703</text:p>
              </table:table-cell>
              <table:table-cell office:value-type="float" office:value="77.638">
                <text:p>77.6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.9">
                <text:p>11.9</text:p>
              </table:table-cell>
              <table:table-cell office:value-type="float" office:value="140.842">
                <text:p>140.842</text:p>
              </table:table-cell>
              <table:table-cell office:value-type="float" office:value="75.412">
                <text:p>75.4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.917">
                <text:p>11.917</text:p>
              </table:table-cell>
              <table:table-cell office:value-type="float" office:value="142.032">
                <text:p>142.032</text:p>
              </table:table-cell>
              <table:table-cell office:value-type="float" office:value="73.395">
                <text:p>73.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.933">
                <text:p>11.933</text:p>
              </table:table-cell>
              <table:table-cell office:value-type="float" office:value="143.167">
                <text:p>143.167</text:p>
              </table:table-cell>
              <table:table-cell office:value-type="float" office:value="70.903">
                <text:p>70.9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.95">
                <text:p>11.95</text:p>
              </table:table-cell>
              <table:table-cell office:value-type="float" office:value="144.238">
                <text:p>144.238</text:p>
              </table:table-cell>
              <table:table-cell office:value-type="float" office:value="68.607">
                <text:p>68.6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.967">
                <text:p>11.967</text:p>
              </table:table-cell>
              <table:table-cell office:value-type="float" office:value="145.411">
                <text:p>145.411</text:p>
              </table:table-cell>
              <table:table-cell office:value-type="float" office:value="66.508">
                <text:p>66.5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983">
                <text:p>11.983</text:p>
              </table:table-cell>
              <table:table-cell office:value-type="float" office:value="146.418">
                <text:p>146.418</text:p>
              </table:table-cell>
              <table:table-cell office:value-type="float" office:value="64.461">
                <text:p>64.4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">
                <text:p>12</text:p>
              </table:table-cell>
              <table:table-cell office:value-type="float" office:value="147.474">
                <text:p>147.474</text:p>
              </table:table-cell>
              <table:table-cell office:value-type="float" office:value="62.296">
                <text:p>62.2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.017">
                <text:p>12.017</text:p>
              </table:table-cell>
              <table:table-cell office:value-type="float" office:value="148.38">
                <text:p>148.38</text:p>
              </table:table-cell>
              <table:table-cell office:value-type="float" office:value="60.63">
                <text:p>60.6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.033">
                <text:p>12.033</text:p>
              </table:table-cell>
              <table:table-cell office:value-type="float" office:value="149.433">
                <text:p>149.433</text:p>
              </table:table-cell>
              <table:table-cell office:value-type="float" office:value="58.515">
                <text:p>58.5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05">
                <text:p>12.05</text:p>
              </table:table-cell>
              <table:table-cell office:value-type="float" office:value="150.306">
                <text:p>150.306</text:p>
              </table:table-cell>
              <table:table-cell office:value-type="float" office:value="56.789">
                <text:p>56.7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.067">
                <text:p>12.067</text:p>
              </table:table-cell>
              <table:table-cell office:value-type="float" office:value="151.253">
                <text:p>151.253</text:p>
              </table:table-cell>
              <table:table-cell office:value-type="float" office:value="54.585">
                <text:p>54.5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.083">
                <text:p>12.083</text:p>
              </table:table-cell>
              <table:table-cell office:value-type="float" office:value="152.04">
                <text:p>152.04</text:p>
              </table:table-cell>
              <table:table-cell office:value-type="float" office:value="53.137">
                <text:p>53.13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.1">
                <text:p>12.1</text:p>
              </table:table-cell>
              <table:table-cell office:value-type="float" office:value="152.892">
                <text:p>152.892</text:p>
              </table:table-cell>
              <table:table-cell office:value-type="float" office:value="51.181">
                <text:p>51.1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.117">
                <text:p>12.117</text:p>
              </table:table-cell>
              <table:table-cell office:value-type="float" office:value="153.708">
                <text:p>153.708</text:p>
              </table:table-cell>
              <table:table-cell office:value-type="float" office:value="49.55">
                <text:p>49.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.133">
                <text:p>12.133</text:p>
              </table:table-cell>
              <table:table-cell office:value-type="float" office:value="154.482">
                <text:p>154.482</text:p>
              </table:table-cell>
              <table:table-cell office:value-type="float" office:value="47.789">
                <text:p>47.7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.15">
                <text:p>12.15</text:p>
              </table:table-cell>
              <table:table-cell office:value-type="float" office:value="155.216">
                <text:p>155.216</text:p>
              </table:table-cell>
              <table:table-cell office:value-type="float" office:value="45.865">
                <text:p>45.8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.167">
                <text:p>12.167</text:p>
              </table:table-cell>
              <table:table-cell office:value-type="float" office:value="155.964">
                <text:p>155.964</text:p>
              </table:table-cell>
              <table:table-cell office:value-type="float" office:value="44.151">
                <text:p>44.1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.183">
                <text:p>12.183</text:p>
              </table:table-cell>
              <table:table-cell office:value-type="float" office:value="156.628">
                <text:p>156.628</text:p>
              </table:table-cell>
              <table:table-cell office:value-type="float" office:value="42.42">
                <text:p>42.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.2">
                <text:p>12.2</text:p>
              </table:table-cell>
              <table:table-cell office:value-type="float" office:value="157.3">
                <text:p>157.3</text:p>
              </table:table-cell>
              <table:table-cell office:value-type="float" office:value="40.877">
                <text:p>40.8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.217">
                <text:p>12.217</text:p>
              </table:table-cell>
              <table:table-cell office:value-type="float" office:value="157.898">
                <text:p>157.898</text:p>
              </table:table-cell>
              <table:table-cell office:value-type="float" office:value="39.012">
                <text:p>39.0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.233">
                <text:p>12.233</text:p>
              </table:table-cell>
              <table:table-cell office:value-type="float" office:value="158.554">
                <text:p>158.554</text:p>
              </table:table-cell>
              <table:table-cell office:value-type="float" office:value="37.45">
                <text:p>37.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.25">
                <text:p>12.25</text:p>
              </table:table-cell>
              <table:table-cell office:value-type="float" office:value="159.092">
                <text:p>159.092</text:p>
              </table:table-cell>
              <table:table-cell office:value-type="float" office:value="35.468">
                <text:p>35.46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.267">
                <text:p>12.267</text:p>
              </table:table-cell>
              <table:table-cell office:value-type="float" office:value="159.683">
                <text:p>159.683</text:p>
              </table:table-cell>
              <table:table-cell office:value-type="float" office:value="34.062">
                <text:p>34.06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.283">
                <text:p>12.283</text:p>
              </table:table-cell>
              <table:table-cell office:value-type="float" office:value="160.167">
                <text:p>160.167</text:p>
              </table:table-cell>
              <table:table-cell office:value-type="float" office:value="32.278">
                <text:p>32.2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3">
                <text:p>12.3</text:p>
              </table:table-cell>
              <table:table-cell office:value-type="float" office:value="160.699">
                <text:p>160.699</text:p>
              </table:table-cell>
              <table:table-cell office:value-type="float" office:value="30.707">
                <text:p>30.7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.317">
                <text:p>12.317</text:p>
              </table:table-cell>
              <table:table-cell office:value-type="float" office:value="161.135">
                <text:p>161.135</text:p>
              </table:table-cell>
              <table:table-cell office:value-type="float" office:value="29.082">
                <text:p>29.0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.333">
                <text:p>12.333</text:p>
              </table:table-cell>
              <table:table-cell office:value-type="float" office:value="161.614">
                <text:p>161.614</text:p>
              </table:table-cell>
              <table:table-cell office:value-type="float" office:value="27.668">
                <text:p>27.6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.35">
                <text:p>12.35</text:p>
              </table:table-cell>
              <table:table-cell office:value-type="float" office:value="162.006">
                <text:p>162.006</text:p>
              </table:table-cell>
              <table:table-cell office:value-type="float" office:value="26.355">
                <text:p>26.3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.367">
                <text:p>12.367</text:p>
              </table:table-cell>
              <table:table-cell office:value-type="float" office:value="162.437">
                <text:p>162.437</text:p>
              </table:table-cell>
              <table:table-cell office:value-type="float" office:value="25.074">
                <text:p>25.0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.383">
                <text:p>12.383</text:p>
              </table:table-cell>
              <table:table-cell office:value-type="float" office:value="162.79">
                <text:p>162.79</text:p>
              </table:table-cell>
              <table:table-cell office:value-type="float" office:value="23.738">
                <text:p>23.73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.4">
                <text:p>12.4</text:p>
              </table:table-cell>
              <table:table-cell office:value-type="float" office:value="163.076">
                <text:p>163.076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.417">
                <text:p>12.417</text:p>
              </table:table-cell>
              <table:table-cell office:value-type="float" office:value="163.394">
                <text:p>163.394</text:p>
              </table:table-cell>
              <table:table-cell office:value-type="float" office:value="21.229">
                <text:p>21.22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433">
                <text:p>12.433</text:p>
              </table:table-cell>
              <table:table-cell office:value-type="float" office:value="163.651">
                <text:p>163.651</text:p>
              </table:table-cell>
              <table:table-cell office:value-type="float" office:value="20.19">
                <text:p>20.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45">
                <text:p>12.45</text:p>
              </table:table-cell>
              <table:table-cell office:value-type="float" office:value="163.944">
                <text:p>163.944</text:p>
              </table:table-cell>
              <table:table-cell office:value-type="float" office:value="19.273">
                <text:p>19.27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.467">
                <text:p>12.467</text:p>
              </table:table-cell>
              <table:table-cell office:value-type="float" office:value="164.176">
                <text:p>164.176</text:p>
              </table:table-cell>
              <table:table-cell office:value-type="float" office:value="18.338">
                <text:p>18.33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.483">
                <text:p>12.483</text:p>
              </table:table-cell>
              <table:table-cell office:value-type="float" office:value="164.439">
                <text:p>164.439</text:p>
              </table:table-cell>
              <table:table-cell office:value-type="float" office:value="17.341">
                <text:p>17.3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5">
                <text:p>12.5</text:p>
              </table:table-cell>
              <table:table-cell office:value-type="float" office:value="164.749">
                <text:p>164.749</text:p>
              </table:table-cell>
              <table:table-cell office:value-type="float" office:value="16.352">
                <text:p>16.35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.517">
                <text:p>12.517</text:p>
              </table:table-cell>
              <table:table-cell office:value-type="float" office:value="164.986">
                <text:p>164.986</text:p>
              </table:table-cell>
              <table:table-cell office:value-type="float" office:value="15.466">
                <text:p>15.46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.533">
                <text:p>12.533</text:p>
              </table:table-cell>
              <table:table-cell office:value-type="float" office:value="165.213">
                <text:p>165.213</text:p>
              </table:table-cell>
              <table:table-cell office:value-type="float" office:value="14.404">
                <text:p>14.4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.55">
                <text:p>12.55</text:p>
              </table:table-cell>
              <table:table-cell office:value-type="float" office:value="165.426">
                <text:p>165.426</text:p>
              </table:table-cell>
              <table:table-cell office:value-type="float" office:value="13.453">
                <text:p>13.4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.567">
                <text:p>12.567</text:p>
              </table:table-cell>
              <table:table-cell office:value-type="float" office:value="165.631">
                <text:p>165.631</text:p>
              </table:table-cell>
              <table:table-cell office:value-type="float" office:value="12.344">
                <text:p>12.3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.583">
                <text:p>12.583</text:p>
              </table:table-cell>
              <table:table-cell office:value-type="float" office:value="165.822">
                <text:p>165.822</text:p>
              </table:table-cell>
              <table:table-cell office:value-type="float" office:value="11.639">
                <text:p>11.6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.6">
                <text:p>12.6</text:p>
              </table:table-cell>
              <table:table-cell office:value-type="float" office:value="166.108">
                <text:p>166.108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.617">
                <text:p>12.617</text:p>
              </table:table-cell>
              <table:table-cell office:value-type="float" office:value="166.28">
                <text:p>166.28</text:p>
              </table:table-cell>
              <table:table-cell office:value-type="float" office:value="9.812">
                <text:p>9.81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.633">
                <text:p>12.633</text:p>
              </table:table-cell>
              <table:table-cell office:value-type="float" office:value="166.48">
                <text:p>166.4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65">
                <text:p>12.65</text:p>
              </table:table-cell>
              <table:table-cell office:value-type="float" office:value="166.586">
                <text:p>166.586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667">
                <text:p>12.667</text:p>
              </table:table-cell>
              <table:table-cell office:value-type="float" office:value="166.769">
                <text:p>166.769</text:p>
              </table:table-cell>
              <table:table-cell office:value-type="float" office:value="6.862">
                <text:p>6.8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.683">
                <text:p>12.683</text:p>
              </table:table-cell>
              <table:table-cell office:value-type="float" office:value="166.807">
                <text:p>166.807</text:p>
              </table:table-cell>
              <table:table-cell office:value-type="float" office:value="5.596">
                <text:p>5.5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.7">
                <text:p>12.7</text:p>
              </table:table-cell>
              <table:table-cell office:value-type="float" office:value="166.921">
                <text:p>166.921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.717">
                <text:p>12.717</text:p>
              </table:table-cell>
              <table:table-cell office:value-type="float" office:value="166.904">
                <text:p>166.904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.733">
                <text:p>12.733</text:p>
              </table:table-cell>
              <table:table-cell office:value-type="float" office:value="166.956">
                <text:p>166.956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.75">
                <text:p>12.75</text:p>
              </table:table-cell>
              <table:table-cell office:value-type="float" office:value="166.934">
                <text:p>166.93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767">
                <text:p>12.767</text:p>
              </table:table-cell>
              <table:table-cell office:value-type="float" office:value="166.922">
                <text:p>166.922</text:p>
              </table:table-cell>
              <table:table-cell office:value-type="float" office:value="-1.836">
                <text:p>-1.83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.783">
                <text:p>12.783</text:p>
              </table:table-cell>
              <table:table-cell office:value-type="float" office:value="166.851">
                <text:p>166.851</text:p>
              </table:table-cell>
              <table:table-cell office:value-type="float" office:value="-4.339">
                <text:p>-4.33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.8">
                <text:p>12.8</text:p>
              </table:table-cell>
              <table:table-cell office:value-type="float" office:value="166.789">
                <text:p>166.789</text:p>
              </table:table-cell>
              <table:table-cell office:value-type="float" office:value="-6.585">
                <text:p>-6.58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.817">
                <text:p>12.817</text:p>
              </table:table-cell>
              <table:table-cell office:value-type="float" office:value="166.726">
                <text:p>166.726</text:p>
              </table:table-cell>
              <table:table-cell office:value-type="float" office:value="-9.287">
                <text:p>-9.2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.833">
                <text:p>12.833</text:p>
              </table:table-cell>
              <table:table-cell office:value-type="float" office:value="166.614">
                <text:p>166.614</text:p>
              </table:table-cell>
              <table:table-cell office:value-type="float" office:value="-11.339">
                <text:p>-11.3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85">
                <text:p>12.85</text:p>
              </table:table-cell>
              <table:table-cell office:value-type="float" office:value="166.56">
                <text:p>166.56</text:p>
              </table:table-cell>
              <table:table-cell office:value-type="float" office:value="-13.532">
                <text:p>-13.5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.867">
                <text:p>12.867</text:p>
              </table:table-cell>
              <table:table-cell office:value-type="float" office:value="166.358">
                <text:p>166.358</text:p>
              </table:table-cell>
              <table:table-cell office:value-type="float" office:value="-15.534">
                <text:p>-15.5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883">
                <text:p>12.883</text:p>
              </table:table-cell>
              <table:table-cell office:value-type="float" office:value="166.108">
                <text:p>166.108</text:p>
              </table:table-cell>
              <table:table-cell office:value-type="float" office:value="-17.68">
                <text:p>-17.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.9">
                <text:p>12.9</text:p>
              </table:table-cell>
              <table:table-cell office:value-type="float" office:value="165.675">
                <text:p>165.675</text:p>
              </table:table-cell>
              <table:table-cell office:value-type="float" office:value="-19.403">
                <text:p>-19.4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.917">
                <text:p>12.917</text:p>
              </table:table-cell>
              <table:table-cell office:value-type="float" office:value="165.211">
                <text:p>165.211</text:p>
              </table:table-cell>
              <table:table-cell office:value-type="float" office:value="-21.434">
                <text:p>-21.4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.933">
                <text:p>12.933</text:p>
              </table:table-cell>
              <table:table-cell office:value-type="float" office:value="164.661">
                <text:p>164.661</text:p>
              </table:table-cell>
              <table:table-cell office:value-type="float" office:value="-23.521">
                <text:p>-23.5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.95">
                <text:p>12.95</text:p>
              </table:table-cell>
              <table:table-cell office:value-type="float" office:value="164.085">
                <text:p>164.085</text:p>
              </table:table-cell>
              <table:table-cell office:value-type="float" office:value="-25.533">
                <text:p>-25.5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.967">
                <text:p>12.967</text:p>
              </table:table-cell>
              <table:table-cell office:value-type="float" office:value="163.384">
                <text:p>163.384</text:p>
              </table:table-cell>
              <table:table-cell office:value-type="float" office:value="-27.907">
                <text:p>-27.9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.983">
                <text:p>12.983</text:p>
              </table:table-cell>
              <table:table-cell office:value-type="float" office:value="162.806">
                <text:p>162.806</text:p>
              </table:table-cell>
              <table:table-cell office:value-type="float" office:value="-30.747">
                <text:p>-30.7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">
                <text:p>13</text:p>
              </table:table-cell>
              <table:table-cell office:value-type="float" office:value="162.258">
                <text:p>162.258</text:p>
              </table:table-cell>
              <table:table-cell office:value-type="float" office:value="-33.492">
                <text:p>-33.49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.017">
                <text:p>13.017</text:p>
              </table:table-cell>
              <table:table-cell office:value-type="float" office:value="161.629">
                <text:p>161.629</text:p>
              </table:table-cell>
              <table:table-cell office:value-type="float" office:value="-37.088">
                <text:p>-37.0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.033">
                <text:p>13.033</text:p>
              </table:table-cell>
              <table:table-cell office:value-type="float" office:value="161.028">
                <text:p>161.028</text:p>
              </table:table-cell>
              <table:table-cell office:value-type="float" office:value="-40.126">
                <text:p>-40.12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.05">
                <text:p>13.05</text:p>
              </table:table-cell>
              <table:table-cell office:value-type="float" office:value="160.437">
                <text:p>160.437</text:p>
              </table:table-cell>
              <table:table-cell office:value-type="float" office:value="-43.402">
                <text:p>-43.4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.067">
                <text:p>13.067</text:p>
              </table:table-cell>
              <table:table-cell office:value-type="float" office:value="159.811">
                <text:p>159.811</text:p>
              </table:table-cell>
              <table:table-cell office:value-type="float" office:value="-46.192">
                <text:p>-46.19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.083">
                <text:p>13.083</text:p>
              </table:table-cell>
              <table:table-cell office:value-type="float" office:value="159.093">
                <text:p>159.093</text:p>
              </table:table-cell>
              <table:table-cell office:value-type="float" office:value="-48.629">
                <text:p>-48.6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.1">
                <text:p>13.1</text:p>
              </table:table-cell>
              <table:table-cell office:value-type="float" office:value="158.411">
                <text:p>158.411</text:p>
              </table:table-cell>
              <table:table-cell office:value-type="float" office:value="-50.608">
                <text:p>-50.60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.117">
                <text:p>13.117</text:p>
              </table:table-cell>
              <table:table-cell office:value-type="float" office:value="157.548">
                <text:p>157.548</text:p>
              </table:table-cell>
              <table:table-cell office:value-type="float" office:value="-52.818">
                <text:p>-52.8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.133">
                <text:p>13.133</text:p>
              </table:table-cell>
              <table:table-cell office:value-type="float" office:value="156.539">
                <text:p>156.539</text:p>
              </table:table-cell>
              <table:table-cell office:value-type="float" office:value="-54.938">
                <text:p>-54.9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.15">
                <text:p>13.15</text:p>
              </table:table-cell>
              <table:table-cell office:value-type="float" office:value="155.562">
                <text:p>155.562</text:p>
              </table:table-cell>
              <table:table-cell office:value-type="float" office:value="-56.941">
                <text:p>-56.94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.167">
                <text:p>13.167</text:p>
              </table:table-cell>
              <table:table-cell office:value-type="float" office:value="154.252">
                <text:p>154.252</text:p>
              </table:table-cell>
              <table:table-cell office:value-type="float" office:value="-58.718">
                <text:p>-58.71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183">
                <text:p>13.183</text:p>
              </table:table-cell>
              <table:table-cell office:value-type="float" office:value="153.185">
                <text:p>153.185</text:p>
              </table:table-cell>
              <table:table-cell office:value-type="float" office:value="-61.052">
                <text:p>-61.0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.2">
                <text:p>13.2</text:p>
              </table:table-cell>
              <table:table-cell office:value-type="float" office:value="151.89">
                <text:p>151.89</text:p>
              </table:table-cell>
              <table:table-cell office:value-type="float" office:value="-62.432">
                <text:p>-62.4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.217">
                <text:p>13.217</text:p>
              </table:table-cell>
              <table:table-cell office:value-type="float" office:value="150.711">
                <text:p>150.711</text:p>
              </table:table-cell>
              <table:table-cell office:value-type="float" office:value="-64.591">
                <text:p>-64.5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233">
                <text:p>13.233</text:p>
              </table:table-cell>
              <table:table-cell office:value-type="float" office:value="149.465">
                <text:p>149.465</text:p>
              </table:table-cell>
              <table:table-cell office:value-type="float" office:value="-65.824">
                <text:p>-65.8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.25">
                <text:p>13.25</text:p>
              </table:table-cell>
              <table:table-cell office:value-type="float" office:value="148.341">
                <text:p>148.341</text:p>
              </table:table-cell>
              <table:table-cell office:value-type="float" office:value="-67.958">
                <text:p>-67.9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.267">
                <text:p>13.267</text:p>
              </table:table-cell>
              <table:table-cell office:value-type="float" office:value="147.055">
                <text:p>147.055</text:p>
              </table:table-cell>
              <table:table-cell office:value-type="float" office:value="-68.838">
                <text:p>-68.8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.283">
                <text:p>13.283</text:p>
              </table:table-cell>
              <table:table-cell office:value-type="float" office:value="145.773">
                <text:p>145.773</text:p>
              </table:table-cell>
              <table:table-cell office:value-type="float" office:value="-70.794">
                <text:p>-70.7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.3">
                <text:p>13.3</text:p>
              </table:table-cell>
              <table:table-cell office:value-type="float" office:value="144.404">
                <text:p>144.404</text:p>
              </table:table-cell>
              <table:table-cell office:value-type="float" office:value="-71.473">
                <text:p>-71.4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.317">
                <text:p>13.317</text:p>
              </table:table-cell>
              <table:table-cell office:value-type="float" office:value="143.233">
                <text:p>143.233</text:p>
              </table:table-cell>
              <table:table-cell office:value-type="float" office:value="-72.669">
                <text:p>-72.6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333">
                <text:p>13.333</text:p>
              </table:table-cell>
              <table:table-cell office:value-type="float" office:value="141.908">
                <text:p>141.908</text:p>
              </table:table-cell>
              <table:table-cell office:value-type="float" office:value="-73.266">
                <text:p>-73.2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.35">
                <text:p>13.35</text:p>
              </table:table-cell>
              <table:table-cell office:value-type="float" office:value="140.819">
                <text:p>140.819</text:p>
              </table:table-cell>
              <table:table-cell office:value-type="float" office:value="-73.099">
                <text:p>-73.0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.367">
                <text:p>13.367</text:p>
              </table:table-cell>
              <table:table-cell office:value-type="float" office:value="139.497">
                <text:p>139.497</text:p>
              </table:table-cell>
              <table:table-cell office:value-type="float" office:value="-73.756">
                <text:p>-73.7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.383">
                <text:p>13.383</text:p>
              </table:table-cell>
              <table:table-cell office:value-type="float" office:value="138.496">
                <text:p>138.496</text:p>
              </table:table-cell>
              <table:table-cell office:value-type="float" office:value="-73.308">
                <text:p>-73.3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.4">
                <text:p>13.4</text:p>
              </table:table-cell>
              <table:table-cell office:value-type="float" office:value="137.158">
                <text:p>137.158</text:p>
              </table:table-cell>
              <table:table-cell office:value-type="float" office:value="-73.61">
                <text:p>-73.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.417">
                <text:p>13.417</text:p>
              </table:table-cell>
              <table:table-cell office:value-type="float" office:value="136.147">
                <text:p>136.147</text:p>
              </table:table-cell>
              <table:table-cell office:value-type="float" office:value="-72.865">
                <text:p>-72.8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.433">
                <text:p>13.433</text:p>
              </table:table-cell>
              <table:table-cell office:value-type="float" office:value="134.813">
                <text:p>134.813</text:p>
              </table:table-cell>
              <table:table-cell office:value-type="float" office:value="-73.095">
                <text:p>-73.0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.45">
                <text:p>13.45</text:p>
              </table:table-cell>
              <table:table-cell office:value-type="float" office:value="133.724">
                <text:p>133.724</text:p>
              </table:table-cell>
              <table:table-cell office:value-type="float" office:value="-72.456">
                <text:p>-72.4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467">
                <text:p>13.467</text:p>
              </table:table-cell>
              <table:table-cell office:value-type="float" office:value="132.316">
                <text:p>132.316</text:p>
              </table:table-cell>
              <table:table-cell office:value-type="float" office:value="-72.175">
                <text:p>-72.1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.483">
                <text:p>13.483</text:p>
              </table:table-cell>
              <table:table-cell office:value-type="float" office:value="131.14">
                <text:p>131.14</text:p>
              </table:table-cell>
              <table:table-cell office:value-type="float" office:value="-71.768">
                <text:p>-71.7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.5">
                <text:p>13.5</text:p>
              </table:table-cell>
              <table:table-cell office:value-type="float" office:value="129.885">
                <text:p>129.885</text:p>
              </table:table-cell>
              <table:table-cell office:value-type="float" office:value="-71.878">
                <text:p>-71.8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.517">
                <text:p>13.517</text:p>
              </table:table-cell>
              <table:table-cell office:value-type="float" office:value="128.6">
                <text:p>128.6</text:p>
              </table:table-cell>
              <table:table-cell office:value-type="float" office:value="-71.453">
                <text:p>-71.4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.533">
                <text:p>13.533</text:p>
              </table:table-cell>
              <table:table-cell office:value-type="float" office:value="127.454">
                <text:p>127.454</text:p>
              </table:table-cell>
              <table:table-cell office:value-type="float" office:value="-71.882">
                <text:p>-71.88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55">
                <text:p>13.55</text:p>
              </table:table-cell>
              <table:table-cell office:value-type="float" office:value="126.174">
                <text:p>126.174</text:p>
              </table:table-cell>
              <table:table-cell office:value-type="float" office:value="-71.199">
                <text:p>-71.1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.567">
                <text:p>13.567</text:p>
              </table:table-cell>
              <table:table-cell office:value-type="float" office:value="125.177">
                <text:p>125.177</text:p>
              </table:table-cell>
              <table:table-cell office:value-type="float" office:value="-71.708">
                <text:p>-71.7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.583">
                <text:p>13.583</text:p>
              </table:table-cell>
              <table:table-cell office:value-type="float" office:value="123.976">
                <text:p>123.976</text:p>
              </table:table-cell>
              <table:table-cell office:value-type="float" office:value="-70.751">
                <text:p>-70.7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.6">
                <text:p>13.6</text:p>
              </table:table-cell>
              <table:table-cell office:value-type="float" office:value="122.903">
                <text:p>122.903</text:p>
              </table:table-cell>
              <table:table-cell office:value-type="float" office:value="-70.859">
                <text:p>-70.8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.617">
                <text:p>13.617</text:p>
              </table:table-cell>
              <table:table-cell office:value-type="float" office:value="121.714">
                <text:p>121.714</text:p>
              </table:table-cell>
              <table:table-cell office:value-type="float" office:value="-69.874">
                <text:p>-69.8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.633">
                <text:p>13.633</text:p>
              </table:table-cell>
              <table:table-cell office:value-type="float" office:value="120.481">
                <text:p>120.481</text:p>
              </table:table-cell>
              <table:table-cell office:value-type="float" office:value="-69.532">
                <text:p>-69.5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.65">
                <text:p>13.65</text:p>
              </table:table-cell>
              <table:table-cell office:value-type="float" office:value="119.274">
                <text:p>119.274</text:p>
              </table:table-cell>
              <table:table-cell office:value-type="float" office:value="-68.294">
                <text:p>-68.2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.667">
                <text:p>13.667</text:p>
              </table:table-cell>
              <table:table-cell office:value-type="float" office:value="118.09">
                <text:p>118.09</text:p>
              </table:table-cell>
              <table:table-cell office:value-type="float" office:value="-67.806">
                <text:p>-67.8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.683">
                <text:p>13.683</text:p>
              </table:table-cell>
              <table:table-cell office:value-type="float" office:value="116.858">
                <text:p>116.858</text:p>
              </table:table-cell>
              <table:table-cell office:value-type="float" office:value="-66.986">
                <text:p>-66.9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.7">
                <text:p>13.7</text:p>
              </table:table-cell>
              <table:table-cell office:value-type="float" office:value="115.764">
                <text:p>115.764</text:p>
              </table:table-cell>
              <table:table-cell office:value-type="float" office:value="-65.848">
                <text:p>-65.84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.717">
                <text:p>13.717</text:p>
              </table:table-cell>
              <table:table-cell office:value-type="float" office:value="114.593">
                <text:p>114.593</text:p>
              </table:table-cell>
              <table:table-cell office:value-type="float" office:value="-64.905">
                <text:p>-64.9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.733">
                <text:p>13.733</text:p>
              </table:table-cell>
              <table:table-cell office:value-type="float" office:value="113.575">
                <text:p>113.575</text:p>
              </table:table-cell>
              <table:table-cell office:value-type="float" office:value="-63.314">
                <text:p>-63.3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.75">
                <text:p>13.75</text:p>
              </table:table-cell>
              <table:table-cell office:value-type="float" office:value="112.528">
                <text:p>112.528</text:p>
              </table:table-cell>
              <table:table-cell office:value-type="float" office:value="-62.859">
                <text:p>-62.8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.767">
                <text:p>13.767</text:p>
              </table:table-cell>
              <table:table-cell office:value-type="float" office:value="111.521">
                <text:p>111.521</text:p>
              </table:table-cell>
              <table:table-cell office:value-type="float" office:value="-61.266">
                <text:p>-61.2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.783">
                <text:p>13.783</text:p>
              </table:table-cell>
              <table:table-cell office:value-type="float" office:value="110.547">
                <text:p>110.547</text:p>
              </table:table-cell>
              <table:table-cell office:value-type="float" office:value="-60.466">
                <text:p>-60.4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.8">
                <text:p>13.8</text:p>
              </table:table-cell>
              <table:table-cell office:value-type="float" office:value="109.552">
                <text:p>109.552</text:p>
              </table:table-cell>
              <table:table-cell office:value-type="float" office:value="-58.841">
                <text:p>-58.84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.817">
                <text:p>13.817</text:p>
              </table:table-cell>
              <table:table-cell office:value-type="float" office:value="108.538">
                <text:p>108.538</text:p>
              </table:table-cell>
              <table:table-cell office:value-type="float" office:value="-57.591">
                <text:p>-57.59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833">
                <text:p>13.833</text:p>
              </table:table-cell>
              <table:table-cell office:value-type="float" office:value="107.557">
                <text:p>107.557</text:p>
              </table:table-cell>
              <table:table-cell office:value-type="float" office:value="-55.636">
                <text:p>-55.6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.85">
                <text:p>13.85</text:p>
              </table:table-cell>
              <table:table-cell office:value-type="float" office:value="106.65">
                <text:p>106.65</text:p>
              </table:table-cell>
              <table:table-cell office:value-type="float" office:value="-54.432">
                <text:p>-54.4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.867">
                <text:p>13.867</text:p>
              </table:table-cell>
              <table:table-cell office:value-type="float" office:value="105.819">
                <text:p>105.819</text:p>
              </table:table-cell>
              <table:table-cell office:value-type="float" office:value="-52.081">
                <text:p>-52.0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.883">
                <text:p>13.883</text:p>
              </table:table-cell>
              <table:table-cell office:value-type="float" office:value="105.07">
                <text:p>105.07</text:p>
              </table:table-cell>
              <table:table-cell office:value-type="float" office:value="-50.912">
                <text:p>-50.9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.9">
                <text:p>13.9</text:p>
              </table:table-cell>
              <table:table-cell office:value-type="float" office:value="104.224">
                <text:p>104.224</text:p>
              </table:table-cell>
              <table:table-cell office:value-type="float" office:value="-48.49">
                <text:p>-48.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917">
                <text:p>13.917</text:p>
              </table:table-cell>
              <table:table-cell office:value-type="float" office:value="103.555">
                <text:p>103.555</text:p>
              </table:table-cell>
              <table:table-cell office:value-type="float" office:value="-47.366">
                <text:p>-47.3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933">
                <text:p>13.933</text:p>
              </table:table-cell>
              <table:table-cell office:value-type="float" office:value="102.748">
                <text:p>102.748</text:p>
              </table:table-cell>
              <table:table-cell office:value-type="float" office:value="-45.052">
                <text:p>-45.0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.95">
                <text:p>13.95</text:p>
              </table:table-cell>
              <table:table-cell office:value-type="float" office:value="102.101">
                <text:p>102.101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.967">
                <text:p>13.967</text:p>
              </table:table-cell>
              <table:table-cell office:value-type="float" office:value="101.284">
                <text:p>101.284</text:p>
              </table:table-cell>
              <table:table-cell office:value-type="float" office:value="-41.402">
                <text:p>-41.4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.983">
                <text:p>13.983</text:p>
              </table:table-cell>
              <table:table-cell office:value-type="float" office:value="100.729">
                <text:p>100.729</text:p>
              </table:table-cell>
              <table:table-cell office:value-type="float" office:value="-40.176">
                <text:p>-40.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">
                <text:p>14</text:p>
              </table:table-cell>
              <table:table-cell office:value-type="float" office:value="99.946">
                <text:p>99.946</text:p>
              </table:table-cell>
              <table:table-cell office:value-type="float" office:value="-37.61">
                <text:p>-37.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.017">
                <text:p>14.017</text:p>
              </table:table-cell>
              <table:table-cell office:value-type="float" office:value="99.498">
                <text:p>99.498</text:p>
              </table:table-cell>
              <table:table-cell office:value-type="float" office:value="-35.983">
                <text:p>-35.9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.033">
                <text:p>14.033</text:p>
              </table:table-cell>
              <table:table-cell office:value-type="float" office:value="98.793">
                <text:p>98.793</text:p>
              </table:table-cell>
              <table:table-cell office:value-type="float" office:value="-33.799">
                <text:p>-33.7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.05">
                <text:p>14.05</text:p>
              </table:table-cell>
              <table:table-cell office:value-type="float" office:value="98.429">
                <text:p>98.429</text:p>
              </table:table-cell>
              <table:table-cell office:value-type="float" office:value="-32.309">
                <text:p>-32.3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.067">
                <text:p>14.067</text:p>
              </table:table-cell>
              <table:table-cell office:value-type="float" office:value="97.786">
                <text:p>97.786</text:p>
              </table:table-cell>
              <table:table-cell office:value-type="float" office:value="-30.572">
                <text:p>-30.57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.083">
                <text:p>14.083</text:p>
              </table:table-cell>
              <table:table-cell office:value-type="float" office:value="97.51">
                <text:p>97.51</text:p>
              </table:table-cell>
              <table:table-cell office:value-type="float" office:value="-28.777">
                <text:p>-28.7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.1">
                <text:p>14.1</text:p>
              </table:table-cell>
              <table:table-cell office:value-type="float" office:value="96.921">
                <text:p>96.921</text:p>
              </table:table-cell>
              <table:table-cell office:value-type="float" office:value="-27.372">
                <text:p>-27.3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.117">
                <text:p>14.117</text:p>
              </table:table-cell>
              <table:table-cell office:value-type="float" office:value="96.746">
                <text:p>96.746</text:p>
              </table:table-cell>
              <table:table-cell office:value-type="float" office:value="-25.648">
                <text:p>-25.6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.133">
                <text:p>14.133</text:p>
              </table:table-cell>
              <table:table-cell office:value-type="float" office:value="96.16">
                <text:p>96.16</text:p>
              </table:table-cell>
              <table:table-cell office:value-type="float" office:value="-24.433">
                <text:p>-24.4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15">
                <text:p>14.15</text:p>
              </table:table-cell>
              <table:table-cell office:value-type="float" office:value="96.002">
                <text:p>96.002</text:p>
              </table:table-cell>
              <table:table-cell office:value-type="float" office:value="-22.608">
                <text:p>-22.6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.167">
                <text:p>14.167</text:p>
              </table:table-cell>
              <table:table-cell office:value-type="float" office:value="95.562">
                <text:p>95.562</text:p>
              </table:table-cell>
              <table:table-cell office:value-type="float" office:value="-21.597">
                <text:p>-21.5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.183">
                <text:p>14.183</text:p>
              </table:table-cell>
              <table:table-cell office:value-type="float" office:value="95.384">
                <text:p>95.384</text:p>
              </table:table-cell>
              <table:table-cell office:value-type="float" office:value="-19.953">
                <text:p>-19.9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2">
                <text:p>14.2</text:p>
              </table:table-cell>
              <table:table-cell office:value-type="float" office:value="95.05">
                <text:p>95.05</text:p>
              </table:table-cell>
              <table:table-cell office:value-type="float" office:value="-19.166">
                <text:p>-19.1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.217">
                <text:p>14.217</text:p>
              </table:table-cell>
              <table:table-cell office:value-type="float" office:value="94.879">
                <text:p>94.879</text:p>
              </table:table-cell>
              <table:table-cell office:value-type="float" office:value="-17.686">
                <text:p>-17.6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.233">
                <text:p>14.233</text:p>
              </table:table-cell>
              <table:table-cell office:value-type="float" office:value="94.631">
                <text:p>94.631</text:p>
              </table:table-cell>
              <table:table-cell office:value-type="float" office:value="-17.072">
                <text:p>-17.0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25">
                <text:p>14.25</text:p>
              </table:table-cell>
              <table:table-cell office:value-type="float" office:value="94.431">
                <text:p>94.431</text:p>
              </table:table-cell>
              <table:table-cell office:value-type="float" office:value="-15.867">
                <text:p>-15.8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.267">
                <text:p>14.267</text:p>
              </table:table-cell>
              <table:table-cell office:value-type="float" office:value="94.199">
                <text:p>94.199</text:p>
              </table:table-cell>
              <table:table-cell office:value-type="float" office:value="-15.329">
                <text:p>-15.3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.283">
                <text:p>14.283</text:p>
              </table:table-cell>
              <table:table-cell office:value-type="float" office:value="93.956">
                <text:p>93.956</text:p>
              </table:table-cell>
              <table:table-cell office:value-type="float" office:value="-14.346">
                <text:p>-14.3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.3">
                <text:p>14.3</text:p>
              </table:table-cell>
              <table:table-cell office:value-type="float" office:value="93.748">
                <text:p>93.748</text:p>
              </table:table-cell>
              <table:table-cell office:value-type="float" office:value="-14.261">
                <text:p>-14.26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.317">
                <text:p>14.317</text:p>
              </table:table-cell>
              <table:table-cell office:value-type="float" office:value="93.53">
                <text:p>93.53</text:p>
              </table:table-cell>
              <table:table-cell office:value-type="float" office:value="-13.18">
                <text:p>-13.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.333">
                <text:p>14.333</text:p>
              </table:table-cell>
              <table:table-cell office:value-type="float" office:value="93.295">
                <text:p>93.295</text:p>
              </table:table-cell>
              <table:table-cell office:value-type="float" office:value="-13.104">
                <text:p>-13.1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.35">
                <text:p>14.35</text:p>
              </table:table-cell>
              <table:table-cell office:value-type="float" office:value="93.109">
                <text:p>93.109</text:p>
              </table:table-cell>
              <table:table-cell office:value-type="float" office:value="-12.189">
                <text:p>-12.1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.367">
                <text:p>14.367</text:p>
              </table:table-cell>
              <table:table-cell office:value-type="float" office:value="92.898">
                <text:p>92.898</text:p>
              </table:table-cell>
              <table:table-cell office:value-type="float" office:value="-11.947">
                <text:p>-11.9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.383">
                <text:p>14.383</text:p>
              </table:table-cell>
              <table:table-cell office:value-type="float" office:value="92.739">
                <text:p>92.739</text:p>
              </table:table-cell>
              <table:table-cell office:value-type="float" office:value="-11.307">
                <text:p>-11.3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.4">
                <text:p>14.4</text:p>
              </table:table-cell>
              <table:table-cell office:value-type="float" office:value="92.497">
                <text:p>92.497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.417">
                <text:p>14.417</text:p>
              </table:table-cell>
              <table:table-cell office:value-type="float" office:value="92.4">
                <text:p>92.4</text:p>
              </table:table-cell>
              <table:table-cell office:value-type="float" office:value="-10.642">
                <text:p>-10.64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.433">
                <text:p>14.433</text:p>
              </table:table-cell>
              <table:table-cell office:value-type="float" office:value="92.14">
                <text:p>92.14</text:p>
              </table:table-cell>
              <table:table-cell office:value-type="float" office:value="-10.389">
                <text:p>-10.3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.45">
                <text:p>14.45</text:p>
              </table:table-cell>
              <table:table-cell office:value-type="float" office:value="91.992">
                <text:p>91.992</text:p>
              </table:table-cell>
              <table:table-cell office:value-type="float" office:value="-9.987">
                <text:p>-9.9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.467">
                <text:p>14.467</text:p>
              </table:table-cell>
              <table:table-cell office:value-type="float" office:value="91.766">
                <text:p>91.766</text:p>
              </table:table-cell>
              <table:table-cell office:value-type="float" office:value="-9.464">
                <text:p>-9.4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.483">
                <text:p>14.483</text:p>
              </table:table-cell>
              <table:table-cell office:value-type="float" office:value="91.634">
                <text:p>91.634</text:p>
              </table:table-cell>
              <table:table-cell office:value-type="float" office:value="-9.101">
                <text:p>-9.1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.5">
                <text:p>14.5</text:p>
              </table:table-cell>
              <table:table-cell office:value-type="float" office:value="91.5">
                <text:p>91.5</text:p>
              </table:table-cell>
              <table:table-cell office:value-type="float" office:value="-8.603">
                <text:p>-8.6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517">
                <text:p>14.517</text:p>
              </table:table-cell>
              <table:table-cell office:value-type="float" office:value="91.402">
                <text:p>91.402</text:p>
              </table:table-cell>
              <table:table-cell office:value-type="float" office:value="-8.137">
                <text:p>-8.1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.533">
                <text:p>14.533</text:p>
              </table:table-cell>
              <table:table-cell office:value-type="float" office:value="91.281">
                <text:p>91.281</text:p>
              </table:table-cell>
              <table:table-cell office:value-type="float" office:value="-7.895">
                <text:p>-7.8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.55">
                <text:p>14.55</text:p>
              </table:table-cell>
              <table:table-cell office:value-type="float" office:value="91.193">
                <text:p>91.193</text:p>
              </table:table-cell>
              <table:table-cell office:value-type="float" office:value="-7.448">
                <text:p>-7.44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567">
                <text:p>14.567</text:p>
              </table:table-cell>
              <table:table-cell office:value-type="float" office:value="91.084">
                <text:p>91.084</text:p>
              </table:table-cell>
              <table:table-cell office:value-type="float" office:value="-7.256">
                <text:p>-7.2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.583">
                <text:p>14.583</text:p>
              </table:table-cell>
              <table:table-cell office:value-type="float" office:value="90.968">
                <text:p>90.968</text:p>
              </table:table-cell>
              <table:table-cell office:value-type="float" office:value="-6.697">
                <text:p>-6.6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6">
                <text:p>14.6</text:p>
              </table:table-cell>
              <table:table-cell office:value-type="float" office:value="90.87">
                <text:p>90.87</text:p>
              </table:table-cell>
              <table:table-cell office:value-type="float" office:value="-6.664">
                <text:p>-6.66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617">
                <text:p>14.617</text:p>
              </table:table-cell>
              <table:table-cell office:value-type="float" office:value="90.802">
                <text:p>90.802</text:p>
              </table:table-cell>
              <table:table-cell office:value-type="float" office:value="-6.032">
                <text:p>-6.0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.633">
                <text:p>14.633</text:p>
              </table:table-cell>
              <table:table-cell office:value-type="float" office:value="90.714">
                <text:p>90.714</text:p>
              </table:table-cell>
              <table:table-cell office:value-type="float" office:value="-5.822">
                <text:p>-5.82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.65">
                <text:p>14.65</text:p>
              </table:table-cell>
              <table:table-cell office:value-type="float" office:value="90.662">
                <text:p>90.662</text:p>
              </table:table-cell>
              <table:table-cell office:value-type="float" office:value="-5.279">
                <text:p>-5.2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.667">
                <text:p>14.667</text:p>
              </table:table-cell>
              <table:table-cell office:value-type="float" office:value="90.583">
                <text:p>90.583</text:p>
              </table:table-cell>
              <table:table-cell office:value-type="float" office:value="-5.089">
                <text:p>-5.0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.683">
                <text:p>14.683</text:p>
              </table:table-cell>
              <table:table-cell office:value-type="float" office:value="90.477">
                <text:p>90.477</text:p>
              </table:table-cell>
              <table:table-cell office:value-type="float" office:value="-4.809">
                <text:p>-4.80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.7">
                <text:p>14.7</text:p>
              </table:table-cell>
              <table:table-cell office:value-type="float" office:value="90.415">
                <text:p>90.415</text:p>
              </table:table-cell>
              <table:table-cell office:value-type="float" office:value="-4.735">
                <text:p>-4.7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.717">
                <text:p>14.717</text:p>
              </table:table-cell>
              <table:table-cell office:value-type="float" office:value="90.32">
                <text:p>90.32</text:p>
              </table:table-cell>
              <table:table-cell office:value-type="float" office:value="-4.482">
                <text:p>-4.48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.733">
                <text:p>14.733</text:p>
              </table:table-cell>
              <table:table-cell office:value-type="float" office:value="90.265">
                <text:p>90.265</text:p>
              </table:table-cell>
              <table:table-cell office:value-type="float" office:value="-4.415">
                <text:p>-4.4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.75">
                <text:p>14.75</text:p>
              </table:table-cell>
              <table:table-cell office:value-type="float" office:value="90.179">
                <text:p>90.179</text:p>
              </table:table-cell>
              <table:table-cell office:value-type="float" office:value="-4.188">
                <text:p>-4.1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.767">
                <text:p>14.767</text:p>
              </table:table-cell>
              <table:table-cell office:value-type="float" office:value="90.129">
                <text:p>90.129</text:p>
              </table:table-cell>
              <table:table-cell office:value-type="float" office:value="-4.16">
                <text:p>-4.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.783">
                <text:p>14.783</text:p>
              </table:table-cell>
              <table:table-cell office:value-type="float" office:value="90.052">
                <text:p>90.052</text:p>
              </table:table-cell>
              <table:table-cell office:value-type="float" office:value="-3.956">
                <text:p>-3.9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.8">
                <text:p>14.8</text:p>
              </table:table-cell>
              <table:table-cell office:value-type="float" office:value="90.007">
                <text:p>90.007</text:p>
              </table:table-cell>
              <table:table-cell office:value-type="float" office:value="-4.041">
                <text:p>-4.0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.817">
                <text:p>14.817</text:p>
              </table:table-cell>
              <table:table-cell office:value-type="float" office:value="89.937">
                <text:p>89.937</text:p>
              </table:table-cell>
              <table:table-cell office:value-type="float" office:value="-3.857">
                <text:p>-3.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.833">
                <text:p>14.833</text:p>
              </table:table-cell>
              <table:table-cell office:value-type="float" office:value="89.897">
                <text:p>89.897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85">
                <text:p>14.85</text:p>
              </table:table-cell>
              <table:table-cell office:value-type="float" office:value="89.823">
                <text:p>89.823</text:p>
              </table:table-cell>
              <table:table-cell office:value-type="float" office:value="-3.797">
                <text:p>-3.7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.867">
                <text:p>14.867</text:p>
              </table:table-cell>
              <table:table-cell office:value-type="float" office:value="89.787">
                <text:p>89.787</text:p>
              </table:table-cell>
              <table:table-cell office:value-type="float" office:value="-3.714">
                <text:p>-3.71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.883">
                <text:p>14.883</text:p>
              </table:table-cell>
              <table:table-cell office:value-type="float" office:value="89.721">
                <text:p>89.721</text:p>
              </table:table-cell>
              <table:table-cell office:value-type="float" office:value="-3.593">
                <text:p>-3.59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.9">
                <text:p>14.9</text:p>
              </table:table-cell>
              <table:table-cell office:value-type="float" office:value="89.688">
                <text:p>89.688</text:p>
              </table:table-cell>
              <table:table-cell office:value-type="float" office:value="-3.518">
                <text:p>-3.5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.917">
                <text:p>14.917</text:p>
              </table:table-cell>
              <table:table-cell office:value-type="float" office:value="89.581">
                <text:p>89.581</text:p>
              </table:table-cell>
              <table:table-cell office:value-type="float" office:value="-3.409">
                <text:p>-3.4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.933">
                <text:p>14.933</text:p>
              </table:table-cell>
              <table:table-cell office:value-type="float" office:value="89.551">
                <text:p>89.551</text:p>
              </table:table-cell>
              <table:table-cell office:value-type="float" office:value="-3.342">
                <text:p>-3.34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.95">
                <text:p>14.95</text:p>
              </table:table-cell>
              <table:table-cell office:value-type="float" office:value="89.455">
                <text:p>89.455</text:p>
              </table:table-cell>
              <table:table-cell office:value-type="float" office:value="-3.244">
                <text:p>-3.24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.967">
                <text:p>14.967</text:p>
              </table:table-cell>
              <table:table-cell office:value-type="float" office:value="89.428">
                <text:p>89.428</text:p>
              </table:table-cell>
              <table:table-cell office:value-type="float" office:value="-3.183">
                <text:p>-3.1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.983">
                <text:p>14.983</text:p>
              </table:table-cell>
              <table:table-cell office:value-type="float" office:value="89.342">
                <text:p>89.342</text:p>
              </table:table-cell>
              <table:table-cell office:value-type="float" office:value="-3.095">
                <text:p>-3.0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">
                <text:p>15</text:p>
              </table:table-cell>
              <table:table-cell office:value-type="float" office:value="89.318">
                <text:p>89.318</text:p>
              </table:table-cell>
              <table:table-cell office:value-type="float" office:value="-3.041">
                <text:p>-3.0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.017">
                <text:p>15.017</text:p>
              </table:table-cell>
              <table:table-cell office:value-type="float" office:value="89.24">
                <text:p>89.24</text:p>
              </table:table-cell>
              <table:table-cell office:value-type="float" office:value="-3.071">
                <text:p>-3.0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.033">
                <text:p>15.033</text:p>
              </table:table-cell>
              <table:table-cell office:value-type="float" office:value="89.218">
                <text:p>89.218</text:p>
              </table:table-cell>
              <table:table-cell office:value-type="float" office:value="-2.99">
                <text:p>-2.9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.05">
                <text:p>15.05</text:p>
              </table:table-cell>
              <table:table-cell office:value-type="float" office:value="89.148">
                <text:p>89.148</text:p>
              </table:table-cell>
              <table:table-cell office:value-type="float" office:value="-3.018">
                <text:p>-3.0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.067">
                <text:p>15.067</text:p>
              </table:table-cell>
              <table:table-cell office:value-type="float" office:value="89.128">
                <text:p>89.128</text:p>
              </table:table-cell>
              <table:table-cell office:value-type="float" office:value="-2.944">
                <text:p>-2.9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.083">
                <text:p>15.083</text:p>
              </table:table-cell>
              <table:table-cell office:value-type="float" office:value="89.065">
                <text:p>89.065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.1">
                <text:p>15.1</text:p>
              </table:table-cell>
              <table:table-cell office:value-type="float" office:value="89.048">
                <text:p>89.048</text:p>
              </table:table-cell>
              <table:table-cell office:value-type="float" office:value="-2.611">
                <text:p>-2.6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.117">
                <text:p>15.117</text:p>
              </table:table-cell>
              <table:table-cell office:value-type="float" office:value="88.991">
                <text:p>88.991</text:p>
              </table:table-cell>
              <table:table-cell office:value-type="float" office:value="-2.499">
                <text:p>-2.4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.133">
                <text:p>15.133</text:p>
              </table:table-cell>
              <table:table-cell office:value-type="float" office:value="88.975">
                <text:p>88.975</text:p>
              </table:table-cell>
              <table:table-cell office:value-type="float" office:value="-2.31">
                <text:p>-2.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.15">
                <text:p>15.15</text:p>
              </table:table-cell>
              <table:table-cell office:value-type="float" office:value="88.924">
                <text:p>88.924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.167">
                <text:p>15.167</text:p>
              </table:table-cell>
              <table:table-cell office:value-type="float" office:value="88.873">
                <text:p>88.873</text:p>
              </table:table-cell>
              <table:table-cell office:value-type="float" office:value="-2.04">
                <text:p>-2.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.183">
                <text:p>15.183</text:p>
              </table:table-cell>
              <table:table-cell office:value-type="float" office:value="88.827">
                <text:p>88.827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.2">
                <text:p>15.2</text:p>
              </table:table-cell>
              <table:table-cell office:value-type="float" office:value="88.781">
                <text:p>88.781</text:p>
              </table:table-cell>
              <table:table-cell office:value-type="float" office:value="-1.797">
                <text:p>-1.7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.217">
                <text:p>15.217</text:p>
              </table:table-cell>
              <table:table-cell office:value-type="float" office:value="88.739">
                <text:p>88.739</text:p>
              </table:table-cell>
              <table:table-cell office:value-type="float" office:value="-1.747">
                <text:p>-1.7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.233">
                <text:p>15.233</text:p>
              </table:table-cell>
              <table:table-cell office:value-type="float" office:value="88.748">
                <text:p>88.748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.25">
                <text:p>15.25</text:p>
              </table:table-cell>
              <table:table-cell office:value-type="float" office:value="88.711">
                <text:p>88.711</text:p>
              </table:table-cell>
              <table:table-cell office:value-type="float" office:value="-1.565">
                <text:p>-1.5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.267">
                <text:p>15.267</text:p>
              </table:table-cell>
              <table:table-cell office:value-type="float" office:value="88.718">
                <text:p>88.718</text:p>
              </table:table-cell>
              <table:table-cell office:value-type="float" office:value="-1.474">
                <text:p>-1.4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.283">
                <text:p>15.283</text:p>
              </table:table-cell>
              <table:table-cell office:value-type="float" office:value="88.685">
                <text:p>88.685</text:p>
              </table:table-cell>
              <table:table-cell office:value-type="float" office:value="-1.433">
                <text:p>-1.4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.3">
                <text:p>15.3</text:p>
              </table:table-cell>
              <table:table-cell office:value-type="float" office:value="88.692">
                <text:p>88.692</text:p>
              </table:table-cell>
              <table:table-cell office:value-type="float" office:value="-1.351">
                <text:p>-1.3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.317">
                <text:p>15.317</text:p>
              </table:table-cell>
              <table:table-cell office:value-type="float" office:value="88.661">
                <text:p>88.661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.333">
                <text:p>15.333</text:p>
              </table:table-cell>
              <table:table-cell office:value-type="float" office:value="88.668">
                <text:p>88.668</text:p>
              </table:table-cell>
              <table:table-cell office:value-type="float" office:value="-1.241">
                <text:p>-1.2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.35">
                <text:p>15.35</text:p>
              </table:table-cell>
              <table:table-cell office:value-type="float" office:value="88.64">
                <text:p>88.6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.367">
                <text:p>15.367</text:p>
              </table:table-cell>
              <table:table-cell office:value-type="float" office:value="88.635">
                <text:p>88.635</text:p>
              </table:table-cell>
              <table:table-cell office:value-type="float" office:value="-1.183">
                <text:p>-1.18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.383">
                <text:p>15.383</text:p>
              </table:table-cell>
              <table:table-cell office:value-type="float" office:value="88.611">
                <text:p>88.611</text:p>
              </table:table-cell>
              <table:table-cell office:value-type="float" office:value="-1.191">
                <text:p>-1.1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.4">
                <text:p>15.4</text:p>
              </table:table-cell>
              <table:table-cell office:value-type="float" office:value="88.607">
                <text:p>88.607</text:p>
              </table:table-cell>
              <table:table-cell office:value-type="float" office:value="-1.131">
                <text:p>-1.13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.417">
                <text:p>15.417</text:p>
              </table:table-cell>
              <table:table-cell office:value-type="float" office:value="88.574">
                <text:p>88.574</text:p>
              </table:table-cell>
              <table:table-cell office:value-type="float" office:value="-1.111">
                <text:p>-1.1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.433">
                <text:p>15.433</text:p>
              </table:table-cell>
              <table:table-cell office:value-type="float" office:value="88.57">
                <text:p>88.57</text:p>
              </table:table-cell>
              <table:table-cell office:value-type="float" office:value="-1.057">
                <text:p>-1.0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.45">
                <text:p>15.45</text:p>
              </table:table-cell>
              <table:table-cell office:value-type="float" office:value="88.54">
                <text:p>88.54</text:p>
              </table:table-cell>
              <table:table-cell office:value-type="float" office:value="-1.039">
                <text:p>-1.0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.467">
                <text:p>15.467</text:p>
              </table:table-cell>
              <table:table-cell office:value-type="float" office:value="88.537">
                <text:p>88.53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.483">
                <text:p>15.483</text:p>
              </table:table-cell>
              <table:table-cell office:value-type="float" office:value="88.51">
                <text:p>88.51</text:p>
              </table:table-cell>
              <table:table-cell office:value-type="float" office:value="-1.124">
                <text:p>-1.1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.5">
                <text:p>15.5</text:p>
              </table:table-cell>
              <table:table-cell office:value-type="float" office:value="88.456">
                <text:p>88.456</text:p>
              </table:table-cell>
              <table:table-cell office:value-type="float" office:value="-0.964">
                <text:p>-0.9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.517">
                <text:p>15.517</text:p>
              </table:table-cell>
              <table:table-cell office:value-type="float" office:value="88.432">
                <text:p>88.432</text:p>
              </table:table-cell>
              <table:table-cell office:value-type="float" office:value="-1.077">
                <text:p>-1.07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.533">
                <text:p>15.533</text:p>
              </table:table-cell>
              <table:table-cell office:value-type="float" office:value="88.384">
                <text:p>88.384</text:p>
              </table:table-cell>
              <table:table-cell office:value-type="float" office:value="-1.001">
                <text:p>-1.0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.55">
                <text:p>15.55</text:p>
              </table:table-cell>
              <table:table-cell office:value-type="float" office:value="88.362">
                <text:p>88.362</text:p>
              </table:table-cell>
              <table:table-cell office:value-type="float" office:value="-1.071">
                <text:p>-1.07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.567">
                <text:p>15.567</text:p>
              </table:table-cell>
              <table:table-cell office:value-type="float" office:value="88.378">
                <text:p>88.378</text:p>
              </table:table-cell>
              <table:table-cell office:value-type="float" office:value="-0.867">
                <text:p>-0.8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.583">
                <text:p>15.583</text:p>
              </table:table-cell>
              <table:table-cell office:value-type="float" office:value="88.358">
                <text:p>88.358</text:p>
              </table:table-cell>
              <table:table-cell office:value-type="float" office:value="-0.931">
                <text:p>-0.9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.6">
                <text:p>15.6</text:p>
              </table:table-cell>
              <table:table-cell office:value-type="float" office:value="88.372">
                <text:p>88.372</text:p>
              </table:table-cell>
              <table:table-cell office:value-type="float" office:value="-0.644">
                <text:p>-0.64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.617">
                <text:p>15.617</text:p>
              </table:table-cell>
              <table:table-cell office:value-type="float" office:value="88.355">
                <text:p>88.355</text:p>
              </table:table-cell>
              <table:table-cell office:value-type="float" office:value="-0.701">
                <text:p>-0.7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.633">
                <text:p>15.633</text:p>
              </table:table-cell>
              <table:table-cell office:value-type="float" office:value="88.317">
                <text:p>88.317</text:p>
              </table:table-cell>
              <table:table-cell office:value-type="float" office:value="-0.764">
                <text:p>-0.76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.65">
                <text:p>15.65</text:p>
              </table:table-cell>
              <table:table-cell office:value-type="float" office:value="88.34">
                <text:p>88.34</text:p>
              </table:table-cell>
              <table:table-cell office:value-type="float" office:value="-0.789">
                <text:p>-0.7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.667">
                <text:p>15.667</text:p>
              </table:table-cell>
              <table:table-cell office:value-type="float" office:value="88.308">
                <text:p>88.308</text:p>
              </table:table-cell>
              <table:table-cell office:value-type="float" office:value="-0.846">
                <text:p>-0.8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.683">
                <text:p>15.683</text:p>
              </table:table-cell>
              <table:table-cell office:value-type="float" office:value="88.307">
                <text:p>88.307</text:p>
              </table:table-cell>
              <table:table-cell office:value-type="float" office:value="-0.715">
                <text:p>-0.7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.7">
                <text:p>15.7</text:p>
              </table:table-cell>
              <table:table-cell office:value-type="float" office:value="88.278">
                <text:p>88.278</text:p>
              </table:table-cell>
              <table:table-cell office:value-type="float" office:value="-0.586">
                <text:p>-0.58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.717">
                <text:p>15.717</text:p>
              </table:table-cell>
              <table:table-cell office:value-type="float" office:value="88.322">
                <text:p>88.322</text:p>
              </table:table-cell>
              <table:table-cell office:value-type="float" office:value="-0.588">
                <text:p>-0.5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.733">
                <text:p>15.733</text:p>
              </table:table-cell>
              <table:table-cell office:value-type="float" office:value="88.296">
                <text:p>88.296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.75">
                <text:p>15.75</text:p>
              </table:table-cell>
              <table:table-cell office:value-type="float" office:value="88.359">
                <text:p>88.359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.767">
                <text:p>15.767</text:p>
              </table:table-cell>
              <table:table-cell office:value-type="float" office:value="88.336">
                <text:p>88.33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.783">
                <text:p>15.783</text:p>
              </table:table-cell>
              <table:table-cell office:value-type="float" office:value="88.286">
                <text:p>88.286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.8">
                <text:p>15.8</text:p>
              </table:table-cell>
              <table:table-cell office:value-type="float" office:value="88.274">
                <text:p>88.27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.817">
                <text:p>15.817</text:p>
              </table:table-cell>
              <table:table-cell office:value-type="float" office:value="88.228">
                <text:p>88.22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.833">
                <text:p>15.833</text:p>
              </table:table-cell>
              <table:table-cell office:value-type="float" office:value="88.218">
                <text:p>88.21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.85">
                <text:p>15.85</text:p>
              </table:table-cell>
              <table:table-cell office:value-type="float" office:value="88.237">
                <text:p>88.237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.867">
                <text:p>15.867</text:p>
              </table:table-cell>
              <table:table-cell office:value-type="float" office:value="88.188">
                <text:p>88.188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.883">
                <text:p>15.883</text:p>
              </table:table-cell>
              <table:table-cell office:value-type="float" office:value="88.251">
                <text:p>88.251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.9">
                <text:p>15.9</text:p>
              </table:table-cell>
              <table:table-cell office:value-type="float" office:value="88.267">
                <text:p>88.267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917">
                <text:p>15.917</text:p>
              </table:table-cell>
              <table:table-cell office:value-type="float" office:value="88.295">
                <text:p>88.295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.933">
                <text:p>15.933</text:p>
              </table:table-cell>
              <table:table-cell office:value-type="float" office:value="88.42">
                <text:p>88.42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.95">
                <text:p>15.95</text:p>
              </table:table-cell>
              <table:table-cell office:value-type="float" office:value="88.372">
                <text:p>88.372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.967">
                <text:p>15.967</text:p>
              </table:table-cell>
              <table:table-cell office:value-type="float" office:value="88.35">
                <text:p>88.35</text:p>
              </table:table-cell>
              <table:table-cell office:value-type="float" office:value="1.978">
                <text:p>1.9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.983">
                <text:p>15.983</text:p>
              </table:table-cell>
              <table:table-cell office:value-type="float" office:value="88.346">
                <text:p>88.346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">
                <text:p>16</text:p>
              </table:table-cell>
              <table:table-cell office:value-type="float" office:value="88.424">
                <text:p>88.424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.017">
                <text:p>16.017</text:p>
              </table:table-cell>
              <table:table-cell office:value-type="float" office:value="88.457">
                <text:p>88.457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.033">
                <text:p>16.033</text:p>
              </table:table-cell>
              <table:table-cell office:value-type="float" office:value="88.549">
                <text:p>88.549</text:p>
              </table:table-cell>
              <table:table-cell office:value-type="float" office:value="3.126">
                <text:p>3.12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.05">
                <text:p>16.05</text:p>
              </table:table-cell>
              <table:table-cell office:value-type="float" office:value="88.6">
                <text:p>88.6</text:p>
              </table:table-cell>
              <table:table-cell office:value-type="float" office:value="3.159">
                <text:p>3.1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.067">
                <text:p>16.067</text:p>
              </table:table-cell>
              <table:table-cell office:value-type="float" office:value="88.742">
                <text:p>88.742</text:p>
              </table:table-cell>
              <table:table-cell office:value-type="float" office:value="4.238">
                <text:p>4.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.083">
                <text:p>16.083</text:p>
              </table:table-cell>
              <table:table-cell office:value-type="float" office:value="88.789">
                <text:p>88.789</text:p>
              </table:table-cell>
              <table:table-cell office:value-type="float" office:value="4.647">
                <text:p>4.6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.1">
                <text:p>16.1</text:p>
              </table:table-cell>
              <table:table-cell office:value-type="float" office:value="88.808">
                <text:p>88.808</text:p>
              </table:table-cell>
              <table:table-cell office:value-type="float" office:value="6.187">
                <text:p>6.18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.117">
                <text:p>16.117</text:p>
              </table:table-cell>
              <table:table-cell office:value-type="float" office:value="88.945">
                <text:p>88.945</text:p>
              </table:table-cell>
              <table:table-cell office:value-type="float" office:value="6.488">
                <text:p>6.4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.133">
                <text:p>16.133</text:p>
              </table:table-cell>
              <table:table-cell office:value-type="float" office:value="88.962">
                <text:p>88.962</text:p>
              </table:table-cell>
              <table:table-cell office:value-type="float" office:value="8.341">
                <text:p>8.34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.15">
                <text:p>16.15</text:p>
              </table:table-cell>
              <table:table-cell office:value-type="float" office:value="89.146">
                <text:p>89.146</text:p>
              </table:table-cell>
              <table:table-cell office:value-type="float" office:value="9.664">
                <text:p>9.66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.167">
                <text:p>16.167</text:p>
              </table:table-cell>
              <table:table-cell office:value-type="float" office:value="89.052">
                <text:p>89.052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.183">
                <text:p>16.183</text:p>
              </table:table-cell>
              <table:table-cell office:value-type="float" office:value="89.279">
                <text:p>89.279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.2">
                <text:p>16.2</text:p>
              </table:table-cell>
              <table:table-cell office:value-type="float" office:value="89.241">
                <text:p>89.241</text:p>
              </table:table-cell>
              <table:table-cell office:value-type="float" office:value="15.143">
                <text:p>15.1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.217">
                <text:p>16.217</text:p>
              </table:table-cell>
              <table:table-cell office:value-type="float" office:value="89.663">
                <text:p>89.663</text:p>
              </table:table-cell>
              <table:table-cell office:value-type="float" office:value="17.035">
                <text:p>17.0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.233">
                <text:p>16.233</text:p>
              </table:table-cell>
              <table:table-cell office:value-type="float" office:value="89.816">
                <text:p>89.816</text:p>
              </table:table-cell>
              <table:table-cell office:value-type="float" office:value="19.287">
                <text:p>19.2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.25">
                <text:p>16.25</text:p>
              </table:table-cell>
              <table:table-cell office:value-type="float" office:value="90.357">
                <text:p>90.357</text:p>
              </table:table-cell>
              <table:table-cell office:value-type="float" office:value="21.681">
                <text:p>21.6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.267">
                <text:p>16.267</text:p>
              </table:table-cell>
              <table:table-cell office:value-type="float" office:value="90.583">
                <text:p>90.583</text:p>
              </table:table-cell>
              <table:table-cell office:value-type="float" office:value="24.115">
                <text:p>24.1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.283">
                <text:p>16.283</text:p>
              </table:table-cell>
              <table:table-cell office:value-type="float" office:value="91.152">
                <text:p>91.152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.3">
                <text:p>16.3</text:p>
              </table:table-cell>
              <table:table-cell office:value-type="float" office:value="91.572">
                <text:p>91.572</text:p>
              </table:table-cell>
              <table:table-cell office:value-type="float" office:value="29.061">
                <text:p>29.0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.317">
                <text:p>16.317</text:p>
              </table:table-cell>
              <table:table-cell office:value-type="float" office:value="92.153">
                <text:p>92.153</text:p>
              </table:table-cell>
              <table:table-cell office:value-type="float" office:value="31.936">
                <text:p>31.93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.333">
                <text:p>16.333</text:p>
              </table:table-cell>
              <table:table-cell office:value-type="float" office:value="92.774">
                <text:p>92.774</text:p>
              </table:table-cell>
              <table:table-cell office:value-type="float" office:value="33.897">
                <text:p>33.8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.35">
                <text:p>16.35</text:p>
              </table:table-cell>
              <table:table-cell office:value-type="float" office:value="93.504">
                <text:p>93.504</text:p>
              </table:table-cell>
              <table:table-cell office:value-type="float" office:value="37.018">
                <text:p>37.0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.367">
                <text:p>16.367</text:p>
              </table:table-cell>
              <table:table-cell office:value-type="float" office:value="94.227">
                <text:p>94.227</text:p>
              </table:table-cell>
              <table:table-cell office:value-type="float" office:value="38.908">
                <text:p>38.9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.383">
                <text:p>16.383</text:p>
              </table:table-cell>
              <table:table-cell office:value-type="float" office:value="95.029">
                <text:p>95.029</text:p>
              </table:table-cell>
              <table:table-cell office:value-type="float" office:value="42.084">
                <text:p>42.08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.4">
                <text:p>16.4</text:p>
              </table:table-cell>
              <table:table-cell office:value-type="float" office:value="95.969">
                <text:p>95.969</text:p>
              </table:table-cell>
              <table:table-cell office:value-type="float" office:value="43.545">
                <text:p>43.5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.417">
                <text:p>16.417</text:p>
              </table:table-cell>
              <table:table-cell office:value-type="float" office:value="96.827">
                <text:p>96.827</text:p>
              </table:table-cell>
              <table:table-cell office:value-type="float" office:value="46.144">
                <text:p>46.1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.433">
                <text:p>16.433</text:p>
              </table:table-cell>
              <table:table-cell office:value-type="float" office:value="97.758">
                <text:p>97.758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.45">
                <text:p>16.45</text:p>
              </table:table-cell>
              <table:table-cell office:value-type="float" office:value="98.632">
                <text:p>98.632</text:p>
              </table:table-cell>
              <table:table-cell office:value-type="float" office:value="51.247">
                <text:p>51.2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.467">
                <text:p>16.467</text:p>
              </table:table-cell>
              <table:table-cell office:value-type="float" office:value="99.608">
                <text:p>99.608</text:p>
              </table:table-cell>
              <table:table-cell office:value-type="float" office:value="54.162">
                <text:p>54.1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6.483">
                <text:p>16.483</text:p>
              </table:table-cell>
              <table:table-cell office:value-type="float" office:value="100.445">
                <text:p>100.445</text:p>
              </table:table-cell>
              <table:table-cell office:value-type="float" office:value="56.588">
                <text:p>56.5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6.5">
                <text:p>16.5</text:p>
              </table:table-cell>
              <table:table-cell office:value-type="float" office:value="101.391">
                <text:p>101.391</text:p>
              </table:table-cell>
              <table:table-cell office:value-type="float" office:value="59.946">
                <text:p>59.9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6.517">
                <text:p>16.517</text:p>
              </table:table-cell>
              <table:table-cell office:value-type="float" office:value="102.248">
                <text:p>102.248</text:p>
              </table:table-cell>
              <table:table-cell office:value-type="float" office:value="62.17">
                <text:p>62.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.533">
                <text:p>16.533</text:p>
              </table:table-cell>
              <table:table-cell office:value-type="float" office:value="103.269">
                <text:p>103.269</text:p>
              </table:table-cell>
              <table:table-cell office:value-type="float" office:value="65.529">
                <text:p>65.52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.55">
                <text:p>16.55</text:p>
              </table:table-cell>
              <table:table-cell office:value-type="float" office:value="104.178">
                <text:p>104.178</text:p>
              </table:table-cell>
              <table:table-cell office:value-type="float" office:value="67.799">
                <text:p>67.79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.567">
                <text:p>16.567</text:p>
              </table:table-cell>
              <table:table-cell office:value-type="float" office:value="105.197">
                <text:p>105.197</text:p>
              </table:table-cell>
              <table:table-cell office:value-type="float" office:value="71.987">
                <text:p>71.9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.583">
                <text:p>16.583</text:p>
              </table:table-cell>
              <table:table-cell office:value-type="float" office:value="106.504">
                <text:p>106.504</text:p>
              </table:table-cell>
              <table:table-cell office:value-type="float" office:value="74.004">
                <text:p>74.00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.6">
                <text:p>16.6</text:p>
              </table:table-cell>
              <table:table-cell office:value-type="float" office:value="107.665">
                <text:p>107.665</text:p>
              </table:table-cell>
              <table:table-cell office:value-type="float" office:value="78.199">
                <text:p>78.1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6.617">
                <text:p>16.617</text:p>
              </table:table-cell>
              <table:table-cell office:value-type="float" office:value="109.206">
                <text:p>109.206</text:p>
              </table:table-cell>
              <table:table-cell office:value-type="float" office:value="80.131">
                <text:p>80.1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6.633">
                <text:p>16.633</text:p>
              </table:table-cell>
              <table:table-cell office:value-type="float" office:value="110.434">
                <text:p>110.434</text:p>
              </table:table-cell>
              <table:table-cell office:value-type="float" office:value="84.053">
                <text:p>84.05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.65">
                <text:p>16.65</text:p>
              </table:table-cell>
              <table:table-cell office:value-type="float" office:value="112.135">
                <text:p>112.135</text:p>
              </table:table-cell>
              <table:table-cell office:value-type="float" office:value="85.975">
                <text:p>85.9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.667">
                <text:p>16.667</text:p>
              </table:table-cell>
              <table:table-cell office:value-type="float" office:value="113.497">
                <text:p>113.497</text:p>
              </table:table-cell>
              <table:table-cell office:value-type="float" office:value="89.679">
                <text:p>89.6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.683">
                <text:p>16.683</text:p>
              </table:table-cell>
              <table:table-cell office:value-type="float" office:value="115.347">
                <text:p>115.347</text:p>
              </table:table-cell>
              <table:table-cell office:value-type="float" office:value="91.831">
                <text:p>91.8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6.7">
                <text:p>16.7</text:p>
              </table:table-cell>
              <table:table-cell office:value-type="float" office:value="116.827">
                <text:p>116.827</text:p>
              </table:table-cell>
              <table:table-cell office:value-type="float" office:value="95.028">
                <text:p>95.0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.717">
                <text:p>16.717</text:p>
              </table:table-cell>
              <table:table-cell office:value-type="float" office:value="119.025">
                <text:p>119.025</text:p>
              </table:table-cell>
              <table:table-cell office:value-type="float" office:value="96.928">
                <text:p>96.9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6.733">
                <text:p>16.733</text:p>
              </table:table-cell>
              <table:table-cell office:value-type="float" office:value="120.637">
                <text:p>120.637</text:p>
              </table:table-cell>
              <table:table-cell office:value-type="float" office:value="99.39">
                <text:p>99.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6.75">
                <text:p>16.75</text:p>
              </table:table-cell>
              <table:table-cell office:value-type="float" office:value="122.893">
                <text:p>122.893</text:p>
              </table:table-cell>
              <table:table-cell office:value-type="float" office:value="100.963">
                <text:p>100.9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.767">
                <text:p>16.767</text:p>
              </table:table-cell>
              <table:table-cell office:value-type="float" office:value="124.469">
                <text:p>124.469</text:p>
              </table:table-cell>
              <table:table-cell office:value-type="float" office:value="102.172">
                <text:p>102.1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.783">
                <text:p>16.783</text:p>
              </table:table-cell>
              <table:table-cell office:value-type="float" office:value="126.65">
                <text:p>126.65</text:p>
              </table:table-cell>
              <table:table-cell office:value-type="float" office:value="102.568">
                <text:p>102.56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6.8">
                <text:p>16.8</text:p>
              </table:table-cell>
              <table:table-cell office:value-type="float" office:value="128.266">
                <text:p>128.266</text:p>
              </table:table-cell>
              <table:table-cell office:value-type="float" office:value="102.996">
                <text:p>102.9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.817">
                <text:p>16.817</text:p>
              </table:table-cell>
              <table:table-cell office:value-type="float" office:value="130.338">
                <text:p>130.338</text:p>
              </table:table-cell>
              <table:table-cell office:value-type="float" office:value="102.969">
                <text:p>102.9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.833">
                <text:p>16.833</text:p>
              </table:table-cell>
              <table:table-cell office:value-type="float" office:value="132.002">
                <text:p>132.002</text:p>
              </table:table-cell>
              <table:table-cell office:value-type="float" office:value="102.414">
                <text:p>102.41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.85">
                <text:p>16.85</text:p>
              </table:table-cell>
              <table:table-cell office:value-type="float" office:value="133.924">
                <text:p>133.924</text:p>
              </table:table-cell>
              <table:table-cell office:value-type="float" office:value="101.766">
                <text:p>101.7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.867">
                <text:p>16.867</text:p>
              </table:table-cell>
              <table:table-cell office:value-type="float" office:value="135.578">
                <text:p>135.578</text:p>
              </table:table-cell>
              <table:table-cell office:value-type="float" office:value="100.459">
                <text:p>100.4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.883">
                <text:p>16.883</text:p>
              </table:table-cell>
              <table:table-cell office:value-type="float" office:value="137.308">
                <text:p>137.308</text:p>
              </table:table-cell>
              <table:table-cell office:value-type="float" office:value="99.27">
                <text:p>99.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.9">
                <text:p>16.9</text:p>
              </table:table-cell>
              <table:table-cell office:value-type="float" office:value="138.851">
                <text:p>138.851</text:p>
              </table:table-cell>
              <table:table-cell office:value-type="float" office:value="96.639">
                <text:p>96.6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.917">
                <text:p>16.917</text:p>
              </table:table-cell>
              <table:table-cell office:value-type="float" office:value="140.561">
                <text:p>140.561</text:p>
              </table:table-cell>
              <table:table-cell office:value-type="float" office:value="94.585">
                <text:p>94.58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.933">
                <text:p>16.933</text:p>
              </table:table-cell>
              <table:table-cell office:value-type="float" office:value="141.854">
                <text:p>141.854</text:p>
              </table:table-cell>
              <table:table-cell office:value-type="float" office:value="91.528">
                <text:p>91.52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.95">
                <text:p>16.95</text:p>
              </table:table-cell>
              <table:table-cell office:value-type="float" office:value="143.538">
                <text:p>143.538</text:p>
              </table:table-cell>
              <table:table-cell office:value-type="float" office:value="86.803">
                <text:p>86.8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.967">
                <text:p>16.967</text:p>
              </table:table-cell>
              <table:table-cell office:value-type="float" office:value="144.757">
                <text:p>144.757</text:p>
              </table:table-cell>
              <table:table-cell office:value-type="float" office:value="80.259">
                <text:p>80.2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.983">
                <text:p>16.983</text:p>
              </table:table-cell>
              <table:table-cell office:value-type="float" office:value="146.273">
                <text:p>146.273</text:p>
              </table:table-cell>
              <table:table-cell office:value-type="float" office:value="75.411">
                <text:p>75.4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">
                <text:p>17</text:p>
              </table:table-cell>
              <table:table-cell office:value-type="float" office:value="147.419">
                <text:p>147.419</text:p>
              </table:table-cell>
              <table:table-cell office:value-type="float" office:value="69.194">
                <text:p>69.1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.017">
                <text:p>17.017</text:p>
              </table:table-cell>
              <table:table-cell office:value-type="float" office:value="148.834">
                <text:p>148.834</text:p>
              </table:table-cell>
              <table:table-cell office:value-type="float" office:value="64.203">
                <text:p>64.2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.033">
                <text:p>17.033</text:p>
              </table:table-cell>
              <table:table-cell office:value-type="float" office:value="149.917">
                <text:p>149.917</text:p>
              </table:table-cell>
              <table:table-cell office:value-type="float" office:value="58.436">
                <text:p>58.43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.05">
                <text:p>17.05</text:p>
              </table:table-cell>
              <table:table-cell office:value-type="float" office:value="151.238">
                <text:p>151.238</text:p>
              </table:table-cell>
              <table:table-cell office:value-type="float" office:value="53.474">
                <text:p>53.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